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top" style:repeat-content="false"/>
      <style:paragraph-properties fo:text-align="center"/>
      <style:text-properties fo:color="#000000" fo:font-weight="bold" style:font-weight-asian="bold" style:font-weight-complex="bold"/>
    </style:style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6384" table:default-cell-style-name="ce1"/>
        <table:table-row table:style-name="ro1">
          <table:table-cell table:style-name="ce1"/>
          <table:table-cell office:value-type="string" table:style-name="ce2">
            <text:p>Titre</text:p>
          </table:table-cell>
          <table:table-cell office:value-type="string" table:style-name="ce2">
            <text:p>Doi</text:p>
          </table:table-cell>
          <table:table-cell office:value-type="string" table:style-name="ce2">
            <text:p>Date</text:p>
          </table:table-cell>
          <table:table-cell office:value-type="string" table:style-name="ce2">
            <text:p>Abstract</text:p>
          </table:table-cell>
          <table:table-cell office:value-type="string" table:style-name="ce2">
            <text:p>Authors</text:p>
          </table:table-cell>
          <table:table-cell table:number-columns-repeated="16378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string" table:style-name="ce1">
            <text:p>Environmental Conditions, Vulnerability and Future Perspective of Coastal Water Bodies</text:p>
            <text:p><text:s text:c="21"/>in Morocco</text:p>
          </table:table-cell>
          <table:table-cell office:value-type="string" table:style-name="ce1">
            <text:p>https://doi.org/10.1145/3399205.3399241</text:p>
          </table:table-cell>
          <table:table-cell office:value-type="string" table:style-name="ce1">
            <text:p>March 2020,<text:s/></text:p>
          </table:table-cell>
          <table:table-cell office:value-type="string" table:style-name="ce1">
            <text:p>This research provides an overview of different coastal water bodies in Morocco, such</text:p>
            <text:p><text:s text:c="18"/>as lagoons. These complex coastal areas are essential and provide valuable ecosystem</text:p>
            <text:p><text:s text:c="18"/>services and Welfare to their population.</text:p>
          </table:table-cell>
          <table:table-cell office:value-type="string" table:style-name="ce1">
            <text:p>['Badr El Mahrad', 'Ilias Kacimi', 'Narjiss Satour', 'Alice Newton', 'John David Icely', 'Maria Snoussi', 'Samuel Abalansa']</text:p>
          </table:table-cell>
          <table:table-cell table:number-columns-repeated="16378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1">
            <text:p>Actual wind energy use situation worldwide and in Morocco: Case of small vertical axis wind turbine market offers</text:p>
          </table:table-cell>
          <table:table-cell office:value-type="string" table:style-name="ce1">
            <text:p>https://doi.org/10.1145/3372938.3372991</text:p>
          </table:table-cell>
          <table:table-cell office:value-type="string" table:style-name="ce1">
            <text:p>October 2019,<text:s/></text:p>
          </table:table-cell>
          <table:table-cell office:value-type="string" table:style-name="ce1">
            <text:p>Before steam machines, wind was a very important source of energy in human's life.</text:p>
            <text:p><text:s text:c="18"/>Currently, with electric generators, it becomes more important because it presents</text:p>
            <text:p><text:s text:c="18"/>a great potential to substitute electricity generation from fossil fuels, and it can</text:p>
            <text:p><text:s text:c="18"/>be ...</text:p>
          </table:table-cell>
          <table:table-cell office:value-type="string" table:style-name="ce1">
            <text:p>['Achraf Chtibi', 'Abdellatif Touzani']</text:p>
          </table:table-cell>
          <table:table-cell table:number-columns-repeated="16378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1">
            <text:p>Bacterial Contamination Assessment of Groundwater Supplies in TADLA area (Morocco)</text:p>
          </table:table-cell>
          <table:table-cell office:value-type="string" table:style-name="ce1">
            <text:p>https://doi.org/10.1145/3399205.3399222</text:p>
          </table:table-cell>
          <table:table-cell office:value-type="string" table:style-name="ce1">
            <text:p>March 2020,<text:s/></text:p>
          </table:table-cell>
          <table:table-cell office:value-type="string" table:style-name="ce1">
            <text:p>The contaminated groundwater could have serious health effects, while the microbial</text:p>
            <text:p><text:s text:c="18"/>contamination which could cause diseases and dysentery. The groundwater in TADLA aquifer</text:p>
            <text:p><text:s text:c="18"/>is the main water source in the region, which is mainly used in agriculture, ...</text:p>
          </table:table-cell>
          <table:table-cell office:value-type="string" table:style-name="ce1">
            <text:p>['Fatima Zahra Hafiane', 'Latifa Tahri', 'Karim Arifi', 'Nordine Nouayti', 'Mohamed El Jarmouni', 'Mohammed Fekhaoui']</text:p>
          </table:table-cell>
          <table:table-cell table:number-columns-repeated="16378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string" table:style-name="ce1">
            <text:p>Automatic Detection and Evaluation of Geological linear Features from Remote Sensing</text:p>
            <text:p><text:s text:c="21"/>Data Using the Hough Transform Algorithm in Eastern Anti-Atlas (Morocco)</text:p>
          </table:table-cell>
          <table:table-cell office:value-type="string" table:style-name="ce1">
            <text:p>https://doi.org/10.1145/3167486.3167502</text:p>
          </table:table-cell>
          <table:table-cell office:value-type="string" table:style-name="ce1">
            <text:p>November 2017,<text:s/></text:p>
          </table:table-cell>
          <table:table-cell office:value-type="string" table:style-name="ce1">
            <text:p>In order to automate operations often carried out manually by geologists, we have</text:p>
            <text:p><text:s text:c="18"/>developed under Matlab environment an algorithm taking advantage of a rich already</text:p>
            <text:p><text:s text:c="18"/>developed libraries. The proposed automatic detection of lineaments approach is based</text:p>
            <text:p><text:s text:c="18"/>on ...</text:p>
          </table:table-cell>
          <table:table-cell office:value-type="string" table:style-name="ce1">
            <text:p>['Tarik Bouramtane', 'Ilias Kacimi', 'Amal Saidi', 'Moad Morarech', 'Khalid Omari', 'Nadia Kassou']</text:p>
          </table:table-cell>
          <table:table-cell table:number-columns-repeated="16378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string" table:style-name="ce1">
            <text:p>GIS platform for the optimized management of the health emergency services regional</text:p>
            <text:p><text:s text:c="21"/>network (HES-RN) in Morocco</text:p>
          </table:table-cell>
          <table:table-cell office:value-type="string" table:style-name="ce1">
            <text:p>https://doi.org/10.1145/3220228.3220240</text:p>
          </table:table-cell>
          <table:table-cell office:value-type="string" table:style-name="ce1">
            <text:p>April 2018,<text:s/></text:p>
          </table:table-cell>
          <table:table-cell office:value-type="string" table:style-name="ce1">
            <text:p>In order to improve the Moroccan Health Emergency Services (HESs) at the regional</text:p>
            <text:p><text:s text:c="18"/>level, we have established the HESs-RN (Regional Network) Geographic Information System</text:p>
            <text:p><text:s text:c="18"/>(GIS) mapping on the basis of 1) proposing the structuring of HESs in the form of</text:p>
            <text:p><text:s text:c="18"/>...</text:p>
          </table:table-cell>
          <table:table-cell office:value-type="string" table:style-name="ce1">
            <text:p>['Ibtissam Khalfaoui', 'Amar Hammouche']</text:p>
          </table:table-cell>
          <table:table-cell table:number-columns-repeated="16378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string" table:style-name="ce1">
            <text:p>Moroccan e-government ten years evolutions</text:p>
          </table:table-cell>
          <table:table-cell office:value-type="string" table:style-name="ce1">
            <text:p>https://doi.org/10.1145/2463728.2463832</text:p>
          </table:table-cell>
          <table:table-cell office:value-type="string" table:style-name="ce1">
            <text:p>October 2012,<text:s/></text:p>
          </table:table-cell>
          <table:table-cell office:value-type="string" table:style-name="ce1">
            <text:p>While the Northern Africa region performed better in the 2010 UN E-Government Survey</text:p>
            <text:p><text:s text:c="18"/>with 0.3692, Morocco take just 0.3287. Morocco leads the region with the highest internet</text:p>
            <text:p><text:s text:c="18"/>and infrastructure telecommunication ratio per 100 inhabitants.</text:p>
          </table:table-cell>
          <table:table-cell office:value-type="string" table:style-name="ce1">
            <text:p>['Mohamed Mohyi Eddine El Aichi']</text:p>
          </table:table-cell>
          <table:table-cell table:number-columns-repeated="16378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string" table:style-name="ce1">
            <text:p>A personalized e-Gov framework to bridge silos between Moroccan administrations</text:p>
          </table:table-cell>
          <table:table-cell office:value-type="string" table:style-name="ce1">
            <text:p>https://doi.org/10.1145/3333165.3333183</text:p>
          </table:table-cell>
          <table:table-cell office:value-type="string" table:style-name="ce1">
            <text:p>March 2019,<text:s/></text:p>
          </table:table-cell>
          <table:table-cell office:value-type="string" table:style-name="ce1">
            <text:p>E-Government plays a crucial role in modernizing public sectors and developing social</text:p>
            <text:p><text:s text:c="18"/>and economic life of citizens. To raise these challenges, our country has adopted</text:p>
            <text:p><text:s text:c="18"/>since 2009 the e-Moroccan strategy that aims to facilitate the access and the use</text:p>
            <text:p><text:s text:c="18"/>of ...</text:p>
          </table:table-cell>
          <table:table-cell office:value-type="string" table:style-name="ce1">
            <text:p>['Imane Zaoui', 'Hind Lamharhar', 'Dalila Chiadmi', 'Laila Benhlima']</text:p>
          </table:table-cell>
          <table:table-cell table:number-columns-repeated="16378"/>
        </table:table-row>
        <table:table-row table:style-name="ro1">
          <table:table-cell office:value-type="float" office:value="7" table:style-name="ce2">
            <text:p>7</text:p>
          </table:table-cell>
          <table:table-cell office:value-type="string" table:style-name="ce1">
            <text:p>Energy consumption and economic growth: the case of Morocco</text:p>
          </table:table-cell>
          <table:table-cell office:value-type="string" table:style-name="ce1">
            <text:p>https://doi.org/10.1145/3330089.3330103</text:p>
          </table:table-cell>
          <table:table-cell office:value-type="string" table:style-name="ce1">
            <text:p>December 2018,<text:s/></text:p>
          </table:table-cell>
          <table:table-cell office:value-type="string" table:style-name="ce1">
            <text:p>This study examines the link between energy consumption and economic growth in the</text:p>
            <text:p><text:s text:c="18"/>case of Morocco for the period from 1981 to 2017. Using the procedure of Toda and</text:p>
            <text:p><text:s text:c="18"/>Yamamoto, the result shows that there is a unidirectional causality between energy</text:p>
            <text:p><text:s text:c="18"/>...</text:p>
          </table:table-cell>
          <table:table-cell office:value-type="string" table:style-name="ce1">
            <text:p>['Safae Misry', 'Abdellah Echaoui', 'Yahia El Ouazzani']</text:p>
          </table:table-cell>
          <table:table-cell table:number-columns-repeated="16378"/>
        </table:table-row>
        <table:table-row table:style-name="ro1">
          <table:table-cell office:value-type="float" office:value="8" table:style-name="ce2">
            <text:p>8</text:p>
          </table:table-cell>
          <table:table-cell office:value-type="string" table:style-name="ce1">
            <text:p>Time series analysis for waste quantities prediction in a north African city</text:p>
          </table:table-cell>
          <table:table-cell office:value-type="string" table:style-name="ce1">
            <text:p>https://doi.org/10.1145/3128128.3128140</text:p>
          </table:table-cell>
          <table:table-cell office:value-type="string" table:style-name="ce1">
            <text:p>July 2017,<text:s/></text:p>
          </table:table-cell>
          <table:table-cell office:value-type="string" table:style-name="ce1">
            <text:p>Municipal Solid Waste (MSW) Generation is an important variable in waste management</text:p>
            <text:p><text:s text:c="18"/>and used to support decision makers and planners to do short and medium term management</text:p>
            <text:p><text:s text:c="18"/>strategies. The main objective of this paper is to assist decision makers in this</text:p>
            <text:p><text:s text:c="18"/>...</text:p>
          </table:table-cell>
          <table:table-cell office:value-type="string" table:style-name="ce1">
            <text:p>['Ismail Boulahna', 'Noha El Khattabi', 'Zouhair El Hadri']</text:p>
          </table:table-cell>
          <table:table-cell table:number-columns-repeated="16378"/>
        </table:table-row>
        <table:table-row table:style-name="ro1">
          <table:table-cell office:value-type="float" office:value="9" table:style-name="ce2">
            <text:p>9</text:p>
          </table:table-cell>
          <table:table-cell office:value-type="string" table:style-name="ce1">
            <text:p>Requirements for a mobile personal health record to improve cardiovascular healthcare</text:p>
            <text:p><text:s text:c="21"/>services</text:p>
          </table:table-cell>
          <table:table-cell office:value-type="string" table:style-name="ce1">
            <text:p>https://doi.org/10.1145/3019612.3019725</text:p>
          </table:table-cell>
          <table:table-cell office:value-type="string" table:style-name="ce1">
            <text:p>April 2017,<text:s/></text:p>
          </table:table-cell>
          <table:table-cell office:value-type="string" table:style-name="ce1">
            <text:p>Analyzing health records of patients suffering from chronic diseases such as cardiovascular</text:p>
            <text:p><text:s text:c="18"/>disease can help understanding their conditions and therefore improving healthcare</text:p>
            <text:p><text:s text:c="18"/>services offered to them. To improve the cardiology healthcare quality and ...</text:p>
          </table:table-cell>
          <table:table-cell office:value-type="string" table:style-name="ce1">
            <text:p>['Sofia Ouhbi', 'Ali Idri', 'Rachid Hakmi', 'Halima Benjelloun', 'José Luis Fernández-Alemán', 'Ambrosio Toval']</text:p>
          </table:table-cell>
          <table:table-cell table:number-columns-repeated="16378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string" table:style-name="ce1">
            <text:p>ICT assessment axes for the smart city approach</text:p>
          </table:table-cell>
          <table:table-cell office:value-type="string" table:style-name="ce1">
            <text:p>https://doi.org/10.1145/3175628.3175631</text:p>
          </table:table-cell>
          <table:table-cell office:value-type="string" table:style-name="ce1">
            <text:p>October 2017,<text:s/></text:p>
          </table:table-cell>
          <table:table-cell office:value-type="string" table:style-name="ce1">
            <text:p>This paper aims to apprehend the ICT component of the Smart City approach, with a</text:p>
            <text:p><text:s text:c="18"/>view to evaluating the Moroccan ICT platform which represents our case study. A highlight</text:p>
            <text:p><text:s text:c="18"/>of the international and national ICT situation, based on the NRI and IDI indices,...</text:p>
          </table:table-cell>
          <table:table-cell office:value-type="string" table:style-name="ce1">
            <text:p>['F. Zaoui', 'N. Souissi']</text:p>
          </table:table-cell>
          <table:table-cell table:number-columns-repeated="16378"/>
        </table:table-row>
        <table:table-row table:style-name="ro1">
          <table:table-cell office:value-type="float" office:value="11" table:style-name="ce2">
            <text:p>11</text:p>
          </table:table-cell>
          <table:table-cell office:value-type="string" table:style-name="ce1">
            <text:p>Novel Automatic Bank Check Recognition Based on Deep Learning</text:p>
          </table:table-cell>
          <table:table-cell office:value-type="string" table:style-name="ce1">
            <text:p>https://doi.org/10.1145/3320326.3320385</text:p>
          </table:table-cell>
          <table:table-cell office:value-type="string" table:style-name="ce1">
            <text:p>March 2019,<text:s/></text:p>
          </table:table-cell>
          <table:table-cell office:value-type="string" table:style-name="ce1">
            <text:p>In spite of speed evolution of digital techniques, a huge systems continue to rely</text:p>
            <text:p><text:s text:c="18"/>on the use of paper as the dominant medium. Bank checks are part too and still widely</text:p>
            <text:p><text:s text:c="18"/>used all over the world for financial transactions. In this paper, we propose a new</text:p>
            <text:p><text:s text:c="18"/>...</text:p>
          </table:table-cell>
          <table:table-cell office:value-type="string" table:style-name="ce1">
            <text:p>['Siham Lamssaoui', 'Hafssa Benaboud']</text:p>
          </table:table-cell>
          <table:table-cell table:number-columns-repeated="16378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string" table:style-name="ce1">
            <text:p>Principal component analysis based approach for understanding electrocoagulation setting</text:p>
            <text:p><text:s text:c="21"/>impact on chromium elimination: a step toward smart eco-friendly city</text:p>
          </table:table-cell>
          <table:table-cell office:value-type="string" table:style-name="ce1">
            <text:p>https://doi.org/10.1145/3368756.3369010</text:p>
          </table:table-cell>
          <table:table-cell office:value-type="string" table:style-name="ce1">
            <text:p>October 2019,<text:s/></text:p>
          </table:table-cell>
          <table:table-cell office:value-type="string" table:style-name="ce1">
            <text:p>Industrial processes produce large quantities of Chromium (Cr) to throw into the oceans.</text:p>
            <text:p><text:s text:c="18"/>These chromium releases are very dangerous for our environment. Thus, it is very important</text:p>
            <text:p><text:s text:c="18"/>to treat these industrial discharges before getting rid of them. Several ...</text:p>
          </table:table-cell>
          <table:table-cell office:value-type="string" table:style-name="ce1">
            <text:p>['Meryem Akoulih', 'Smail Tigani', 'Hasna Chaibi', 'Rachid Saadane', 'Amal Tazi']</text:p>
          </table:table-cell>
          <table:table-cell table:number-columns-repeated="16378"/>
        </table:table-row>
        <table:table-row table:style-name="ro1">
          <table:table-cell office:value-type="float" office:value="13" table:style-name="ce2">
            <text:p>13</text:p>
          </table:table-cell>
          <table:table-cell office:value-type="string" table:style-name="ce1">
            <text:p>Topic and sentiment model applied to the colloquial Arabic: a case study of Maghrebi Arabic</text:p>
          </table:table-cell>
          <table:table-cell office:value-type="string" table:style-name="ce1">
            <text:p>https://doi.org/10.1145/3128128.3128155</text:p>
          </table:table-cell>
          <table:table-cell office:value-type="string" table:style-name="ce1">
            <text:p>July 2017,<text:s/></text:p>
          </table:table-cell>
          <table:table-cell office:value-type="string" table:style-name="ce1">
            <text:p>Recently, the multiplication of communication and sharing platforms such as social</text:p>
            <text:p><text:s text:c="18"/>networks, personal blogs, forums, etc., has facilitated the expression of views and</text:p>
            <text:p><text:s text:c="18"/>opinions about products, personalities, and public policy. However, gathering these</text:p>
            <text:p><text:s text:c="18"/>...</text:p>
          </table:table-cell>
          <table:table-cell office:value-type="string" table:style-name="ce1">
            <text:p>['Taoufiq Zarra', 'Raddouane Chiheb', 'Rajae Moumen', 'Rdouan Faizi', 'Abdellatif El Afia']</text:p>
          </table:table-cell>
          <table:table-cell table:number-columns-repeated="16378"/>
        </table:table-row>
        <table:table-row table:style-name="ro1">
          <table:table-cell office:value-type="float" office:value="14" table:style-name="ce2">
            <text:p>14</text:p>
          </table:table-cell>
          <table:table-cell office:value-type="string" table:style-name="ce1">
            <text:p>Enhancement wireless network stability based on spatial dependency</text:p>
          </table:table-cell>
          <table:table-cell office:value-type="string" table:style-name="ce1">
            <text:p>https://doi.org/10.1145/3368756.3368977</text:p>
          </table:table-cell>
          <table:table-cell office:value-type="string" table:style-name="ce1">
            <text:p>October 2019,<text:s/></text:p>
          </table:table-cell>
          <table:table-cell office:value-type="string" table:style-name="ce1">
            <text:p>The famous Ad hoc network is a part of the IoT environment in which MANET network</text:p>
            <text:p><text:s text:c="18"/>present as good solution in many IoT applications. Different categories of routing</text:p>
            <text:p><text:s text:c="18"/>protocol developed in it, such as proactive and reactive protocols. However, The ...</text:p>
          </table:table-cell>
          <table:table-cell office:value-type="string" table:style-name="ce1">
            <text:p>['Halim Berradi', 'Ahmed Habbani', 'Chaimae Benjbara', 'Nada Mouchfiq', 'Mohammed Souidi']</text:p>
          </table:table-cell>
          <table:table-cell table:number-columns-repeated="16378"/>
        </table:table-row>
        <table:table-row table:style-name="ro1">
          <table:table-cell office:value-type="float" office:value="15" table:style-name="ce2">
            <text:p>15</text:p>
          </table:table-cell>
          <table:table-cell office:value-type="string" table:style-name="ce1">
            <text:p>Multi-path routing protocol in the smart digital environment</text:p>
          </table:table-cell>
          <table:table-cell office:value-type="string" table:style-name="ce1">
            <text:p>https://doi.org/10.1145/3128128.3128131</text:p>
          </table:table-cell>
          <table:table-cell office:value-type="string" table:style-name="ce1">
            <text:p>July 2017,<text:s/></text:p>
          </table:table-cell>
          <table:table-cell office:value-type="string" table:style-name="ce1">
            <text:p>During the last decade, the smart digital environment has become one of the most scientific</text:p>
            <text:p><text:s text:c="18"/>challenges that occupy scientists and researchers. This new environment consists basically</text:p>
            <text:p><text:s text:c="18"/>of smart connected products including three main parts: the physical ...</text:p>
          </table:table-cell>
          <table:table-cell office:value-type="string" table:style-name="ce1">
            <text:p>['Chaimae Benjbara', 'Ahmed Habbani', 'Fatna El Mahdi', 'Bilal Essaid']</text:p>
          </table:table-cell>
          <table:table-cell table:number-columns-repeated="16378"/>
        </table:table-row>
        <table:table-row table:style-name="ro1">
          <table:table-cell office:value-type="float" office:value="16" table:style-name="ce2">
            <text:p>16</text:p>
          </table:table-cell>
          <table:table-cell office:value-type="string" table:style-name="ce1">
            <text:p>Improve IoT ehealth ecosystem with SDN</text:p>
          </table:table-cell>
          <table:table-cell office:value-type="string" table:style-name="ce1">
            <text:p>https://doi.org/10.1145/3368756.3368981</text:p>
          </table:table-cell>
          <table:table-cell office:value-type="string" table:style-name="ce1">
            <text:p>October 2019,<text:s/></text:p>
          </table:table-cell>
          <table:table-cell office:value-type="string" table:style-name="ce1">
            <text:p>Today's world knows a constant development of Smart cites like Amsterdam Smart City,</text:p>
            <text:p><text:s text:c="18"/>Smart City Lyon and others, the development of these smart cities depends on the development</text:p>
            <text:p><text:s text:c="18"/>of the Internet of Things, in the perception layer of the Internet of ...</text:p>
          </table:table-cell>
          <table:table-cell office:value-type="string" table:style-name="ce1">
            <text:p>['Hamza Zemrane', 'Youssef Baddi', 'Abderrahim Hasbi']</text:p>
          </table:table-cell>
          <table:table-cell table:number-columns-repeated="16378"/>
        </table:table-row>
        <table:table-row table:style-name="ro1">
          <table:table-cell office:value-type="float" office:value="17" table:style-name="ce2">
            <text:p>17</text:p>
          </table:table-cell>
          <table:table-cell office:value-type="string" table:style-name="ce1">
            <text:p>Moisture vulnerability of antenna operation in UHF band</text:p>
          </table:table-cell>
          <table:table-cell office:value-type="string" table:style-name="ce1">
            <text:p>https://doi.org/10.1145/3128128.3128138</text:p>
          </table:table-cell>
          <table:table-cell office:value-type="string" table:style-name="ce1">
            <text:p>July 2017,<text:s/></text:p>
          </table:table-cell>
          <table:table-cell office:value-type="string" table:style-name="ce1">
            <text:p>Behavior of the propagation medium in reaction with electromagnetic fields is described</text:p>
            <text:p><text:s text:c="18"/>by its dielectric permittivity; this electric property is a function of the physical</text:p>
            <text:p><text:s text:c="18"/>characteristics of the medium and those of the propagating wave. Among the ...</text:p>
          </table:table-cell>
          <table:table-cell office:value-type="string" table:style-name="ce1">
            <text:p>['Mounir El Mejjatti', 'Ahmed Habbani', 'Bilal Essaid', 'Hicham Amraoui']</text:p>
          </table:table-cell>
          <table:table-cell table:number-columns-repeated="16378"/>
        </table:table-row>
        <table:table-row table:style-name="ro1">
          <table:table-cell office:value-type="float" office:value="18" table:style-name="ce2">
            <text:p>18</text:p>
          </table:table-cell>
          <table:table-cell office:value-type="string" table:style-name="ce1">
            <text:p>Study of security in MANETs and evaluation of network performance using ETX metric</text:p>
          </table:table-cell>
          <table:table-cell office:value-type="string" table:style-name="ce1">
            <text:p>https://doi.org/10.1145/3128128.3128162</text:p>
          </table:table-cell>
          <table:table-cell office:value-type="string" table:style-name="ce1">
            <text:p>July 2017,<text:s/></text:p>
          </table:table-cell>
          <table:table-cell office:value-type="string" table:style-name="ce1">
            <text:p>Today, we witness the emergence of smart environments, where devices are able to connect</text:p>
            <text:p><text:s text:c="18"/>independently without human- intervention. Mobile ad hoc networks are an example of</text:p>
            <text:p><text:s text:c="18"/>smart environments that are widely deployed in public spaces. They offer great ...</text:p>
          </table:table-cell>
          <table:table-cell office:value-type="string" table:style-name="ce1">
            <text:p>['Fatna El Mahdi', 'Ahmed Habbani', 'Nada Mouchfiq', 'Bilal Essaid']</text:p>
          </table:table-cell>
          <table:table-cell table:number-columns-repeated="16378"/>
        </table:table-row>
        <table:table-row table:style-name="ro1">
          <table:table-cell office:value-type="float" office:value="19" table:style-name="ce2">
            <text:p>19</text:p>
          </table:table-cell>
          <table:table-cell office:value-type="string" table:style-name="ce1">
            <text:p>Robust control of sensorless sliding mode controlled induction motor drive facing</text:p>
            <text:p><text:s text:c="21"/>a large scale rotor resistance variation</text:p>
          </table:table-cell>
          <table:table-cell office:value-type="string" table:style-name="ce1">
            <text:p>https://doi.org/10.1145/3368756.3369036</text:p>
          </table:table-cell>
          <table:table-cell office:value-type="string" table:style-name="ce1">
            <text:p>October 2019,<text:s/></text:p>
          </table:table-cell>
          <table:table-cell office:value-type="string" table:style-name="ce1">
            <text:p>The rotor resistance of induction motors is used to calculate the slip frequency,</text:p>
            <text:p><text:s text:c="18"/>and this slip is used to calculate the angle between the stator and the rotor. This</text:p>
            <text:p><text:s text:c="18"/>angle is the most important parameter in the vector control schemes. Thus, the change</text:p>
            <text:p><text:s text:c="18"/>...</text:p>
          </table:table-cell>
          <table:table-cell office:value-type="string" table:style-name="ce1">
            <text:p>['Yassine Zahraoui', 'Mohamed Akherraz', 'Chaymae Fahassa', 'Sara Elbadaoui']</text:p>
          </table:table-cell>
          <table:table-cell table:number-columns-repeated="16378"/>
        </table:table-row>
        <table:table-row table:style-name="ro1">
          <table:table-cell office:value-type="float" office:value="20" table:style-name="ce2">
            <text:p>20</text:p>
          </table:table-cell>
          <table:table-cell office:value-type="string" table:style-name="ce1">
            <text:p>Does Human Activities Growth Lead to Biodiversity Loss in the Moroccan Coastal Lagoons?: A Diagnostic Comparison Study</text:p>
          </table:table-cell>
          <table:table-cell office:value-type="string" table:style-name="ce1">
            <text:p>https://doi.org/10.1145/3399205.3399231</text:p>
          </table:table-cell>
          <table:table-cell office:value-type="string" table:style-name="ce1">
            <text:p>March 2020,<text:s/></text:p>
          </table:table-cell>
          <table:table-cell office:value-type="string" table:style-name="ce1">
            <text:p>Over 40% of the world's population lives alongside the coastal zone. Furthermore,</text:p>
            <text:p><text:s text:c="18"/>the continued increase of many identified and unidentified human activities nearby</text:p>
            <text:p><text:s text:c="18"/>the coastal environment, such as estuaries, lakes, and lagoons, can harm the fauna,</text:p>
            <text:p><text:s text:c="18"/>...</text:p>
          </table:table-cell>
          <table:table-cell office:value-type="string" table:style-name="ce1">
            <text:p>['Nezha Mejjad', 'Abdelmourhit Laissaoui', 'Ahmed Fekri', 'Ayoub Benmhammed', 'Ouafa El Hammoumi', 'El Khalil Cherif']</text:p>
          </table:table-cell>
          <table:table-cell table:number-columns-repeated="16378"/>
        </table:table-row>
        <table:table-row table:style-name="ro1">
          <table:table-cell office:value-type="float" office:value="21" table:style-name="ce2">
            <text:p>21</text:p>
          </table:table-cell>
          <table:table-cell office:value-type="string" table:style-name="ce1">
            <text:p>A Distributed Approach for Mining Moroccan Hashtags using Twitter Platform</text:p>
          </table:table-cell>
          <table:table-cell office:value-type="string" table:style-name="ce1">
            <text:p>https://doi.org/10.1145/3320326.3320407</text:p>
          </table:table-cell>
          <table:table-cell office:value-type="string" table:style-name="ce1">
            <text:p>March 2019,<text:s/></text:p>
          </table:table-cell>
          <table:table-cell office:value-type="string" table:style-name="ce1">
            <text:p>Twitter is a social networking service, on which users can share thoughts and interact</text:p>
            <text:p><text:s text:c="18"/>with events. In this paper, the authors propose a distributed approach to combine</text:p>
            <text:p><text:s text:c="18"/>the multilingualism analysis of hashtags generated by Moroccan users in the social</text:p>
            <text:p><text:s text:c="18"/>...</text:p>
          </table:table-cell>
          <table:table-cell office:value-type="string" table:style-name="ce1">
            <text:p>['Abdeljalil El Abdouli', 'Larbi Hassouni', 'Houda Anoun']</text:p>
          </table:table-cell>
          <table:table-cell table:number-columns-repeated="16378"/>
        </table:table-row>
        <table:table-row table:style-name="ro1">
          <table:table-cell office:value-type="float" office:value="22" table:style-name="ce2">
            <text:p>22</text:p>
          </table:table-cell>
          <table:table-cell office:value-type="string" table:style-name="ce1">
            <text:p>Scalable and distributed architecture based on Apache Spark Streaming and PROM6 for</text:p>
            <text:p><text:s text:c="21"/>processing RoRo terminals logs</text:p>
          </table:table-cell>
          <table:table-cell office:value-type="string" table:style-name="ce1">
            <text:p>https://doi.org/10.1145/3314074.3314093</text:p>
          </table:table-cell>
          <table:table-cell office:value-type="string" table:style-name="ce1">
            <text:p>March 2019,<text:s/></text:p>
          </table:table-cell>
          <table:table-cell office:value-type="string" table:style-name="ce1">
            <text:p>With the increasing number of companies encompassing Big data, it is evident that</text:p>
            <text:p><text:s text:c="18"/>the utmost challenge is to associate enormous quantity of event data to operational</text:p>
            <text:p><text:s text:c="18"/>business processes that are extremely dynamic. To unbind the value of event data,</text:p>
            <text:p><text:s text:c="18"/>...</text:p>
          </table:table-cell>
          <table:table-cell office:value-type="string" table:style-name="ce1">
            <text:p>['Mouna Amrou Mhand', 'Azedine Boulmakoul', 'Hassan Badir']</text:p>
          </table:table-cell>
          <table:table-cell table:number-columns-repeated="16378"/>
        </table:table-row>
        <table:table-row table:style-name="ro1">
          <table:table-cell office:value-type="float" office:value="23" table:style-name="ce2">
            <text:p>23</text:p>
          </table:table-cell>
          <table:table-cell office:value-type="string" table:style-name="ce1">
            <text:p>Load Balancing of Distributed Actors in an Asynchronous Message Processing Boundary</text:p>
          </table:table-cell>
          <table:table-cell office:value-type="string" table:style-name="ce1">
            <text:p>https://doi.org/10.1145/3314074.3314085</text:p>
          </table:table-cell>
          <table:table-cell office:value-type="string" table:style-name="ce1">
            <text:p>March 2019,<text:s/></text:p>
          </table:table-cell>
          <table:table-cell office:value-type="string" table:style-name="ce1">
            <text:p>Reactive Systems, especially in the Big Data Era, are undergoing a revolution. The</text:p>
            <text:p><text:s text:c="18"/>increasing interest is due to their responsiveness, elasticity, resiliency and message-driven</text:p>
            <text:p><text:s text:c="18"/>trait. In particular, a reactive message-driven system has one core feature ...</text:p>
          </table:table-cell>
          <table:table-cell office:value-type="string" table:style-name="ce1">
            <text:p>['Soufiane Maguerra', 'Azedine Boulmakoul', 'Lamia Karim', 'Hassan Badir']</text:p>
          </table:table-cell>
          <table:table-cell table:number-columns-repeated="16378"/>
        </table:table-row>
        <table:table-row table:style-name="ro1">
          <table:table-cell office:value-type="float" office:value="24" table:style-name="ce2">
            <text:p>24</text:p>
          </table:table-cell>
          <table:table-cell office:value-type="string" table:style-name="ce1">
            <text:p>Challenges and Benefits of Deploying Big Data Storage Solution</text:p>
          </table:table-cell>
          <table:table-cell office:value-type="string" table:style-name="ce1">
            <text:p>https://doi.org/10.1145/3314074.3314097</text:p>
          </table:table-cell>
          <table:table-cell office:value-type="string" table:style-name="ce1">
            <text:p>March 2019,<text:s/></text:p>
          </table:table-cell>
          <table:table-cell office:value-type="string" table:style-name="ce1">
            <text:p>Since data is at the heart of information systems, new technologies and approaches</text:p>
            <text:p><text:s text:c="18"/>dealing with storing, processing and analyzing data have proliferated. Data Warehouses</text:p>
            <text:p><text:s text:c="18"/>are among the most known approaches that tackle data storing and processing. ...</text:p>
          </table:table-cell>
          <table:table-cell office:value-type="string" table:style-name="ce1">
            <text:p>['Jabrane Kachaoui', 'Abdessamad Belangour']</text:p>
          </table:table-cell>
          <table:table-cell table:number-columns-repeated="16378"/>
        </table:table-row>
        <table:table-row table:style-name="ro1">
          <table:table-cell office:value-type="float" office:value="25" table:style-name="ce2">
            <text:p>25</text:p>
          </table:table-cell>
          <table:table-cell office:value-type="string" table:style-name="ce1">
            <text:p>Energy savings and thermal comfort benefits of shading devices: case study of a typical moroccan building</text:p>
          </table:table-cell>
          <table:table-cell office:value-type="string" table:style-name="ce1">
            <text:p>https://doi.org/10.1145/3368756.3369044</text:p>
          </table:table-cell>
          <table:table-cell office:value-type="string" table:style-name="ce1">
            <text:p>October 2019,<text:s/></text:p>
          </table:table-cell>
          <table:table-cell office:value-type="string" table:style-name="ce1">
            <text:p>The building sector in Morocco represents about 25% of the country's total energy</text:p>
            <text:p><text:s text:c="18"/>consumption, including 18% for the residential sector and 7% for tertiary sector.</text:p>
            <text:p><text:s text:c="18"/>This energy consumption is expected to rise due to the significant rise of household</text:p>
            <text:p><text:s text:c="18"/>...</text:p>
          </table:table-cell>
          <table:table-cell office:value-type="string" table:style-name="ce1">
            <text:p>['Badr Chegari', 'Mohamed Tabaa', 'Fouad Moutaouakkil', 'Emmanuel Simeu', 'Hicham Medromi']</text:p>
          </table:table-cell>
          <table:table-cell table:number-columns-repeated="16378"/>
        </table:table-row>
        <table:table-row table:style-name="ro1">
          <table:table-cell office:value-type="float" office:value="26" table:style-name="ce2">
            <text:p>26</text:p>
          </table:table-cell>
          <table:table-cell office:value-type="string" table:style-name="ce1">
            <text:p>Opportunities of the Impact of Project Management Practices on Implementing Management</text:p>
            <text:p><text:s text:c="21"/>Systems: Qualitative Study of Moroccan Companies</text:p>
          </table:table-cell>
          <table:table-cell office:value-type="string" table:style-name="ce1">
            <text:p>https://doi.org/10.1145/3241748.3241775</text:p>
          </table:table-cell>
          <table:table-cell office:value-type="string" table:style-name="ce1">
            <text:p>July 2018,<text:s/></text:p>
          </table:table-cell>
          <table:table-cell office:value-type="string" table:style-name="ce1">
            <text:p>The Moroccan companies, regardless of their size, want to exist and survive, to be</text:p>
            <text:p><text:s text:c="18"/>developed and diversified, and to ensure that they are profitable, to preserve their</text:p>
            <text:p><text:s text:c="18"/>independence and to let their human capital reached their aims. To realize and reach</text:p>
            <text:p><text:s text:c="18"/>...</text:p>
          </table:table-cell>
          <table:table-cell office:value-type="string" table:style-name="ce1">
            <text:p>['K. Fath', 'O. Bouksour', 'Z. Beidouri']</text:p>
          </table:table-cell>
          <table:table-cell table:number-columns-repeated="16378"/>
        </table:table-row>
        <table:table-row table:style-name="ro1">
          <table:table-cell office:value-type="float" office:value="27" table:style-name="ce2">
            <text:p>27</text:p>
          </table:table-cell>
          <table:table-cell office:value-type="string" table:style-name="ce1">
            <text:p>K-means, HAC and FCM Which Clustering Approach for Arabic Text?</text:p>
          </table:table-cell>
          <table:table-cell office:value-type="string" table:style-name="ce1">
            <text:p>https://doi.org/10.1145/3419604.3419779</text:p>
          </table:table-cell>
          <table:table-cell office:value-type="string" table:style-name="ce1">
            <text:p>September 2020,<text:s/></text:p>
          </table:table-cell>
          <table:table-cell office:value-type="string" table:style-name="ce1">
            <text:p>Today, we are witnessing rapid growth in Web resources that allow Internet users to</text:p>
            <text:p><text:s text:c="18"/>express and share their ideas, opinions, and judgments on a variety of issues. Several</text:p>
            <text:p><text:s text:c="18"/>classification approaches have been proposed to classify textual data. But all ...</text:p>
          </table:table-cell>
          <table:table-cell office:value-type="string" table:style-name="ce1">
            <text:p>['Lahbib Ajallouda', 'Fatima Zahra Fagroud', 'Ahmed Zellou', 'El Habib Benlahmar']</text:p>
          </table:table-cell>
          <table:table-cell table:number-columns-repeated="16378"/>
        </table:table-row>
        <table:table-row table:style-name="ro1">
          <table:table-cell office:value-type="float" office:value="28" table:style-name="ce2">
            <text:p>28</text:p>
          </table:table-cell>
          <table:table-cell office:value-type="string" table:style-name="ce1">
            <text:p>Adaptive E-learning: Adaptation of Content According to the Continuous Evolution of the Learner During</text:p>
            <text:p><text:s text:c="21"/>his Training</text:p>
          </table:table-cell>
          <table:table-cell office:value-type="string" table:style-name="ce1">
            <text:p>https://doi.org/10.1145/3386723.3387890</text:p>
          </table:table-cell>
          <table:table-cell office:value-type="string" table:style-name="ce1">
            <text:p>March 2020,<text:s/></text:p>
          </table:table-cell>
          <table:table-cell office:value-type="string" table:style-name="ce1">
            <text:p>Higher education has always been based on a traditional education system. All learners</text:p>
            <text:p><text:s text:c="18"/>have to attend all training courses without taking into consideration human and logistical</text:p>
            <text:p><text:s text:c="18"/>constraints. This situation leads to major problems of massification, which ...</text:p>
          </table:table-cell>
          <table:table-cell office:value-type="string" table:style-name="ce1">
            <text:p>['Mohammed Zaoudi', 'Hicham Belhadaoui']</text:p>
          </table:table-cell>
          <table:table-cell table:number-columns-repeated="16378"/>
        </table:table-row>
        <table:table-row table:style-name="ro1">
          <table:table-cell office:value-type="float" office:value="29" table:style-name="ce2">
            <text:p>29</text:p>
          </table:table-cell>
          <table:table-cell office:value-type="string" table:style-name="ce1">
            <text:p>Mobiles Agents and Virtual Firewall to Secure the Shared Network for Virtual Machines</text:p>
            <text:p><text:s text:c="21"/>in IaaS cloud</text:p>
          </table:table-cell>
          <table:table-cell office:value-type="string" table:style-name="ce1">
            <text:p>https://doi.org/10.1145/3090354.3090405</text:p>
          </table:table-cell>
          <table:table-cell office:value-type="string" table:style-name="ce1">
            <text:p>March 2017,<text:s/></text:p>
          </table:table-cell>
          <table:table-cell office:value-type="string" table:style-name="ce1">
            <text:p>Cloud computing is a new paradigm based on distributed services. It allows to reduce</text:p>
            <text:p><text:s text:c="18"/>costs and simplify the management of resources. Positioning the cloud in an operational</text:p>
            <text:p><text:s text:c="18"/>environment provides easy and quick access to computing resources anywhere, ...</text:p>
          </table:table-cell>
          <table:table-cell office:value-type="string" table:style-name="ce1">
            <text:p>['H. Toumi', 'B. Marzak', 'Y. Khazri', 'A. Talea', 'A. Eddaoui', 'M. Talea']</text:p>
          </table:table-cell>
          <table:table-cell table:number-columns-repeated="16378"/>
        </table:table-row>
        <table:table-row table:style-name="ro1">
          <table:table-cell office:value-type="float" office:value="30" table:style-name="ce2">
            <text:p>30</text:p>
          </table:table-cell>
          <table:table-cell office:value-type="string" table:style-name="ce1">
            <text:p>Principal component analysis based approach for understanding electrocoagulation setting</text:p>
            <text:p><text:s text:c="21"/>impact on chromium elimination: a step toward smart eco-friendly city</text:p>
          </table:table-cell>
          <table:table-cell office:value-type="string" table:style-name="ce1">
            <text:p>https://doi.org/10.1145/3368756.3369010</text:p>
          </table:table-cell>
          <table:table-cell office:value-type="string" table:style-name="ce1">
            <text:p>October 2019,<text:s/></text:p>
          </table:table-cell>
          <table:table-cell office:value-type="string" table:style-name="ce1">
            <text:p>Industrial processes produce large quantities of Chromium (Cr) to throw into the oceans.</text:p>
            <text:p><text:s text:c="18"/>These chromium releases are very dangerous for our environment. Thus, it is very important</text:p>
            <text:p><text:s text:c="18"/>to treat these industrial discharges before getting rid of them. Several ...</text:p>
          </table:table-cell>
          <table:table-cell office:value-type="string" table:style-name="ce1">
            <text:p>['Meryem Akoulih', 'Smail Tigani', 'Hasna Chaibi', 'Rachid Saadane', 'Amal Tazi']</text:p>
          </table:table-cell>
          <table:table-cell table:number-columns-repeated="16378"/>
        </table:table-row>
        <table:table-row table:style-name="ro1">
          <table:table-cell office:value-type="float" office:value="31" table:style-name="ce2">
            <text:p>31</text:p>
          </table:table-cell>
          <table:table-cell office:value-type="string" table:style-name="ce1">
            <text:p>SAS-IMS for smart mobile security in IP multimedia subsystem</text:p>
          </table:table-cell>
          <table:table-cell office:value-type="string" table:style-name="ce1">
            <text:p>https://doi.org/10.1145/3128128.3128134</text:p>
          </table:table-cell>
          <table:table-cell office:value-type="string" table:style-name="ce1">
            <text:p>July 2017,<text:s/></text:p>
          </table:table-cell>
          <table:table-cell office:value-type="string" table:style-name="ce1">
            <text:p>IP Multimedia Subsystem (IMS) is a standardized Next Generation Network (NGN) architecture,</text:p>
            <text:p><text:s text:c="18"/>used to provide users access to different services even in case of roaming. Although</text:p>
            <text:p><text:s text:c="18"/>this architecture is deployed in cellular (mobile) networks, the latter ...</text:p>
          </table:table-cell>
          <table:table-cell office:value-type="string" table:style-name="ce1">
            <text:p>['Ayoub Bahnasse', 'Mohamed Talea', 'Fatima Ezzahraa Louhab', 'Sara Laafar', 'Adel Harbi', 'Azeddine Khiat']</text:p>
          </table:table-cell>
          <table:table-cell table:number-columns-repeated="16378"/>
        </table:table-row>
        <table:table-row table:style-name="ro1">
          <table:table-cell office:value-type="float" office:value="32" table:style-name="ce2">
            <text:p>32</text:p>
          </table:table-cell>
          <table:table-cell office:value-type="string" table:style-name="ce1">
            <text:p>Development and Management of a Remote Laboratory in Physics for Engineering Education</text:p>
            <text:p><text:s text:c="21"/>(E-LAB FSBM)</text:p>
          </table:table-cell>
          <table:table-cell office:value-type="string" table:style-name="ce1">
            <text:p>https://doi.org/10.1145/3090354.3090460</text:p>
          </table:table-cell>
          <table:table-cell office:value-type="string" table:style-name="ce1">
            <text:p>March 2017,<text:s/></text:p>
          </table:table-cell>
          <table:table-cell office:value-type="string" table:style-name="ce1">
            <text:p>Computer networks associated to more and more interactive applications, and mobile</text:p>
            <text:p><text:s text:c="18"/>interfaces can favor innovative use in the field of the scientific and technical practical</text:p>
            <text:p><text:s text:c="18"/>training. Alternatives in the training in traditional such as the remote ...</text:p>
          </table:table-cell>
          <table:table-cell office:value-type="string" table:style-name="ce1">
            <text:p>['Y. Khazri', 'A. Al Sabri', 'B. Sabir', 'H. Toumi', 'M. Moussetad', 'Ahmed Fahli']</text:p>
          </table:table-cell>
          <table:table-cell table:number-columns-repeated="16378"/>
        </table:table-row>
        <table:table-row table:style-name="ro1">
          <table:table-cell office:value-type="float" office:value="33" table:style-name="ce2">
            <text:p>33</text:p>
          </table:table-cell>
          <table:table-cell office:value-type="string" table:style-name="ce1">
            <text:p>Newest collaborative and hybrid network intrusion detection framework based on suricata</text:p>
            <text:p><text:s text:c="21"/>and isolation forest algorithm</text:p>
          </table:table-cell>
          <table:table-cell office:value-type="string" table:style-name="ce1">
            <text:p>https://doi.org/10.1145/3368756.3369061</text:p>
          </table:table-cell>
          <table:table-cell office:value-type="string" table:style-name="ce1">
            <text:p>October 2019,<text:s/></text:p>
          </table:table-cell>
          <table:table-cell office:value-type="string" table:style-name="ce1">
            <text:p>With the advent of digital technology, computer networks have developed rapidly at</text:p>
            <text:p><text:s text:c="18"/>an unprecedented pace contributing tremendously to social and economic development.</text:p>
            <text:p><text:s text:c="18"/>They have become the backbone for all critical sectors and all the top Multi-National</text:p>
            <text:p><text:s text:c="18"/>...</text:p>
          </table:table-cell>
          <table:table-cell office:value-type="string" table:style-name="ce1">
            <text:p>['Zouhair Chiba', 'Noreddine Abghour', 'Khalid Moussaid', 'Amina El Omri', 'Mohamed Rida']</text:p>
          </table:table-cell>
          <table:table-cell table:number-columns-repeated="16378"/>
        </table:table-row>
        <table:table-row table:style-name="ro1">
          <table:table-cell office:value-type="float" office:value="34" table:style-name="ce2">
            <text:p>34</text:p>
          </table:table-cell>
          <table:table-cell office:value-type="string" table:style-name="ce1">
            <text:p>J48 algorithms of machine learning for predicting user's the acceptance of an E-orientation</text:p>
            <text:p><text:s text:c="21"/>systems</text:p>
          </table:table-cell>
          <table:table-cell office:value-type="string" table:style-name="ce1">
            <text:p>https://doi.org/10.1145/3368756.3368995</text:p>
          </table:table-cell>
          <table:table-cell office:value-type="string" table:style-name="ce1">
            <text:p>October 2019,<text:s/></text:p>
          </table:table-cell>
          <table:table-cell office:value-type="string" table:style-name="ce1">
            <text:p>Our research work is focused on educational guidance. For that, we propose to develop</text:p>
            <text:p><text:s text:c="18"/>a model of E-orientation systems to understand the behavior of students towards E-orientation</text:p>
            <text:p><text:s text:c="18"/>platforms. We rely on the Technology Acceptance Model (TAM) to position a ...</text:p>
          </table:table-cell>
          <table:table-cell office:value-type="string" table:style-name="ce1">
            <text:p>['Rachida Ihya', 'Abdelwahed Namir', 'Sanaa El Filali', 'Mohammed Ait Daoud', 'Fatima Zahra Guerss']</text:p>
          </table:table-cell>
          <table:table-cell table:number-columns-repeated="16378"/>
        </table:table-row>
        <table:table-row table:style-name="ro1">
          <table:table-cell office:value-type="float" office:value="35" table:style-name="ce2">
            <text:p>35</text:p>
          </table:table-cell>
          <table:table-cell office:value-type="string" table:style-name="ce1">
            <text:p>A comparative study of sentiment analysis approaches</text:p>
          </table:table-cell>
          <table:table-cell office:value-type="string" table:style-name="ce1">
            <text:p>https://doi.org/10.1145/3368756.3369078</text:p>
          </table:table-cell>
          <table:table-cell office:value-type="string" table:style-name="ce1">
            <text:p>October 2019,<text:s/></text:p>
          </table:table-cell>
          <table:table-cell office:value-type="string" table:style-name="ce1">
            <text:p>Nowadays, several platforms on the web and social networks like Facebook, Twitter,</text:p>
            <text:p><text:s text:c="18"/>IMDB (Internet Movie Database) propose to share feelings and opinions on a variety</text:p>
            <text:p><text:s text:c="18"/>of topics. This information is very important in several fields like policy, digital</text:p>
            <text:p><text:s text:c="18"/>...</text:p>
          </table:table-cell>
          <table:table-cell office:value-type="string" table:style-name="ce1">
            <text:p>['Zineb Nassr', 'Nawal Sael', 'Faouzia Benabbou']</text:p>
          </table:table-cell>
          <table:table-cell table:number-columns-repeated="16378"/>
        </table:table-row>
        <table:table-row table:style-name="ro1">
          <table:table-cell office:value-type="float" office:value="36" table:style-name="ce2">
            <text:p>36</text:p>
          </table:table-cell>
          <table:table-cell office:value-type="string" table:style-name="ce1">
            <text:p>Restoration Image Degraded by PSF Non-Stationary</text:p>
          </table:table-cell>
          <table:table-cell office:value-type="string" table:style-name="ce1">
            <text:p>https://doi.org/10.1145/3090354.3090400</text:p>
          </table:table-cell>
          <table:table-cell office:value-type="string" table:style-name="ce1">
            <text:p>March 2017,<text:s/></text:p>
          </table:table-cell>
          <table:table-cell office:value-type="string" table:style-name="ce1">
            <text:p>Various methods of deconvolution have been developed for several decades, notably</text:p>
            <text:p><text:s text:c="18"/>in astronomy and microscopy. The extension of these techniques to the case of a spatially</text:p>
            <text:p><text:s text:c="18"/>varied blur is currently an open problem. In this work, we consider a zone-...</text:p>
          </table:table-cell>
          <table:table-cell office:value-type="string" table:style-name="ce1">
            <text:p>['Y. Bentahar', 'M. Afifi', 'H. Dalimi', 'S. Amar', 'M. Bahich']</text:p>
          </table:table-cell>
          <table:table-cell table:number-columns-repeated="16378"/>
        </table:table-row>
        <table:table-row table:style-name="ro1">
          <table:table-cell office:value-type="float" office:value="37" table:style-name="ce2">
            <text:p>37</text:p>
          </table:table-cell>
          <table:table-cell office:value-type="string" table:style-name="ce1">
            <text:p>Design of a non-invasive blood glucose meter connected to an Android diabetes monitoring</text:p>
            <text:p><text:s text:c="21"/>application</text:p>
          </table:table-cell>
          <table:table-cell office:value-type="string" table:style-name="ce1">
            <text:p>https://doi.org/10.1145/3368756.3369022</text:p>
          </table:table-cell>
          <table:table-cell office:value-type="string" table:style-name="ce1">
            <text:p>October 2019,<text:s/></text:p>
          </table:table-cell>
          <table:table-cell office:value-type="string" table:style-name="ce1">
            <text:p>In just a few years, diabetes has become an epidemic affecting 422 million people</text:p>
            <text:p><text:s text:c="18"/>in world. This disease, with which one learns to live throughout one's life, is still</text:p>
            <text:p><text:s text:c="18"/>frightened today. However, a properly supported diabetic can successfully live with</text:p>
            <text:p><text:s text:c="18"/>...</text:p>
          </table:table-cell>
          <table:table-cell office:value-type="string" table:style-name="ce1">
            <text:p>['Loubna Chhiba', 'Sidqui Mustapha', 'Abdelaziz Marzak']</text:p>
          </table:table-cell>
          <table:table-cell table:number-columns-repeated="16378"/>
        </table:table-row>
        <table:table-row table:style-name="ro1">
          <table:table-cell office:value-type="float" office:value="38" table:style-name="ce2">
            <text:p>38</text:p>
          </table:table-cell>
          <table:table-cell office:value-type="string" table:style-name="ce1">
            <text:p>Smart adaptive learning based on Moodle platform</text:p>
          </table:table-cell>
          <table:table-cell office:value-type="string" table:style-name="ce1">
            <text:p>https://doi.org/10.1145/3175628.3175635</text:p>
          </table:table-cell>
          <table:table-cell office:value-type="string" table:style-name="ce1">
            <text:p>October 2017,<text:s/></text:p>
          </table:table-cell>
          <table:table-cell office:value-type="string" table:style-name="ce1">
            <text:p>With the increased needs of learners and teachers to have remote access to learning</text:p>
            <text:p><text:s text:c="18"/>content, the use of course management tools become crucial. Today, with the development</text:p>
            <text:p><text:s text:c="18"/>of technology many course management systems have appeared. These systems include</text:p>
            <text:p><text:s text:c="18"/>...</text:p>
          </table:table-cell>
          <table:table-cell office:value-type="string" table:style-name="ce1">
            <text:p>['Fatima Ezzahraa Louhab', 'Ayoub Bahnasse', 'Mohamed Talea']</text:p>
          </table:table-cell>
          <table:table-cell table:number-columns-repeated="16378"/>
        </table:table-row>
        <table:table-row table:style-name="ro1">
          <table:table-cell office:value-type="float" office:value="39" table:style-name="ce2">
            <text:p>39</text:p>
          </table:table-cell>
          <table:table-cell office:value-type="string" table:style-name="ce1">
            <text:p>Automated management of maritime container terminals using internet of things and</text:p>
            <text:p><text:s text:c="21"/>big data technologies</text:p>
          </table:table-cell>
          <table:table-cell office:value-type="string" table:style-name="ce1">
            <text:p>https://doi.org/10.1145/3368756.3369046</text:p>
          </table:table-cell>
          <table:table-cell office:value-type="string" table:style-name="ce1">
            <text:p>October 2019,<text:s/></text:p>
          </table:table-cell>
          <table:table-cell office:value-type="string" table:style-name="ce1">
            <text:p>Global trade is growing steadily and the management of the transport and logistics</text:p>
            <text:p><text:s text:c="18"/>fields is facing many challenges day after day. Container shipping is one of those</text:p>
            <text:p><text:s text:c="18"/>areas whose management has become a crucial task because of its major role in ensuring</text:p>
            <text:p><text:s text:c="18"/>...</text:p>
          </table:table-cell>
          <table:table-cell office:value-type="string" table:style-name="ce1">
            <text:p>['Farah Al Kaderi', 'Rim Koulali', 'Mohamed Rida']</text:p>
          </table:table-cell>
          <table:table-cell table:number-columns-repeated="16378"/>
        </table:table-row>
        <table:table-row table:style-name="ro1">
          <table:table-cell office:value-type="float" office:value="40" table:style-name="ce2">
            <text:p>40</text:p>
          </table:table-cell>
          <table:table-cell office:value-type="string" table:style-name="ce1">
            <text:p>Use of GIS, Remote Sensing and AHP Techniques to Delineate Groundwater Potential Zones</text:p>
            <text:p><text:s text:c="21"/>in the Nekor Basin, Central Rif of Morocco</text:p>
          </table:table-cell>
          <table:table-cell office:value-type="string" table:style-name="ce1">
            <text:p>https://doi.org/10.1145/3399205.3399219</text:p>
          </table:table-cell>
          <table:table-cell office:value-type="string" table:style-name="ce1">
            <text:p>March 2020,<text:s/></text:p>
          </table:table-cell>
          <table:table-cell office:value-type="string" table:style-name="ce1">
            <text:p>The scarcity of precipitation in the semi-arid regions due to climate change makes</text:p>
            <text:p><text:s text:c="18"/>the assessment of groundwater potential zones (GWPZ) a very crucial process in order</text:p>
            <text:p><text:s text:c="18"/>to mitigate the lack of potable water in the study area. Therefore, this study aims</text:p>
            <text:p><text:s text:c="18"/>...</text:p>
          </table:table-cell>
          <table:table-cell office:value-type="string" table:style-name="ce1">
            <text:p>['Abdelhak Bourjila', 'Fouad Dimane', 'Nordine Nouayti', 'Morad Taher', 'Hossain El Ouarghi']</text:p>
          </table:table-cell>
          <table:table-cell table:number-columns-repeated="16378"/>
        </table:table-row>
        <table:table-row table:style-name="ro1">
          <table:table-cell office:value-type="float" office:value="41" table:style-name="ce2">
            <text:p>41</text:p>
          </table:table-cell>
          <table:table-cell office:value-type="string" table:style-name="ce1">
            <text:p>Application of Water Quality Index for the Assessment of Boudaroua Lake in the Moroccan</text:p>
            <text:p><text:s text:c="21"/>Pre-Rif</text:p>
          </table:table-cell>
          <table:table-cell office:value-type="string" table:style-name="ce1">
            <text:p>https://doi.org/10.1145/3399205.3399248</text:p>
          </table:table-cell>
          <table:table-cell office:value-type="string" table:style-name="ce1">
            <text:p>March 2020,<text:s/></text:p>
          </table:table-cell>
          <table:table-cell office:value-type="string" table:style-name="ce1">
            <text:p>This work aims to assess the quality of surface water in Boudaroua Lake which is located</text:p>
            <text:p><text:s text:c="18"/>3 km far from Ouazzane city, in northern Morocco. The water quality index (WQI) was</text:p>
            <text:p><text:s text:c="18"/>used to assess the potential incidence of toxicity in the elements studied on ...</text:p>
          </table:table-cell>
          <table:table-cell office:value-type="string" table:style-name="ce1">
            <text:p>['Hicham En-nkhili', 'Mohamed Najy', 'Issam Etebaai', 'Fatima Zahra Talbi', 'Khadija El Kharrim', 'Driss Belghyti']</text:p>
          </table:table-cell>
          <table:table-cell table:number-columns-repeated="16378"/>
        </table:table-row>
        <table:table-row table:style-name="ro1">
          <table:table-cell office:value-type="float" office:value="42" table:style-name="ce2">
            <text:p>42</text:p>
          </table:table-cell>
          <table:table-cell office:value-type="string" table:style-name="ce1">
            <text:p>Scalable and distributed architecture based on Apache Spark Streaming and PROM6 for</text:p>
            <text:p><text:s text:c="21"/>processing RoRo terminals logs</text:p>
          </table:table-cell>
          <table:table-cell office:value-type="string" table:style-name="ce1">
            <text:p>https://doi.org/10.1145/3314074.3314093</text:p>
          </table:table-cell>
          <table:table-cell office:value-type="string" table:style-name="ce1">
            <text:p>March 2019,<text:s/></text:p>
          </table:table-cell>
          <table:table-cell office:value-type="string" table:style-name="ce1">
            <text:p>With the increasing number of companies encompassing Big data, it is evident that</text:p>
            <text:p><text:s text:c="18"/>the utmost challenge is to associate enormous quantity of event data to operational</text:p>
            <text:p><text:s text:c="18"/>business processes that are extremely dynamic. To unbind the value of event data,</text:p>
            <text:p><text:s text:c="18"/>...</text:p>
          </table:table-cell>
          <table:table-cell office:value-type="string" table:style-name="ce1">
            <text:p>['Mouna Amrou Mhand', 'Azedine Boulmakoul', 'Hassan Badir']</text:p>
          </table:table-cell>
          <table:table-cell table:number-columns-repeated="16378"/>
        </table:table-row>
        <table:table-row table:style-name="ro1">
          <table:table-cell office:value-type="float" office:value="43" table:style-name="ce2">
            <text:p>43</text:p>
          </table:table-cell>
          <table:table-cell office:value-type="string" table:style-name="ce1">
            <text:p>Genes and mutations involved in the resistance of chlamydia species to antibiotics: a literature review</text:p>
          </table:table-cell>
          <table:table-cell office:value-type="string" table:style-name="ce1">
            <text:p>https://doi.org/10.1145/3314074.3314086</text:p>
          </table:table-cell>
          <table:table-cell office:value-type="string" table:style-name="ce1">
            <text:p>March 2019,<text:s/></text:p>
          </table:table-cell>
          <table:table-cell office:value-type="string" table:style-name="ce1">
            <text:p>Chlamydiae are intracellular bacteria responsible for various diseases in human and</text:p>
            <text:p><text:s text:c="18"/>animals. The treatment of chlamydia infections with antibiotics may induce resistance</text:p>
            <text:p><text:s text:c="18"/>of a number of strains of chlamydia. In our work, we analyzed a set of data related</text:p>
            <text:p><text:s text:c="18"/>...</text:p>
          </table:table-cell>
          <table:table-cell office:value-type="string" table:style-name="ce1">
            <text:p>['Ichrak Benamri', 'Ahmed Moussa', 'Fouzia Radouani']</text:p>
          </table:table-cell>
          <table:table-cell table:number-columns-repeated="16378"/>
        </table:table-row>
        <table:table-row table:style-name="ro1">
          <table:table-cell office:value-type="float" office:value="44" table:style-name="ce2">
            <text:p>44</text:p>
          </table:table-cell>
          <table:table-cell office:value-type="string" table:style-name="ce1">
            <text:p>Study of a new design of a solar adsorption sensor for a refrigeration system</text:p>
          </table:table-cell>
          <table:table-cell office:value-type="string" table:style-name="ce1">
            <text:p>https://doi.org/10.1145/3286606.3286858</text:p>
          </table:table-cell>
          <table:table-cell office:value-type="string" table:style-name="ce1">
            <text:p>October 2018,<text:s/></text:p>
          </table:table-cell>
          <table:table-cell office:value-type="string" table:style-name="ce1">
            <text:p>Morocco's climate encompasses a wide range of weather conditions over a broad geographic</text:p>
            <text:p><text:s text:c="18"/>scale that can improve the performance of the solar adsorption refrigeration system.</text:p>
            <text:p><text:s text:c="18"/>Solar energy technologies have attracted worldwide attention because of their ...</text:p>
          </table:table-cell>
          <table:table-cell office:value-type="string" table:style-name="ce1">
            <text:p>['Hanae El Kalkha', 'Abelaziz Mimet']</text:p>
          </table:table-cell>
          <table:table-cell table:number-columns-repeated="16378"/>
        </table:table-row>
        <table:table-row table:style-name="ro1">
          <table:table-cell office:value-type="float" office:value="45" table:style-name="ce2">
            <text:p>45</text:p>
          </table:table-cell>
          <table:table-cell office:value-type="string" table:style-name="ce1">
            <text:p>Impact of Neural Network Architectures on Arabic Sentiment Analysis</text:p>
          </table:table-cell>
          <table:table-cell office:value-type="string" table:style-name="ce1">
            <text:p>https://doi.org/10.1145/3372938.3372950</text:p>
          </table:table-cell>
          <table:table-cell office:value-type="string" table:style-name="ce1">
            <text:p>October 2019,<text:s/></text:p>
          </table:table-cell>
          <table:table-cell office:value-type="string" table:style-name="ce1">
            <text:p>Sentiment Analysis (SA), commonly known as opinion mining, during last couple of years,</text:p>
            <text:p><text:s text:c="18"/>it becomes the fastest growing research areas in computer science. Conventionally,</text:p>
            <text:p><text:s text:c="18"/>it helps to automatically detect if a text express is a positive, negative or ...</text:p>
          </table:table-cell>
          <table:table-cell office:value-type="string" table:style-name="ce1">
            <text:p>['Hamza Chahidi', 'Hicham Omara', 'Mohamed Lazaar', 'Mohammed Al Achhab']</text:p>
          </table:table-cell>
          <table:table-cell table:number-columns-repeated="16378"/>
        </table:table-row>
        <table:table-row table:style-name="ro1">
          <table:table-cell office:value-type="float" office:value="46" table:style-name="ce2">
            <text:p>46</text:p>
          </table:table-cell>
          <table:table-cell office:value-type="string" table:style-name="ce1">
            <text:p>Modeling of an Intelligent Information System Serving the Environment: Water Resources</text:p>
          </table:table-cell>
          <table:table-cell office:value-type="string" table:style-name="ce1">
            <text:p>https://doi.org/10.1145/3399205.3399210</text:p>
          </table:table-cell>
          <table:table-cell office:value-type="string" table:style-name="ce1">
            <text:p>March 2020,<text:s/></text:p>
          </table:table-cell>
          <table:table-cell office:value-type="string" table:style-name="ce1">
            <text:p>The main objective of our project is the protection of water resources, according</text:p>
            <text:p><text:s text:c="18"/>to the latest studies: the world will soon face a serious crisis if we do not take</text:p>
            <text:p><text:s text:c="18"/>the decisions necessary to deal with the dangers that will threaten our water resources.</text:p>
            <text:p><text:s text:c="18"/>...</text:p>
          </table:table-cell>
          <table:table-cell office:value-type="string" table:style-name="ce1">
            <text:p>['Salmane Bourekkadi', 'Khadija Slimani', 'Aziz Babounia', 'Aniss Moumen', 'Mouna Hannaoui', 'Youssef Fakhri', 'Samira Khoulji']</text:p>
          </table:table-cell>
          <table:table-cell table:number-columns-repeated="16378"/>
        </table:table-row>
        <table:table-row table:style-name="ro1">
          <table:table-cell office:value-type="float" office:value="47" table:style-name="ce2">
            <text:p>47</text:p>
          </table:table-cell>
          <table:table-cell office:value-type="string" table:style-name="ce1">
            <text:p>Fireworks Algorithm for Frequency Assignment Problem</text:p>
          </table:table-cell>
          <table:table-cell office:value-type="string" table:style-name="ce1">
            <text:p>https://doi.org/10.1145/3386723.3387823</text:p>
          </table:table-cell>
          <table:table-cell office:value-type="string" table:style-name="ce1">
            <text:p>March 2020,<text:s/></text:p>
          </table:table-cell>
          <table:table-cell office:value-type="string" table:style-name="ce1">
            <text:p>In this paper, a new approach to resolve the problem of frequency assignment problem</text:p>
            <text:p><text:s text:c="18"/>is proposed. (FAP) is well known in the NP-complete problems and can be modeled as</text:p>
            <text:p><text:s text:c="18"/>an optimization problem, which the objective is to minimize the costs due to ...</text:p>
          </table:table-cell>
          <table:table-cell office:value-type="string" table:style-name="ce1">
            <text:p>['El Bouti Mohamed', 'El Ghazi Raouan', 'Benameur Lamia', 'Alami Chentoufi Jihane']</text:p>
          </table:table-cell>
          <table:table-cell table:number-columns-repeated="16378"/>
        </table:table-row>
        <table:table-row table:style-name="ro1">
          <table:table-cell office:value-type="float" office:value="48" table:style-name="ce2">
            <text:p>48</text:p>
          </table:table-cell>
          <table:table-cell office:value-type="string" table:style-name="ce1">
            <text:p>A new LOM application profile to describe complementary pedagogical resources in an</text:p>
            <text:p><text:s text:c="21"/>CRHL</text:p>
          </table:table-cell>
          <table:table-cell office:value-type="string" table:style-name="ce1">
            <text:p>https://doi.org/10.1145/3090354.3090457</text:p>
          </table:table-cell>
          <table:table-cell office:value-type="string" table:style-name="ce1">
            <text:p>March 2017,<text:s/></text:p>
          </table:table-cell>
          <table:table-cell office:value-type="string" table:style-name="ce1">
            <text:p>With the fast evolution of information and communication means in the field of automatic</text:p>
            <text:p><text:s text:c="18"/>learning, a significant mass of pedagogical resources is produced every day. Following</text:p>
            <text:p><text:s text:c="18"/>this considerable increase in the number of resources, the efficient ...</text:p>
          </table:table-cell>
          <table:table-cell office:value-type="string" table:style-name="ce1">
            <text:p>['Mohammed Kamal Rtili', 'Mohamed Khaldi', 'Marouane El Mabrouk', 'Ali Dahmani']</text:p>
          </table:table-cell>
          <table:table-cell table:number-columns-repeated="16378"/>
        </table:table-row>
        <table:table-row table:style-name="ro1">
          <table:table-cell office:value-type="float" office:value="49" table:style-name="ce2">
            <text:p>49</text:p>
          </table:table-cell>
          <table:table-cell office:value-type="string" table:style-name="ce1">
            <text:p>Simulation in random waypoint model scenario of a new alert dissemination protocol</text:p>
            <text:p><text:s text:c="21"/>based on leach routing protocol</text:p>
          </table:table-cell>
          <table:table-cell office:value-type="string" table:style-name="ce1">
            <text:p>https://doi.org/10.1145/3368756.3369035</text:p>
          </table:table-cell>
          <table:table-cell office:value-type="string" table:style-name="ce1">
            <text:p>October 2019,<text:s/></text:p>
          </table:table-cell>
          <table:table-cell office:value-type="string" table:style-name="ce1">
            <text:p>The More recently, researchers around the world have developed a vision of networks</text:p>
            <text:p><text:s text:c="18"/>whose design differs from that of conventional wireless networks. MANet networks (Mobile</text:p>
            <text:p><text:s text:c="18"/>Ad-Hoc Networks) are completely decentralized and do not have a fixed ...</text:p>
          </table:table-cell>
          <table:table-cell office:value-type="string" table:style-name="ce1">
            <text:p>['Hamid Barkouk', 'El Mokhtar En-naimi', 'Aziz Mahboub', 'Mounir Arioua']</text:p>
          </table:table-cell>
          <table:table-cell table:number-columns-repeated="16378"/>
        </table:table-row>
        <table:table-row table:style-name="ro1">
          <table:table-cell office:value-type="float" office:value="50" table:style-name="ce2">
            <text:p>50</text:p>
          </table:table-cell>
          <table:table-cell office:value-type="string" table:style-name="ce1">
            <text:p>Solving the problem of latent class selection</text:p>
          </table:table-cell>
          <table:table-cell office:value-type="string" table:style-name="ce1">
            <text:p>https://doi.org/10.1145/3230905.3230943</text:p>
          </table:table-cell>
          <table:table-cell office:value-type="string" table:style-name="ce1">
            <text:p>May 2018,<text:s/></text:p>
          </table:table-cell>
          <table:table-cell office:value-type="string" table:style-name="ce1">
            <text:p>The correct selection of the number of classes represents a difficult step in classification</text:p>
            <text:p><text:s text:c="18"/>methods because it can significantly affect interpretations and may lead to an incorrect</text:p>
            <text:p><text:s text:c="18"/>analysis of the studied phenomenon. This problem arises in latent class ...</text:p>
          </table:table-cell>
          <table:table-cell office:value-type="string" table:style-name="ce1">
            <text:p>['Abdallah Abarda', 'Youssef Bentaleb', 'Mustapha El Moudden', 'Mohamed Dakkon', 'Mourad Azhari', 'Jamal Zerouaoui', 'Badia Ettaki']</text:p>
          </table:table-cell>
          <table:table-cell table:number-columns-repeated="16378"/>
        </table:table-row>
        <table:table-row table:style-name="ro1">
          <table:table-cell office:value-type="float" office:value="51" table:style-name="ce2">
            <text:p>51</text:p>
          </table:table-cell>
          <table:table-cell office:value-type="string" table:style-name="ce1">
            <text:p>Artificial Neural Networks Optimization and Convolution Neural Networks to Classifying</text:p>
            <text:p><text:s text:c="21"/>Images in Remote Sensing: A Review</text:p>
          </table:table-cell>
          <table:table-cell office:value-type="string" table:style-name="ce1">
            <text:p>https://doi.org/10.1145/3372938.3372945</text:p>
          </table:table-cell>
          <table:table-cell office:value-type="string" table:style-name="ce1">
            <text:p>October 2019,<text:s/></text:p>
          </table:table-cell>
          <table:table-cell office:value-type="string" table:style-name="ce1">
            <text:p>One of important functions of remote sensing data is producing the land-use/land-cover</text:p>
            <text:p><text:s text:c="18"/>maps. Image classification is one of important applications for remote sensing imaginary.</text:p>
            <text:p><text:s text:c="18"/>Machine learning (ML) techniques are the most widely used for this purpose ...</text:p>
          </table:table-cell>
          <table:table-cell office:value-type="string" table:style-name="ce1">
            <text:p>['Khalid A. AlAfandy', 'Hicham Omara', 'Mohamed Lazaar', 'Mohammed Al Achhab']</text:p>
          </table:table-cell>
          <table:table-cell table:number-columns-repeated="16378"/>
        </table:table-row>
        <table:table-row table:style-name="ro1">
          <table:table-cell office:value-type="float" office:value="52" table:style-name="ce2">
            <text:p>52</text:p>
          </table:table-cell>
          <table:table-cell office:value-type="string" table:style-name="ce1">
            <text:p>Machine learning application for malwares classification using visualization technique</text:p>
          </table:table-cell>
          <table:table-cell office:value-type="string" table:style-name="ce1">
            <text:p>https://doi.org/10.1145/3368756.3369098</text:p>
          </table:table-cell>
          <table:table-cell office:value-type="string" table:style-name="ce1">
            <text:p>October 2019,<text:s/></text:p>
          </table:table-cell>
          <table:table-cell office:value-type="string" table:style-name="ce1">
            <text:p>Nowadays attackers work hard to develop efficient cyberthreats and exploit new techniques.</text:p>
            <text:p><text:s text:c="18"/>So defenders need to use advanced methodologies to combat the latest threats and safely</text:p>
            <text:p><text:s text:c="18"/>remove them from computers, mobiles and connected devices. Without the ...</text:p>
          </table:table-cell>
          <table:table-cell office:value-type="string" table:style-name="ce1">
            <text:p>['Ben Abdel Ouahab Ikram', 'Bouhorma Mohammed', 'Boudhir Anouar Abdelhakim', 'El Aachak Lotfi', 'Bassam Zafar']</text:p>
          </table:table-cell>
          <table:table-cell table:number-columns-repeated="16378"/>
        </table:table-row>
        <table:table-row table:style-name="ro1">
          <table:table-cell office:value-type="float" office:value="53" table:style-name="ce2">
            <text:p>53</text:p>
          </table:table-cell>
          <table:table-cell office:value-type="string" table:style-name="ce1">
            <text:p>A comparison study about Aloha anti-collision algorithms for RFID systems</text:p>
          </table:table-cell>
          <table:table-cell office:value-type="string" table:style-name="ce1">
            <text:p>https://doi.org/10.1145/3286606.3286780</text:p>
          </table:table-cell>
          <table:table-cell office:value-type="string" table:style-name="ce1">
            <text:p>October 2018,<text:s/></text:p>
          </table:table-cell>
          <table:table-cell office:value-type="string" table:style-name="ce1">
            <text:p>One of the biggest disadvantages of RFID systems is its low radio tag efficiency due</text:p>
            <text:p><text:s text:c="18"/>to collisions. When several tags try to transfer data to the reader simultaneously,</text:p>
            <text:p><text:s text:c="18"/>one is in the case of a multiple access. Time should be split between tags which In</text:p>
            <text:p><text:s text:c="18"/>...</text:p>
          </table:table-cell>
          <table:table-cell office:value-type="string" table:style-name="ce1">
            <text:p>['M. H. El_Harrak', 'M. E. Yaakoubi', 'L. Amhiamar', 'M. Y. Chkouri', 'A. Asselman']</text:p>
          </table:table-cell>
          <table:table-cell table:number-columns-repeated="16378"/>
        </table:table-row>
        <table:table-row table:style-name="ro1">
          <table:table-cell office:value-type="float" office:value="54" table:style-name="ce2">
            <text:p>54</text:p>
          </table:table-cell>
          <table:table-cell office:value-type="string" table:style-name="ce1">
            <text:p>A Comparative study of Open Source IDSs according to their Ability to Detect Attacks</text:p>
          </table:table-cell>
          <table:table-cell office:value-type="string" table:style-name="ce1">
            <text:p>https://doi.org/10.1145/3320326.3320383</text:p>
          </table:table-cell>
          <table:table-cell office:value-type="string" table:style-name="ce1">
            <text:p>March 2019,<text:s/></text:p>
          </table:table-cell>
          <table:table-cell office:value-type="string" table:style-name="ce1">
            <text:p>In this paper, we focus on the important role of intrusion detection systems for detecting</text:p>
            <text:p><text:s text:c="18"/>unauthorized actions initiated from both internal and external network by collecting</text:p>
            <text:p><text:s text:c="18"/>and monitoring network traffic. We give a study of the open source Next-...</text:p>
          </table:table-cell>
          <table:table-cell office:value-type="string" table:style-name="ce1">
            <text:p>['Ossama Bouziani', 'Hafssa Benaboud', 'Achraf Samir Chamkar', 'Saiida Lazaar']</text:p>
          </table:table-cell>
          <table:table-cell table:number-columns-repeated="16378"/>
        </table:table-row>
        <table:table-row table:style-name="ro1">
          <table:table-cell office:value-type="float" office:value="55" table:style-name="ce2">
            <text:p>55</text:p>
          </table:table-cell>
          <table:table-cell office:value-type="string" table:style-name="ce1">
            <text:p>Visual Language for Specifying Verification Properties: A Tool for Optimisation and Verification of Business Process Properties</text:p>
          </table:table-cell>
          <table:table-cell office:value-type="string" table:style-name="ce1">
            <text:p>https://doi.org/10.1145/3372938.3373013</text:p>
          </table:table-cell>
          <table:table-cell office:value-type="string" table:style-name="ce1">
            <text:p>October 2019,<text:s/></text:p>
          </table:table-cell>
          <table:table-cell office:value-type="string" table:style-name="ce1">
            <text:p>In this paper, we use the techniques and tools of modeling and verification to implement</text:p>
            <text:p><text:s text:c="18"/>the proposed approaches, in our earlier works, to verify formally the coherence of</text:p>
            <text:p><text:s text:c="18"/>the business processes and the integration of the verification at the design ...</text:p>
          </table:table-cell>
          <table:table-cell office:value-type="string" table:style-name="ce1">
            <text:p>['Outman El hichami', 'Mohamed Naoum', 'Mohammed Al Achhab', 'Badr Eddine El Mohajir', 'Mohamed Lazaar']</text:p>
          </table:table-cell>
          <table:table-cell table:number-columns-repeated="16378"/>
        </table:table-row>
        <table:table-row table:style-name="ro1">
          <table:table-cell office:value-type="float" office:value="56" table:style-name="ce2">
            <text:p>56</text:p>
          </table:table-cell>
          <table:table-cell office:value-type="string" table:style-name="ce1">
            <text:p>Compact Size Coplanar Waveguide Bandpass Filter Design and Modeling</text:p>
          </table:table-cell>
          <table:table-cell office:value-type="string" table:style-name="ce1">
            <text:p>https://doi.org/10.1145/3167486.3167538</text:p>
          </table:table-cell>
          <table:table-cell office:value-type="string" table:style-name="ce1">
            <text:p>November 2017,<text:s/></text:p>
          </table:table-cell>
          <table:table-cell office:value-type="string" table:style-name="ce1">
            <text:p>This paper proposes a compact cross-Coupled lines design of a coplanar waveguide bandpass</text:p>
            <text:p><text:s text:c="18"/>filter which is built from cascading several sections of quarter wavelength open-end</text:p>
            <text:p><text:s text:c="18"/>series stubs. The design originates from modeling the series stub as a system ...</text:p>
          </table:table-cell>
          <table:table-cell office:value-type="string" table:style-name="ce1">
            <text:p>['Rida El Haffar', 'Abdelkrim Farkhsi', 'Oussama Mahboub', 'Naima A. Touhami']</text:p>
          </table:table-cell>
          <table:table-cell table:number-columns-repeated="16378"/>
        </table:table-row>
        <table:table-row table:style-name="ro1">
          <table:table-cell office:value-type="float" office:value="57" table:style-name="ce2">
            <text:p>57</text:p>
          </table:table-cell>
          <table:table-cell office:value-type="string" table:style-name="ce1">
            <text:p>Social networks fake profiles detection based on account setting and activity</text:p>
          </table:table-cell>
          <table:table-cell office:value-type="string" table:style-name="ce1">
            <text:p>https://doi.org/10.1145/3368756.3369015</text:p>
          </table:table-cell>
          <table:table-cell office:value-type="string" table:style-name="ce1">
            <text:p>October 2019,<text:s/></text:p>
          </table:table-cell>
          <table:table-cell office:value-type="string" table:style-name="ce1">
            <text:p>Social networks have become popular due to the ability to connect people around the</text:p>
            <text:p><text:s text:c="18"/>world and share media (videos, photos, and communications). The present paper focuses</text:p>
            <text:p><text:s text:c="18"/>on identifying fake profiles in social media. The approaches to identifying fake ...</text:p>
          </table:table-cell>
          <table:table-cell office:value-type="string" table:style-name="ce1">
            <text:p>['Yasyn Elyusufi', 'Zakaria Elyusufi', "M'hamed Ait Kbir"]</text:p>
          </table:table-cell>
          <table:table-cell table:number-columns-repeated="16378"/>
        </table:table-row>
        <table:table-row table:style-name="ro1">
          <table:table-cell office:value-type="float" office:value="58" table:style-name="ce2">
            <text:p>58</text:p>
          </table:table-cell>
          <table:table-cell office:value-type="string" table:style-name="ce1">
            <text:p>A study on smart home for medical surveillance: contribution to smart healthcare paradigm</text:p>
          </table:table-cell>
          <table:table-cell office:value-type="string" table:style-name="ce1">
            <text:p>https://doi.org/10.1145/3368756.3368994</text:p>
          </table:table-cell>
          <table:table-cell office:value-type="string" table:style-name="ce1">
            <text:p>October 2019,<text:s/></text:p>
          </table:table-cell>
          <table:table-cell office:value-type="string" table:style-name="ce1">
            <text:p>Nowadays, healthcare and human well-being in general have been profoundly flustered</text:p>
            <text:p><text:s text:c="18"/>by the current novel technologies that have created a fresh ground for e-health and</text:p>
            <text:p><text:s text:c="18"/>smart healthcare innovations. The key benefit of e-health and smart healthcare is</text:p>
            <text:p><text:s text:c="18"/>the ...</text:p>
          </table:table-cell>
          <table:table-cell office:value-type="string" table:style-name="ce1">
            <text:p>['Eloutouate Lamiae', 'Elouaai Fatiha', 'Bouhorma Mohammed', 'Gibet Tani Hicham']</text:p>
          </table:table-cell>
          <table:table-cell table:number-columns-repeated="16378"/>
        </table:table-row>
        <table:table-row table:style-name="ro1">
          <table:table-cell office:value-type="float" office:value="59" table:style-name="ce2">
            <text:p>59</text:p>
          </table:table-cell>
          <table:table-cell office:value-type="string" table:style-name="ce1">
            <text:p>Logical topology of networks implementing IPv6 addressing</text:p>
          </table:table-cell>
          <table:table-cell office:value-type="string" table:style-name="ce1">
            <text:p>https://doi.org/10.1145/3368756.3369033</text:p>
          </table:table-cell>
          <table:table-cell office:value-type="string" table:style-name="ce1">
            <text:p>October 2019,<text:s/></text:p>
          </table:table-cell>
          <table:table-cell office:value-type="string" table:style-name="ce1">
            <text:p>The massive growth of the global routing tables is one of the biggest problems that</text:p>
            <text:p><text:s text:c="18"/>still face internet nowadays. This problem is mainly caused by the random distribution</text:p>
            <text:p><text:s text:c="18"/>of IPv4 addresses.</text:p>
          </table:table-cell>
          <table:table-cell office:value-type="string" table:style-name="ce1">
            <text:p>['Acia Izem', 'Mohamed Wakrim', 'Abderrahim Ghadi']</text:p>
          </table:table-cell>
          <table:table-cell table:number-columns-repeated="16378"/>
        </table:table-row>
        <table:table-row table:style-name="ro1">
          <table:table-cell office:value-type="float" office:value="60" table:style-name="ce2">
            <text:p>60</text:p>
          </table:table-cell>
          <table:table-cell office:value-type="string" table:style-name="ce1">
            <text:p>The socio-cultural acceptance of EcoSan latrines in rural areas of Morocco</text:p>
          </table:table-cell>
          <table:table-cell office:value-type="string" table:style-name="ce1">
            <text:p>https://doi.org/10.1145/3286606.3286815</text:p>
          </table:table-cell>
          <table:table-cell office:value-type="string" table:style-name="ce1">
            <text:p>October 2018,<text:s/></text:p>
          </table:table-cell>
          <table:table-cell office:value-type="string" table:style-name="ce1">
            <text:p>The lack of sanitation, in many developing countries such as Morocco, is a real burden</text:p>
            <text:p><text:s text:c="18"/>on the health of the population and environment. Traditional methods of defecation</text:p>
            <text:p><text:s text:c="18"/>such as the simple pit latrines and the open air are still widely used in rural ...</text:p>
          </table:table-cell>
          <table:table-cell office:value-type="string" table:style-name="ce1">
            <text:p>['Aziz Taouraout', 'Addelkader Chahlaoui', 'Driss Belghyti', 'Mohamed Najy', 'Adel Kharroubi']</text:p>
          </table:table-cell>
          <table:table-cell table:number-columns-repeated="16378"/>
        </table:table-row>
        <table:table-row table:style-name="ro1">
          <table:table-cell office:value-type="float" office:value="61" table:style-name="ce2">
            <text:p>61</text:p>
          </table:table-cell>
          <table:table-cell office:value-type="string" table:style-name="ce1">
            <text:p>Spatial distribution of incidence of leishmaniasis of different communes of Sefrou</text:p>
            <text:p><text:s text:c="21"/>Province (2007--2010), central north of Morocco</text:p>
          </table:table-cell>
          <table:table-cell office:value-type="string" table:style-name="ce1">
            <text:p>https://doi.org/10.1145/3368756.3368992</text:p>
          </table:table-cell>
          <table:table-cell office:value-type="string" table:style-name="ce1">
            <text:p>October 2019,<text:s/></text:p>
          </table:table-cell>
          <table:table-cell office:value-type="string" table:style-name="ce1">
            <text:p>Leishmaniasis represents a public health problem and an endemic disease in Morocco.</text:p>
            <text:p><text:s text:c="18"/>Increasing cases of leishmaniasis disease have been reported during recent years in</text:p>
            <text:p><text:s text:c="18"/>Sefrou Province, Central Morocco. This study presents the role of the mapping tool</text:p>
            <text:p><text:s text:c="18"/>in ...</text:p>
          </table:table-cell>
          <table:table-cell office:value-type="string" table:style-name="ce1">
            <text:p>['Fatima Zahra Talbi', 'Abdellatif Janati Idrissi', 'Abderrazzak Sandoudi', 'Abdelhakim El Ouali Lalami']</text:p>
          </table:table-cell>
          <table:table-cell table:number-columns-repeated="16378"/>
        </table:table-row>
        <table:table-row table:style-name="ro1">
          <table:table-cell office:value-type="float" office:value="62" table:style-name="ce2">
            <text:p>62</text:p>
          </table:table-cell>
          <table:table-cell office:value-type="string" table:style-name="ce1">
            <text:p>Automatic classification of daily-histograms of solar irradiance in Morocco: A nonparametric-Bayesian paradigm</text:p>
          </table:table-cell>
          <table:table-cell office:value-type="string" table:style-name="ce1">
            <text:p>https://doi.org/10.1145/3314074.3314098</text:p>
          </table:table-cell>
          <table:table-cell office:value-type="string" table:style-name="ce1">
            <text:p>March 2019,<text:s/></text:p>
          </table:table-cell>
          <table:table-cell office:value-type="string" table:style-name="ce1">
            <text:p>This paper presents a study into the utilization of the non-parametric statistic combined</text:p>
            <text:p><text:s text:c="18"/>with the Bayesian paradigm for solar irradiance conditions clustering. A Dirichlet-multinomial</text:p>
            <text:p><text:s text:c="18"/>mixture model is applied to automatically adapt to the correct ...</text:p>
          </table:table-cell>
          <table:table-cell office:value-type="string" table:style-name="ce1">
            <text:p>['Âzeddine Frimane', 'Wassima Ait Ahmed', 'Badr Ouhammou', 'Mohammed Aggour']</text:p>
          </table:table-cell>
          <table:table-cell table:number-columns-repeated="16378"/>
        </table:table-row>
        <table:table-row table:style-name="ro1">
          <table:table-cell office:value-type="float" office:value="63" table:style-name="ce2">
            <text:p>63</text:p>
          </table:table-cell>
          <table:table-cell office:value-type="string" table:style-name="ce1">
            <text:p>Delf3D Morphological Modelling of Wave Climate and Sediment Transport in Kenitra Coast</text:p>
            <text:p><text:s text:c="21"/>(Morocco)</text:p>
          </table:table-cell>
          <table:table-cell office:value-type="string" table:style-name="ce1">
            <text:p>https://doi.org/10.1145/3399205.3399244</text:p>
          </table:table-cell>
          <table:table-cell office:value-type="string" table:style-name="ce1">
            <text:p>March 2020,<text:s/></text:p>
          </table:table-cell>
          <table:table-cell office:value-type="string" table:style-name="ce1">
            <text:p>Knowledge on wave incidence direction and sediment transport are important for the</text:p>
            <text:p><text:s text:c="18"/>design of any coastal structure. Such detail of wave information may vary from the</text:p>
            <text:p><text:s text:c="18"/>information on wave direction to the wave direction spreading. The objective of the</text:p>
            <text:p><text:s text:c="18"/>...</text:p>
          </table:table-cell>
          <table:table-cell office:value-type="string" table:style-name="ce1">
            <text:p>['Hind Azidane', 'Michel Boko', 'Mohammed El Bouhaddioui']</text:p>
          </table:table-cell>
          <table:table-cell table:number-columns-repeated="16378"/>
        </table:table-row>
        <table:table-row table:style-name="ro1">
          <table:table-cell office:value-type="float" office:value="64" table:style-name="ce2">
            <text:p>64</text:p>
          </table:table-cell>
          <table:table-cell office:value-type="string" table:style-name="ce1">
            <text:p>Vertical flow constructed wetland a green technology to improve sanitation in future</text:p>
            <text:p><text:s text:c="21"/>smart cities of Morocco</text:p>
          </table:table-cell>
          <table:table-cell office:value-type="string" table:style-name="ce1">
            <text:p>https://doi.org/10.1145/3368756.3368963</text:p>
          </table:table-cell>
          <table:table-cell office:value-type="string" table:style-name="ce1">
            <text:p>October 2019,<text:s/></text:p>
          </table:table-cell>
          <table:table-cell office:value-type="string" table:style-name="ce1">
            <text:p>1In order to improve the quality of smart city environment, health and well-being of</text:p>
            <text:p><text:s text:c="18"/>their residents, the choice of a sustainable, economical and efficient technique adapted</text:p>
            <text:p><text:s text:c="18"/>to the area conditions, becomes a necessity. To do this in Moroccan conditions, ...</text:p>
          </table:table-cell>
          <table:table-cell office:value-type="string" table:style-name="ce1">
            <text:p>['Aziz Taouraout', 'Addelkader Chahlaoui', 'Driss Belghyti', 'Mohamed Najy', 'Rachid Sammoudi']</text:p>
          </table:table-cell>
          <table:table-cell table:number-columns-repeated="16378"/>
        </table:table-row>
        <table:table-row table:style-name="ro1">
          <table:table-cell office:value-type="float" office:value="65" table:style-name="ce2">
            <text:p>65</text:p>
          </table:table-cell>
          <table:table-cell office:value-type="string" table:style-name="ce1">
            <text:p>Evaluation of the Physicochemical Quality of Dayet Erroumi Lake in Low Water Period</text:p>
            <text:p><text:s text:c="21"/>(Khemisset, Morocco)</text:p>
          </table:table-cell>
          <table:table-cell office:value-type="string" table:style-name="ce1">
            <text:p>https://doi.org/10.1145/3399205.3399220</text:p>
          </table:table-cell>
          <table:table-cell office:value-type="string" table:style-name="ce1">
            <text:p>March 2020,<text:s/></text:p>
          </table:table-cell>
          <table:table-cell office:value-type="string" table:style-name="ce1">
            <text:p>Dayet Erroumi lake is a site of biological and ecological interest. It is the only</text:p>
            <text:p><text:s text:c="18"/>permanent low-lying continental lake in Morocco. The objective of this work is to</text:p>
            <text:p><text:s text:c="18"/>assess the physicochemical quality of the lake in low water period. Six samples, noted</text:p>
            <text:p><text:s text:c="18"/>...</text:p>
          </table:table-cell>
          <table:table-cell office:value-type="string" table:style-name="ce1">
            <text:p>['Mohamed El Qryefy', 'Mohamed Najy', 'Mohamed Lachhab', 'Driss Belghyti', 'Jamila Ouardi', 'Khadija El Kharrim']</text:p>
          </table:table-cell>
          <table:table-cell table:number-columns-repeated="16378"/>
        </table:table-row>
        <table:table-row table:style-name="ro1">
          <table:table-cell office:value-type="float" office:value="66" table:style-name="ce2">
            <text:p>66</text:p>
          </table:table-cell>
          <table:table-cell office:value-type="string" table:style-name="ce1">
            <text:p>Impacts of the reuse of wastewater from the Bouishak wadi in the city of Meknes (central-</text:p>
            <text:p><text:s text:c="21"/>south Morocco) in urban agriculture</text:p>
          </table:table-cell>
          <table:table-cell office:value-type="string" table:style-name="ce1">
            <text:p>https://doi.org/10.1145/3368756.3368999</text:p>
          </table:table-cell>
          <table:table-cell office:value-type="string" table:style-name="ce1">
            <text:p>October 2019,<text:s/></text:p>
          </table:table-cell>
          <table:table-cell office:value-type="string" table:style-name="ce1">
            <text:p>1The current work is to monitor monthly the bacteriological quality of raw wastewater</text:p>
            <text:p><text:s text:c="18"/>discharged into the Bouishak River of the city of Meknes (Morocco) and to discern</text:p>
            <text:p><text:s text:c="18"/>the impact of the reuse of this wastewater on the irrigation of vegetable crops. To</text:p>
            <text:p><text:s text:c="18"/>...</text:p>
          </table:table-cell>
          <table:table-cell office:value-type="string" table:style-name="ce1">
            <text:p>['Khadija Ouarrak', 'Addelkader Chahlaoui', 'Aziz Taouraout', 'Imane Taha']</text:p>
          </table:table-cell>
          <table:table-cell table:number-columns-repeated="16378"/>
        </table:table-row>
        <table:table-row table:style-name="ro1">
          <table:table-cell office:value-type="float" office:value="67" table:style-name="ce2">
            <text:p>67</text:p>
          </table:table-cell>
          <table:table-cell office:value-type="string" table:style-name="ce1">
            <text:p>Treatment of hydroxide discharges from a drinking water treatment plant in the city</text:p>
            <text:p><text:s text:c="21"/>of Rabat (Morocco)</text:p>
          </table:table-cell>
          <table:table-cell office:value-type="string" table:style-name="ce1">
            <text:p>https://doi.org/10.1145/3368756.3368989</text:p>
          </table:table-cell>
          <table:table-cell office:value-type="string" table:style-name="ce1">
            <text:p>October 2019,<text:s/></text:p>
          </table:table-cell>
          <table:table-cell office:value-type="string" table:style-name="ce1">
            <text:p>The objective of our work is the optimization of the sludge treatment unit by centrifugation.</text:p>
            <text:p><text:s text:c="18"/>The liquid sludge's from purging the settling tanks and the washing water from the</text:p>
            <text:p><text:s text:c="18"/>filters are discharged to the thickener in order to increase their ability ...</text:p>
          </table:table-cell>
          <table:table-cell office:value-type="string" table:style-name="ce1">
            <text:p>['Mohamed Najy', 'Hassan Ech-Chafay', 'Ifakkou Elismaili', 'Aziz Taouraout', 'Driss Belghyti']</text:p>
          </table:table-cell>
          <table:table-cell table:number-columns-repeated="16378"/>
        </table:table-row>
        <table:table-row table:style-name="ro1">
          <table:table-cell office:value-type="float" office:value="68" table:style-name="ce2">
            <text:p>68</text:p>
          </table:table-cell>
          <table:table-cell office:value-type="string" table:style-name="ce1">
            <text:p>Parasitic study of wastewater discharging in Boufekrane river at the collector of</text:p>
            <text:p><text:s text:c="21"/>the Agdal district (Meknes, Morocco): inventory and monitoring</text:p>
          </table:table-cell>
          <table:table-cell office:value-type="string" table:style-name="ce1">
            <text:p>https://doi.org/10.1145/3368756.3369002</text:p>
          </table:table-cell>
          <table:table-cell office:value-type="string" table:style-name="ce1">
            <text:p>October 2019,<text:s/></text:p>
          </table:table-cell>
          <table:table-cell office:value-type="string" table:style-name="ce1">
            <text:p>1The Boufekrane River crosses the city of Meknes from south to north and is a place</text:p>
            <text:p><text:s text:c="18"/>of discharge of urban wastewater. This oued is a significant source of water for irrigating</text:p>
            <text:p><text:s text:c="18"/>vegetable crops at neighboring farms. In the absence of treatment of this ...</text:p>
          </table:table-cell>
          <table:table-cell office:value-type="string" table:style-name="ce1">
            <text:p>['Imane Taha', 'Addelkader Chahlaoui', 'Aziz Taouraout', 'Rachid Sammoudi', 'Khadija Ouarrak', 'Adel Kharroubi']</text:p>
          </table:table-cell>
          <table:table-cell table:number-columns-repeated="16378"/>
        </table:table-row>
        <table:table-row table:style-name="ro1">
          <table:table-cell office:value-type="float" office:value="69" table:style-name="ce2">
            <text:p>69</text:p>
          </table:table-cell>
          <table:table-cell office:value-type="string" table:style-name="ce1">
            <text:p>Three-Dimensional Modeling of Plio-Quaternary Deposits of the Alluvial Sub-Basin of</text:p>
            <text:p><text:s text:c="21"/>the Rharb (Sidi Yahya Sidi Slimne Sub-Basin-Morocco NW)</text:p>
          </table:table-cell>
          <table:table-cell office:value-type="string" table:style-name="ce1">
            <text:p>https://doi.org/10.1145/3399205.3399245</text:p>
          </table:table-cell>
          <table:table-cell office:value-type="string" table:style-name="ce1">
            <text:p>March 2020,<text:s/></text:p>
          </table:table-cell>
          <table:table-cell office:value-type="string" table:style-name="ce1">
            <text:p>The aquifer geometry behavior in alluvial plains was confronted by lateral heterogeneity</text:p>
            <text:p><text:s text:c="18"/>of the sandy bodies of the channels, alluvial fans, as well as other phenomenon occurring</text:p>
            <text:p><text:s text:c="18"/>in the shallow marine environment and/or deep-water.</text:p>
          </table:table-cell>
          <table:table-cell office:value-type="string" table:style-name="ce1">
            <text:p>['Mohammed El Bouhaddioui', 'Abdelaziz Mridekh', 'Hind Azidane']</text:p>
          </table:table-cell>
          <table:table-cell table:number-columns-repeated="16378"/>
        </table:table-row>
        <table:table-row table:style-name="ro1">
          <table:table-cell office:value-type="float" office:value="70" table:style-name="ce2">
            <text:p>70</text:p>
          </table:table-cell>
          <table:table-cell office:value-type="string" table:style-name="ce1">
            <text:p>Development of a quality index model of spring waters: case study of the springs waters in Taanzoult plain (Aguelmam Sidi Ali RAMSAR site),</text:p>
            <text:p><text:s text:c="21"/>Draa Tafilalt region, Morocco</text:p>
          </table:table-cell>
          <table:table-cell office:value-type="string" table:style-name="ce1">
            <text:p>https://doi.org/10.1145/3368756.3369007</text:p>
          </table:table-cell>
          <table:table-cell office:value-type="string" table:style-name="ce1">
            <text:p>October 2019,<text:s/></text:p>
          </table:table-cell>
          <table:table-cell office:value-type="string" table:style-name="ce1">
            <text:p>The present study aims to develop a quality index model of spring waters (WQI-S).</text:p>
            <text:p><text:s text:c="18"/>Based on the principal component analysis, the potential indicators were calculated.</text:p>
            <text:p><text:s text:c="18"/>This model has been applied to determine the springs water quality of Taanzoult plain</text:p>
            <text:p><text:s text:c="18"/>(...</text:p>
          </table:table-cell>
          <table:table-cell office:value-type="string" table:style-name="ce1">
            <text:p>['Rachid Sammoudi', 'Abdelkader Chahlaoui', 'Adel Kharoubi', 'Imane Taha', 'Aziz Taouraout']</text:p>
          </table:table-cell>
          <table:table-cell table:number-columns-repeated="16378"/>
        </table:table-row>
        <table:table-row table:style-name="ro1">
          <table:table-cell office:value-type="float" office:value="71" table:style-name="ce2">
            <text:p>71</text:p>
          </table:table-cell>
          <table:table-cell office:value-type="string" table:style-name="ce1">
            <text:p>A Modeling Framework for the Moroccan sociolect recognition used on the social media</text:p>
          </table:table-cell>
          <table:table-cell office:value-type="string" table:style-name="ce1">
            <text:p>https://doi.org/10.1145/3090354.3090389</text:p>
          </table:table-cell>
          <table:table-cell office:value-type="string" table:style-name="ce1">
            <text:p>March 2017,<text:s/></text:p>
          </table:table-cell>
          <table:table-cell office:value-type="string" table:style-name="ce1">
            <text:p>In this paper, we propose a new modeling methodology for Moroccan sociolect recognition</text:p>
            <text:p><text:s text:c="18"/>used on the social media. It is based on detecting the language of each word in the</text:p>
            <text:p><text:s text:c="18"/>text: classical Arabic, Tamazight, French or English, determination of the ...</text:p>
          </table:table-cell>
          <table:table-cell office:value-type="string" table:style-name="ce1">
            <text:p>['Fadoua Mansouri', 'Sadiq Abdelalim', 'El Azami Ikram']</text:p>
          </table:table-cell>
          <table:table-cell table:number-columns-repeated="16378"/>
        </table:table-row>
        <table:table-row table:style-name="ro1">
          <table:table-cell office:value-type="float" office:value="72" table:style-name="ce2">
            <text:p>72</text:p>
          </table:table-cell>
          <table:table-cell office:value-type="string" table:style-name="ce1">
            <text:p>Does Human Activities Growth Lead to Biodiversity Loss in the Moroccan Coastal Lagoons?: A Diagnostic Comparison Study</text:p>
          </table:table-cell>
          <table:table-cell office:value-type="string" table:style-name="ce1">
            <text:p>https://doi.org/10.1145/3399205.3399231</text:p>
          </table:table-cell>
          <table:table-cell office:value-type="string" table:style-name="ce1">
            <text:p>March 2020,<text:s/></text:p>
          </table:table-cell>
          <table:table-cell office:value-type="string" table:style-name="ce1">
            <text:p>Over 40% of the world's population lives alongside the coastal zone. Furthermore,</text:p>
            <text:p><text:s text:c="18"/>the continued increase of many identified and unidentified human activities nearby</text:p>
            <text:p><text:s text:c="18"/>the coastal environment, such as estuaries, lakes, and lagoons, can harm the fauna,</text:p>
            <text:p><text:s text:c="18"/>...</text:p>
          </table:table-cell>
          <table:table-cell office:value-type="string" table:style-name="ce1">
            <text:p>['Nezha Mejjad', 'Abdelmourhit Laissaoui', 'Ahmed Fekri', 'Ayoub Benmhammed', 'Ouafa El Hammoumi', 'El Khalil Cherif']</text:p>
          </table:table-cell>
          <table:table-cell table:number-columns-repeated="16378"/>
        </table:table-row>
        <table:table-row table:style-name="ro1">
          <table:table-cell office:value-type="float" office:value="73" table:style-name="ce2">
            <text:p>73</text:p>
          </table:table-cell>
          <table:table-cell office:value-type="string" table:style-name="ce1">
            <text:p>Usage of Cloud Computing for natural resource management: Perception of Moroccan public administration in oasis areas</text:p>
          </table:table-cell>
          <table:table-cell office:value-type="string" table:style-name="ce1">
            <text:p>https://doi.org/10.1145/3399205.3399218</text:p>
          </table:table-cell>
          <table:table-cell office:value-type="string" table:style-name="ce1">
            <text:p>March 2020,<text:s/></text:p>
          </table:table-cell>
          <table:table-cell office:value-type="string" table:style-name="ce1">
            <text:p>In Morocco, human activities impact negatively natural resources, and the management</text:p>
            <text:p><text:s text:c="18"/>of these resources remains difficult considering the multitude of actors, the non-coordination</text:p>
            <text:p><text:s text:c="18"/>of users and exploiters and the non-sharing of information with actors. ...</text:p>
          </table:table-cell>
          <table:table-cell office:value-type="string" table:style-name="ce1">
            <text:p>['Khalid Hafed', 'Aniss Moumen', 'Youssef Fakhry', 'Khadija Sellamy']</text:p>
          </table:table-cell>
          <table:table-cell table:number-columns-repeated="16378"/>
        </table:table-row>
        <table:table-row table:style-name="ro1">
          <table:table-cell office:value-type="float" office:value="74" table:style-name="ce2">
            <text:p>74</text:p>
          </table:table-cell>
          <table:table-cell office:value-type="string" table:style-name="ce1">
            <text:p>Moroccan Water Information System: Exploratory study System Literature Review</text:p>
          </table:table-cell>
          <table:table-cell office:value-type="string" table:style-name="ce1">
            <text:p>https://doi.org/10.1145/3399205.3399226</text:p>
          </table:table-cell>
          <table:table-cell office:value-type="string" table:style-name="ce1">
            <text:p>March 2020,<text:s/></text:p>
          </table:table-cell>
          <table:table-cell office:value-type="string" table:style-name="ce1">
            <text:p>The Kingdom of Morocco is committed to meeting the challenges of the water sector</text:p>
            <text:p><text:s text:c="18"/>in the country to ensure sustainable and balanced socio-economic development throughout</text:p>
            <text:p><text:s text:c="18"/>the territory through integrated management of its mobilizable resources and ...</text:p>
          </table:table-cell>
          <table:table-cell office:value-type="string" table:style-name="ce1">
            <text:p>['Jamil Hicham', 'Moumen Aniss', 'Mansouri Bouabid']</text:p>
          </table:table-cell>
          <table:table-cell table:number-columns-repeated="16378"/>
        </table:table-row>
        <table:table-row table:style-name="ro1">
          <table:table-cell office:value-type="float" office:value="75" table:style-name="ce2">
            <text:p>75</text:p>
          </table:table-cell>
          <table:table-cell office:value-type="string" table:style-name="ce1">
            <text:p>Application of Water Quality Index for the Assessment of Boudaroua Lake in the Moroccan</text:p>
            <text:p><text:s text:c="21"/>Pre-Rif</text:p>
          </table:table-cell>
          <table:table-cell office:value-type="string" table:style-name="ce1">
            <text:p>https://doi.org/10.1145/3399205.3399248</text:p>
          </table:table-cell>
          <table:table-cell office:value-type="string" table:style-name="ce1">
            <text:p>March 2020,<text:s/></text:p>
          </table:table-cell>
          <table:table-cell office:value-type="string" table:style-name="ce1">
            <text:p>This work aims to assess the quality of surface water in Boudaroua Lake which is located</text:p>
            <text:p><text:s text:c="18"/>3 km far from Ouazzane city, in northern Morocco. The water quality index (WQI) was</text:p>
            <text:p><text:s text:c="18"/>used to assess the potential incidence of toxicity in the elements studied on ...</text:p>
          </table:table-cell>
          <table:table-cell office:value-type="string" table:style-name="ce1">
            <text:p>['Hicham En-nkhili', 'Mohamed Najy', 'Issam Etebaai', 'Fatima Zahra Talbi', 'Khadija El Kharrim', 'Driss Belghyti']</text:p>
          </table:table-cell>
          <table:table-cell table:number-columns-repeated="16378"/>
        </table:table-row>
        <table:table-row table:style-name="ro1">
          <table:table-cell office:value-type="float" office:value="76" table:style-name="ce2">
            <text:p>76</text:p>
          </table:table-cell>
          <table:table-cell office:value-type="string" table:style-name="ce1">
            <text:p>Geographical information systems (GIS) and epidemiology of vector diseases: case of leishmaniasis in the Fez-Meknes, region of Morocco</text:p>
          </table:table-cell>
          <table:table-cell office:value-type="string" table:style-name="ce1">
            <text:p>https://doi.org/10.1145/3368756.3368978</text:p>
          </table:table-cell>
          <table:table-cell office:value-type="string" table:style-name="ce1">
            <text:p>October 2019,<text:s/></text:p>
          </table:table-cell>
          <table:table-cell office:value-type="string" table:style-name="ce1">
            <text:p>1 Among the epidemics, which constitute a real public health problem despite the progress</text:p>
            <text:p><text:s text:c="18"/>of research, are leishmaniases. Leishmaniasis is parasitic infestations common to</text:p>
            <text:p><text:s text:c="18"/>humans and to certain animals (anthropozoonoses).</text:p>
          </table:table-cell>
          <table:table-cell office:value-type="string" table:style-name="ce1">
            <text:p>['Hajar El omari', 'Abdelkader Chahlaoui', 'Aziz Taouraout', 'Abdelhakim El Ouali Lalami']</text:p>
          </table:table-cell>
          <table:table-cell table:number-columns-repeated="16378"/>
        </table:table-row>
        <table:table-row table:style-name="ro1">
          <table:table-cell office:value-type="float" office:value="77" table:style-name="ce2">
            <text:p>77</text:p>
          </table:table-cell>
          <table:table-cell office:value-type="string" table:style-name="ce1">
            <text:p>Modeling the learner within an ILE: Attribute scoring and unsupervised classification of the profile</text:p>
          </table:table-cell>
          <table:table-cell office:value-type="string" table:style-name="ce1">
            <text:p>https://doi.org/10.1145/3314074.3314104</text:p>
          </table:table-cell>
          <table:table-cell office:value-type="string" table:style-name="ce1">
            <text:p>March 2019,<text:s/></text:p>
          </table:table-cell>
          <table:table-cell office:value-type="string" table:style-name="ce1">
            <text:p>The observation and the monitoring of the learner is a fundamental problem for interactive</text:p>
            <text:p><text:s text:c="18"/>learning environments (ILE). The ILE needs to provide tools to replace traditional</text:p>
            <text:p><text:s text:c="18"/>means and the analysis of the learner's interactions with his learning ...</text:p>
          </table:table-cell>
          <table:table-cell office:value-type="string" table:style-name="ce1">
            <text:p>['Yassine Ouali', 'Ilham Oumaira', 'Youssef Rochdi']</text:p>
          </table:table-cell>
          <table:table-cell table:number-columns-repeated="16378"/>
        </table:table-row>
        <table:table-row table:style-name="ro1">
          <table:table-cell office:value-type="float" office:value="78" table:style-name="ce2">
            <text:p>78</text:p>
          </table:table-cell>
          <table:table-cell office:value-type="string" table:style-name="ce1">
            <text:p>A Toolbox For Calibrating Fundus Camera</text:p>
          </table:table-cell>
          <table:table-cell office:value-type="string" table:style-name="ce1">
            <text:p>https://doi.org/10.1145/3314074.3314081</text:p>
          </table:table-cell>
          <table:table-cell office:value-type="string" table:style-name="ce1">
            <text:p>March 2019,<text:s/></text:p>
          </table:table-cell>
          <table:table-cell office:value-type="string" table:style-name="ce1">
            <text:p>Camera calibration has many applications in various fields of computer vision, such</text:p>
            <text:p><text:s text:c="18"/>as 3d reconstruction, object recognition and pose estimation. It consists in finding</text:p>
            <text:p><text:s text:c="18"/>the intrinsic parameters and, possibly, the extrinsic parameters of a camera. The</text:p>
            <text:p><text:s text:c="18"/>...</text:p>
          </table:table-cell>
          <table:table-cell office:value-type="string" table:style-name="ce1">
            <text:p>['Mostafa Taibi', 'Rabha Allaoui', 'Raja Touahni']</text:p>
          </table:table-cell>
          <table:table-cell table:number-columns-repeated="16378"/>
        </table:table-row>
        <table:table-row table:style-name="ro1">
          <table:table-cell office:value-type="float" office:value="79" table:style-name="ce2">
            <text:p>79</text:p>
          </table:table-cell>
          <table:table-cell office:value-type="string" table:style-name="ce1">
            <text:p>Compound Facial Expression Recognition Based on Highway CNN</text:p>
          </table:table-cell>
          <table:table-cell office:value-type="string" table:style-name="ce1">
            <text:p>https://doi.org/10.1145/3314074.3314075</text:p>
          </table:table-cell>
          <table:table-cell office:value-type="string" table:style-name="ce1">
            <text:p>March 2019,<text:s/></text:p>
          </table:table-cell>
          <table:table-cell office:value-type="string" table:style-name="ce1">
            <text:p>Data mining and machine learning are nowadays among the most known topics in research</text:p>
            <text:p><text:s text:c="18"/>and they are used to analyze several probabilities of the characterization of databases.</text:p>
            <text:p><text:s text:c="18"/>Besides, for many years statistical purposes were used to collect databases. ...</text:p>
          </table:table-cell>
          <table:table-cell office:value-type="string" table:style-name="ce1">
            <text:p>['Khadija Slimani', 'Khadija Lekdioui', 'Rochdi Messoussi', 'Raja Touahni']</text:p>
          </table:table-cell>
          <table:table-cell table:number-columns-repeated="16378"/>
        </table:table-row>
        <table:table-row table:style-name="ro1">
          <table:table-cell office:value-type="float" office:value="80" table:style-name="ce2">
            <text:p>80</text:p>
          </table:table-cell>
          <table:table-cell office:value-type="string" table:style-name="ce1">
            <text:p>3D Shape Classification Using 3D Discrete Moments and Deep Neural Networks</text:p>
          </table:table-cell>
          <table:table-cell office:value-type="string" table:style-name="ce1">
            <text:p>https://doi.org/10.1145/3320326.3320398</text:p>
          </table:table-cell>
          <table:table-cell office:value-type="string" table:style-name="ce1">
            <text:p>March 2019,<text:s/></text:p>
          </table:table-cell>
          <table:table-cell office:value-type="string" table:style-name="ce1">
            <text:p>In this paper, we propose a new model for 3D shape classification based on 3D discrete</text:p>
            <text:p><text:s text:c="18"/>orthogonal moments and deep neural network (DNN) to enhance the classification accuracy</text:p>
            <text:p><text:s text:c="18"/>of 3D objects under geometric transformations such as scale and rotation. The ...</text:p>
          </table:table-cell>
          <table:table-cell office:value-type="string" table:style-name="ce1">
            <text:p>['Zouhir Lakhili', 'Abdelmajid El Alami', 'Abderrahim Mesbah', 'Aissam Berrahou', 'Hassan Qjidaa']</text:p>
          </table:table-cell>
          <table:table-cell table:number-columns-repeated="16378"/>
        </table:table-row>
        <table:table-row table:style-name="ro1">
          <table:table-cell office:value-type="float" office:value="81" table:style-name="ce2">
            <text:p>81</text:p>
          </table:table-cell>
          <table:table-cell office:value-type="string" table:style-name="ce1">
            <text:p>Node localization to optimize the MPR selection in smart mobile communication</text:p>
          </table:table-cell>
          <table:table-cell office:value-type="string" table:style-name="ce1">
            <text:p>https://doi.org/10.1145/3128128.3128130</text:p>
          </table:table-cell>
          <table:table-cell office:value-type="string" table:style-name="ce1">
            <text:p>July 2017,<text:s/></text:p>
          </table:table-cell>
          <table:table-cell office:value-type="string" table:style-name="ce1">
            <text:p>Nowadays, we are converging more and more towards smart environments like smart cars,</text:p>
            <text:p><text:s text:c="18"/>drones, unmanned airplanes, internet of things and connected homes... These new gadgets</text:p>
            <text:p><text:s text:c="18"/>are in need to communicate and interact with each other for their proper ...</text:p>
          </table:table-cell>
          <table:table-cell office:value-type="string" table:style-name="ce1">
            <text:p>['Mohammed Souidi', 'Ahmed Habbani', 'Halim Berradi', 'Bilal Essaid']</text:p>
          </table:table-cell>
          <table:table-cell table:number-columns-repeated="16378"/>
        </table:table-row>
        <table:table-row table:style-name="ro1">
          <table:table-cell office:value-type="float" office:value="82" table:style-name="ce2">
            <text:p>82</text:p>
          </table:table-cell>
          <table:table-cell office:value-type="string" table:style-name="ce1">
            <text:p>3D Object Classification using 3D Racah Moments Convolutional Neural Networks</text:p>
          </table:table-cell>
          <table:table-cell office:value-type="string" table:style-name="ce1">
            <text:p>https://doi.org/10.1145/3320326.3320397</text:p>
          </table:table-cell>
          <table:table-cell office:value-type="string" table:style-name="ce1">
            <text:p>March 2019,<text:s/></text:p>
          </table:table-cell>
          <table:table-cell office:value-type="string" table:style-name="ce1">
            <text:p>In this paper, we propose a new architecture of deep neural network called 3D Racah</text:p>
            <text:p><text:s text:c="18"/>Moments Convolutional Neural Network (3D RMCNN) to improve the classification accuracy</text:p>
            <text:p><text:s text:c="18"/>and reduce the computational complexity of a 3D pattern recognition system. The ...</text:p>
          </table:table-cell>
          <table:table-cell office:value-type="string" table:style-name="ce1">
            <text:p>['Abderrahim Mesbah', 'Aissam Berrahou', 'Abdelmajid El Alami', 'Nadia Berrahou', 'Hassan Berbia', 'Hassan Qjidaa']</text:p>
          </table:table-cell>
          <table:table-cell table:number-columns-repeated="16378"/>
        </table:table-row>
        <table:table-row table:style-name="ro1">
          <table:table-cell office:value-type="float" office:value="83" table:style-name="ce2">
            <text:p>83</text:p>
          </table:table-cell>
          <table:table-cell office:value-type="string" table:style-name="ce1">
            <text:p>IoT-based knee rehabilitation system for inclusive smart city</text:p>
          </table:table-cell>
          <table:table-cell office:value-type="string" table:style-name="ce1">
            <text:p>https://doi.org/10.1145/3368756.3369068</text:p>
          </table:table-cell>
          <table:table-cell office:value-type="string" table:style-name="ce1">
            <text:p>October 2019,<text:s/></text:p>
          </table:table-cell>
          <table:table-cell office:value-type="string" table:style-name="ce1">
            <text:p>In this paper, an IoT-based knee functional rehabilitation smart system is proposed.</text:p>
            <text:p><text:s text:c="18"/>This system aims to reduce patient mobility to attend the rehabilitation session,</text:p>
            <text:p><text:s text:c="18"/>in order to achieve good accessibility and proper management of transport, improving</text:p>
            <text:p><text:s text:c="18"/>...</text:p>
          </table:table-cell>
          <table:table-cell office:value-type="string" table:style-name="ce1">
            <text:p>['Mohamed El Fezazi', 'Mounaim Aqil', 'Atman Jbari', 'Abdelilah Jilbab']</text:p>
          </table:table-cell>
          <table:table-cell table:number-columns-repeated="16378"/>
        </table:table-row>
        <table:table-row table:style-name="ro1">
          <table:table-cell office:value-type="float" office:value="84" table:style-name="ce2">
            <text:p>84</text:p>
          </table:table-cell>
          <table:table-cell office:value-type="string" table:style-name="ce1">
            <text:p>Detecting the Learner's Motivational State in Online Learning Situation Towards Adaptive</text:p>
            <text:p><text:s text:c="21"/>Learning Environments</text:p>
          </table:table-cell>
          <table:table-cell office:value-type="string" table:style-name="ce1">
            <text:p>https://doi.org/10.1145/3419604.3419760</text:p>
          </table:table-cell>
          <table:table-cell office:value-type="string" table:style-name="ce1">
            <text:p>September 2020,<text:s/></text:p>
          </table:table-cell>
          <table:table-cell office:value-type="string" table:style-name="ce1">
            <text:p>Learning platforms provide new learning opportunities. They are rich on techno-pedagogical</text:p>
            <text:p><text:s text:c="18"/>tools, enabling learners to collaborate, interact and share resources easily and freely</text:p>
            <text:p><text:s text:c="18"/>between them, based on their needs and preferences. But the limit of these ...</text:p>
          </table:table-cell>
          <table:table-cell office:value-type="string" table:style-name="ce1">
            <text:p>['Mohammed Amraouy', 'Abdellah Bennane', 'Mohammed Majid Himmi', 'Mostafa Bellafkih', 'Aziza BenOmar']</text:p>
          </table:table-cell>
          <table:table-cell table:number-columns-repeated="16378"/>
        </table:table-row>
        <table:table-row table:style-name="ro1">
          <table:table-cell office:value-type="float" office:value="85" table:style-name="ce2">
            <text:p>85</text:p>
          </table:table-cell>
          <table:table-cell office:value-type="string" table:style-name="ce1">
            <text:p>Student Interactions in Online Discussion Forums: Visual Analysis with LDA Topic Models</text:p>
          </table:table-cell>
          <table:table-cell office:value-type="string" table:style-name="ce1">
            <text:p>https://doi.org/10.1145/3230905.3230920</text:p>
          </table:table-cell>
          <table:table-cell office:value-type="string" table:style-name="ce1">
            <text:p>May 2018,<text:s/></text:p>
          </table:table-cell>
          <table:table-cell office:value-type="string" table:style-name="ce1">
            <text:p>Virtual collaboration is intuitive and highly developed for most students attending</text:p>
            <text:p><text:s text:c="18"/>today's schools. Our contribution aims to analysis, using the machine learning technique,</text:p>
            <text:p><text:s text:c="18"/>some pedagogical benefits of discussions forums for the teaching staff, to help ...</text:p>
          </table:table-cell>
          <table:table-cell office:value-type="string" table:style-name="ce1">
            <text:p>['Taoufiq Zarra', 'Raddouane Chiheb', 'Rdouan Faizi', 'Abdellatif El Afia']</text:p>
          </table:table-cell>
          <table:table-cell table:number-columns-repeated="16378"/>
        </table:table-row>
        <table:table-row table:style-name="ro1">
          <table:table-cell office:value-type="float" office:value="86" table:style-name="ce2">
            <text:p>86</text:p>
          </table:table-cell>
          <table:table-cell office:value-type="string" table:style-name="ce1">
            <text:p>Ischemia Detection Based on ST Segment Level using Wavelet Transform</text:p>
          </table:table-cell>
          <table:table-cell office:value-type="string" table:style-name="ce1">
            <text:p>https://doi.org/10.1145/3167486.3167540</text:p>
          </table:table-cell>
          <table:table-cell office:value-type="string" table:style-name="ce1">
            <text:p>November 2017,<text:s/></text:p>
          </table:table-cell>
          <table:table-cell office:value-type="string" table:style-name="ce1">
            <text:p>In this work, we present an algorithm for detection of myocardial Ischemia in electrocardiogram</text:p>
            <text:p><text:s text:c="18"/>(ECG) based on the identification of the isoelectric line and ST segment deviation.</text:p>
            <text:p><text:s text:c="18"/>During the preprocessing stage, Wavelet Packet Transform WPT is used to ...</text:p>
          </table:table-cell>
          <table:table-cell office:value-type="string" table:style-name="ce1">
            <text:p>['R. Haddadi', 'E. Abdelmounim', 'M. El Hanine', 'A. Belaguid']</text:p>
          </table:table-cell>
          <table:table-cell table:number-columns-repeated="16378"/>
        </table:table-row>
        <table:table-row table:style-name="ro1">
          <table:table-cell office:value-type="float" office:value="87" table:style-name="ce2">
            <text:p>87</text:p>
          </table:table-cell>
          <table:table-cell office:value-type="string" table:style-name="ce1">
            <text:p>DTC-SVM based on active disturbance rejection control applied on sensorless induction</text:p>
            <text:p><text:s text:c="21"/>motor</text:p>
          </table:table-cell>
          <table:table-cell office:value-type="string" table:style-name="ce1">
            <text:p>https://doi.org/10.1145/3128128.3128148</text:p>
          </table:table-cell>
          <table:table-cell office:value-type="string" table:style-name="ce1">
            <text:p>July 2017,<text:s/></text:p>
          </table:table-cell>
          <table:table-cell office:value-type="string" table:style-name="ce1">
            <text:p>This work addresses the problem inherent in internal induction motor parameters variation</text:p>
            <text:p><text:s text:c="18"/>during the operation, which significantly degrades the performance of a direct torque</text:p>
            <text:p><text:s text:c="18"/>controlled (DTC-SVM), DTC-SVM scheme is the alternative to the classical DTC ...</text:p>
          </table:table-cell>
          <table:table-cell office:value-type="string" table:style-name="ce1">
            <text:p>['Chalawane Haitam', 'Essadki Ahmed', 'Nasser Tamou']</text:p>
          </table:table-cell>
          <table:table-cell table:number-columns-repeated="16378"/>
        </table:table-row>
        <table:table-row table:style-name="ro1">
          <table:table-cell office:value-type="float" office:value="88" table:style-name="ce2">
            <text:p>88</text:p>
          </table:table-cell>
          <table:table-cell office:value-type="string" table:style-name="ce1">
            <text:p>A Comparative study of Open Source IDSs according to their Ability to Detect Attacks</text:p>
          </table:table-cell>
          <table:table-cell office:value-type="string" table:style-name="ce1">
            <text:p>https://doi.org/10.1145/3320326.3320383</text:p>
          </table:table-cell>
          <table:table-cell office:value-type="string" table:style-name="ce1">
            <text:p>March 2019,<text:s/></text:p>
          </table:table-cell>
          <table:table-cell office:value-type="string" table:style-name="ce1">
            <text:p>In this paper, we focus on the important role of intrusion detection systems for detecting</text:p>
            <text:p><text:s text:c="18"/>unauthorized actions initiated from both internal and external network by collecting</text:p>
            <text:p><text:s text:c="18"/>and monitoring network traffic. We give a study of the open source Next-...</text:p>
          </table:table-cell>
          <table:table-cell office:value-type="string" table:style-name="ce1">
            <text:p>['Ossama Bouziani', 'Hafssa Benaboud', 'Achraf Samir Chamkar', 'Saiida Lazaar']</text:p>
          </table:table-cell>
          <table:table-cell table:number-columns-repeated="16378"/>
        </table:table-row>
        <table:table-row table:style-name="ro1">
          <table:table-cell office:value-type="float" office:value="89" table:style-name="ce2">
            <text:p>89</text:p>
          </table:table-cell>
          <table:table-cell office:value-type="string" table:style-name="ce1">
            <text:p>Online Adaptive Learning: A Review of Literature</text:p>
          </table:table-cell>
          <table:table-cell office:value-type="string" table:style-name="ce1">
            <text:p>https://doi.org/10.1145/3419604.3419759</text:p>
          </table:table-cell>
          <table:table-cell office:value-type="string" table:style-name="ce1">
            <text:p>September 2020,<text:s/></text:p>
          </table:table-cell>
          <table:table-cell office:value-type="string" table:style-name="ce1">
            <text:p>In recent years, most e-learning platforms include tools that adapt learning materials</text:p>
            <text:p><text:s text:c="18"/>to learners in order to offer them personalized learning content. Researchers around</text:p>
            <text:p><text:s text:c="18"/>the world have worked on this topic to find solutions that help teachers to ...</text:p>
          </table:table-cell>
          <table:table-cell office:value-type="string" table:style-name="ce1">
            <text:p>['Jallal Talaghzi', 'Abdellah Bennane', 'Mohammed Majid Himmi', 'Mostafa Bellafkih', 'Aziza Benomar']</text:p>
          </table:table-cell>
          <table:table-cell table:number-columns-repeated="16378"/>
        </table:table-row>
        <table:table-row table:style-name="ro1">
          <table:table-cell office:value-type="float" office:value="90" table:style-name="ce2">
            <text:p>90</text:p>
          </table:table-cell>
          <table:table-cell office:value-type="string" table:style-name="ce1">
            <text:p>Applying text mining to predict learners' cognitive engagement</text:p>
          </table:table-cell>
          <table:table-cell office:value-type="string" table:style-name="ce1">
            <text:p>https://doi.org/10.1145/3175628.3175655</text:p>
          </table:table-cell>
          <table:table-cell office:value-type="string" table:style-name="ce1">
            <text:p>October 2017,<text:s/></text:p>
          </table:table-cell>
          <table:table-cell office:value-type="string" table:style-name="ce1">
            <text:p>In academic process, engagement represent one of the important success' factor. This</text:p>
            <text:p><text:s text:c="18"/>paper proposes a predictive system for learners' cognitive engagement based on their</text:p>
            <text:p><text:s text:c="18"/>online discussion forums participation. In the first level the ontology OWL and the</text:p>
            <text:p><text:s text:c="18"/>...</text:p>
          </table:table-cell>
          <table:table-cell office:value-type="string" table:style-name="ce1">
            <text:p>['Hayati Hind', 'Mohammed Khalidi Idrissi', 'Samir Bennani']</text:p>
          </table:table-cell>
          <table:table-cell table:number-columns-repeated="16378"/>
        </table:table-row>
        <table:table-row table:style-name="ro1">
          <table:table-cell office:value-type="float" office:value="91" table:style-name="ce2">
            <text:p>91</text:p>
          </table:table-cell>
          <table:table-cell office:value-type="string" table:style-name="ce1">
            <text:p>Evaluation of PCL's Descriptors for 3D Object Recognition in Cluttered Scene</text:p>
          </table:table-cell>
          <table:table-cell office:value-type="string" table:style-name="ce1">
            <text:p>https://doi.org/10.1145/3090354.3090437</text:p>
          </table:table-cell>
          <table:table-cell office:value-type="string" table:style-name="ce1">
            <text:p>March 2017,<text:s/></text:p>
          </table:table-cell>
          <table:table-cell office:value-type="string" table:style-name="ce1">
            <text:p>3D point cloud recognition is a challenging problem that is growing fast, especially</text:p>
            <text:p><text:s text:c="18"/>with the development of acquisition cameras such as the Kinect that allows the generation</text:p>
            <text:p><text:s text:c="18"/>of a lot of data to approximate an object model. Based on the types of ...</text:p>
          </table:table-cell>
          <table:table-cell office:value-type="string" table:style-name="ce1">
            <text:p>['Nabila Zrira', 'Fatima Zahra Ouadiay', 'Mohamed Hannat', 'El Houssine Bouyakhf', 'Mohamed Majid Himmi']</text:p>
          </table:table-cell>
          <table:table-cell table:number-columns-repeated="16378"/>
        </table:table-row>
        <table:table-row table:style-name="ro1">
          <table:table-cell office:value-type="float" office:value="92" table:style-name="ce2">
            <text:p>92</text:p>
          </table:table-cell>
          <table:table-cell office:value-type="string" table:style-name="ce1">
            <text:p>A new filtering-based query processing: improving semantic caching efficiency in mediation systems</text:p>
          </table:table-cell>
          <table:table-cell office:value-type="string" table:style-name="ce1">
            <text:p>https://doi.org/10.1145/3289402.3289512</text:p>
          </table:table-cell>
          <table:table-cell office:value-type="string" table:style-name="ce1">
            <text:p>October 2018,<text:s/></text:p>
          </table:table-cell>
          <table:table-cell office:value-type="string" table:style-name="ce1">
            <text:p>Due to the exponential increase in information requirements on the one hand1, and</text:p>
            <text:p><text:s text:c="18"/>in the number of heterogonous and distributed sources on the other. Several integration</text:p>
            <text:p><text:s text:c="18"/>approaches, including information mediation have been suggested. The main purpose</text:p>
            <text:p><text:s text:c="18"/>...</text:p>
          </table:table-cell>
          <table:table-cell office:value-type="string" table:style-name="ce1">
            <text:p>['Ouafa Ajarroud', 'Ahmed Zellou', 'Ali Idri']</text:p>
          </table:table-cell>
          <table:table-cell table:number-columns-repeated="16378"/>
        </table:table-row>
        <table:table-row table:style-name="ro1">
          <table:table-cell office:value-type="float" office:value="93" table:style-name="ce2">
            <text:p>93</text:p>
          </table:table-cell>
          <table:table-cell office:value-type="string" table:style-name="ce1">
            <text:p>Quality of service enhancement in wireless networks based on location approaches</text:p>
          </table:table-cell>
          <table:table-cell office:value-type="string" table:style-name="ce1">
            <text:p>https://doi.org/10.1145/3368756.3369028</text:p>
          </table:table-cell>
          <table:table-cell office:value-type="string" table:style-name="ce1">
            <text:p>October 2019,<text:s/></text:p>
          </table:table-cell>
          <table:table-cell office:value-type="string" table:style-name="ce1">
            <text:p>In a smart environment, mobile devices collect all important information and share</text:p>
            <text:p><text:s text:c="18"/>knowledge between them or with the cloud to manage resources and assets. The overhead</text:p>
            <text:p><text:s text:c="18"/>generated by the routing protocol affects drastically the exchange of data packets</text:p>
            <text:p><text:s text:c="18"/>...</text:p>
          </table:table-cell>
          <table:table-cell office:value-type="string" table:style-name="ce1">
            <text:p>['Mohammed Souidi', 'Ahmed Habbani', 'Chaimae Benjbara', 'Halim Berradi']</text:p>
          </table:table-cell>
          <table:table-cell table:number-columns-repeated="16378"/>
        </table:table-row>
        <table:table-row table:style-name="ro1">
          <table:table-cell office:value-type="float" office:value="94" table:style-name="ce2">
            <text:p>94</text:p>
          </table:table-cell>
          <table:table-cell office:value-type="string" table:style-name="ce1">
            <text:p>Popularity Prediction of Videos in YouTube as Case Study: A Regression Analysis Study</text:p>
          </table:table-cell>
          <table:table-cell office:value-type="string" table:style-name="ce1">
            <text:p>https://doi.org/10.1145/3090354.3090406</text:p>
          </table:table-cell>
          <table:table-cell office:value-type="string" table:style-name="ce1">
            <text:p>March 2017,<text:s/></text:p>
          </table:table-cell>
          <table:table-cell office:value-type="string" table:style-name="ce1">
            <text:p>Consuming and watching videos in YouTube is an integral part of our daily lives. Predicting</text:p>
            <text:p><text:s text:c="18"/>videos popularity is of great importance for many services and application ranging</text:p>
            <text:p><text:s text:c="18"/>from supporting the design and evaluation of a wide range of systems, ...</text:p>
          </table:table-cell>
          <table:table-cell office:value-type="string" table:style-name="ce1">
            <text:p>['Soufana Mekouar', 'Nabila Zrira', 'El-Houssine Bouyakhf']</text:p>
          </table:table-cell>
          <table:table-cell table:number-columns-repeated="16378"/>
        </table:table-row>
        <table:table-row table:style-name="ro1">
          <table:table-cell office:value-type="float" office:value="95" table:style-name="ce2">
            <text:p>95</text:p>
          </table:table-cell>
          <table:table-cell office:value-type="string" table:style-name="ce1">
            <text:p>Bootstrapping services availability through multipath routing for enhanced security</text:p>
            <text:p><text:s text:c="21"/>in urban IoT</text:p>
          </table:table-cell>
          <table:table-cell office:value-type="string" table:style-name="ce1">
            <text:p>https://doi.org/10.1145/3368756.3369018</text:p>
          </table:table-cell>
          <table:table-cell office:value-type="string" table:style-name="ce1">
            <text:p>October 2019,<text:s/></text:p>
          </table:table-cell>
          <table:table-cell office:value-type="string" table:style-name="ce1">
            <text:p>Mobile ad hoc networks (MANETs), are cost driven infrastructure solution to build</text:p>
            <text:p><text:s text:c="18"/>an urban Internet of Things (IoT) communication platforms with a high potential for</text:p>
            <text:p><text:s text:c="18"/>a wide range of applications in different domains. By exploiting the huge number of</text:p>
            <text:p><text:s text:c="18"/>...</text:p>
          </table:table-cell>
          <table:table-cell office:value-type="string" table:style-name="ce1">
            <text:p>['Fatna El Mahdi', 'Ahmed Habbani', 'Baohir Bouamoud', 'Mohammed Souidi']</text:p>
          </table:table-cell>
          <table:table-cell table:number-columns-repeated="16378"/>
        </table:table-row>
        <table:table-row table:style-name="ro1">
          <table:table-cell office:value-type="float" office:value="96" table:style-name="ce2">
            <text:p>96</text:p>
          </table:table-cell>
          <table:table-cell office:value-type="string" table:style-name="ce1">
            <text:p>A Seamless Handover Based MIH-Assisted PMIPV6 in Heterogeneous Network(LTE-WIFI)</text:p>
          </table:table-cell>
          <table:table-cell office:value-type="string" table:style-name="ce1">
            <text:p>https://doi.org/10.1145/3090354.3090423</text:p>
          </table:table-cell>
          <table:table-cell office:value-type="string" table:style-name="ce1">
            <text:p>March 2017,<text:s/></text:p>
          </table:table-cell>
          <table:table-cell office:value-type="string" table:style-name="ce1">
            <text:p>We consider the user equipment (UE) velocity as a vital trend in association problem</text:p>
            <text:p><text:s text:c="18"/>in heterogeneous networks (HetNets), since there is a considerable relation between</text:p>
            <text:p><text:s text:c="18"/>the velocity and the handover failure (HOF) as well as the probability of ...</text:p>
          </table:table-cell>
          <table:table-cell office:value-type="string" table:style-name="ce1">
            <text:p>['Asmae Ait Mansour', 'Nourddine Enneya', 'Mohamed Ouadou']</text:p>
          </table:table-cell>
          <table:table-cell table:number-columns-repeated="16378"/>
        </table:table-row>
        <table:table-row table:style-name="ro1">
          <table:table-cell office:value-type="float" office:value="97" table:style-name="ce2">
            <text:p>97</text:p>
          </table:table-cell>
          <table:table-cell office:value-type="string" table:style-name="ce1">
            <text:p>Directional Data Classification Using a Hierarchical Model of Von Mises Distribution</text:p>
          </table:table-cell>
          <table:table-cell office:value-type="string" table:style-name="ce1">
            <text:p>https://doi.org/10.1145/3090354.3090425</text:p>
          </table:table-cell>
          <table:table-cell office:value-type="string" table:style-name="ce1">
            <text:p>March 2017,<text:s/></text:p>
          </table:table-cell>
          <table:table-cell office:value-type="string" table:style-name="ce1">
            <text:p>The von Mises distribution1 vM--pdf is a continuous probability distribution on the</text:p>
            <text:p><text:s text:c="18"/>circle used in directional statistics. A mixture model of von Mises distribution,</text:p>
            <text:p><text:s text:c="18"/>which is broad enough to cover symmetry as well as asymmetry, unimodality as well</text:p>
            <text:p><text:s text:c="18"/>as ...</text:p>
          </table:table-cell>
          <table:table-cell office:value-type="string" table:style-name="ce1">
            <text:p>['S. Benlakhdar', 'M. Rziza', 'R. O.H. Thami']</text:p>
          </table:table-cell>
          <table:table-cell table:number-columns-repeated="16378"/>
        </table:table-row>
        <table:table-row table:style-name="ro1">
          <table:table-cell office:value-type="float" office:value="98" table:style-name="ce2">
            <text:p>98</text:p>
          </table:table-cell>
          <table:table-cell office:value-type="string" table:style-name="ce1">
            <text:p>An adult learner's knowledge model based on ontologies and rule reasoning</text:p>
          </table:table-cell>
          <table:table-cell office:value-type="string" table:style-name="ce1">
            <text:p>https://doi.org/10.1145/3175628.3175656</text:p>
          </table:table-cell>
          <table:table-cell office:value-type="string" table:style-name="ce1">
            <text:p>October 2017,<text:s/></text:p>
          </table:table-cell>
          <table:table-cell office:value-type="string" table:style-name="ce1">
            <text:p>One of the biggest challenges of Adaptive e-learning systems is learner modelling.</text:p>
            <text:p><text:s text:c="18"/>The learner model should represent the learner's characteristics as faithfully as</text:p>
            <text:p><text:s text:c="18"/>possible in order to provide adaptive learning. Among these characteristics, the learner'...</text:p>
          </table:table-cell>
          <table:table-cell office:value-type="string" table:style-name="ce1">
            <text:p>['Abir Abyaa', 'Mohammed Khalidi Idrissi', 'Samir Bennani']</text:p>
          </table:table-cell>
          <table:table-cell table:number-columns-repeated="16378"/>
        </table:table-row>
        <table:table-row table:style-name="ro1">
          <table:table-cell office:value-type="float" office:value="99" table:style-name="ce2">
            <text:p>99</text:p>
          </table:table-cell>
          <table:table-cell office:value-type="string" table:style-name="ce1">
            <text:p>A study of the application of statistical methods for Big data</text:p>
          </table:table-cell>
          <table:table-cell office:value-type="string" table:style-name="ce1">
            <text:p>https://doi.org/10.1145/3230905.3230944</text:p>
          </table:table-cell>
          <table:table-cell office:value-type="string" table:style-name="ce1">
            <text:p>May 2018,<text:s/></text:p>
          </table:table-cell>
          <table:table-cell office:value-type="string" table:style-name="ce1">
            <text:p>The use of analysis and classification methods for big data is difficult. Several</text:p>
            <text:p><text:s text:c="18"/>proposals consist in dividing randomly the population into b sub-samples and aggregating</text:p>
            <text:p><text:s text:c="18"/>the parameters using an estimator based on the average parameters of these ...</text:p>
          </table:table-cell>
          <table:table-cell office:value-type="string" table:style-name="ce1">
            <text:p>['Samya Tajmouati', 'Abdallah Abarda', 'Mustapha El Moudden', 'Mohamed Dakkon', 'Mustapha Esghir']</text:p>
          </table:table-cell>
          <table:table-cell table:number-columns-repeated="16378"/>
        </table:table-row>
        <table:table-row table:style-name="ro1">
          <table:table-cell office:value-type="float" office:value="100" table:style-name="ce2">
            <text:p>100</text:p>
          </table:table-cell>
          <table:table-cell office:value-type="string" table:style-name="ce1">
            <text:p>Optimization of synthesis parameters of adaptive generalized predictive control using</text:p>
            <text:p><text:s text:c="21"/>genetic algorithms</text:p>
          </table:table-cell>
          <table:table-cell office:value-type="string" table:style-name="ce1">
            <text:p>https://doi.org/10.1145/3128128.3128150</text:p>
          </table:table-cell>
          <table:table-cell office:value-type="string" table:style-name="ce1">
            <text:p>July 2017,<text:s/></text:p>
          </table:table-cell>
          <table:table-cell office:value-type="string" table:style-name="ce1">
            <text:p>This paper concentrates on the off-line optimization of adaptive generalized predictive</text:p>
            <text:p><text:s text:c="18"/>control (AGPC) tuning parameters using genetic algorithms (GAs). The Adaptive generalized</text:p>
            <text:p><text:s text:c="18"/>predictive control algorithm is detailed and presented. A single input ...</text:p>
          </table:table-cell>
          <table:table-cell office:value-type="string" table:style-name="ce1">
            <text:p>['Abdelaziz Mouhou', 'Abdelmajid Badri', 'Abdelhakim Ballouk', 'Yassine Sayouti']</text:p>
          </table:table-cell>
          <table:table-cell table:number-columns-repeated="16378"/>
        </table:table-row>
        <table:table-row table:style-name="ro1">
          <table:table-cell office:value-type="float" office:value="101" table:style-name="ce2">
            <text:p>101</text:p>
          </table:table-cell>
          <table:table-cell office:value-type="string" table:style-name="ce1">
            <text:p>Improving the quality of service of a smart car park</text:p>
          </table:table-cell>
          <table:table-cell office:value-type="string" table:style-name="ce1">
            <text:p>https://doi.org/10.1145/3286606.3286844</text:p>
          </table:table-cell>
          <table:table-cell office:value-type="string" table:style-name="ce1">
            <text:p>October 2018,<text:s/></text:p>
          </table:table-cell>
          <table:table-cell office:value-type="string" table:style-name="ce1">
            <text:p>This article presents a new approach to smart parking demand management to improve</text:p>
            <text:p><text:s text:c="18"/>the quality of service. We proposed a scheduling algorithm that takes into consideration</text:p>
            <text:p><text:s text:c="18"/>the health status of drivers when allocating available seats. This proposal ...</text:p>
          </table:table-cell>
          <table:table-cell office:value-type="string" table:style-name="ce1">
            <text:p>['Aroua Amari', 'Laila Moussaid', 'Saida Tallal']</text:p>
          </table:table-cell>
          <table:table-cell table:number-columns-repeated="16378"/>
        </table:table-row>
        <table:table-row table:style-name="ro1">
          <table:table-cell office:value-type="float" office:value="102" table:style-name="ce2">
            <text:p>102</text:p>
          </table:table-cell>
          <table:table-cell office:value-type="string" table:style-name="ce1">
            <text:p>Operating models of application protocols</text:p>
          </table:table-cell>
          <table:table-cell office:value-type="string" table:style-name="ce1">
            <text:p>https://doi.org/10.1145/3368756.3369073</text:p>
          </table:table-cell>
          <table:table-cell office:value-type="string" table:style-name="ce1">
            <text:p>October 2019,<text:s/></text:p>
          </table:table-cell>
          <table:table-cell office:value-type="string" table:style-name="ce1">
            <text:p>These last years the internet of things (IoT) is a buzzword in tech circles. It covers</text:p>
            <text:p><text:s text:c="18"/>a very wide range of technologies, from embedded real-time to storage in the cloud.</text:p>
            <text:p><text:s text:c="18"/>It's about dialogue and automating the behavior of everyday objects to provide ...</text:p>
          </table:table-cell>
          <table:table-cell office:value-type="string" table:style-name="ce1">
            <text:p>['Sakina ELhadi', 'Ablelhadi Marzak', 'Nawal Sael']</text:p>
          </table:table-cell>
          <table:table-cell table:number-columns-repeated="16378"/>
        </table:table-row>
        <table:table-row table:style-name="ro1">
          <table:table-cell office:value-type="float" office:value="103" table:style-name="ce2">
            <text:p>103</text:p>
          </table:table-cell>
          <table:table-cell office:value-type="string" table:style-name="ce1">
            <text:p>Towards an efficient vehicle traffic management using big data</text:p>
          </table:table-cell>
          <table:table-cell office:value-type="string" table:style-name="ce1">
            <text:p>https://doi.org/10.1145/3368756.3369080</text:p>
          </table:table-cell>
          <table:table-cell office:value-type="string" table:style-name="ce1">
            <text:p>October 2019,<text:s/></text:p>
          </table:table-cell>
          <table:table-cell office:value-type="string" table:style-name="ce1">
            <text:p>Big data has become essential given the mass of data generated by different domains</text:p>
            <text:p><text:s text:c="18"/>and which has become impossible to manage by traditional data management tools; vehicular</text:p>
            <text:p><text:s text:c="18"/>ad-hoc network is one of those areas that use the tools and technologies of ...</text:p>
          </table:table-cell>
          <table:table-cell office:value-type="string" table:style-name="ce1">
            <text:p>['Mouad Tantaoui', 'My Driss Laanaoui', 'Mustapha Kabil']</text:p>
          </table:table-cell>
          <table:table-cell table:number-columns-repeated="16378"/>
        </table:table-row>
        <table:table-row table:style-name="ro1">
          <table:table-cell office:value-type="float" office:value="104" table:style-name="ce2">
            <text:p>104</text:p>
          </table:table-cell>
          <table:table-cell office:value-type="string" table:style-name="ce1">
            <text:p>Health monitoring system in a smart home</text:p>
          </table:table-cell>
          <table:table-cell office:value-type="string" table:style-name="ce1">
            <text:p>https://doi.org/10.1145/3368756.3369102</text:p>
          </table:table-cell>
          <table:table-cell office:value-type="string" table:style-name="ce1">
            <text:p>October 2019,<text:s/></text:p>
          </table:table-cell>
          <table:table-cell office:value-type="string" table:style-name="ce1">
            <text:p>Care has evolved in a very important way in the last decade by diversifying modes</text:p>
            <text:p><text:s text:c="18"/>and practices, which has led to an advent in smart health. However, projects that</text:p>
            <text:p><text:s text:c="18"/>address health in smart homes are still in the experimental stage with mixed and ...</text:p>
          </table:table-cell>
          <table:table-cell office:value-type="string" table:style-name="ce1">
            <text:p>['Naoufal Ainane', 'Mohamed Ouzzif', 'Khalid Bouragba']</text:p>
          </table:table-cell>
          <table:table-cell table:number-columns-repeated="16378"/>
        </table:table-row>
        <table:table-row table:style-name="ro1">
          <table:table-cell office:value-type="float" office:value="105" table:style-name="ce2">
            <text:p>105</text:p>
          </table:table-cell>
          <table:table-cell office:value-type="string" table:style-name="ce1">
            <text:p>Towards a Data Quality Assessment in Big Data</text:p>
          </table:table-cell>
          <table:table-cell office:value-type="string" table:style-name="ce1">
            <text:p>https://doi.org/10.1145/3419604.3419803</text:p>
          </table:table-cell>
          <table:table-cell office:value-type="string" table:style-name="ce1">
            <text:p>September 2020,<text:s/></text:p>
          </table:table-cell>
          <table:table-cell office:value-type="string" table:style-name="ce1">
            <text:p>In recent years, as more and more data sources have become available and the volumes</text:p>
            <text:p><text:s text:c="18"/>of data potentially accessible have increased, the assessment of data quality has</text:p>
            <text:p><text:s text:c="18"/>taken a central role whether at the academic, professional or any other sector. Given</text:p>
            <text:p><text:s text:c="18"/>...</text:p>
          </table:table-cell>
          <table:table-cell office:value-type="string" table:style-name="ce1">
            <text:p>['Oumaima Reda', 'Imad Sassi', 'Ahmed Zellou', 'Samir Anter']</text:p>
          </table:table-cell>
          <table:table-cell table:number-columns-repeated="16378"/>
        </table:table-row>
        <table:table-row table:style-name="ro1">
          <table:table-cell office:value-type="float" office:value="106" table:style-name="ce2">
            <text:p>106</text:p>
          </table:table-cell>
          <table:table-cell office:value-type="string" table:style-name="ce1">
            <text:p>Fraud detection in credit card transaction using neural networks</text:p>
          </table:table-cell>
          <table:table-cell office:value-type="string" table:style-name="ce1">
            <text:p>https://doi.org/10.1145/3368756.3369082</text:p>
          </table:table-cell>
          <table:table-cell office:value-type="string" table:style-name="ce1">
            <text:p>October 2019,<text:s/></text:p>
          </table:table-cell>
          <table:table-cell office:value-type="string" table:style-name="ce1">
            <text:p>Banking transactions, such as online transactions, credit card transactions and the</text:p>
            <text:p><text:s text:c="18"/>mobile wallet, are gaining popularity. People are shopping more and more using credit</text:p>
            <text:p><text:s text:c="18"/>cards. Credit cards have become a necessity, to the virtual world, for digitized ...</text:p>
          </table:table-cell>
          <table:table-cell office:value-type="string" table:style-name="ce1">
            <text:p>['Imane Sadgali', 'Nawal Sael', 'Faouzia Benabbou']</text:p>
          </table:table-cell>
          <table:table-cell table:number-columns-repeated="16378"/>
        </table:table-row>
        <table:table-row table:style-name="ro1">
          <table:table-cell office:value-type="float" office:value="107" table:style-name="ce2">
            <text:p>107</text:p>
          </table:table-cell>
          <table:table-cell office:value-type="string" table:style-name="ce1">
            <text:p>Context-awareness in the smart car: study and analysis</text:p>
          </table:table-cell>
          <table:table-cell office:value-type="string" table:style-name="ce1">
            <text:p>https://doi.org/10.1145/3368756.3369019</text:p>
          </table:table-cell>
          <table:table-cell office:value-type="string" table:style-name="ce1">
            <text:p>October 2019,<text:s/></text:p>
          </table:table-cell>
          <table:table-cell office:value-type="string" table:style-name="ce1">
            <text:p>Smart Car is an automobile with an Advanced Driver Assistance System (ADAS) that can</text:p>
            <text:p><text:s text:c="18"/>provide a more enjoyable driving experience as well as active safety features. The</text:p>
            <text:p><text:s text:c="18"/>aim of these systems is to ensure road safety and reduce the risk of road accidents.</text:p>
            <text:p><text:s text:c="18"/>...</text:p>
          </table:table-cell>
          <table:table-cell office:value-type="string" table:style-name="ce1">
            <text:p>['Abdelfettah Soultana', 'Faouzia Benabbou', 'Nawal Sael']</text:p>
          </table:table-cell>
          <table:table-cell table:number-columns-repeated="16378"/>
        </table:table-row>
        <table:table-row table:style-name="ro1">
          <table:table-cell office:value-type="float" office:value="108" table:style-name="ce2">
            <text:p>108</text:p>
          </table:table-cell>
          <table:table-cell office:value-type="string" table:style-name="ce1">
            <text:p>Smart Approach to Build A Deep Neural Network Based IDS for Cloud Environment Using</text:p>
            <text:p><text:s text:c="21"/>an Optimized Genetic Algorithm</text:p>
          </table:table-cell>
          <table:table-cell office:value-type="string" table:style-name="ce1">
            <text:p>https://doi.org/10.1145/3320326.3320394</text:p>
          </table:table-cell>
          <table:table-cell office:value-type="string" table:style-name="ce1">
            <text:p>March 2019,<text:s/></text:p>
          </table:table-cell>
          <table:table-cell office:value-type="string" table:style-name="ce1">
            <text:p>In recent years cloud computing has revolutionized the IT world with rapidly emerging</text:p>
            <text:p><text:s text:c="18"/>and widely accepted paradigm for computing systems, and it has become popular among</text:p>
            <text:p><text:s text:c="18"/>users in organizations and companies. Nowadays, numerous organizations have begun</text:p>
            <text:p><text:s text:c="18"/>...</text:p>
          </table:table-cell>
          <table:table-cell office:value-type="string" table:style-name="ce1">
            <text:p>['Zouhair Chiba', 'Noreddine Abghour', 'Khalid Moussaid', 'Amina El Omri', 'Mohamed Rida']</text:p>
          </table:table-cell>
          <table:table-cell table:number-columns-repeated="16378"/>
        </table:table-row>
        <table:table-row table:style-name="ro1">
          <table:table-cell office:value-type="float" office:value="109" table:style-name="ce2">
            <text:p>109</text:p>
          </table:table-cell>
          <table:table-cell office:value-type="string" table:style-name="ce1">
            <text:p>Student profile modeling: an overview model</text:p>
          </table:table-cell>
          <table:table-cell office:value-type="string" table:style-name="ce1">
            <text:p>https://doi.org/10.1145/3368756.3369075</text:p>
          </table:table-cell>
          <table:table-cell office:value-type="string" table:style-name="ce1">
            <text:p>October 2019,<text:s/></text:p>
          </table:table-cell>
          <table:table-cell office:value-type="string" table:style-name="ce1">
            <text:p>Today, provide a customized, personalized and adaptive service is a big challenge</text:p>
            <text:p><text:s text:c="18"/>that improve the services and functionalities of systems. The knowledge of the user</text:p>
            <text:p><text:s text:c="18"/>profile is a vital phase in this process. Profile modeling is an important field that</text:p>
            <text:p><text:s text:c="18"/>...</text:p>
          </table:table-cell>
          <table:table-cell office:value-type="string" table:style-name="ce1">
            <text:p>['Touria Hamim', 'Faouzia Benabbou', 'Nawal Sael']</text:p>
          </table:table-cell>
          <table:table-cell table:number-columns-repeated="16378"/>
        </table:table-row>
        <table:table-row table:style-name="ro1">
          <table:table-cell office:value-type="float" office:value="110" table:style-name="ce2">
            <text:p>110</text:p>
          </table:table-cell>
          <table:table-cell office:value-type="string" table:style-name="ce1">
            <text:p>Image segmentation with local active contours on graphics processing units</text:p>
          </table:table-cell>
          <table:table-cell office:value-type="string" table:style-name="ce1">
            <text:p>https://doi.org/10.1145/3368756.3369077</text:p>
          </table:table-cell>
          <table:table-cell office:value-type="string" table:style-name="ce1">
            <text:p>October 2019,<text:s/></text:p>
          </table:table-cell>
          <table:table-cell office:value-type="string" table:style-name="ce1">
            <text:p>Active contours model (ACM) is one of the most attractive and popular methods for</text:p>
            <text:p><text:s text:c="18"/>image segmentation. While the different formulations of the ACM are generally known</text:p>
            <text:p><text:s text:c="18"/>to be highly computationally demanding, like most of the image processing techniques</text:p>
            <text:p><text:s text:c="18"/>do,...</text:p>
          </table:table-cell>
          <table:table-cell office:value-type="string" table:style-name="ce1">
            <text:p>['Abderazzak Ammar', 'Omar Bouattane', 'Mohammed Youssfi']</text:p>
          </table:table-cell>
          <table:table-cell table:number-columns-repeated="16378"/>
        </table:table-row>
        <table:table-row table:style-name="ro1">
          <table:table-cell office:value-type="float" office:value="111" table:style-name="ce2">
            <text:p>111</text:p>
          </table:table-cell>
          <table:table-cell office:value-type="string" table:style-name="ce1">
            <text:p>Microstrip Patch Antennas at 5.8GHz for Wireless Power Transfer System to a MAV</text:p>
          </table:table-cell>
          <table:table-cell office:value-type="string" table:style-name="ce1">
            <text:p>https://doi.org/10.1145/3167486.3167499</text:p>
          </table:table-cell>
          <table:table-cell office:value-type="string" table:style-name="ce1">
            <text:p>November 2017,<text:s/></text:p>
          </table:table-cell>
          <table:table-cell office:value-type="string" table:style-name="ce1">
            <text:p>Wireless power transfer has become an attractive energy solution to increase the autonomy</text:p>
            <text:p><text:s text:c="18"/>and supply power to the Micro Aerial Vehicles (MAV) without wired connection. This</text:p>
            <text:p><text:s text:c="18"/>paper proposes microstrip antennas at 5.8 GHz for microwave wireless power ...</text:p>
          </table:table-cell>
          <table:table-cell office:value-type="string" table:style-name="ce1">
            <text:p>['S. Almorabeti', 'M. Hanaoui', 'M. Rifi', 'H. Terchoune']</text:p>
          </table:table-cell>
          <table:table-cell table:number-columns-repeated="16378"/>
        </table:table-row>
        <table:table-row table:style-name="ro1">
          <table:table-cell office:value-type="float" office:value="112" table:style-name="ce2">
            <text:p>112</text:p>
          </table:table-cell>
          <table:table-cell office:value-type="string" table:style-name="ce1">
            <text:p>A review on improving recommendations using traceability</text:p>
          </table:table-cell>
          <table:table-cell office:value-type="string" table:style-name="ce1">
            <text:p>https://doi.org/10.1145/3368756.3369050</text:p>
          </table:table-cell>
          <table:table-cell office:value-type="string" table:style-name="ce1">
            <text:p>October 2019,<text:s/></text:p>
          </table:table-cell>
          <table:table-cell office:value-type="string" table:style-name="ce1">
            <text:p>Recommender systems, commonly known as filtering systems, are one of the most important</text:p>
            <text:p><text:s text:c="18"/>tools that have the ability to predict and provide suggestions, intended to meet users'</text:p>
            <text:p><text:s text:c="18"/>interests and expectations and hence, solve the issue of information ...</text:p>
          </table:table-cell>
          <table:table-cell office:value-type="string" table:style-name="ce1">
            <text:p>['Kamal Souali', 'Othmane Rahmaoui', 'Mohammed Ouzzif']</text:p>
          </table:table-cell>
          <table:table-cell table:number-columns-repeated="16378"/>
        </table:table-row>
        <table:table-row table:style-name="ro1">
          <table:table-cell office:value-type="float" office:value="113" table:style-name="ce2">
            <text:p>113</text:p>
          </table:table-cell>
          <table:table-cell office:value-type="string" table:style-name="ce1">
            <text:p>Fuzzy Rule Learning with Linguistic Modifiers</text:p>
          </table:table-cell>
          <table:table-cell office:value-type="string" table:style-name="ce1">
            <text:p>https://doi.org/10.1145/3289402.3289533</text:p>
          </table:table-cell>
          <table:table-cell office:value-type="string" table:style-name="ce1">
            <text:p>October 2018,<text:s/></text:p>
          </table:table-cell>
          <table:table-cell office:value-type="string" table:style-name="ce1">
            <text:p>The use of fuzzy rule-based systems in regression problems is widely extended due</text:p>
            <text:p><text:s text:c="18"/>to the precision of the obtained models. Moreover, the use of Mamdani models is usually</text:p>
            <text:p><text:s text:c="18"/>referred to as a good choice in many real problems, since it provides an ...</text:p>
          </table:table-cell>
          <table:table-cell office:value-type="string" table:style-name="ce1">
            <text:p>['Khalid Bahani', 'Mohammed Moujabbir', 'Mohammed Ramdani']</text:p>
          </table:table-cell>
          <table:table-cell table:number-columns-repeated="16378"/>
        </table:table-row>
        <table:table-row table:style-name="ro1">
          <table:table-cell office:value-type="float" office:value="114" table:style-name="ce2">
            <text:p>114</text:p>
          </table:table-cell>
          <table:table-cell office:value-type="string" table:style-name="ce1">
            <text:p>Nonlinear Control of Wind Energy Conversion System Involving DFIG</text:p>
          </table:table-cell>
          <table:table-cell office:value-type="string" table:style-name="ce1">
            <text:p>https://doi.org/10.1145/3286606.3286820</text:p>
          </table:table-cell>
          <table:table-cell office:value-type="string" table:style-name="ce1">
            <text:p>October 2018,<text:s/></text:p>
          </table:table-cell>
          <table:table-cell office:value-type="string" table:style-name="ce1">
            <text:p>This paper presents a nonlinear control method for wind energy conversion systems</text:p>
            <text:p><text:s text:c="18"/>(WECS), involving doubly fed induction generator (DFIG) fed by IGBT-based buck-to-buck</text:p>
            <text:p><text:s text:c="18"/>rectifier inverter. The main control objective is to maximize wind energy extraction</text:p>
            <text:p><text:s text:c="18"/>...</text:p>
          </table:table-cell>
          <table:table-cell office:value-type="string" table:style-name="ce1">
            <text:p>['Watil Aziz', 'Abdelmounime El Magri', 'Abdehadi Raihani']</text:p>
          </table:table-cell>
          <table:table-cell table:number-columns-repeated="16378"/>
        </table:table-row>
        <table:table-row table:style-name="ro1">
          <table:table-cell office:value-type="float" office:value="115" table:style-name="ce2">
            <text:p>115</text:p>
          </table:table-cell>
          <table:table-cell office:value-type="string" table:style-name="ce1">
            <text:p>Neural network for learning and analyzing preferences for Multi-Criteria services</text:p>
          </table:table-cell>
          <table:table-cell office:value-type="string" table:style-name="ce1">
            <text:p>https://doi.org/10.1145/3419604.3419799</text:p>
          </table:table-cell>
          <table:table-cell office:value-type="string" table:style-name="ce1">
            <text:p>September 2020,<text:s/></text:p>
          </table:table-cell>
          <table:table-cell office:value-type="string" table:style-name="ce1">
            <text:p>In the latest years, service selection is becoming more and more important due to</text:p>
            <text:p><text:s text:c="18"/>the significant effect of internet based services in the telecom industry. When it</text:p>
            <text:p><text:s text:c="18"/>comes to selecting the best service, different candidate services with similar settings</text:p>
            <text:p><text:s text:c="18"/>...</text:p>
          </table:table-cell>
          <table:table-cell office:value-type="string" table:style-name="ce1">
            <text:p>['Imane Haddar', 'Brahim Raouyane', 'Mostafa Bellafkih']</text:p>
          </table:table-cell>
          <table:table-cell table:number-columns-repeated="16378"/>
        </table:table-row>
        <table:table-row table:style-name="ro1">
          <table:table-cell office:value-type="float" office:value="116" table:style-name="ce2">
            <text:p>116</text:p>
          </table:table-cell>
          <table:table-cell office:value-type="string" table:style-name="ce1">
            <text:p>Blind image deblurring by game theory</text:p>
          </table:table-cell>
          <table:table-cell office:value-type="string" table:style-name="ce1">
            <text:p>https://doi.org/10.1145/3320326.3320363</text:p>
          </table:table-cell>
          <table:table-cell office:value-type="string" table:style-name="ce1">
            <text:p>March 2019,<text:s/></text:p>
          </table:table-cell>
          <table:table-cell office:value-type="string" table:style-name="ce1">
            <text:p>In this paper, we present a novel blind deconvolution technique for the restoration</text:p>
            <text:p><text:s text:c="18"/>of linearly degraded images without explicit knowledge of either the original image</text:p>
            <text:p><text:s text:c="18"/>or the point spread function (PSF). We propose to determine the optimal image ...</text:p>
          </table:table-cell>
          <table:table-cell office:value-type="string" table:style-name="ce1">
            <text:p>['Driss Meskine', 'Noureddine Moussaid', 'Soukaina Berhich']</text:p>
          </table:table-cell>
          <table:table-cell table:number-columns-repeated="16378"/>
        </table:table-row>
        <table:table-row table:style-name="ro1">
          <table:table-cell office:value-type="float" office:value="117" table:style-name="ce2">
            <text:p>117</text:p>
          </table:table-cell>
          <table:table-cell office:value-type="string" table:style-name="ce1">
            <text:p>Brain tumor segmentation by level sets methods and brain extraction using a simple</text:p>
            <text:p><text:s text:c="21"/>standard deviation method</text:p>
          </table:table-cell>
          <table:table-cell office:value-type="string" table:style-name="ce1">
            <text:p>https://doi.org/10.1145/3368756.3369086</text:p>
          </table:table-cell>
          <table:table-cell office:value-type="string" table:style-name="ce1">
            <text:p>October 2019,<text:s/></text:p>
          </table:table-cell>
          <table:table-cell office:value-type="string" table:style-name="ce1">
            <text:p>The revolution of digital imaging has led to an explosion in the information produced.</text:p>
            <text:p><text:s text:c="18"/>The segmentation framework is composed of three stages. First, we use (BSDM) to extract</text:p>
            <text:p><text:s text:c="18"/>the region of interest brain; this is a pre-segmentation of brain tissues. In ...</text:p>
          </table:table-cell>
          <table:table-cell office:value-type="string" table:style-name="ce1">
            <text:p>['Samir Bara', 'Hamid Chennouk', 'Ahmed Hammouch']</text:p>
          </table:table-cell>
          <table:table-cell table:number-columns-repeated="16378"/>
        </table:table-row>
        <table:table-row table:style-name="ro1">
          <table:table-cell office:value-type="float" office:value="118" table:style-name="ce2">
            <text:p>118</text:p>
          </table:table-cell>
          <table:table-cell office:value-type="string" table:style-name="ce1">
            <text:p>Clustering collaborative filtering approach for Diftari E-Learning platform' recommendation</text:p>
            <text:p><text:s text:c="21"/>system</text:p>
          </table:table-cell>
          <table:table-cell office:value-type="string" table:style-name="ce1">
            <text:p>https://doi.org/10.1145/3289402.3289535</text:p>
          </table:table-cell>
          <table:table-cell office:value-type="string" table:style-name="ce1">
            <text:p>October 2018,<text:s/></text:p>
          </table:table-cell>
          <table:table-cell office:value-type="string" table:style-name="ce1">
            <text:p>Recommendation systems are among the most interesting systems which simplify web or</text:p>
            <text:p><text:s text:c="18"/>search experiences for users by selecting specific items related to their interests</text:p>
            <text:p><text:s text:c="18"/>from a wide range of choices for them. The use of such systems in e-learning has ...</text:p>
          </table:table-cell>
          <table:table-cell office:value-type="string" table:style-name="ce1">
            <text:p>['Jamal Mawane', 'Abdelwahab Naji', 'Mohammed Ramdani']</text:p>
          </table:table-cell>
          <table:table-cell table:number-columns-repeated="16378"/>
        </table:table-row>
        <table:table-row table:style-name="ro1">
          <table:table-cell office:value-type="float" office:value="119" table:style-name="ce2">
            <text:p>119</text:p>
          </table:table-cell>
          <table:table-cell office:value-type="string" table:style-name="ce1">
            <text:p>Adaptive Neuro-Fuzzy Inference System to Predict the Voltage Magnitudes and Voltage</text:p>
            <text:p><text:s text:c="21"/>Phase Angles</text:p>
          </table:table-cell>
          <table:table-cell office:value-type="string" table:style-name="ce1">
            <text:p>https://doi.org/10.1145/3372938.3372942</text:p>
          </table:table-cell>
          <table:table-cell office:value-type="string" table:style-name="ce1">
            <text:p>October 2019,<text:s/></text:p>
          </table:table-cell>
          <table:table-cell office:value-type="string" table:style-name="ce1">
            <text:p>To optimize the operation of the network, thus reducing losses, it is necessary to</text:p>
            <text:p><text:s text:c="18"/>determine the voltages at any point of the network and the active and reactive powers.</text:p>
            <text:p><text:s text:c="18"/>Power Flow Analysis allows us to solve this problem. That is what make it an ...</text:p>
          </table:table-cell>
          <table:table-cell office:value-type="string" table:style-name="ce1">
            <text:p>['Meriem Fikri', 'Bouchra Cheddadi', 'Omar Sabri']</text:p>
          </table:table-cell>
          <table:table-cell table:number-columns-repeated="16378"/>
        </table:table-row>
        <table:table-row table:style-name="ro1">
          <table:table-cell office:value-type="float" office:value="120" table:style-name="ce2">
            <text:p>120</text:p>
          </table:table-cell>
          <table:table-cell office:value-type="string" table:style-name="ce1">
            <text:p>Advanced control strategies of SCIG based wind turbines for MPPT</text:p>
          </table:table-cell>
          <table:table-cell office:value-type="string" table:style-name="ce1">
            <text:p>https://doi.org/10.1145/3286606.3286813</text:p>
          </table:table-cell>
          <table:table-cell office:value-type="string" table:style-name="ce1">
            <text:p>October 2018,<text:s/></text:p>
          </table:table-cell>
          <table:table-cell office:value-type="string" table:style-name="ce1">
            <text:p>This paper presents performances analysis and comparison of the conventional and intelligent</text:p>
            <text:p><text:s text:c="18"/>maximum power point tracking (MPPT) strategies based on the Hill climbing searching</text:p>
            <text:p><text:s text:c="18"/>method. The conventional HCS is a non-linear, dynamic and modeless MPPT ...</text:p>
          </table:table-cell>
          <table:table-cell office:value-type="string" table:style-name="ce1">
            <text:p>['A. E. Yaakoubi', 'M. El Harrak Hajri', 'K. Attari', 'L. Amhaimar', 'A. Asselman']</text:p>
          </table:table-cell>
          <table:table-cell table:number-columns-repeated="16378"/>
        </table:table-row>
        <table:table-row table:style-name="ro1">
          <table:table-cell office:value-type="float" office:value="121" table:style-name="ce2">
            <text:p>121</text:p>
          </table:table-cell>
          <table:table-cell office:value-type="string" table:style-name="ce1">
            <text:p>Performance Evaluation of Cluster Validity Methods an Energy Optimization in Wireless</text:p>
            <text:p><text:s text:c="21"/>Sensor Networks Using Hybrid K-Medoids Algorithm</text:p>
          </table:table-cell>
          <table:table-cell office:value-type="string" table:style-name="ce1">
            <text:p>https://doi.org/10.1145/3090354.3090424</text:p>
          </table:table-cell>
          <table:table-cell office:value-type="string" table:style-name="ce1">
            <text:p>March 2017,<text:s/></text:p>
          </table:table-cell>
          <table:table-cell office:value-type="string" table:style-name="ce1">
            <text:p>The current routing protocols for wireless sensor networks based on clustering techniques</text:p>
            <text:p><text:s text:c="18"/>fail to determine the optimal number of clusters. In most of the clustering algorithms,</text:p>
            <text:p><text:s text:c="18"/>the user has to specify the optimal number of clusters earlier to the ...</text:p>
          </table:table-cell>
          <table:table-cell office:value-type="string" table:style-name="ce1">
            <text:p>['Aziz Mahboub', 'El Mokhtar En-Naimi', 'Mounir Arioua', 'Hatim Anas']</text:p>
          </table:table-cell>
          <table:table-cell table:number-columns-repeated="16378"/>
        </table:table-row>
        <table:table-row table:style-name="ro1">
          <table:table-cell office:value-type="float" office:value="122" table:style-name="ce2">
            <text:p>122</text:p>
          </table:table-cell>
          <table:table-cell office:value-type="string" table:style-name="ce1">
            <text:p>Intelligent Adapted e-Learning System based on Deep Reinforcement Learning</text:p>
          </table:table-cell>
          <table:table-cell office:value-type="string" table:style-name="ce1">
            <text:p>https://doi.org/10.1145/3167486.3167574</text:p>
          </table:table-cell>
          <table:table-cell office:value-type="string" table:style-name="ce1">
            <text:p>November 2017,<text:s/></text:p>
          </table:table-cell>
          <table:table-cell office:value-type="string" table:style-name="ce1">
            <text:p>Today, E-Learning platforms are getting more popularity and relevance between educational</text:p>
            <text:p><text:s text:c="18"/>institutions such as open and distance universities and research institutes. But unfortunately,</text:p>
            <text:p><text:s text:c="18"/>these platforms present yet unsolved problems, due to the absence ...</text:p>
          </table:table-cell>
          <table:table-cell office:value-type="string" table:style-name="ce1">
            <text:p>['Mohammed El Fouki', 'Noura Aknin', 'K. Ed El. Kadiri']</text:p>
          </table:table-cell>
          <table:table-cell table:number-columns-repeated="16378"/>
        </table:table-row>
        <table:table-row table:style-name="ro1">
          <table:table-cell office:value-type="float" office:value="123" table:style-name="ce2">
            <text:p>123</text:p>
          </table:table-cell>
          <table:table-cell office:value-type="string" table:style-name="ce1">
            <text:p>A study of the application of statistical methods for Big data</text:p>
          </table:table-cell>
          <table:table-cell office:value-type="string" table:style-name="ce1">
            <text:p>https://doi.org/10.1145/3230905.3230944</text:p>
          </table:table-cell>
          <table:table-cell office:value-type="string" table:style-name="ce1">
            <text:p>May 2018,<text:s/></text:p>
          </table:table-cell>
          <table:table-cell office:value-type="string" table:style-name="ce1">
            <text:p>The use of analysis and classification methods for big data is difficult. Several</text:p>
            <text:p><text:s text:c="18"/>proposals consist in dividing randomly the population into b sub-samples and aggregating</text:p>
            <text:p><text:s text:c="18"/>the parameters using an estimator based on the average parameters of these ...</text:p>
          </table:table-cell>
          <table:table-cell office:value-type="string" table:style-name="ce1">
            <text:p>['Samya Tajmouati', 'Abdallah Abarda', 'Mustapha El Moudden', 'Mohamed Dakkon', 'Mustapha Esghir']</text:p>
          </table:table-cell>
          <table:table-cell table:number-columns-repeated="16378"/>
        </table:table-row>
        <table:table-row table:style-name="ro1">
          <table:table-cell office:value-type="float" office:value="124" table:style-name="ce2">
            <text:p>124</text:p>
          </table:table-cell>
          <table:table-cell office:value-type="string" table:style-name="ce1">
            <text:p>Knowledge Management in the Expert Model of the Smart Tutoring System</text:p>
          </table:table-cell>
          <table:table-cell office:value-type="string" table:style-name="ce1">
            <text:p>https://doi.org/10.1145/3386723.3387895</text:p>
          </table:table-cell>
          <table:table-cell office:value-type="string" table:style-name="ce1">
            <text:p>March 2020,<text:s/></text:p>
          </table:table-cell>
          <table:table-cell office:value-type="string" table:style-name="ce1">
            <text:p>Several studies have identified the importance of knowledge domain in the intelligent</text:p>
            <text:p><text:s text:c="18"/>tutoring system. However, this system required a knowledge processing especially in</text:p>
            <text:p><text:s text:c="18"/>the expert model. In this paper, we report that the combination of the state of the</text:p>
            <text:p><text:s text:c="18"/>...</text:p>
          </table:table-cell>
          <table:table-cell office:value-type="string" table:style-name="ce1">
            <text:p>['Fatima-Zohra Hibbi', 'Otman Abdoun', 'El Khatir Haimoudi']</text:p>
          </table:table-cell>
          <table:table-cell table:number-columns-repeated="16378"/>
        </table:table-row>
        <table:table-row table:style-name="ro1">
          <table:table-cell office:value-type="float" office:value="125" table:style-name="ce2">
            <text:p>125</text:p>
          </table:table-cell>
          <table:table-cell office:value-type="string" table:style-name="ce1">
            <text:p>Big data architecture for decision making in protocols and medications assignment</text:p>
          </table:table-cell>
          <table:table-cell office:value-type="string" table:style-name="ce1">
            <text:p>https://doi.org/10.1145/3175628.3175653</text:p>
          </table:table-cell>
          <table:table-cell office:value-type="string" table:style-name="ce1">
            <text:p>October 2017,<text:s/></text:p>
          </table:table-cell>
          <table:table-cell office:value-type="string" table:style-name="ce1">
            <text:p>The work on health research in general, and cancer in particular, is dual-purpose;</text:p>
            <text:p><text:s text:c="18"/>on the one hand because it is a great subject and of essential importance given the</text:p>
            <text:p><text:s text:c="18"/>difficulty of reaching a miraculous and rapid solution. On the other hand, because</text:p>
            <text:p><text:s text:c="18"/>...</text:p>
          </table:table-cell>
          <table:table-cell office:value-type="string" table:style-name="ce1">
            <text:p>['Boudhir Anouar Abdelhakim', 'Ben Ahmed Mohamed', 'Soumaya Fellaji']</text:p>
          </table:table-cell>
          <table:table-cell table:number-columns-repeated="16378"/>
        </table:table-row>
        <table:table-row table:style-name="ro1">
          <table:table-cell office:value-type="float" office:value="126" table:style-name="ce2">
            <text:p>126</text:p>
          </table:table-cell>
          <table:table-cell office:value-type="string" table:style-name="ce1">
            <text:p>Asymptotic ruin probabilities in a discrete-time risk model with heavy-tailed random</text:p>
            <text:p><text:s text:c="21"/>sums</text:p>
          </table:table-cell>
          <table:table-cell office:value-type="string" table:style-name="ce1">
            <text:p>https://doi.org/10.1145/3230905.3230945</text:p>
          </table:table-cell>
          <table:table-cell office:value-type="string" table:style-name="ce1">
            <text:p>May 2018,<text:s/></text:p>
          </table:table-cell>
          <table:table-cell office:value-type="string" table:style-name="ce1">
            <text:p>In this paper, we consider a discrete time insurance risk model with some large classes</text:p>
            <text:p><text:s text:c="18"/>of heavy-tailed claim distributions. we show that the probabilities of the maxima</text:p>
            <text:p><text:s text:c="18"/>of the partial sums asymptotically equal to the sum of the tail probabilities of ...</text:p>
          </table:table-cell>
          <table:table-cell office:value-type="string" table:style-name="ce1">
            <text:p>['Mohamed Dakkon', 'Abdallah Abarda', 'Samya Tajmouati', 'Mustapha El Moudden']</text:p>
          </table:table-cell>
          <table:table-cell table:number-columns-repeated="16378"/>
        </table:table-row>
        <table:table-row table:style-name="ro1">
          <table:table-cell office:value-type="float" office:value="127" table:style-name="ce2">
            <text:p>127</text:p>
          </table:table-cell>
          <table:table-cell office:value-type="string" table:style-name="ce1">
            <text:p>Using machine learning to deal with Phishing and Spam Detection: An overview</text:p>
          </table:table-cell>
          <table:table-cell office:value-type="string" table:style-name="ce1">
            <text:p>https://doi.org/10.1145/3386723.3387891</text:p>
          </table:table-cell>
          <table:table-cell office:value-type="string" table:style-name="ce1">
            <text:p>March 2020,<text:s/></text:p>
          </table:table-cell>
          <table:table-cell office:value-type="string" table:style-name="ce1">
            <text:p>Cybersecurity is a growing field that requires a lot of attention due to the remarkable</text:p>
            <text:p><text:s text:c="18"/>progress made in social networks, cloud and web technologies, online banking, mobile</text:p>
            <text:p><text:s text:c="18"/>environment, smart networks, etc. Various approaches have been developed to ...</text:p>
          </table:table-cell>
          <table:table-cell office:value-type="string" table:style-name="ce1">
            <text:p>['Oumaima El Kouari', 'Hafssa Benaboud', 'Saiida Lazaar']</text:p>
          </table:table-cell>
          <table:table-cell table:number-columns-repeated="16378"/>
        </table:table-row>
        <table:table-row table:style-name="ro1">
          <table:table-cell office:value-type="float" office:value="128" table:style-name="ce2">
            <text:p>128</text:p>
          </table:table-cell>
          <table:table-cell office:value-type="string" table:style-name="ce1">
            <text:p>Adaptive Appearance Model in Particle filter based Visual Tracking</text:p>
          </table:table-cell>
          <table:table-cell office:value-type="string" table:style-name="ce1">
            <text:p>https://doi.org/10.1145/3090354.3090441</text:p>
          </table:table-cell>
          <table:table-cell office:value-type="string" table:style-name="ce1">
            <text:p>March 2017,<text:s/></text:p>
          </table:table-cell>
          <table:table-cell office:value-type="string" table:style-name="ce1">
            <text:p>Visual Tracking methods based on particle filter framework uses frequently the state</text:p>
            <text:p><text:s text:c="18"/>space information of the target object to calculate the observation model, However</text:p>
            <text:p><text:s text:c="18"/>this often gives a poor estimate if unexpected motions happen, or under conditions</text:p>
            <text:p><text:s text:c="18"/>of ...</text:p>
          </table:table-cell>
          <table:table-cell office:value-type="string" table:style-name="ce1">
            <text:p>['W. Oulad Abdeslam', 'Y. Tabii', 'K. E. El Kadiri']</text:p>
          </table:table-cell>
          <table:table-cell table:number-columns-repeated="16378"/>
        </table:table-row>
        <table:table-row table:style-name="ro1">
          <table:table-cell office:value-type="float" office:value="129" table:style-name="ce2">
            <text:p>129</text:p>
          </table:table-cell>
          <table:table-cell office:value-type="string" table:style-name="ce1">
            <text:p>An Efficient Approach to Improve Security for MapReduce Computation in Cloud System</text:p>
          </table:table-cell>
          <table:table-cell office:value-type="string" table:style-name="ce1">
            <text:p>https://doi.org/10.1145/3230905.3230954</text:p>
          </table:table-cell>
          <table:table-cell office:value-type="string" table:style-name="ce1">
            <text:p>May 2018,<text:s/></text:p>
          </table:table-cell>
          <table:table-cell office:value-type="string" table:style-name="ce1">
            <text:p>Running MapReduce computation in public cloud raises a series of security challenges</text:p>
            <text:p><text:s text:c="18"/>since the service providers may not be properly protected. Due to the fact that the</text:p>
            <text:p><text:s text:c="18"/>MapReduce applications are long-running, which increases the chance of an attacker</text:p>
            <text:p><text:s text:c="18"/>...</text:p>
          </table:table-cell>
          <table:table-cell office:value-type="string" table:style-name="ce1">
            <text:p>['Ahmed Bendahmane', 'Hanane Bennasar', 'Mohammad Essaaidi']</text:p>
          </table:table-cell>
          <table:table-cell table:number-columns-repeated="16378"/>
        </table:table-row>
        <table:table-row table:style-name="ro1">
          <table:table-cell office:value-type="float" office:value="130" table:style-name="ce2">
            <text:p>130</text:p>
          </table:table-cell>
          <table:table-cell office:value-type="string" table:style-name="ce1">
            <text:p>Towards a Smart Learning Management System (smart-LMS) to Improve Collaborative Learning</text:p>
            <text:p><text:s text:c="21"/>in Higher Education</text:p>
          </table:table-cell>
          <table:table-cell office:value-type="string" table:style-name="ce1">
            <text:p>https://doi.org/10.1145/3286606.3286784</text:p>
          </table:table-cell>
          <table:table-cell office:value-type="string" table:style-name="ce1">
            <text:p>October 2018,<text:s/></text:p>
          </table:table-cell>
          <table:table-cell office:value-type="string" table:style-name="ce1">
            <text:p>With the increasing number of higher education students using e-learning technology,</text:p>
            <text:p><text:s text:c="18"/>collaborative learning has been suggested as a solution to the lack of sufficient</text:p>
            <text:p><text:s text:c="18"/>support to learners in e-learning environments, particularly LMS (Learning Management</text:p>
            <text:p><text:s text:c="18"/>...</text:p>
          </table:table-cell>
          <table:table-cell office:value-type="string" table:style-name="ce1">
            <text:p>['Abderrahim El Mhouti', 'Mohamed Erradi']</text:p>
          </table:table-cell>
          <table:table-cell table:number-columns-repeated="16378"/>
        </table:table-row>
        <table:table-row table:style-name="ro1">
          <table:table-cell office:value-type="float" office:value="131" table:style-name="ce2">
            <text:p>131</text:p>
          </table:table-cell>
          <table:table-cell office:value-type="string" table:style-name="ce1">
            <text:p>Scientific paper classification using Convolutional Neural Networks</text:p>
          </table:table-cell>
          <table:table-cell office:value-type="string" table:style-name="ce1">
            <text:p>https://doi.org/10.1145/3372938.3372951</text:p>
          </table:table-cell>
          <table:table-cell office:value-type="string" table:style-name="ce1">
            <text:p>October 2019,<text:s/></text:p>
          </table:table-cell>
          <table:table-cell office:value-type="string" table:style-name="ce1">
            <text:p>The Convolutional Neural Network (CNN), a class of artificial neural networks, has</text:p>
            <text:p><text:s text:c="18"/>become dominant in various fields, including analysis and text processing. It designed</text:p>
            <text:p><text:s text:c="18"/>to learn, automatically and adaptively, the spatial hierarchies of backscattered ...</text:p>
          </table:table-cell>
          <table:table-cell office:value-type="string" table:style-name="ce1">
            <text:p>['Monir Ech-Chouyyekh', 'Hicham Omara', 'Mohamed Lazaar']</text:p>
          </table:table-cell>
          <table:table-cell table:number-columns-repeated="16378"/>
        </table:table-row>
        <table:table-row table:style-name="ro1">
          <table:table-cell office:value-type="float" office:value="132" table:style-name="ce2">
            <text:p>132</text:p>
          </table:table-cell>
          <table:table-cell office:value-type="string" table:style-name="ce1">
            <text:p>Implementation of an intelligent tutoring system for the use of university governance</text:p>
            <text:p><text:s text:c="21"/>information systems</text:p>
          </table:table-cell>
          <table:table-cell office:value-type="string" table:style-name="ce1">
            <text:p>https://doi.org/10.1145/3286606.3286819</text:p>
          </table:table-cell>
          <table:table-cell office:value-type="string" table:style-name="ce1">
            <text:p>October 2018,<text:s/></text:p>
          </table:table-cell>
          <table:table-cell office:value-type="string" table:style-name="ce1">
            <text:p>Universities play a key role in the journey of the knowledge economy. In addition</text:p>
            <text:p><text:s text:c="18"/>to their traditional role as creator and disseminator of knowledge, or incubator of</text:p>
            <text:p><text:s text:c="18"/>innovations, they serve as models for exploring the use of information technologies</text:p>
            <text:p><text:s text:c="18"/>in ...</text:p>
          </table:table-cell>
          <table:table-cell office:value-type="string" table:style-name="ce1">
            <text:p>['Majida Laaziri', 'Khaoula Benmoussa', 'Samira Khoulji', 'Mohamed Larbi Kerkeb', 'Abir El Yamami']</text:p>
          </table:table-cell>
          <table:table-cell table:number-columns-repeated="16378"/>
        </table:table-row>
        <table:table-row table:style-name="ro1">
          <table:table-cell office:value-type="float" office:value="133" table:style-name="ce2">
            <text:p>133</text:p>
          </table:table-cell>
          <table:table-cell office:value-type="string" table:style-name="ce1">
            <text:p>Secure confidential big data sharing in cloud computing using KP-ABE</text:p>
          </table:table-cell>
          <table:table-cell office:value-type="string" table:style-name="ce1">
            <text:p>https://doi.org/10.1145/3090354.3090388</text:p>
          </table:table-cell>
          <table:table-cell office:value-type="string" table:style-name="ce1">
            <text:p>March 2017,<text:s/></text:p>
          </table:table-cell>
          <table:table-cell office:value-type="string" table:style-name="ce1">
            <text:p>In recent year, cloud computing and big data have become the hottest research topics</text:p>
            <text:p><text:s text:c="18"/>which attract the attention of researchers due to its potential to provide major benefits</text:p>
            <text:p><text:s text:c="18"/>to the industry and the community. Currently, the Organizations have a new ...</text:p>
          </table:table-cell>
          <table:table-cell office:value-type="string" table:style-name="ce1">
            <text:p>['Amghar Sara', 'Tabaa Yassine', 'Medouri Abdellatif']</text:p>
          </table:table-cell>
          <table:table-cell table:number-columns-repeated="16378"/>
        </table:table-row>
        <table:table-row table:style-name="ro1">
          <table:table-cell office:value-type="float" office:value="134" table:style-name="ce2">
            <text:p>134</text:p>
          </table:table-cell>
          <table:table-cell office:value-type="string" table:style-name="ce1">
            <text:p>Distributed energy efficient clustering algorithm based on fuzzy logic approach applied</text:p>
            <text:p><text:s text:c="21"/>for heterogeneous WSN</text:p>
          </table:table-cell>
          <table:table-cell office:value-type="string" table:style-name="ce1">
            <text:p>https://doi.org/10.1145/3167486.3167525</text:p>
          </table:table-cell>
          <table:table-cell office:value-type="string" table:style-name="ce1">
            <text:p>November 2017,<text:s/></text:p>
          </table:table-cell>
          <table:table-cell office:value-type="string" table:style-name="ce1">
            <text:p>Sensor networks are nowadays a popular wireless technology due their role in different</text:p>
            <text:p><text:s text:c="18"/>applications. It becomes the fabric of our daily life, as these networks have the</text:p>
            <text:p><text:s text:c="18"/>potential to enhance human life. In WSN major applications, sensor nodes have ...</text:p>
          </table:table-cell>
          <table:table-cell office:value-type="string" table:style-name="ce1">
            <text:p>['Aziz Mahboub', 'El Mokhtar En-Naimi', 'Mounir Arioua', 'Hamid Barkouk']</text:p>
          </table:table-cell>
          <table:table-cell table:number-columns-repeated="16378"/>
        </table:table-row>
        <table:table-row table:style-name="ro1">
          <table:table-cell office:value-type="float" office:value="135" table:style-name="ce2">
            <text:p>135</text:p>
          </table:table-cell>
          <table:table-cell office:value-type="string" table:style-name="ce1">
            <text:p>Impact of System Quality, Information Quality and Service Quality on the efficiency</text:p>
            <text:p><text:s text:c="21"/>of information system</text:p>
          </table:table-cell>
          <table:table-cell office:value-type="string" table:style-name="ce1">
            <text:p>https://doi.org/10.1145/3286606.3286818</text:p>
          </table:table-cell>
          <table:table-cell office:value-type="string" table:style-name="ce1">
            <text:p>October 2018,<text:s/></text:p>
          </table:table-cell>
          <table:table-cell office:value-type="string" table:style-name="ce1">
            <text:p>Measuring the effectiveness of information systems (IS) has been an important part</text:p>
            <text:p><text:s text:c="18"/>of the research agenda since the 1980s [1]. Factors affecting the success and effectiveness</text:p>
            <text:p><text:s text:c="18"/>of information systems are still an important and critical aspect of the ...</text:p>
          </table:table-cell>
          <table:table-cell office:value-type="string" table:style-name="ce1">
            <text:p>['Khaoula Benmoussa', 'Majida Laaziri', 'Samira Khoulji', 'Mohamed Larbi Kerkeb', 'Abir El Yamami']</text:p>
          </table:table-cell>
          <table:table-cell table:number-columns-repeated="16378"/>
        </table:table-row>
        <table:table-row table:style-name="ro1">
          <table:table-cell office:value-type="float" office:value="136" table:style-name="ce2">
            <text:p>136</text:p>
          </table:table-cell>
          <table:table-cell office:value-type="string" table:style-name="ce1">
            <text:p>Speedy and efficient malwares images classifier using reduced GIST features for a</text:p>
            <text:p><text:s text:c="21"/>new defense guide</text:p>
          </table:table-cell>
          <table:table-cell office:value-type="string" table:style-name="ce1">
            <text:p>https://doi.org/10.1145/3386723.3387839</text:p>
          </table:table-cell>
          <table:table-cell office:value-type="string" table:style-name="ce1">
            <text:p>March 2020,<text:s/></text:p>
          </table:table-cell>
          <table:table-cell office:value-type="string" table:style-name="ce1">
            <text:p>Malwares attacks are becoming increasingly destructive. Hackers target all types of</text:p>
            <text:p><text:s text:c="18"/>devices from big to the most little ones. Researcher's communities in cybersecurity</text:p>
            <text:p><text:s text:c="18"/>field are working hard to defend malwares attacks as well as any other malicious ...</text:p>
          </table:table-cell>
          <table:table-cell office:value-type="string" table:style-name="ce1">
            <text:p>['Ben Abdel Ouahab Ikram', 'El Aachak Lotfi', 'Boudhir Anouar Abdelhakim', 'Bouhorma Mohammed']</text:p>
          </table:table-cell>
          <table:table-cell table:number-columns-repeated="16378"/>
        </table:table-row>
        <table:table-row table:style-name="ro1">
          <table:table-cell office:value-type="float" office:value="137" table:style-name="ce2">
            <text:p>137</text:p>
          </table:table-cell>
          <table:table-cell office:value-type="string" table:style-name="ce1">
            <text:p>Securing Data in Cloud Computing by Classification</text:p>
          </table:table-cell>
          <table:table-cell office:value-type="string" table:style-name="ce1">
            <text:p>https://doi.org/10.1145/3090354.3090404</text:p>
          </table:table-cell>
          <table:table-cell office:value-type="string" table:style-name="ce1">
            <text:p>March 2017,<text:s/></text:p>
          </table:table-cell>
          <table:table-cell office:value-type="string" table:style-name="ce1">
            <text:p>Cloud computing is a wide architecture based on diverse models for providing different</text:p>
            <text:p><text:s text:c="18"/>services of software and hardware. Cloud computing paradigm attracts different users</text:p>
            <text:p><text:s text:c="18"/>because of its several benefits such as high resource elasticity, expense ...</text:p>
          </table:table-cell>
          <table:table-cell office:value-type="string" table:style-name="ce1">
            <text:p>['Ibtissam Ennajjar', 'Youness Tabii', 'Abdelhamid Benkaddour']</text:p>
          </table:table-cell>
          <table:table-cell table:number-columns-repeated="16378"/>
        </table:table-row>
        <table:table-row table:style-name="ro1">
          <table:table-cell office:value-type="float" office:value="138" table:style-name="ce2">
            <text:p>138</text:p>
          </table:table-cell>
          <table:table-cell office:value-type="string" table:style-name="ce1">
            <text:p>Multi-label Categorization of French Death Certificates using NLP and Machine Learning</text:p>
          </table:table-cell>
          <table:table-cell office:value-type="string" table:style-name="ce1">
            <text:p>https://doi.org/10.1145/3090354.3090384</text:p>
          </table:table-cell>
          <table:table-cell office:value-type="string" table:style-name="ce1">
            <text:p>March 2017,<text:s/></text:p>
          </table:table-cell>
          <table:table-cell office:value-type="string" table:style-name="ce1">
            <text:p>The medical information represents an invaluable source of knowledge concerning the</text:p>
            <text:p><text:s text:c="18"/>medical history of the patient, but the manner of their presentation make it badly</text:p>
            <text:p><text:s text:c="18"/>exploited.</text:p>
          </table:table-cell>
          <table:table-cell office:value-type="string" table:style-name="ce1">
            <text:p>['Allaouzi Imane', 'Ben Ahmed Mohamed']</text:p>
          </table:table-cell>
          <table:table-cell table:number-columns-repeated="16378"/>
        </table:table-row>
        <table:table-row table:style-name="ro1">
          <table:table-cell office:value-type="float" office:value="139" table:style-name="ce2">
            <text:p>139</text:p>
          </table:table-cell>
          <table:table-cell office:value-type="string" table:style-name="ce1">
            <text:p>Performance Evaluation Survey of WSN Physical Layer</text:p>
          </table:table-cell>
          <table:table-cell office:value-type="string" table:style-name="ce1">
            <text:p>https://doi.org/10.1145/3167486.3167557</text:p>
          </table:table-cell>
          <table:table-cell office:value-type="string" table:style-name="ce1">
            <text:p>November 2017,<text:s/></text:p>
          </table:table-cell>
          <table:table-cell office:value-type="string" table:style-name="ce1">
            <text:p>The physical layer defines the way of transmitting bits over a physical link connecting</text:p>
            <text:p><text:s text:c="18"/>different nodes of a network. The bit flow is represented as a code words or symbols</text:p>
            <text:p><text:s text:c="18"/>and converted to a physical signal in order to be transmitted using a hardware ...</text:p>
          </table:table-cell>
          <table:table-cell office:value-type="string" table:style-name="ce1">
            <text:p>['Marouane Salhaoui', 'Mounir Arioua', 'Otman Chakkor', 'Jihane Elaasri']</text:p>
          </table:table-cell>
          <table:table-cell table:number-columns-repeated="16378"/>
        </table:table-row>
        <table:table-row table:style-name="ro1">
          <table:table-cell office:value-type="float" office:value="140" table:style-name="ce2">
            <text:p>140</text:p>
          </table:table-cell>
          <table:table-cell office:value-type="string" table:style-name="ce1">
            <text:p>Multivariate workload prediction using Vector Autoregressive and Stacked LSTM models</text:p>
          </table:table-cell>
          <table:table-cell office:value-type="string" table:style-name="ce1">
            <text:p>https://doi.org/10.1145/3314074.3314084</text:p>
          </table:table-cell>
          <table:table-cell office:value-type="string" table:style-name="ce1">
            <text:p>March 2019,<text:s/></text:p>
          </table:table-cell>
          <table:table-cell office:value-type="string" table:style-name="ce1">
            <text:p>Infrastructure as a service (IaaS) is a form of cloud computing services that provides</text:p>
            <text:p><text:s text:c="18"/>virtual computing resources in the form of hardware, networking, and storage services</text:p>
            <text:p><text:s text:c="18"/>to the end users as needed in an elastic manner. However, cloud-hosting ...</text:p>
          </table:table-cell>
          <table:table-cell office:value-type="string" table:style-name="ce1">
            <text:p>['Soukaina Ouhame', 'Youssef Hadi']</text:p>
          </table:table-cell>
          <table:table-cell table:number-columns-repeated="16378"/>
        </table:table-row>
        <table:table-row table:style-name="ro1">
          <table:table-cell office:value-type="float" office:value="141" table:style-name="ce2">
            <text:p>141</text:p>
          </table:table-cell>
          <table:table-cell office:value-type="string" table:style-name="ce1">
            <text:p>A comparison of OpinAIS and SFL-NB heuristic algorithms for sentiment analysis</text:p>
          </table:table-cell>
          <table:table-cell office:value-type="string" table:style-name="ce1">
            <text:p>https://doi.org/10.1145/3314074.3314087</text:p>
          </table:table-cell>
          <table:table-cell office:value-type="string" table:style-name="ce1">
            <text:p>March 2019,<text:s/></text:p>
          </table:table-cell>
          <table:table-cell office:value-type="string" table:style-name="ce1">
            <text:p>For sentiments analysis one usually uses exact algorithms of machine learning (ML)</text:p>
            <text:p><text:s text:c="18"/>to classify user's opinions. This technique has however the disadvantage of the appropriate</text:p>
            <text:p><text:s text:c="18"/>parameters selection problem. To come up with solution to such a problem the ...</text:p>
          </table:table-cell>
          <table:table-cell office:value-type="string" table:style-name="ce1">
            <text:p>['Hasna Ighazran', 'Larbi Alaoui', 'Tarik Boujiha']</text:p>
          </table:table-cell>
          <table:table-cell table:number-columns-repeated="16378"/>
        </table:table-row>
        <table:table-row table:style-name="ro1">
          <table:table-cell office:value-type="float" office:value="142" table:style-name="ce2">
            <text:p>142</text:p>
          </table:table-cell>
          <table:table-cell office:value-type="string" table:style-name="ce1">
            <text:p>Solving the Vehicle Routing Problem using Skyline</text:p>
          </table:table-cell>
          <table:table-cell office:value-type="string" table:style-name="ce1">
            <text:p>https://doi.org/10.1145/3314074.3314083</text:p>
          </table:table-cell>
          <table:table-cell office:value-type="string" table:style-name="ce1">
            <text:p>March 2019,<text:s/></text:p>
          </table:table-cell>
          <table:table-cell office:value-type="string" table:style-name="ce1">
            <text:p>The vehicle routing problem is of great importance for several application domains.</text:p>
            <text:p><text:s text:c="18"/>Many research works have been dealing with solving this problem during the last decades.</text:p>
            <text:p><text:s text:c="18"/>In this paper, we propose a new algorithm to solve the VRP and the majority of ...</text:p>
          </table:table-cell>
          <table:table-cell office:value-type="string" table:style-name="ce1">
            <text:p>['Brahim Bouderar', 'Larbi Alaoui', 'Moulay Youssef Hadi']</text:p>
          </table:table-cell>
          <table:table-cell table:number-columns-repeated="16378"/>
        </table:table-row>
        <table:table-row table:style-name="ro1">
          <table:table-cell office:value-type="float" office:value="143" table:style-name="ce2">
            <text:p>143</text:p>
          </table:table-cell>
          <table:table-cell office:value-type="string" table:style-name="ce1">
            <text:p>Recommending system for digital educational resources based on learning analysis</text:p>
          </table:table-cell>
          <table:table-cell office:value-type="string" table:style-name="ce1">
            <text:p>https://doi.org/10.1145/3314074.3314089</text:p>
          </table:table-cell>
          <table:table-cell office:value-type="string" table:style-name="ce1">
            <text:p>March 2019,<text:s/></text:p>
          </table:table-cell>
          <table:table-cell office:value-type="string" table:style-name="ce1">
            <text:p>In this paper, we propose an online course recommendation system applicable to a distance-learning</text:p>
            <text:p><text:s text:c="18"/>platform. (LMS) which assists and supports learners in knowledge tests. Most commercial</text:p>
            <text:p><text:s text:c="18"/>LMS or open source as well as open source software do not include ...</text:p>
          </table:table-cell>
          <table:table-cell office:value-type="string" table:style-name="ce1">
            <text:p>['Ndeye Massata Ndiyae', 'Youness Chaabi', 'Khadija Lekdioui', 'Claude Lishou']</text:p>
          </table:table-cell>
          <table:table-cell table:number-columns-repeated="16378"/>
        </table:table-row>
        <table:table-row table:style-name="ro1">
          <table:table-cell office:value-type="float" office:value="144" table:style-name="ce2">
            <text:p>144</text:p>
          </table:table-cell>
          <table:table-cell office:value-type="string" table:style-name="ce1">
            <text:p>Strategies of peptide identification using tandem Mass Spectrometry</text:p>
          </table:table-cell>
          <table:table-cell office:value-type="string" table:style-name="ce1">
            <text:p>https://doi.org/10.1145/3314074.3314078</text:p>
          </table:table-cell>
          <table:table-cell office:value-type="string" table:style-name="ce1">
            <text:p>March 2019,<text:s/></text:p>
          </table:table-cell>
          <table:table-cell office:value-type="string" table:style-name="ce1">
            <text:p>Proteomics has made a massive advance and reached enough fullness previously reserved</text:p>
            <text:p><text:s text:c="18"/>only for genomics. Therefore, it generates a flood of data that represents significant</text:p>
            <text:p><text:s text:c="18"/>challenges for their interpretation. With the technological advances of mass ...</text:p>
          </table:table-cell>
          <table:table-cell office:value-type="string" table:style-name="ce1">
            <text:p>['Sara El Jadid', 'Raja Touahni', 'Ahmed Moussa']</text:p>
          </table:table-cell>
          <table:table-cell table:number-columns-repeated="16378"/>
        </table:table-row>
        <table:table-row table:style-name="ro1">
          <table:table-cell office:value-type="float" office:value="145" table:style-name="ce2">
            <text:p>145</text:p>
          </table:table-cell>
          <table:table-cell office:value-type="string" table:style-name="ce1">
            <text:p>Social media sentiment monitoring in smart cities: an application to Moroccan dialects</text:p>
          </table:table-cell>
          <table:table-cell office:value-type="string" table:style-name="ce1">
            <text:p>https://doi.org/10.1145/3368756.3368997</text:p>
          </table:table-cell>
          <table:table-cell office:value-type="string" table:style-name="ce1">
            <text:p>October 2019,<text:s/></text:p>
          </table:table-cell>
          <table:table-cell office:value-type="string" table:style-name="ce1">
            <text:p>Smart cities utilize different devices not only to solve the increasingly serious</text:p>
            <text:p><text:s text:c="18"/>urban resource shortage, environmental pollution, traffic congestion, security risks</text:p>
            <text:p><text:s text:c="18"/>but also to identify concerns of citizens. Building a smart city is not free from</text:p>
            <text:p><text:s text:c="18"/>...</text:p>
          </table:table-cell>
          <table:table-cell office:value-type="string" table:style-name="ce1">
            <text:p>['Monir Dahbi', 'Rachid Saadane', 'Samir Mbarki']</text:p>
          </table:table-cell>
          <table:table-cell table:number-columns-repeated="16378"/>
        </table:table-row>
        <table:table-row table:style-name="ro1">
          <table:table-cell office:value-type="float" office:value="146" table:style-name="ce2">
            <text:p>146</text:p>
          </table:table-cell>
          <table:table-cell office:value-type="string" table:style-name="ce1">
            <text:p>Establishment of diagnostic reference level of abdominopelvic CT procedure of university</text:p>
            <text:p><text:s text:c="21"/>hospital center Mohammed VI, Oujda</text:p>
          </table:table-cell>
          <table:table-cell office:value-type="string" table:style-name="ce1">
            <text:p>https://doi.org/10.1145/3368756.3369011</text:p>
          </table:table-cell>
          <table:table-cell office:value-type="string" table:style-name="ce1">
            <text:p>October 2019,<text:s/></text:p>
          </table:table-cell>
          <table:table-cell office:value-type="string" table:style-name="ce1">
            <text:p>Background: Everyday, physicians daily use different X- ray's technologies to diagnose</text:p>
            <text:p><text:s text:c="18"/>cancer in order to save thousands of lives. The use of CT in medical diagnosis, administers</text:p>
            <text:p><text:s text:c="18"/>radiation doses to patients that are higher than those from other ...</text:p>
          </table:table-cell>
          <table:table-cell office:value-type="string" table:style-name="ce1">
            <text:p>['Mohammed Aabid', 'Slimane Semghouli', 'Oum Keltoum Hakam', 'Abdelmajid Choukri']</text:p>
          </table:table-cell>
          <table:table-cell table:number-columns-repeated="16378"/>
        </table:table-row>
        <table:table-row table:style-name="ro1">
          <table:table-cell office:value-type="float" office:value="147" table:style-name="ce2">
            <text:p>147</text:p>
          </table:table-cell>
          <table:table-cell office:value-type="string" table:style-name="ce1">
            <text:p>Recycling gray water after treatment to irrigate green spaces in smart city</text:p>
          </table:table-cell>
          <table:table-cell office:value-type="string" table:style-name="ce1">
            <text:p>https://doi.org/10.1145/3368756.3368973</text:p>
          </table:table-cell>
          <table:table-cell office:value-type="string" table:style-name="ce1">
            <text:p>October 2019,<text:s/></text:p>
          </table:table-cell>
          <table:table-cell office:value-type="string" table:style-name="ce1">
            <text:p>1The development of green spaces, aimed at improving the quality of urban environments,</text:p>
            <text:p><text:s text:c="18"/>promoting sustainable lifestyles by improving the health and well-being of urban residents,</text:p>
            <text:p><text:s text:c="18"/>is becoming a necessity. However, the major challenge is the ...</text:p>
          </table:table-cell>
          <table:table-cell office:value-type="string" table:style-name="ce1">
            <text:p>['Aziz Taouraout', 'Addelkader Chahlaoui', 'Driss Belghyti', 'Khadija Ouarrak', 'Imane Taha']</text:p>
          </table:table-cell>
          <table:table-cell table:number-columns-repeated="16378"/>
        </table:table-row>
        <table:table-row table:style-name="ro1">
          <table:table-cell office:value-type="float" office:value="148" table:style-name="ce2">
            <text:p>148</text:p>
          </table:table-cell>
          <table:table-cell office:value-type="string" table:style-name="ce1">
            <text:p>Controlling interference and power consumption in cognitive radio based on game theory</text:p>
          </table:table-cell>
          <table:table-cell office:value-type="string" table:style-name="ce1">
            <text:p>https://doi.org/10.1145/3368756.3369083</text:p>
          </table:table-cell>
          <table:table-cell office:value-type="string" table:style-name="ce1">
            <text:p>October 2019,<text:s/></text:p>
          </table:table-cell>
          <table:table-cell office:value-type="string" table:style-name="ce1">
            <text:p>Cognitive radio (CR) is a promising technology that provides solution for the spectrum</text:p>
            <text:p><text:s text:c="18"/>underutilization problems via dynamic spectrum sharing among primary users and secondary</text:p>
            <text:p><text:s text:c="18"/>users. Game theory has emerged in the last fifteen years as an effective ...</text:p>
          </table:table-cell>
          <table:table-cell office:value-type="string" table:style-name="ce1">
            <text:p>['Saber Mohammed', 'El Rharras Abdessamad', 'Saadane Rachid', 'Kharraz Aroussi Hatim', 'Wahbi Mohammed']</text:p>
          </table:table-cell>
          <table:table-cell table:number-columns-repeated="16378"/>
        </table:table-row>
        <table:table-row table:style-name="ro1">
          <table:table-cell office:value-type="float" office:value="149" table:style-name="ce2">
            <text:p>149</text:p>
          </table:table-cell>
          <table:table-cell office:value-type="string" table:style-name="ce1">
            <text:p>Three Parallelization Syndrome Block for Reed Solomon code RS (255, 239) Used in Digital</text:p>
            <text:p><text:s text:c="21"/>Video Broadcasting DVB-T</text:p>
          </table:table-cell>
          <table:table-cell office:value-type="string" table:style-name="ce1">
            <text:p>https://doi.org/10.1145/3320326.3320388</text:p>
          </table:table-cell>
          <table:table-cell office:value-type="string" table:style-name="ce1">
            <text:p>March 2019,<text:s/></text:p>
          </table:table-cell>
          <table:table-cell office:value-type="string" table:style-name="ce1">
            <text:p>This article presents a Three Parallelization Syndrome Block for Reed Solomon code</text:p>
            <text:p><text:s text:c="18"/>RS (255,239) Used In Digital Video Broadcasting DVB-T. This Parallelization is compared</text:p>
            <text:p><text:s text:c="18"/>with the basic circuit used a serial syndrome computation block. In this paper we</text:p>
            <text:p><text:s text:c="18"/>...</text:p>
          </table:table-cell>
          <table:table-cell office:value-type="string" table:style-name="ce1">
            <text:p>['M. Elghayyaty', 'A. Hadjoudja', 'C. ElMahjoub', 'O. Mouhib', 'A. El Habti']</text:p>
          </table:table-cell>
          <table:table-cell table:number-columns-repeated="16378"/>
        </table:table-row>
        <table:table-row table:style-name="ro1">
          <table:table-cell office:value-type="float" office:value="150" table:style-name="ce2">
            <text:p>150</text:p>
          </table:table-cell>
          <table:table-cell office:value-type="string" table:style-name="ce1">
            <text:p>Modeling of an Intelligent Information System Serving the Environment: Water Resources</text:p>
          </table:table-cell>
          <table:table-cell office:value-type="string" table:style-name="ce1">
            <text:p>https://doi.org/10.1145/3399205.3399210</text:p>
          </table:table-cell>
          <table:table-cell office:value-type="string" table:style-name="ce1">
            <text:p>March 2020,<text:s/></text:p>
          </table:table-cell>
          <table:table-cell office:value-type="string" table:style-name="ce1">
            <text:p>The main objective of our project is the protection of water resources, according</text:p>
            <text:p><text:s text:c="18"/>to the latest studies: the world will soon face a serious crisis if we do not take</text:p>
            <text:p><text:s text:c="18"/>the decisions necessary to deal with the dangers that will threaten our water resources.</text:p>
            <text:p><text:s text:c="18"/>...</text:p>
          </table:table-cell>
          <table:table-cell office:value-type="string" table:style-name="ce1">
            <text:p>['Salmane Bourekkadi', 'Khadija Slimani', 'Aziz Babounia', 'Aniss Moumen', 'Mouna Hannaoui', 'Youssef Fakhri', 'Samira Khoulji']</text:p>
          </table:table-cell>
          <table:table-cell table:number-columns-repeated="16378"/>
        </table:table-row>
        <table:table-row table:style-name="ro1">
          <table:table-cell office:value-type="float" office:value="151" table:style-name="ce2">
            <text:p>151</text:p>
          </table:table-cell>
          <table:table-cell office:value-type="string" table:style-name="ce1">
            <text:p>Adaptation of the random forest method: solving the problem of pulsar search</text:p>
          </table:table-cell>
          <table:table-cell office:value-type="string" table:style-name="ce1">
            <text:p>https://doi.org/10.1145/3368756.3369004</text:p>
          </table:table-cell>
          <table:table-cell office:value-type="string" table:style-name="ce1">
            <text:p>October 2019,<text:s/></text:p>
          </table:table-cell>
          <table:table-cell office:value-type="string" table:style-name="ce1">
            <text:p>Random Forest Algorithm is a method of machine learning that refers to train individual</text:p>
            <text:p><text:s text:c="18"/>classifiers and aggregates their predictors. It is specifically reserved to decision</text:p>
            <text:p><text:s text:c="18"/>tree classifiers and used for classification and regression problems in several ...</text:p>
          </table:table-cell>
          <table:table-cell office:value-type="string" table:style-name="ce1">
            <text:p>['Mourad Azhari', 'Altaf Alaoui', 'Zakia Achraoui', 'Badia Ettaki', 'Jamal Zerouaoui']</text:p>
          </table:table-cell>
          <table:table-cell table:number-columns-repeated="16378"/>
        </table:table-row>
        <table:table-row table:style-name="ro1">
          <table:table-cell office:value-type="float" office:value="152" table:style-name="ce2">
            <text:p>152</text:p>
          </table:table-cell>
          <table:table-cell office:value-type="string" table:style-name="ce1">
            <text:p>Fireworks Algorithm for Frequency Assignment Problem</text:p>
          </table:table-cell>
          <table:table-cell office:value-type="string" table:style-name="ce1">
            <text:p>https://doi.org/10.1145/3386723.3387823</text:p>
          </table:table-cell>
          <table:table-cell office:value-type="string" table:style-name="ce1">
            <text:p>March 2020,<text:s/></text:p>
          </table:table-cell>
          <table:table-cell office:value-type="string" table:style-name="ce1">
            <text:p>In this paper, a new approach to resolve the problem of frequency assignment problem</text:p>
            <text:p><text:s text:c="18"/>is proposed. (FAP) is well known in the NP-complete problems and can be modeled as</text:p>
            <text:p><text:s text:c="18"/>an optimization problem, which the objective is to minimize the costs due to ...</text:p>
          </table:table-cell>
          <table:table-cell office:value-type="string" table:style-name="ce1">
            <text:p>['El Bouti Mohamed', 'El Ghazi Raouan', 'Benameur Lamia', 'Alami Chentoufi Jihane']</text:p>
          </table:table-cell>
          <table:table-cell table:number-columns-repeated="16378"/>
        </table:table-row>
        <table:table-row table:style-name="ro1">
          <table:table-cell office:value-type="float" office:value="153" table:style-name="ce2">
            <text:p>153</text:p>
          </table:table-cell>
          <table:table-cell office:value-type="string" table:style-name="ce1">
            <text:p>Solving the problem of latent class selection</text:p>
          </table:table-cell>
          <table:table-cell office:value-type="string" table:style-name="ce1">
            <text:p>https://doi.org/10.1145/3230905.3230943</text:p>
          </table:table-cell>
          <table:table-cell office:value-type="string" table:style-name="ce1">
            <text:p>May 2018,<text:s/></text:p>
          </table:table-cell>
          <table:table-cell office:value-type="string" table:style-name="ce1">
            <text:p>The correct selection of the number of classes represents a difficult step in classification</text:p>
            <text:p><text:s text:c="18"/>methods because it can significantly affect interpretations and may lead to an incorrect</text:p>
            <text:p><text:s text:c="18"/>analysis of the studied phenomenon. This problem arises in latent class ...</text:p>
          </table:table-cell>
          <table:table-cell office:value-type="string" table:style-name="ce1">
            <text:p>['Abdallah Abarda', 'Youssef Bentaleb', 'Mustapha El Moudden', 'Mohamed Dakkon', 'Mourad Azhari', 'Jamal Zerouaoui', 'Badia Ettaki']</text:p>
          </table:table-cell>
          <table:table-cell table:number-columns-repeated="16378"/>
        </table:table-row>
        <table:table-row table:style-name="ro1">
          <table:table-cell office:value-type="float" office:value="154" table:style-name="ce2">
            <text:p>154</text:p>
          </table:table-cell>
          <table:table-cell office:value-type="string" table:style-name="ce1">
            <text:p>Toward Interoperability Approach between Federated Systems</text:p>
          </table:table-cell>
          <table:table-cell office:value-type="string" table:style-name="ce1">
            <text:p>https://doi.org/10.1145/3090354.3090391</text:p>
          </table:table-cell>
          <table:table-cell office:value-type="string" table:style-name="ce1">
            <text:p>March 2017,<text:s/></text:p>
          </table:table-cell>
          <table:table-cell office:value-type="string" table:style-name="ce1">
            <text:p>The main evolution of web services and its exploitation enforce new security challenges,</text:p>
            <text:p><text:s text:c="18"/>especially in terms of digital identity life cycle management. A set of Identity Management</text:p>
            <text:p><text:s text:c="18"/>Systems exist to deal with these identities, in order to improve users' ...</text:p>
          </table:table-cell>
          <table:table-cell office:value-type="string" table:style-name="ce1">
            <text:p>["Hasnae L'Amrani", 'Badr Eddine Berroukech', 'Younès El Bouzekri El Idrissi', 'Rachida Ajhoun']</text:p>
          </table:table-cell>
          <table:table-cell table:number-columns-repeated="16378"/>
        </table:table-row>
        <table:table-row table:style-name="ro1">
          <table:table-cell office:value-type="float" office:value="155" table:style-name="ce2">
            <text:p>155</text:p>
          </table:table-cell>
          <table:table-cell office:value-type="string" table:style-name="ce1">
            <text:p>Automatic motion segmentation using random walks</text:p>
          </table:table-cell>
          <table:table-cell office:value-type="string" table:style-name="ce1">
            <text:p>https://doi.org/10.1145/3128128.3128139</text:p>
          </table:table-cell>
          <table:table-cell office:value-type="string" table:style-name="ce1">
            <text:p>July 2017,<text:s/></text:p>
          </table:table-cell>
          <table:table-cell office:value-type="string" table:style-name="ce1">
            <text:p>This paper presents a method two segment moving objects from video sequences by combining</text:p>
            <text:p><text:s text:c="18"/>spatial and temporal information. The segmentation is performed in two steps : automatic</text:p>
            <text:p><text:s text:c="18"/>seeds detection, and random walk segmentation. In the first step, seeds ...</text:p>
          </table:table-cell>
          <table:table-cell office:value-type="string" table:style-name="ce1">
            <text:p>['Idir Boulfrifi', 'Khalid Housni', 'Abdelaziz Mouloudi']</text:p>
          </table:table-cell>
          <table:table-cell table:number-columns-repeated="16378"/>
        </table:table-row>
        <table:table-row table:style-name="ro1">
          <table:table-cell office:value-type="float" office:value="156" table:style-name="ce2">
            <text:p>156</text:p>
          </table:table-cell>
          <table:table-cell office:value-type="string" table:style-name="ce1">
            <text:p>Improving call admission control in 5G for smart cities applications</text:p>
          </table:table-cell>
          <table:table-cell office:value-type="string" table:style-name="ce1">
            <text:p>https://doi.org/10.1145/3368756.3369031</text:p>
          </table:table-cell>
          <table:table-cell office:value-type="string" table:style-name="ce1">
            <text:p>October 2019,<text:s/></text:p>
          </table:table-cell>
          <table:table-cell office:value-type="string" table:style-name="ce1">
            <text:p>In this paper, we discuss the Call admission control (CAC) issue in 5G network and</text:p>
            <text:p><text:s text:c="18"/>the state of the art in this field. Which study will be conducted to suggest and develop</text:p>
            <text:p><text:s text:c="18"/>an algorithm of admission control modeling in the case of New Radio access namely</text:p>
            <text:p><text:s text:c="18"/>...</text:p>
          </table:table-cell>
          <table:table-cell office:value-type="string" table:style-name="ce1">
            <text:p>['A. Slalmi', 'R. Saadane', 'H. Chaibi', 'H. Kharraz Aroussi']</text:p>
          </table:table-cell>
          <table:table-cell table:number-columns-repeated="16378"/>
        </table:table-row>
        <table:table-row table:style-name="ro1">
          <table:table-cell office:value-type="float" office:value="157" table:style-name="ce2">
            <text:p>157</text:p>
          </table:table-cell>
          <table:table-cell office:value-type="string" table:style-name="ce1">
            <text:p>Detection and Recognition of Road Signs</text:p>
          </table:table-cell>
          <table:table-cell office:value-type="string" table:style-name="ce1">
            <text:p>https://doi.org/10.1145/3090354.3090443</text:p>
          </table:table-cell>
          <table:table-cell office:value-type="string" table:style-name="ce1">
            <text:p>March 2017,<text:s/></text:p>
          </table:table-cell>
          <table:table-cell office:value-type="string" table:style-name="ce1">
            <text:p>In this paper, we present a system for the detection and recognition of road signs</text:p>
            <text:p><text:s text:c="18"/>based on computer vision. The approach adopted in this work consists of two modules,</text:p>
            <text:p><text:s text:c="18"/>a detection module which first segments the image using a combination of RGB and HSV</text:p>
            <text:p><text:s text:c="18"/>...</text:p>
          </table:table-cell>
          <table:table-cell office:value-type="string" table:style-name="ce1">
            <text:p>['Hassan Bousnguar', 'Ilias Kamal', 'Khalid Housni', 'Moulay Youssef Hadi']</text:p>
          </table:table-cell>
          <table:table-cell table:number-columns-repeated="16378"/>
        </table:table-row>
        <table:table-row table:style-name="ro1">
          <table:table-cell office:value-type="float" office:value="158" table:style-name="ce2">
            <text:p>158</text:p>
          </table:table-cell>
          <table:table-cell office:value-type="string" table:style-name="ce1">
            <text:p>Face Tracking based on Hierarchical Motion and Motion Models</text:p>
          </table:table-cell>
          <table:table-cell office:value-type="string" table:style-name="ce1">
            <text:p>https://doi.org/10.1145/3090354.3090442</text:p>
          </table:table-cell>
          <table:table-cell office:value-type="string" table:style-name="ce1">
            <text:p>March 2017,<text:s/></text:p>
          </table:table-cell>
          <table:table-cell office:value-type="string" table:style-name="ce1">
            <text:p>The face tracking techniques are derived from the "radarists", who are based on theory</text:p>
            <text:p><text:s text:c="18"/>of the estimation.Motion estimation in image sequences is an important step in many</text:p>
            <text:p><text:s text:c="18"/>computer vision and image processing applications. Several methods for solving ...</text:p>
          </table:table-cell>
          <table:table-cell office:value-type="string" table:style-name="ce1">
            <text:p>['Asmae Rabhi', 'Yassine El Ghayam', 'Abdelalim Sadiq', 'Abdelaziz Mouloudi']</text:p>
          </table:table-cell>
          <table:table-cell table:number-columns-repeated="16378"/>
        </table:table-row>
        <table:table-row table:style-name="ro1">
          <table:table-cell office:value-type="float" office:value="159" table:style-name="ce2">
            <text:p>159</text:p>
          </table:table-cell>
          <table:table-cell office:value-type="string" table:style-name="ce1">
            <text:p>Lines segmentation and word extraction of Arabic handwritten text</text:p>
          </table:table-cell>
          <table:table-cell office:value-type="string" table:style-name="ce1">
            <text:p>https://doi.org/10.1145/3286606.3286831</text:p>
          </table:table-cell>
          <table:table-cell office:value-type="string" table:style-name="ce1">
            <text:p>October 2018,<text:s/></text:p>
          </table:table-cell>
          <table:table-cell office:value-type="string" table:style-name="ce1">
            <text:p>Words are often a succession of sub-words (characters, connected components) separated</text:p>
            <text:p><text:s text:c="18"/>by spaces, in Arabic handwritten its spaces are divided into two types: the first</text:p>
            <text:p><text:s text:c="18"/>type represents the spaces that separate two connected components of the same word</text:p>
            <text:p><text:s text:c="18"/>(...</text:p>
          </table:table-cell>
          <table:table-cell office:value-type="string" table:style-name="ce1">
            <text:p>['Asmae Lamsaf', 'Mounir Aitkerroum', 'Siham Boulaknadel', 'Youssef Fakhri']</text:p>
          </table:table-cell>
          <table:table-cell table:number-columns-repeated="16378"/>
        </table:table-row>
        <table:table-row table:style-name="ro1">
          <table:table-cell office:value-type="float" office:value="160" table:style-name="ce2">
            <text:p>160</text:p>
          </table:table-cell>
          <table:table-cell office:value-type="string" table:style-name="ce1">
            <text:p>Enhancing Cloud Security using advanced MapReduce k-means on log files</text:p>
          </table:table-cell>
          <table:table-cell office:value-type="string" table:style-name="ce1">
            <text:p>https://doi.org/10.1145/3178461.3178462</text:p>
          </table:table-cell>
          <table:table-cell office:value-type="string" table:style-name="ce1">
            <text:p>January 2018,<text:s/></text:p>
          </table:table-cell>
          <table:table-cell office:value-type="string" table:style-name="ce1">
            <text:p>Many customers ranked cloud security as a major challenge that threaten their work</text:p>
            <text:p><text:s text:c="18"/>and reduces their trust on cloud service's provider. Hence, a significant improvement</text:p>
            <text:p><text:s text:c="18"/>is required to establish better adaptations of security measures that suit recent</text:p>
            <text:p><text:s text:c="18"/>...</text:p>
          </table:table-cell>
          <table:table-cell office:value-type="string" table:style-name="ce1">
            <text:p>['Amar Meryem', 'Douzi Samira', 'El Ouahidi Bouabid']</text:p>
          </table:table-cell>
          <table:table-cell table:number-columns-repeated="16378"/>
        </table:table-row>
        <table:table-row table:style-name="ro1">
          <table:table-cell office:value-type="float" office:value="161" table:style-name="ce2">
            <text:p>161</text:p>
          </table:table-cell>
          <table:table-cell office:value-type="string" table:style-name="ce1">
            <text:p>Deep Learning-Based Intrusion Detection System for Advanced Metering Infrastructure</text:p>
          </table:table-cell>
          <table:table-cell office:value-type="string" table:style-name="ce1">
            <text:p>https://doi.org/10.1145/3320326.3320391</text:p>
          </table:table-cell>
          <table:table-cell office:value-type="string" table:style-name="ce1">
            <text:p>March 2019,<text:s/></text:p>
          </table:table-cell>
          <table:table-cell office:value-type="string" table:style-name="ce1">
            <text:p>Smart grid is an alternative solution of the conventional power grid which harnesses</text:p>
            <text:p><text:s text:c="18"/>the power of the information technology to save the energy and meet todays' environment</text:p>
            <text:p><text:s text:c="18"/>requirements. Due to the inherent vulnerabilities in the information technology, ...</text:p>
          </table:table-cell>
          <table:table-cell office:value-type="string" table:style-name="ce1">
            <text:p>['Zakaria El Mrabet', 'Mehdi Ezzari', 'Hassan Elghazi', 'Badr Abou El Majd']</text:p>
          </table:table-cell>
          <table:table-cell table:number-columns-repeated="16378"/>
        </table:table-row>
        <table:table-row table:style-name="ro1">
          <table:table-cell office:value-type="float" office:value="162" table:style-name="ce2">
            <text:p>162</text:p>
          </table:table-cell>
          <table:table-cell office:value-type="string" table:style-name="ce1">
            <text:p>A Hybrid Statistical Approach for Named Entity Recognition for Amazighe Language</text:p>
          </table:table-cell>
          <table:table-cell office:value-type="string" table:style-name="ce1">
            <text:p>https://doi.org/10.1145/3372938.3373002</text:p>
          </table:table-cell>
          <table:table-cell office:value-type="string" table:style-name="ce1">
            <text:p>October 2019,<text:s/></text:p>
          </table:table-cell>
          <table:table-cell office:value-type="string" table:style-name="ce1">
            <text:p>Recognition of named entities (NEs) from computer readable natural language text is</text:p>
            <text:p><text:s text:c="18"/>significant task of information extraction (IE) and natural language processing (NLP).</text:p>
            <text:p><text:s text:c="18"/>Named entity (NE) extraction is important step for processing unstructured ...</text:p>
          </table:table-cell>
          <table:table-cell office:value-type="string" table:style-name="ce1">
            <text:p>['Samir Amri', 'Lahbib Zenkouar', 'Reda Benkhouya']</text:p>
          </table:table-cell>
          <table:table-cell table:number-columns-repeated="16378"/>
        </table:table-row>
        <table:table-row table:style-name="ro1">
          <table:table-cell office:value-type="float" office:value="163" table:style-name="ce2">
            <text:p>163</text:p>
          </table:table-cell>
          <table:table-cell office:value-type="string" table:style-name="ce1">
            <text:p>Fully anisotropic morlet transform for the study of the trabecular bone texture variations</text:p>
          </table:table-cell>
          <table:table-cell office:value-type="string" table:style-name="ce1">
            <text:p>https://doi.org/10.1145/3019612.3019647</text:p>
          </table:table-cell>
          <table:table-cell office:value-type="string" table:style-name="ce1">
            <text:p>April 2017,<text:s/></text:p>
          </table:table-cell>
          <table:table-cell office:value-type="string" table:style-name="ce1">
            <text:p>This paper presents a new method for the characterization of trabecular bone texture</text:p>
            <text:p><text:s text:c="18"/>variations for early detection of osteoporosis. It relies on the study of texture</text:p>
            <text:p><text:s text:c="18"/>variations in the complex-anisotropic domain associated with the Fully Anisotropic</text:p>
            <text:p><text:s text:c="18"/>...</text:p>
          </table:table-cell>
          <table:table-cell office:value-type="string" table:style-name="ce1">
            <text:p>['Hind Oulhaj', 'Mohammed El Hassouni', 'Aouatif Amine', 'Mohammed Rziza', 'Rachid Jennane']</text:p>
          </table:table-cell>
          <table:table-cell table:number-columns-repeated="16378"/>
        </table:table-row>
        <table:table-row table:style-name="ro1">
          <table:table-cell office:value-type="float" office:value="164" table:style-name="ce2">
            <text:p>164</text:p>
          </table:table-cell>
          <table:table-cell office:value-type="string" table:style-name="ce1">
            <text:p>Using machine learning to deal with Phishing and Spam Detection: An overview</text:p>
          </table:table-cell>
          <table:table-cell office:value-type="string" table:style-name="ce1">
            <text:p>https://doi.org/10.1145/3386723.3387891</text:p>
          </table:table-cell>
          <table:table-cell office:value-type="string" table:style-name="ce1">
            <text:p>March 2020,<text:s/></text:p>
          </table:table-cell>
          <table:table-cell office:value-type="string" table:style-name="ce1">
            <text:p>Cybersecurity is a growing field that requires a lot of attention due to the remarkable</text:p>
            <text:p><text:s text:c="18"/>progress made in social networks, cloud and web technologies, online banking, mobile</text:p>
            <text:p><text:s text:c="18"/>environment, smart networks, etc. Various approaches have been developed to ...</text:p>
          </table:table-cell>
          <table:table-cell office:value-type="string" table:style-name="ce1">
            <text:p>['Oumaima El Kouari', 'Hafssa Benaboud', 'Saiida Lazaar']</text:p>
          </table:table-cell>
          <table:table-cell table:number-columns-repeated="16378"/>
        </table:table-row>
        <table:table-row table:style-name="ro1">
          <table:table-cell office:value-type="float" office:value="165" table:style-name="ce2">
            <text:p>165</text:p>
          </table:table-cell>
          <table:table-cell office:value-type="string" table:style-name="ce1">
            <text:p>Traffic Lights Control using Wireless Sensors Networks</text:p>
          </table:table-cell>
          <table:table-cell office:value-type="string" table:style-name="ce1">
            <text:p>https://doi.org/10.1145/3286606.3286791</text:p>
          </table:table-cell>
          <table:table-cell office:value-type="string" table:style-name="ce1">
            <text:p>October 2018,<text:s/></text:p>
          </table:table-cell>
          <table:table-cell office:value-type="string" table:style-name="ce1">
            <text:p>Optimization of signal control at intersection by using real time traffic collected</text:p>
            <text:p><text:s text:c="18"/>by wireless sensor network presents an important focus of research into intelligent</text:p>
            <text:p><text:s text:c="18"/>transportation system. Several studies have proposed adaptive algorithm road traffic,</text:p>
            <text:p><text:s text:c="18"/>...</text:p>
          </table:table-cell>
          <table:table-cell office:value-type="string" table:style-name="ce1">
            <text:p>['Nouha Rida', 'Aberrahim Hasbi']</text:p>
          </table:table-cell>
          <table:table-cell table:number-columns-repeated="16378"/>
        </table:table-row>
        <table:table-row table:style-name="ro1">
          <table:table-cell office:value-type="float" office:value="166" table:style-name="ce2">
            <text:p>166</text:p>
          </table:table-cell>
          <table:table-cell office:value-type="string" table:style-name="ce1">
            <text:p>Performance analysis of mixed RF/FSO communication system with the presence of pointing</text:p>
            <text:p><text:s text:c="21"/>error using the MGF-based approach</text:p>
          </table:table-cell>
          <table:table-cell office:value-type="string" table:style-name="ce1">
            <text:p>https://doi.org/10.1145/3128128.3128142</text:p>
          </table:table-cell>
          <table:table-cell office:value-type="string" table:style-name="ce1">
            <text:p>July 2017,<text:s/></text:p>
          </table:table-cell>
          <table:table-cell office:value-type="string" table:style-name="ce1">
            <text:p>In this paper, we address a performance analysis of a dual-hop mixed communication</text:p>
            <text:p><text:s text:c="18"/>system over both radio-frequency (RF) and free-space-optical (FSO) links with the</text:p>
            <text:p><text:s text:c="18"/>presence of pointing error impairments. Our system model consists of two communication</text:p>
            <text:p><text:s text:c="18"/>...</text:p>
          </table:table-cell>
          <table:table-cell office:value-type="string" table:style-name="ce1">
            <text:p>['Elmehdi Illi', 'Faissal El Bouanani', 'Fouad Ayoub']</text:p>
          </table:table-cell>
          <table:table-cell table:number-columns-repeated="16378"/>
        </table:table-row>
        <table:table-row table:style-name="ro1">
          <table:table-cell office:value-type="float" office:value="167" table:style-name="ce2">
            <text:p>167</text:p>
          </table:table-cell>
          <table:table-cell office:value-type="string" table:style-name="ce1">
            <text:p>Comparison between the morphological analyzers based on graph and the one based on</text:p>
            <text:p><text:s text:c="21"/>surface patterns</text:p>
          </table:table-cell>
          <table:table-cell office:value-type="string" table:style-name="ce1">
            <text:p>https://doi.org/10.1145/3419604.3419758</text:p>
          </table:table-cell>
          <table:table-cell office:value-type="string" table:style-name="ce1">
            <text:p>September 2020,<text:s/></text:p>
          </table:table-cell>
          <table:table-cell office:value-type="string" table:style-name="ce1">
            <text:p>In this article, we will present the different approaches that we have developed in</text:p>
            <text:p><text:s text:c="18"/>recent years for the morphological analysis of Arabic words: the surface pattern-based</text:p>
            <text:p><text:s text:c="18"/>approach and the graph-based approach. To make these analyzers, we have developed</text:p>
            <text:p><text:s text:c="18"/>...</text:p>
          </table:table-cell>
          <table:table-cell office:value-type="string" table:style-name="ce1">
            <text:p>['Iazzi Said', 'Yousfi Abdellah', 'Bellafkih Mostafa']</text:p>
          </table:table-cell>
          <table:table-cell table:number-columns-repeated="16378"/>
        </table:table-row>
        <table:table-row table:style-name="ro1">
          <table:table-cell office:value-type="float" office:value="168" table:style-name="ce2">
            <text:p>168</text:p>
          </table:table-cell>
          <table:table-cell office:value-type="string" table:style-name="ce1">
            <text:p>Amazighe POS tagging using Long Short Term Memory Networks</text:p>
          </table:table-cell>
          <table:table-cell office:value-type="string" table:style-name="ce1">
            <text:p>https://doi.org/10.1145/3372938.3372981</text:p>
          </table:table-cell>
          <table:table-cell office:value-type="string" table:style-name="ce1">
            <text:p>October 2019,<text:s/></text:p>
          </table:table-cell>
          <table:table-cell office:value-type="string" table:style-name="ce1">
            <text:p>Morphosyntactic processing of natural languages is mainly restricted by the lack of</text:p>
            <text:p><text:s text:c="18"/>labelled data sets. Deep Learning methods proved their efficiency in domains such</text:p>
            <text:p><text:s text:c="18"/>as imaging or acoustic process. Part-of-speech tagging is an important preprocessing</text:p>
            <text:p><text:s text:c="18"/>...</text:p>
          </table:table-cell>
          <table:table-cell office:value-type="string" table:style-name="ce1">
            <text:p>['Samir Amri', 'Lahbib Zenkouar', 'Reda Benkhouya']</text:p>
          </table:table-cell>
          <table:table-cell table:number-columns-repeated="16378"/>
        </table:table-row>
        <table:table-row table:style-name="ro1">
          <table:table-cell office:value-type="float" office:value="169" table:style-name="ce2">
            <text:p>169</text:p>
          </table:table-cell>
          <table:table-cell office:value-type="string" table:style-name="ce1">
            <text:p>Towards a new approach to reduce the dropout rate in e-learning</text:p>
          </table:table-cell>
          <table:table-cell office:value-type="string" table:style-name="ce1">
            <text:p>https://doi.org/10.1145/3386723.3387846</text:p>
          </table:table-cell>
          <table:table-cell office:value-type="string" table:style-name="ce1">
            <text:p>March 2020,<text:s/></text:p>
          </table:table-cell>
          <table:table-cell office:value-type="string" table:style-name="ce1">
            <text:p>MOOCs are currently facing a major problem, namely the decrease in the rate of certified</text:p>
            <text:p><text:s text:c="18"/>at the end of a MOOC. The main cause of this problem is due to the difficulty of detecting</text:p>
            <text:p><text:s text:c="18"/>user behaviors in the platform which does not help tutors in their follow-...</text:p>
          </table:table-cell>
          <table:table-cell office:value-type="string" table:style-name="ce1">
            <text:p>['Dhaiouir Ilham', 'Ezziyyani Mostafa', 'Khaldi Mohamed']</text:p>
          </table:table-cell>
          <table:table-cell table:number-columns-repeated="16378"/>
        </table:table-row>
        <table:table-row table:style-name="ro1">
          <table:table-cell office:value-type="float" office:value="170" table:style-name="ce2">
            <text:p>170</text:p>
          </table:table-cell>
          <table:table-cell office:value-type="string" table:style-name="ce1">
            <text:p>Using BECAMEDA method to specify and verify a smart home system</text:p>
          </table:table-cell>
          <table:table-cell office:value-type="string" table:style-name="ce1">
            <text:p>https://doi.org/10.1145/3128128.3128135</text:p>
          </table:table-cell>
          <table:table-cell office:value-type="string" table:style-name="ce1">
            <text:p>July 2017,<text:s/></text:p>
          </table:table-cell>
          <table:table-cell office:value-type="string" table:style-name="ce1">
            <text:p>Designing a correct model for smart systems requires an accurate specification and</text:p>
            <text:p><text:s text:c="18"/>verification prior to development. This paper proposes the use of BECAMEDA (Behavioral</text:p>
            <text:p><text:s text:c="18"/>SpEcification and VerifiCAtion of RMAS based on E-MDRA) method, which helps the ...</text:p>
          </table:table-cell>
          <table:table-cell office:value-type="string" table:style-name="ce1">
            <text:p>['Abdelhay Haqiq', 'Bouchaib Bounabat']</text:p>
          </table:table-cell>
          <table:table-cell table:number-columns-repeated="16378"/>
        </table:table-row>
        <table:table-row table:style-name="ro1">
          <table:table-cell office:value-type="float" office:value="171" table:style-name="ce2">
            <text:p>171</text:p>
          </table:table-cell>
          <table:table-cell office:value-type="string" table:style-name="ce1">
            <text:p>Experimental modeling of the thermal resistance of the heat sink dedicated to SMD</text:p>
            <text:p><text:s text:c="21"/>LEDs passive cooling</text:p>
          </table:table-cell>
          <table:table-cell office:value-type="string" table:style-name="ce1">
            <text:p>https://doi.org/10.1145/3286606.3286810</text:p>
          </table:table-cell>
          <table:table-cell office:value-type="string" table:style-name="ce1">
            <text:p>October 2018,<text:s/></text:p>
          </table:table-cell>
          <table:table-cell office:value-type="string" table:style-name="ce1">
            <text:p>Thermal management of light emitting diodes (LEDs) lighting fixtures is a fundamental</text:p>
            <text:p><text:s text:c="18"/>issue that can significantly affect the performance and life time of installed lighting</text:p>
            <text:p><text:s text:c="18"/>products. Based on an experimental study, this paper outlines the vital role of ...</text:p>
          </table:table-cell>
          <table:table-cell office:value-type="string" table:style-name="ce1">
            <text:p>['Malika Ouhadou', 'Aumeur El Amrani', 'Said Ziani', 'Choukri Messaoudi']</text:p>
          </table:table-cell>
          <table:table-cell table:number-columns-repeated="16378"/>
        </table:table-row>
        <table:table-row table:style-name="ro1">
          <table:table-cell office:value-type="float" office:value="172" table:style-name="ce2">
            <text:p>172</text:p>
          </table:table-cell>
          <table:table-cell office:value-type="string" table:style-name="ce1">
            <text:p>Trajectories Modeling and Clustering</text:p>
          </table:table-cell>
          <table:table-cell office:value-type="string" table:style-name="ce1">
            <text:p>https://doi.org/10.1145/3230905.3230918</text:p>
          </table:table-cell>
          <table:table-cell office:value-type="string" table:style-name="ce1">
            <text:p>May 2018,<text:s/></text:p>
          </table:table-cell>
          <table:table-cell office:value-type="string" table:style-name="ce1">
            <text:p>1 The location of moving objects facilitates the monitoring of their evolution and</text:p>
            <text:p><text:s text:c="18"/>the history of displacement offers interesting perspectives in the field of the study</text:p>
            <text:p><text:s text:c="18"/>of the behavior of these objects. The purpose of this paper is to provide a new ...</text:p>
          </table:table-cell>
          <table:table-cell office:value-type="string" table:style-name="ce1">
            <text:p>['Boutaina Hdioud', 'Mohammed El Haj Tirari', 'Rachid Oulad Haj Thami']</text:p>
          </table:table-cell>
          <table:table-cell table:number-columns-repeated="16378"/>
        </table:table-row>
        <table:table-row table:style-name="ro1">
          <table:table-cell office:value-type="float" office:value="173" table:style-name="ce2">
            <text:p>173</text:p>
          </table:table-cell>
          <table:table-cell office:value-type="string" table:style-name="ce1">
            <text:p>Comparison between GA and ACO for emergency coverage problem in a smart healthcare</text:p>
            <text:p><text:s text:c="21"/>environment</text:p>
          </table:table-cell>
          <table:table-cell office:value-type="string" table:style-name="ce1">
            <text:p>https://doi.org/10.1145/3128128.3128136</text:p>
          </table:table-cell>
          <table:table-cell office:value-type="string" table:style-name="ce1">
            <text:p>July 2017,<text:s/></text:p>
          </table:table-cell>
          <table:table-cell office:value-type="string" table:style-name="ce1">
            <text:p>Healthcare management is widely used by researchers around the world to strengthen</text:p>
            <text:p><text:s text:c="18"/>the hospital logistics and improve the patients' service. Adopting smart technologies</text:p>
            <text:p><text:s text:c="18"/>in healthcare environment helps us to improve the quality of care and minimize the</text:p>
            <text:p><text:s text:c="18"/>...</text:p>
          </table:table-cell>
          <table:table-cell office:value-type="string" table:style-name="ce1">
            <text:p>['Meryam Benabdouallah', 'Chakib Bojji']</text:p>
          </table:table-cell>
          <table:table-cell table:number-columns-repeated="16378"/>
        </table:table-row>
        <table:table-row table:style-name="ro1">
          <table:table-cell office:value-type="float" office:value="174" table:style-name="ce2">
            <text:p>174</text:p>
          </table:table-cell>
          <table:table-cell office:value-type="string" table:style-name="ce1">
            <text:p>Passage challenges from data-intensive system to knowledge-intensive system related</text:p>
            <text:p><text:s text:c="21"/>to process mining field</text:p>
          </table:table-cell>
          <table:table-cell office:value-type="string" table:style-name="ce1">
            <text:p>https://doi.org/10.1145/3333165.3333168</text:p>
          </table:table-cell>
          <table:table-cell office:value-type="string" table:style-name="ce1">
            <text:p>March 2019,<text:s/></text:p>
          </table:table-cell>
          <table:table-cell office:value-type="string" table:style-name="ce1">
            <text:p>Process mining has emerged as a research field that focuses on the analysis of processes</text:p>
            <text:p><text:s text:c="18"/>using event data. Process mining is a current topic that reveals several challenges,</text:p>
            <text:p><text:s text:c="18"/>the most important of which have defined in the Process Mining Manifesto [1]. ...</text:p>
          </table:table-cell>
          <table:table-cell office:value-type="string" table:style-name="ce1">
            <text:p>['Zineb Lamghari', 'Maryam Radgui', 'Rajaa Saidi', 'Moulay Driss Rahmani']</text:p>
          </table:table-cell>
          <table:table-cell table:number-columns-repeated="16378"/>
        </table:table-row>
        <table:table-row table:style-name="ro1">
          <table:table-cell office:value-type="float" office:value="175" table:style-name="ce2">
            <text:p>175</text:p>
          </table:table-cell>
          <table:table-cell office:value-type="string" table:style-name="ce1">
            <text:p>Towards Mining Semantically Enriched Configurable Process Models</text:p>
          </table:table-cell>
          <table:table-cell office:value-type="string" table:style-name="ce1">
            <text:p>https://doi.org/10.1145/3419604.3419797</text:p>
          </table:table-cell>
          <table:table-cell office:value-type="string" table:style-name="ce1">
            <text:p>September 2020,<text:s/></text:p>
          </table:table-cell>
          <table:table-cell office:value-type="string" table:style-name="ce1">
            <text:p>Providing configurable process model with high quality is a primary objective to derive</text:p>
            <text:p><text:s text:c="18"/>process variants with better accuracy and facilitate process model reuse. For this</text:p>
            <text:p><text:s text:c="18"/>purpose, many research works have been interested in configurable process mining ...</text:p>
          </table:table-cell>
          <table:table-cell office:value-type="string" table:style-name="ce1">
            <text:p>['Aicha Khannat', 'Hanae Sbai', 'Laila Kjiri']</text:p>
          </table:table-cell>
          <table:table-cell table:number-columns-repeated="16378"/>
        </table:table-row>
        <table:table-row table:style-name="ro1">
          <table:table-cell office:value-type="float" office:value="176" table:style-name="ce2">
            <text:p>176</text:p>
          </table:table-cell>
          <table:table-cell office:value-type="string" table:style-name="ce1">
            <text:p>XACML policies into mongoDB for privacy access control</text:p>
          </table:table-cell>
          <table:table-cell office:value-type="string" table:style-name="ce1">
            <text:p>https://doi.org/10.1145/3175628.3175646</text:p>
          </table:table-cell>
          <table:table-cell office:value-type="string" table:style-name="ce1">
            <text:p>October 2017,<text:s/></text:p>
          </table:table-cell>
          <table:table-cell office:value-type="string" table:style-name="ce1">
            <text:p>Nowadays Big data is considered as one of the major technologies used to manage a</text:p>
            <text:p><text:s text:c="18"/>huge number of data, but there is little consideration of privacy in big data platforms.</text:p>
            <text:p><text:s text:c="18"/>Indeed, developers don't focus on implementing security best practices in their ...</text:p>
          </table:table-cell>
          <table:table-cell office:value-type="string" table:style-name="ce1">
            <text:p>['Zineb Kacimi', 'Laila Benhlima']</text:p>
          </table:table-cell>
          <table:table-cell table:number-columns-repeated="16378"/>
        </table:table-row>
        <table:table-row table:style-name="ro1">
          <table:table-cell office:value-type="float" office:value="177" table:style-name="ce2">
            <text:p>177</text:p>
          </table:table-cell>
          <table:table-cell office:value-type="string" table:style-name="ce1">
            <text:p>A Novel Traffic Prediction System based on Floating Car Data and Machine Learning</text:p>
          </table:table-cell>
          <table:table-cell office:value-type="string" table:style-name="ce1">
            <text:p>https://doi.org/10.1145/3320326.3320355</text:p>
          </table:table-cell>
          <table:table-cell office:value-type="string" table:style-name="ce1">
            <text:p>March 2019,<text:s/></text:p>
          </table:table-cell>
          <table:table-cell office:value-type="string" table:style-name="ce1">
            <text:p>Intelligent Transportation Systems have become a necessity with the increasing number</text:p>
            <text:p><text:s text:c="18"/>of cars running, especially in the urban roads. This paper presents a novel system</text:p>
            <text:p><text:s text:c="18"/>capable to forecast the traffic in the urban road networks. This study aims to ...</text:p>
          </table:table-cell>
          <table:table-cell office:value-type="string" table:style-name="ce1">
            <text:p>['M. Mzibri', 'A. Maach', 'A. Elhadri']</text:p>
          </table:table-cell>
          <table:table-cell table:number-columns-repeated="16378"/>
        </table:table-row>
        <table:table-row table:style-name="ro1">
          <table:table-cell office:value-type="float" office:value="178" table:style-name="ce2">
            <text:p>178</text:p>
          </table:table-cell>
          <table:table-cell office:value-type="string" table:style-name="ce1">
            <text:p>Quality adaptation by using scalable video coding (SVC) over P2P IP Multimedia Subsystem</text:p>
            <text:p><text:s text:c="21"/>(P2P IMS)</text:p>
          </table:table-cell>
          <table:table-cell office:value-type="string" table:style-name="ce1">
            <text:p>https://doi.org/10.1145/3320326.3320334</text:p>
          </table:table-cell>
          <table:table-cell office:value-type="string" table:style-name="ce1">
            <text:p>March 2019,<text:s/></text:p>
          </table:table-cell>
          <table:table-cell office:value-type="string" table:style-name="ce1">
            <text:p>The IMS P2P network is a solution that allows the improvement of the IMS network to</text:p>
            <text:p><text:s text:c="18"/>support p2p architectures in respect of access network technologies, in this article</text:p>
            <text:p><text:s text:c="18"/>we propose the collaboration between IMS and the adaptation of quality with scalable</text:p>
            <text:p><text:s text:c="18"/>...</text:p>
          </table:table-cell>
          <table:table-cell office:value-type="string" table:style-name="ce1">
            <text:p>['Adnane Ghani', 'El Hassan Ibn Elhaj', 'Ahmed Hammouch']</text:p>
          </table:table-cell>
          <table:table-cell table:number-columns-repeated="16378"/>
        </table:table-row>
        <table:table-row table:style-name="ro1">
          <table:table-cell office:value-type="float" office:value="179" table:style-name="ce2">
            <text:p>179</text:p>
          </table:table-cell>
          <table:table-cell office:value-type="string" table:style-name="ce1">
            <text:p>Using Markov decision process in cognitive radio networks towards the optimal reward</text:p>
          </table:table-cell>
          <table:table-cell office:value-type="string" table:style-name="ce1">
            <text:p>https://doi.org/10.1145/3128128.3128143</text:p>
          </table:table-cell>
          <table:table-cell office:value-type="string" table:style-name="ce1">
            <text:p>July 2017,<text:s/></text:p>
          </table:table-cell>
          <table:table-cell office:value-type="string" table:style-name="ce1">
            <text:p>The Learning is an indispensable phase in the cognition cycle of cognitive radio network.</text:p>
            <text:p><text:s text:c="18"/>It corresponds between the executed actions and the estimated rewards. Based on this</text:p>
            <text:p><text:s text:c="18"/>phase, the agent learns from past experiences to improve his actions in the ...</text:p>
          </table:table-cell>
          <table:table-cell office:value-type="string" table:style-name="ce1">
            <text:p>['Said Lakhal', 'Zouhair Guennoun']</text:p>
          </table:table-cell>
          <table:table-cell table:number-columns-repeated="16378"/>
        </table:table-row>
        <table:table-row table:style-name="ro1">
          <table:table-cell office:value-type="float" office:value="180" table:style-name="ce2">
            <text:p>180</text:p>
          </table:table-cell>
          <table:table-cell office:value-type="string" table:style-name="ce1">
            <text:p>Supervised machine learning for service providers' classification using multiple criteria</text:p>
            <text:p><text:s text:c="21"/>in a network architecture environment</text:p>
          </table:table-cell>
          <table:table-cell office:value-type="string" table:style-name="ce1">
            <text:p>https://doi.org/10.1145/3289402.3289532</text:p>
          </table:table-cell>
          <table:table-cell office:value-type="string" table:style-name="ce1">
            <text:p>October 2018,<text:s/></text:p>
          </table:table-cell>
          <table:table-cell office:value-type="string" table:style-name="ce1">
            <text:p>The service selection in a Next Generation Network field remains a challenging problem</text:p>
            <text:p><text:s text:c="18"/>for service providers, as they have to satisfy customers and keep their earnings.</text:p>
            <text:p><text:s text:c="18"/>Given the growing number of telecom service providers, the customer is in a dilemma</text:p>
            <text:p><text:s text:c="18"/>...</text:p>
          </table:table-cell>
          <table:table-cell office:value-type="string" table:style-name="ce1">
            <text:p>['Imane Haddar', 'Brahim Raouyane', 'Mostafa Bellafkih']</text:p>
          </table:table-cell>
          <table:table-cell table:number-columns-repeated="16378"/>
        </table:table-row>
        <table:table-row table:style-name="ro1">
          <table:table-cell office:value-type="float" office:value="181" table:style-name="ce2">
            <text:p>181</text:p>
          </table:table-cell>
          <table:table-cell office:value-type="string" table:style-name="ce1">
            <text:p>An Efficient Real Time Model For Credit Card Fraud Detection Based On Deep Learning</text:p>
          </table:table-cell>
          <table:table-cell office:value-type="string" table:style-name="ce1">
            <text:p>https://doi.org/10.1145/3289402.3289530</text:p>
          </table:table-cell>
          <table:table-cell office:value-type="string" table:style-name="ce1">
            <text:p>October 2018,<text:s/></text:p>
          </table:table-cell>
          <table:table-cell office:value-type="string" table:style-name="ce1">
            <text:p>In the last decades Machine Learning achieved notable results in various areas of</text:p>
            <text:p><text:s text:c="18"/>data processing and classification, which made the creation of real-time interactive</text:p>
            <text:p><text:s text:c="18"/>and intelligent systems possible. The accuracy and precision of those systems depends</text:p>
            <text:p><text:s text:c="18"/>...</text:p>
          </table:table-cell>
          <table:table-cell office:value-type="string" table:style-name="ce1">
            <text:p>['Youness Abakarim', 'Mohamed Lahby', 'Abdelbaki Attioui']</text:p>
          </table:table-cell>
          <table:table-cell table:number-columns-repeated="16378"/>
        </table:table-row>
        <table:table-row table:style-name="ro1">
          <table:table-cell office:value-type="float" office:value="182" table:style-name="ce2">
            <text:p>182</text:p>
          </table:table-cell>
          <table:table-cell office:value-type="string" table:style-name="ce1">
            <text:p>Artificial Intelligence in Learning Skills Assessment: A Pedagogical Innovation</text:p>
          </table:table-cell>
          <table:table-cell office:value-type="string" table:style-name="ce1">
            <text:p>https://doi.org/10.1145/3386723.3387901</text:p>
          </table:table-cell>
          <table:table-cell office:value-type="string" table:style-name="ce1">
            <text:p>March 2020,<text:s/></text:p>
          </table:table-cell>
          <table:table-cell office:value-type="string" table:style-name="ce1">
            <text:p>Competency-based learning assessment has recently undergone an important development</text:p>
            <text:p><text:s text:c="18"/>in the field of education. Its objective lies on offering learners the necessary skills</text:p>
            <text:p><text:s text:c="18"/>to follow the enormous development of their environment, and to acquire the ...</text:p>
          </table:table-cell>
          <table:table-cell office:value-type="string" table:style-name="ce1">
            <text:p>['Okacha Diyer', 'Naceur Achtaich', 'Khalid Najib']</text:p>
          </table:table-cell>
          <table:table-cell table:number-columns-repeated="16378"/>
        </table:table-row>
        <table:table-row table:style-name="ro1">
          <table:table-cell office:value-type="float" office:value="183" table:style-name="ce2">
            <text:p>183</text:p>
          </table:table-cell>
          <table:table-cell office:value-type="string" table:style-name="ce1">
            <text:p>CRUSCom model: A new theoretical model to trace the evolution line of information within the enterprise</text:p>
            <text:p><text:s text:c="21"/>environment</text:p>
          </table:table-cell>
          <table:table-cell office:value-type="string" table:style-name="ce1">
            <text:p>https://doi.org/10.1145/3372938.3372997</text:p>
          </table:table-cell>
          <table:table-cell office:value-type="string" table:style-name="ce1">
            <text:p>October 2019,<text:s/></text:p>
          </table:table-cell>
          <table:table-cell office:value-type="string" table:style-name="ce1">
            <text:p>Individuals and enterprises permanently use and manage information. In fact, individuals</text:p>
            <text:p><text:s text:c="18"/>need the information to interact with their environment while enterprises consider</text:p>
            <text:p><text:s text:c="18"/>it the cornerstone of their activities (operation and management) and the ...</text:p>
          </table:table-cell>
          <table:table-cell office:value-type="string" table:style-name="ce1">
            <text:p>['Mustapha El Hamzaoui', 'Bensalah Faycal', 'Bahnasse Ayoub']</text:p>
          </table:table-cell>
          <table:table-cell table:number-columns-repeated="16378"/>
        </table:table-row>
        <table:table-row table:style-name="ro1">
          <table:table-cell office:value-type="float" office:value="184" table:style-name="ce2">
            <text:p>184</text:p>
          </table:table-cell>
          <table:table-cell office:value-type="string" table:style-name="ce1">
            <text:p>Recommender E-Learning platform using sentiment analysis aggregation</text:p>
          </table:table-cell>
          <table:table-cell office:value-type="string" table:style-name="ce1">
            <text:p>https://doi.org/10.1145/3419604.3419784</text:p>
          </table:table-cell>
          <table:table-cell office:value-type="string" table:style-name="ce1">
            <text:p>September 2020,<text:s/></text:p>
          </table:table-cell>
          <table:table-cell office:value-type="string" table:style-name="ce1">
            <text:p>The ubiquity and the fast growth of online resources has made it more and more difficult</text:p>
            <text:p><text:s text:c="18"/>to try to respect the differences between learners in terms of cognitive ability and</text:p>
            <text:p><text:s text:c="18"/>knowledge structure. This is even clearer with recommendation algorithms that ...</text:p>
          </table:table-cell>
          <table:table-cell office:value-type="string" table:style-name="ce1">
            <text:p>['Jamal Mawane', 'Abdelwahab Naji', 'Mohamed Ramdani']</text:p>
          </table:table-cell>
          <table:table-cell table:number-columns-repeated="16378"/>
        </table:table-row>
        <table:table-row table:style-name="ro1">
          <table:table-cell office:value-type="float" office:value="185" table:style-name="ce2">
            <text:p>185</text:p>
          </table:table-cell>
          <table:table-cell office:value-type="string" table:style-name="ce1">
            <text:p>Towards Mining Semantically Enriched Configurable Process Models</text:p>
          </table:table-cell>
          <table:table-cell office:value-type="string" table:style-name="ce1">
            <text:p>https://doi.org/10.1145/3419604.3419797</text:p>
          </table:table-cell>
          <table:table-cell office:value-type="string" table:style-name="ce1">
            <text:p>September 2020,<text:s/></text:p>
          </table:table-cell>
          <table:table-cell office:value-type="string" table:style-name="ce1">
            <text:p>Providing configurable process model with high quality is a primary objective to derive</text:p>
            <text:p><text:s text:c="18"/>process variants with better accuracy and facilitate process model reuse. For this</text:p>
            <text:p><text:s text:c="18"/>purpose, many research works have been interested in configurable process mining ...</text:p>
          </table:table-cell>
          <table:table-cell office:value-type="string" table:style-name="ce1">
            <text:p>['Aicha Khannat', 'Hanae Sbai', 'Laila Kjiri']</text:p>
          </table:table-cell>
          <table:table-cell table:number-columns-repeated="16378"/>
        </table:table-row>
        <table:table-row table:style-name="ro1">
          <table:table-cell office:value-type="float" office:value="186" table:style-name="ce2">
            <text:p>186</text:p>
          </table:table-cell>
          <table:table-cell office:value-type="string" table:style-name="ce1">
            <text:p>Bank Failure Prediction: A Deep Learning Approach</text:p>
          </table:table-cell>
          <table:table-cell office:value-type="string" table:style-name="ce1">
            <text:p>https://doi.org/10.1145/3419604.3419792</text:p>
          </table:table-cell>
          <table:table-cell office:value-type="string" table:style-name="ce1">
            <text:p>September 2020,<text:s/></text:p>
          </table:table-cell>
          <table:table-cell office:value-type="string" table:style-name="ce1">
            <text:p>As with any business, the bankruptcy of a bank manifests itself in the cessation of</text:p>
            <text:p><text:s text:c="18"/>payments. At this point, the bank must be closed and put into liquidation. Such a</text:p>
            <text:p><text:s text:c="18"/>situation would cause considerable prejudice to the customers and to to the economy</text:p>
            <text:p><text:s text:c="18"/>as ...</text:p>
          </table:table-cell>
          <table:table-cell office:value-type="string" table:style-name="ce1">
            <text:p>['Youness Abakarim', 'Mohamed Lahby', 'Abdelbaki Attioui']</text:p>
          </table:table-cell>
          <table:table-cell table:number-columns-repeated="16378"/>
        </table:table-row>
        <table:table-row table:style-name="ro1">
          <table:table-cell office:value-type="float" office:value="187" table:style-name="ce2">
            <text:p>187</text:p>
          </table:table-cell>
          <table:table-cell office:value-type="string" table:style-name="ce1">
            <text:p>Promoting resource discovery in business process variability</text:p>
          </table:table-cell>
          <table:table-cell office:value-type="string" table:style-name="ce1">
            <text:p>https://doi.org/10.1145/3320326.3320380</text:p>
          </table:table-cell>
          <table:table-cell office:value-type="string" table:style-name="ce1">
            <text:p>March 2019,<text:s/></text:p>
          </table:table-cell>
          <table:table-cell office:value-type="string" table:style-name="ce1">
            <text:p>Process discovery is one of the main areas of process mining approach, it consists</text:p>
            <text:p><text:s text:c="18"/>of discovering process model from event logs in terms of different perspectives such</text:p>
            <text:p><text:s text:c="18"/>as control- flow, data and resource. Analysis results of these models are of great</text:p>
            <text:p><text:s text:c="18"/>...</text:p>
          </table:table-cell>
          <table:table-cell office:value-type="string" table:style-name="ce1">
            <text:p>['Rabab Sikal', 'Hanae Sbai', 'Laila Kjiri']</text:p>
          </table:table-cell>
          <table:table-cell table:number-columns-repeated="16378"/>
        </table:table-row>
        <table:table-row table:style-name="ro1">
          <table:table-cell office:value-type="float" office:value="188" table:style-name="ce2">
            <text:p>188</text:p>
          </table:table-cell>
          <table:table-cell office:value-type="string" table:style-name="ce1">
            <text:p>Comparative Study: Dependability of Big Data in the Cloud</text:p>
          </table:table-cell>
          <table:table-cell office:value-type="string" table:style-name="ce1">
            <text:p>https://doi.org/10.1145/3090354.3090373</text:p>
          </table:table-cell>
          <table:table-cell office:value-type="string" table:style-name="ce1">
            <text:p>March 2017,<text:s/></text:p>
          </table:table-cell>
          <table:table-cell office:value-type="string" table:style-name="ce1">
            <text:p>Cloud Computing provides computing resources remotely and on demand. These resources</text:p>
            <text:p><text:s text:c="18"/>can be infrastructures, platforms, or application software. Whereas Big Data is well</text:p>
            <text:p><text:s text:c="18"/>known for needing high capacity of both storage and computation's data streams. ...</text:p>
          </table:table-cell>
          <table:table-cell office:value-type="string" table:style-name="ce1">
            <text:p>['Fatima Ezzahra Mdarbi', 'Nadia Afifi', 'Imane Hilal']</text:p>
          </table:table-cell>
          <table:table-cell table:number-columns-repeated="16378"/>
        </table:table-row>
        <table:table-row table:style-name="ro1">
          <table:table-cell office:value-type="float" office:value="189" table:style-name="ce2">
            <text:p>189</text:p>
          </table:table-cell>
          <table:table-cell office:value-type="string" table:style-name="ce1">
            <text:p>A Comparative Study on Recommender Systems Approaches</text:p>
          </table:table-cell>
          <table:table-cell office:value-type="string" table:style-name="ce1">
            <text:p>https://doi.org/10.1145/3372938.3372941</text:p>
          </table:table-cell>
          <table:table-cell office:value-type="string" table:style-name="ce1">
            <text:p>October 2019,<text:s/></text:p>
          </table:table-cell>
          <table:table-cell office:value-type="string" table:style-name="ce1">
            <text:p>Recommender systems aim to generate interest items or products for web users. They</text:p>
            <text:p><text:s text:c="18"/>offer useful information and adapted to users' profile based on their preferences</text:p>
            <text:p><text:s text:c="18"/>and behaviors. Currently, they are proposed in several domains, namely: e-commerce,</text:p>
            <text:p><text:s text:c="18"/>e-...</text:p>
          </table:table-cell>
          <table:table-cell office:value-type="string" table:style-name="ce1">
            <text:p>['Kawtar Najmani', 'Benlahmar El habib', 'Nawal Sael', 'Ahmed Zellou']</text:p>
          </table:table-cell>
          <table:table-cell table:number-columns-repeated="16378"/>
        </table:table-row>
        <table:table-row table:style-name="ro1">
          <table:table-cell office:value-type="float" office:value="190" table:style-name="ce2">
            <text:p>190</text:p>
          </table:table-cell>
          <table:table-cell office:value-type="string" table:style-name="ce1">
            <text:p>Implementation of an intelligent tutoring system for the use of university governance</text:p>
            <text:p><text:s text:c="21"/>information systems</text:p>
          </table:table-cell>
          <table:table-cell office:value-type="string" table:style-name="ce1">
            <text:p>https://doi.org/10.1145/3286606.3286819</text:p>
          </table:table-cell>
          <table:table-cell office:value-type="string" table:style-name="ce1">
            <text:p>October 2018,<text:s/></text:p>
          </table:table-cell>
          <table:table-cell office:value-type="string" table:style-name="ce1">
            <text:p>Universities play a key role in the journey of the knowledge economy. In addition</text:p>
            <text:p><text:s text:c="18"/>to their traditional role as creator and disseminator of knowledge, or incubator of</text:p>
            <text:p><text:s text:c="18"/>innovations, they serve as models for exploring the use of information technologies</text:p>
            <text:p><text:s text:c="18"/>in ...</text:p>
          </table:table-cell>
          <table:table-cell office:value-type="string" table:style-name="ce1">
            <text:p>['Majida Laaziri', 'Khaoula Benmoussa', 'Samira Khoulji', 'Mohamed Larbi Kerkeb', 'Abir El Yamami']</text:p>
          </table:table-cell>
          <table:table-cell table:number-columns-repeated="16378"/>
        </table:table-row>
        <table:table-row table:style-name="ro1">
          <table:table-cell office:value-type="float" office:value="191" table:style-name="ce2">
            <text:p>191</text:p>
          </table:table-cell>
          <table:table-cell office:value-type="string" table:style-name="ce1">
            <text:p>E-Learning Real Time Analysis Using Large Scale Infrastructure</text:p>
          </table:table-cell>
          <table:table-cell office:value-type="string" table:style-name="ce1">
            <text:p>https://doi.org/10.1145/3090354.3090378</text:p>
          </table:table-cell>
          <table:table-cell office:value-type="string" table:style-name="ce1">
            <text:p>March 2017,<text:s/></text:p>
          </table:table-cell>
          <table:table-cell office:value-type="string" table:style-name="ce1">
            <text:p>Real time data analytics is the ability to extract valuable information from live</text:p>
            <text:p><text:s text:c="18"/>data. It represents a big opportunity to drive smart strategic decisions at the right</text:p>
            <text:p><text:s text:c="18"/>time. The organizations which adopted this concept, such internet firms, have created</text:p>
            <text:p><text:s text:c="18"/>...</text:p>
          </table:table-cell>
          <table:table-cell office:value-type="string" table:style-name="ce1">
            <text:p>['Abdelmajid Chaffai', 'Larbi Hassouni', 'Houda Anoun']</text:p>
          </table:table-cell>
          <table:table-cell table:number-columns-repeated="16378"/>
        </table:table-row>
        <table:table-row table:style-name="ro1">
          <table:table-cell office:value-type="float" office:value="192" table:style-name="ce2">
            <text:p>192</text:p>
          </table:table-cell>
          <table:table-cell office:value-type="string" table:style-name="ce1">
            <text:p>Towards an automatic generator of mathematical exercises based on semantic</text:p>
          </table:table-cell>
          <table:table-cell office:value-type="string" table:style-name="ce1">
            <text:p>https://doi.org/10.1145/3090354.3090356</text:p>
          </table:table-cell>
          <table:table-cell office:value-type="string" table:style-name="ce1">
            <text:p>March 2017,<text:s/></text:p>
          </table:table-cell>
          <table:table-cell office:value-type="string" table:style-name="ce1">
            <text:p>This article presents GAEMS (Automatic generator of mathematical exercises based on</text:p>
            <text:p><text:s text:c="18"/>semantic), an exerciser for secondary education allowing a teacher to create and distribute</text:p>
            <text:p><text:s text:c="18"/>versions of mathematical exercises for based on ontology. These versions of ...</text:p>
          </table:table-cell>
          <table:table-cell office:value-type="string" table:style-name="ce1">
            <text:p>['Imane Lmati', 'Habib Benlahmar', 'Naceur Achtaich']</text:p>
          </table:table-cell>
          <table:table-cell table:number-columns-repeated="16378"/>
        </table:table-row>
        <table:table-row table:style-name="ro1">
          <table:table-cell office:value-type="float" office:value="193" table:style-name="ce2">
            <text:p>193</text:p>
          </table:table-cell>
          <table:table-cell office:value-type="string" table:style-name="ce1">
            <text:p>A hybrid genetic algorithm for solving 0/1 Knapsack Problem</text:p>
          </table:table-cell>
          <table:table-cell office:value-type="string" table:style-name="ce1">
            <text:p>https://doi.org/10.1145/3230905.3230907</text:p>
          </table:table-cell>
          <table:table-cell office:value-type="string" table:style-name="ce1">
            <text:p>May 2018,<text:s/></text:p>
          </table:table-cell>
          <table:table-cell office:value-type="string" table:style-name="ce1">
            <text:p>The Knapsack problem is an integer programming problem. This well-known problem in</text:p>
            <text:p><text:s text:c="18"/>the field of operations research, is considered as a NP-hard problem. In this paper,</text:p>
            <text:p><text:s text:c="18"/>we present a new hybrid genetic algorithm (HGA) to address one-dimensional knapsack</text:p>
            <text:p><text:s text:c="18"/>...</text:p>
          </table:table-cell>
          <table:table-cell office:value-type="string" table:style-name="ce1">
            <text:p>['Laabadi Soukaina', 'Naimi Mohamed', 'El Amri Hassan', 'Achchab Boujemâa']</text:p>
          </table:table-cell>
          <table:table-cell table:number-columns-repeated="16378"/>
        </table:table-row>
        <table:table-row table:style-name="ro1">
          <table:table-cell office:value-type="float" office:value="194" table:style-name="ce2">
            <text:p>194</text:p>
          </table:table-cell>
          <table:table-cell office:value-type="string" table:style-name="ce1">
            <text:p>Normality Test to Detect the Congestion in MANET by Using OLSR Protocol</text:p>
          </table:table-cell>
          <table:table-cell office:value-type="string" table:style-name="ce1">
            <text:p>https://doi.org/10.1145/3386723.3387836</text:p>
          </table:table-cell>
          <table:table-cell office:value-type="string" table:style-name="ce1">
            <text:p>March 2020,<text:s/></text:p>
          </table:table-cell>
          <table:table-cell office:value-type="string" table:style-name="ce1">
            <text:p>Mobile Ad hoc Network (MANET) considers as simple network that use the wireless communication</text:p>
            <text:p><text:s text:c="18"/>between difference wireless devices named as nodes. MANET has many challenges in its</text:p>
            <text:p><text:s text:c="18"/>functions due to absence of fixed infrastructure and autoconfiguration. ...</text:p>
          </table:table-cell>
          <table:table-cell office:value-type="string" table:style-name="ce1">
            <text:p>['Abdellah Nabou', 'My Driss Laanaoui', 'Mohammed Ouzzif', 'Mohammed-Alamine El Houssaini']</text:p>
          </table:table-cell>
          <table:table-cell table:number-columns-repeated="16378"/>
        </table:table-row>
        <table:table-row table:style-name="ro1">
          <table:table-cell office:value-type="float" office:value="195" table:style-name="ce2">
            <text:p>195</text:p>
          </table:table-cell>
          <table:table-cell office:value-type="string" table:style-name="ce1">
            <text:p>Mobile Cloud Learning: A New Responsive SCORM Design Approach Based Semantic Learning Object on the Microsoft</text:p>
            <text:p><text:s text:c="21"/>SharePoint Online and Office 365</text:p>
          </table:table-cell>
          <table:table-cell office:value-type="string" table:style-name="ce1">
            <text:p>https://doi.org/10.1145/3090354.3090447</text:p>
          </table:table-cell>
          <table:table-cell office:value-type="string" table:style-name="ce1">
            <text:p>March 2017,<text:s/></text:p>
          </table:table-cell>
          <table:table-cell office:value-type="string" table:style-name="ce1">
            <text:p>The Shareable Content Object Reference Model (SCORM) is a common model for learning</text:p>
            <text:p><text:s text:c="18"/>objects (LOs) that makes the reuse of educational content between different systems.</text:p>
            <text:p><text:s text:c="18"/>There are several Learning Management Systems (LMS) deploying content for mobile ...</text:p>
          </table:table-cell>
          <table:table-cell office:value-type="string" table:style-name="ce1">
            <text:p>['Zouhair Rimale', 'El Habib Benlahmar', 'Abderrahim Tragha']</text:p>
          </table:table-cell>
          <table:table-cell table:number-columns-repeated="16378"/>
        </table:table-row>
        <table:table-row table:style-name="ro1">
          <table:table-cell office:value-type="float" office:value="196" table:style-name="ce2">
            <text:p>196</text:p>
          </table:table-cell>
          <table:table-cell office:value-type="string" table:style-name="ce1">
            <text:p>Comparative Study of Arabic Text Categorization Using Feature Selection Techniques</text:p>
            <text:p><text:s text:c="21"/>and Four Classifier Models</text:p>
          </table:table-cell>
          <table:table-cell office:value-type="string" table:style-name="ce1">
            <text:p>https://doi.org/10.1145/3419604.3419778</text:p>
          </table:table-cell>
          <table:table-cell office:value-type="string" table:style-name="ce1">
            <text:p>September 2020,<text:s/></text:p>
          </table:table-cell>
          <table:table-cell office:value-type="string" table:style-name="ce1">
            <text:p>Text classification is the process of assigning appropriate categories to free text</text:p>
            <text:p><text:s text:c="18"/>according to its content. It is one of the important task in Text mining. Numerous</text:p>
            <text:p><text:s text:c="18"/>studies have been conducted for natural languages processing using Japanese, French,</text:p>
            <text:p><text:s text:c="18"/>...</text:p>
          </table:table-cell>
          <table:table-cell office:value-type="string" table:style-name="ce1">
            <text:p>['Said Bahassine', 'Abdellah Madani', 'Mohamed Kissi']</text:p>
          </table:table-cell>
          <table:table-cell table:number-columns-repeated="16378"/>
        </table:table-row>
        <table:table-row table:style-name="ro1">
          <table:table-cell office:value-type="float" office:value="197" table:style-name="ce2">
            <text:p>197</text:p>
          </table:table-cell>
          <table:table-cell office:value-type="string" table:style-name="ce1">
            <text:p>Designing an IMS-LD Model for Disciplinary Information Space of Learning Management</text:p>
            <text:p><text:s text:c="21"/>System</text:p>
          </table:table-cell>
          <table:table-cell office:value-type="string" table:style-name="ce1">
            <text:p>https://doi.org/10.1145/3286606.3286817</text:p>
          </table:table-cell>
          <table:table-cell office:value-type="string" table:style-name="ce1">
            <text:p>October 2018,<text:s/></text:p>
          </table:table-cell>
          <table:table-cell office:value-type="string" table:style-name="ce1">
            <text:p>The context of this work is that of designing an IMS-LD model for disciplinary information</text:p>
            <text:p><text:s text:c="18"/>space of Learning Management System (LMS). Our work is specifically in the field or</text:p>
            <text:p><text:s text:c="18"/>seeking to promote, by means of information technology from a distance. Our ...</text:p>
          </table:table-cell>
          <table:table-cell office:value-type="string" table:style-name="ce1">
            <text:p>['Mohammed Ouadoud', 'Tarik Chafiq', 'Mohamed Yassin Chkouri']</text:p>
          </table:table-cell>
          <table:table-cell table:number-columns-repeated="16378"/>
        </table:table-row>
        <table:table-row table:style-name="ro1">
          <table:table-cell office:value-type="float" office:value="198" table:style-name="ce2">
            <text:p>198</text:p>
          </table:table-cell>
          <table:table-cell office:value-type="string" table:style-name="ce1">
            <text:p>Impact of System Quality, Information Quality and Service Quality on the efficiency</text:p>
            <text:p><text:s text:c="21"/>of information system</text:p>
          </table:table-cell>
          <table:table-cell office:value-type="string" table:style-name="ce1">
            <text:p>https://doi.org/10.1145/3286606.3286818</text:p>
          </table:table-cell>
          <table:table-cell office:value-type="string" table:style-name="ce1">
            <text:p>October 2018,<text:s/></text:p>
          </table:table-cell>
          <table:table-cell office:value-type="string" table:style-name="ce1">
            <text:p>Measuring the effectiveness of information systems (IS) has been an important part</text:p>
            <text:p><text:s text:c="18"/>of the research agenda since the 1980s [1]. Factors affecting the success and effectiveness</text:p>
            <text:p><text:s text:c="18"/>of information systems are still an important and critical aspect of the ...</text:p>
          </table:table-cell>
          <table:table-cell office:value-type="string" table:style-name="ce1">
            <text:p>['Khaoula Benmoussa', 'Majida Laaziri', 'Samira Khoulji', 'Mohamed Larbi Kerkeb', 'Abir El Yamami']</text:p>
          </table:table-cell>
          <table:table-cell table:number-columns-repeated="16378"/>
        </table:table-row>
        <table:table-row table:style-name="ro1">
          <table:table-cell office:value-type="float" office:value="199" table:style-name="ce2">
            <text:p>199</text:p>
          </table:table-cell>
          <table:table-cell office:value-type="string" table:style-name="ce1">
            <text:p>Evaluation of Classical Descriptors coupled to Support Vector Machine Classifier for</text:p>
            <text:p><text:s text:c="21"/>Phosphate ore Screening monitoring</text:p>
          </table:table-cell>
          <table:table-cell office:value-type="string" table:style-name="ce1">
            <text:p>https://doi.org/10.1145/3419604.3419785</text:p>
          </table:table-cell>
          <table:table-cell office:value-type="string" table:style-name="ce1">
            <text:p>September 2020,<text:s/></text:p>
          </table:table-cell>
          <table:table-cell office:value-type="string" table:style-name="ce1">
            <text:p>Phosphorus is an important and finite resource that is utilized mainly to produce</text:p>
            <text:p><text:s text:c="18"/>phosphate fertilizers that assist in crop production. From phosphate ore to phosphate</text:p>
            <text:p><text:s text:c="18"/>a process of beneficiation is required to remove the unnecessary minerals contains</text:p>
            <text:p><text:s text:c="18"/>in ...</text:p>
          </table:table-cell>
          <table:table-cell office:value-type="string" table:style-name="ce1">
            <text:p>['Laila El hiouile', 'Ahmed Errami', 'Nawfel Azami', 'Radouane Majdoul', 'Laurent Deshayes']</text:p>
          </table:table-cell>
          <table:table-cell table:number-columns-repeated="16378"/>
        </table:table-row>
        <table:table-row table:style-name="ro1">
          <table:table-cell office:value-type="float" office:value="200" table:style-name="ce2">
            <text:p>200</text:p>
          </table:table-cell>
          <table:table-cell office:value-type="string" table:style-name="ce1">
            <text:p>Smart Connection of User Profiles in a Big Data Context</text:p>
          </table:table-cell>
          <table:table-cell office:value-type="string" table:style-name="ce1">
            <text:p>https://doi.org/10.1145/3372938.3372977</text:p>
          </table:table-cell>
          <table:table-cell office:value-type="string" table:style-name="ce1">
            <text:p>October 2019,<text:s/></text:p>
          </table:table-cell>
          <table:table-cell office:value-type="string" table:style-name="ce1">
            <text:p>The idea we propose in this article is a follow-up to our research series in the ontology-based</text:p>
            <text:p><text:s text:c="18"/>profiling framework. The approach relies on tracking user profile changes for user</text:p>
            <text:p><text:s text:c="18"/>connection within a Big Data context. We have worked in our series of ...</text:p>
          </table:table-cell>
          <table:table-cell office:value-type="string" table:style-name="ce1">
            <text:p>['Ismail Bensassi', 'Yasyn Elyusufi', 'En-Naimi El Mokhtar']</text:p>
          </table:table-cell>
          <table:table-cell table:number-columns-repeated="16378"/>
        </table:table-row>
        <table:table-row table:style-name="ro1">
          <table:table-cell office:value-type="float" office:value="201" table:style-name="ce2">
            <text:p>201</text:p>
          </table:table-cell>
          <table:table-cell office:value-type="string" table:style-name="ce1">
            <text:p>An Adaptive Spatial Subdivision of 2-D Irregular Area for Urban Planning</text:p>
          </table:table-cell>
          <table:table-cell office:value-type="string" table:style-name="ce1">
            <text:p>https://doi.org/10.1145/3286606.3286814</text:p>
          </table:table-cell>
          <table:table-cell office:value-type="string" table:style-name="ce1">
            <text:p>October 2018,<text:s/></text:p>
          </table:table-cell>
          <table:table-cell office:value-type="string" table:style-name="ce1">
            <text:p>The subdivision of an irregular area into k equal area is a complex spatial problem.</text:p>
            <text:p><text:s text:c="18"/>Many difficulties arise in the spatial distribution of an irregular 2D surface. This</text:p>
            <text:p><text:s text:c="18"/>paper proposes an approach that has the ability to provide for spatial ...</text:p>
          </table:table-cell>
          <table:table-cell office:value-type="string" table:style-name="ce1">
            <text:p>['Waleed Lagrab', 'Noura Aknin', 'Mohammed Alruqimi']</text:p>
          </table:table-cell>
          <table:table-cell table:number-columns-repeated="16378"/>
        </table:table-row>
        <table:table-row table:style-name="ro1">
          <table:table-cell office:value-type="float" office:value="202" table:style-name="ce2">
            <text:p>202</text:p>
          </table:table-cell>
          <table:table-cell office:value-type="string" table:style-name="ce1">
            <text:p>Design of an e-Learning project management system: Project needs</text:p>
          </table:table-cell>
          <table:table-cell office:value-type="string" table:style-name="ce1">
            <text:p>https://doi.org/10.1145/3372938.3372978</text:p>
          </table:table-cell>
          <table:table-cell office:value-type="string" table:style-name="ce1">
            <text:p>October 2019,<text:s/></text:p>
          </table:table-cell>
          <table:table-cell office:value-type="string" table:style-name="ce1">
            <text:p>In a computer project, it is imperative to rely on a structured approach that describes</text:p>
            <text:p><text:s text:c="18"/>how it works. The choice of the project management is a decisive phase in the accomplishment</text:p>
            <text:p><text:s text:c="18"/>of the project in good conditions, It is necessary to define a working ...</text:p>
          </table:table-cell>
          <table:table-cell office:value-type="string" table:style-name="ce1">
            <text:p>['Maha Khaldi', 'Mohammed Erradi']</text:p>
          </table:table-cell>
          <table:table-cell table:number-columns-repeated="16378"/>
        </table:table-row>
        <table:table-row table:style-name="ro1">
          <table:table-cell office:value-type="float" office:value="203" table:style-name="ce2">
            <text:p>203</text:p>
          </table:table-cell>
          <table:table-cell office:value-type="string" table:style-name="ce1">
            <text:p>Application of Fuzzy Logic in Energy Efficiency for one Pumping Systems</text:p>
          </table:table-cell>
          <table:table-cell office:value-type="string" table:style-name="ce1">
            <text:p>https://doi.org/10.1145/3167486.3167515</text:p>
          </table:table-cell>
          <table:table-cell office:value-type="string" table:style-name="ce1">
            <text:p>November 2017,<text:s/></text:p>
          </table:table-cell>
          <table:table-cell office:value-type="string" table:style-name="ce1">
            <text:p>In parallel with the problem of wastewater treatment which remains central concern</text:p>
            <text:p><text:s text:c="18"/>of policymakers in big cities around the world, energy efficiency is becoming increasingly</text:p>
            <text:p><text:s text:c="18"/>important in the design, implementation and exploitation of wastewater ...</text:p>
          </table:table-cell>
          <table:table-cell office:value-type="string" table:style-name="ce1">
            <text:p>['Larbi Choukri', 'Rafik Lasri', 'Mohammed Bouhorma']</text:p>
          </table:table-cell>
          <table:table-cell table:number-columns-repeated="16378"/>
        </table:table-row>
        <table:table-row table:style-name="ro1">
          <table:table-cell office:value-type="float" office:value="204" table:style-name="ce2">
            <text:p>204</text:p>
          </table:table-cell>
          <table:table-cell office:value-type="string" table:style-name="ce1">
            <text:p>Teaching Object Oriented Programming Concepts Through a Mobile Serious Game</text:p>
          </table:table-cell>
          <table:table-cell office:value-type="string" table:style-name="ce1">
            <text:p>https://doi.org/10.1145/3286606.3286851</text:p>
          </table:table-cell>
          <table:table-cell office:value-type="string" table:style-name="ce1">
            <text:p>October 2018,<text:s/></text:p>
          </table:table-cell>
          <table:table-cell office:value-type="string" table:style-name="ce1">
            <text:p>In educational field, many teaching tools have been appearing this last decade, including</text:p>
            <text:p><text:s text:c="18"/>serious games "SGs", which prove their effectiveness in transferring knowledge and</text:p>
            <text:p><text:s text:c="18"/>teaching new skills, thanks to their interactivities and capacities to attract ...</text:p>
          </table:table-cell>
          <table:table-cell office:value-type="string" table:style-name="ce1">
            <text:p>['Elaachak Lotfi', 'Bouhorma Mohammed']</text:p>
          </table:table-cell>
          <table:table-cell table:number-columns-repeated="16378"/>
        </table:table-row>
        <table:table-row table:style-name="ro1">
          <table:table-cell office:value-type="float" office:value="205" table:style-name="ce2">
            <text:p>205</text:p>
          </table:table-cell>
          <table:table-cell office:value-type="string" table:style-name="ce1">
            <text:p>Overview of Positive Train Control (PTC) and Railway Collision Avoidance System (RCAS)</text:p>
          </table:table-cell>
          <table:table-cell office:value-type="string" table:style-name="ce1">
            <text:p>https://doi.org/10.1145/3167486.3167498</text:p>
          </table:table-cell>
          <table:table-cell office:value-type="string" table:style-name="ce1">
            <text:p>November 2017,<text:s/></text:p>
          </table:table-cell>
          <table:table-cell office:value-type="string" table:style-name="ce1">
            <text:p>Cars, plane, boat, train and all future vehicle will be smarter and will provide more</text:p>
            <text:p><text:s text:c="18"/>safety and comfortable transportation A lot of transport research are dedicated to</text:p>
            <text:p><text:s text:c="18"/>response to one question: How can accidents be avoided?. The collision avoidance ...</text:p>
          </table:table-cell>
          <table:table-cell office:value-type="string" table:style-name="ce1">
            <text:p>['Hamid Barkouk', 'El Mokhtar En-Naimi', 'Aziz Mahboub']</text:p>
          </table:table-cell>
          <table:table-cell table:number-columns-repeated="16378"/>
        </table:table-row>
        <table:table-row table:style-name="ro1">
          <table:table-cell office:value-type="float" office:value="206" table:style-name="ce2">
            <text:p>206</text:p>
          </table:table-cell>
          <table:table-cell office:value-type="string" table:style-name="ce1">
            <text:p>State of the art in MapReduce: issues and approaches</text:p>
          </table:table-cell>
          <table:table-cell office:value-type="string" table:style-name="ce1">
            <text:p>https://doi.org/10.1145/3090354.3090397</text:p>
          </table:table-cell>
          <table:table-cell office:value-type="string" table:style-name="ce1">
            <text:p>March 2017,<text:s/></text:p>
          </table:table-cell>
          <table:table-cell office:value-type="string" table:style-name="ce1">
            <text:p>In the last years, new data sources appeared: social networks, mobile, internet of</text:p>
            <text:p><text:s text:c="18"/>things, open Data, etc., and therefore data are rapidly increasing. These data is</text:p>
            <text:p><text:s text:c="18"/>voluminous, various, and difficult to measure and analyze, which appears the concept</text:p>
            <text:p><text:s text:c="18"/>of ...</text:p>
          </table:table-cell>
          <table:table-cell office:value-type="string" table:style-name="ce1">
            <text:p>['Labdaoui Imane', 'Tabii Youness']</text:p>
          </table:table-cell>
          <table:table-cell table:number-columns-repeated="16378"/>
        </table:table-row>
        <table:table-row table:style-name="ro1">
          <table:table-cell office:value-type="float" office:value="207" table:style-name="ce2">
            <text:p>207</text:p>
          </table:table-cell>
          <table:table-cell office:value-type="string" table:style-name="ce1">
            <text:p>Solving the location-routing problems Using Clustering Method</text:p>
          </table:table-cell>
          <table:table-cell office:value-type="string" table:style-name="ce1">
            <text:p>https://doi.org/10.1145/3090354.3090472</text:p>
          </table:table-cell>
          <table:table-cell office:value-type="string" table:style-name="ce1">
            <text:p>March 2017,<text:s/></text:p>
          </table:table-cell>
          <table:table-cell office:value-type="string" table:style-name="ce1">
            <text:p>The distribution of products from depots to customers is a challenging problem in</text:p>
            <text:p><text:s text:c="18"/>logistics management. The location of depots and the distribution of product from</text:p>
            <text:p><text:s text:c="18"/>these depots to clients are two fundamental key of distribution system. The location-...</text:p>
          </table:table-cell>
          <table:table-cell office:value-type="string" table:style-name="ce1">
            <text:p>['Fadoua Oudouar', 'Abdellah El Fellahi']</text:p>
          </table:table-cell>
          <table:table-cell table:number-columns-repeated="16378"/>
        </table:table-row>
        <table:table-row table:style-name="ro1">
          <table:table-cell office:value-type="float" office:value="208" table:style-name="ce2">
            <text:p>208</text:p>
          </table:table-cell>
          <table:table-cell office:value-type="string" table:style-name="ce1">
            <text:p>New Construction Process of Standardized Learner Profile</text:p>
          </table:table-cell>
          <table:table-cell office:value-type="string" table:style-name="ce1">
            <text:p>https://doi.org/10.1145/3167486.3167573</text:p>
          </table:table-cell>
          <table:table-cell office:value-type="string" table:style-name="ce1">
            <text:p>November 2017,<text:s/></text:p>
          </table:table-cell>
          <table:table-cell office:value-type="string" table:style-name="ce1">
            <text:p>The education experience is frequently taking place within Learning Management Systems</text:p>
            <text:p><text:s text:c="18"/>(LMS) deployed by an educational institution. Within these computer-mediated environments,</text:p>
            <text:p><text:s text:c="18"/>students communicate with forums, online exercises, digital learning tools, ...</text:p>
          </table:table-cell>
          <table:table-cell office:value-type="string" table:style-name="ce1">
            <text:p>['Nissrin Nehiri', 'Noura Aknin']</text:p>
          </table:table-cell>
          <table:table-cell table:number-columns-repeated="16378"/>
        </table:table-row>
        <table:table-row table:style-name="ro1">
          <table:table-cell office:value-type="float" office:value="209" table:style-name="ce2">
            <text:p>209</text:p>
          </table:table-cell>
          <table:table-cell office:value-type="string" table:style-name="ce1">
            <text:p>Mobile phones security: the spread of malware via MMS and Bluetooth, prevention methods</text:p>
          </table:table-cell>
          <table:table-cell office:value-type="string" table:style-name="ce1">
            <text:p>https://doi.org/10.1145/2095697.2095750</text:p>
          </table:table-cell>
          <table:table-cell office:value-type="string" table:style-name="ce1">
            <text:p>December 2011,<text:s/></text:p>
          </table:table-cell>
          <table:table-cell office:value-type="string" table:style-name="ce1">
            <text:p>The work presented in this paper describes the evolution impact of mobile devices</text:p>
            <text:p><text:s text:c="18"/>operating system's features through its increasing use for internet navigation. And</text:p>
            <text:p><text:s text:c="18"/>thus, the growing risks of getting contaminated by hostile programs, which exploit</text:p>
            <text:p><text:s text:c="18"/>the ...</text:p>
          </table:table-cell>
          <table:table-cell office:value-type="string" table:style-name="ce1">
            <text:p>['Mohamed Ghallali', 'Driss El Ouadghiri', 'Mohammad Essaaidi', 'Mohamed Boulmalf']</text:p>
          </table:table-cell>
          <table:table-cell table:number-columns-repeated="16378"/>
        </table:table-row>
        <table:table-row table:style-name="ro1">
          <table:table-cell office:value-type="float" office:value="210" table:style-name="ce2">
            <text:p>210</text:p>
          </table:table-cell>
          <table:table-cell office:value-type="string" table:style-name="ce1">
            <text:p>The vibrational behavior of the mixture quercetin/Gelucire 50/13 at room and body</text:p>
            <text:p><text:s text:c="21"/>temperature</text:p>
          </table:table-cell>
          <table:table-cell office:value-type="string" table:style-name="ce1">
            <text:p>https://doi.org/10.1145/3167486.3167552</text:p>
          </table:table-cell>
          <table:table-cell office:value-type="string" table:style-name="ce1">
            <text:p>November 2017,<text:s/></text:p>
          </table:table-cell>
          <table:table-cell office:value-type="string" table:style-name="ce1">
            <text:p>The present paper discusses the vibrational properties of the mixture Gelucire-quercetin</text:p>
            <text:p><text:s text:c="18"/>(from 1% to 5%) at room and body temperature. Quercetin is a flavonoid having beneficial</text:p>
            <text:p><text:s text:c="18"/>properties biological and antioxidant, it is used in many fields as food, ...</text:p>
          </table:table-cell>
          <table:table-cell office:value-type="string" table:style-name="ce1">
            <text:p>['Mustapha El Hadri', 'Achahbar Achahbar', 'Jamal El Khamkhami', 'Vincent Faivre', 'Ouissam Abbas', 'Serge Bresson']</text:p>
          </table:table-cell>
          <table:table-cell table:number-columns-repeated="16378"/>
        </table:table-row>
        <table:table-row table:style-name="ro1">
          <table:table-cell office:value-type="float" office:value="211" table:style-name="ce2">
            <text:p>211</text:p>
          </table:table-cell>
          <table:table-cell office:value-type="string" table:style-name="ce1">
            <text:p>Convergence enhancement within operator backbones for real-time applications</text:p>
          </table:table-cell>
          <table:table-cell office:value-type="string" table:style-name="ce1">
            <text:p>https://doi.org/10.1145/1967486.1967575</text:p>
          </table:table-cell>
          <table:table-cell office:value-type="string" table:style-name="ce1">
            <text:p>November 2010,<text:s/></text:p>
          </table:table-cell>
          <table:table-cell office:value-type="string" table:style-name="ce1">
            <text:p>Mpls/vpn backbones are widely used today by various operators in the world, the time</text:p>
            <text:p><text:s text:c="18"/>it takes to recover after a failure inside an operator backbone is becoming a selective</text:p>
            <text:p><text:s text:c="18"/>criterion for customers, especially for enterprises using time sensitive ...</text:p>
          </table:table-cell>
          <table:table-cell office:value-type="string" table:style-name="ce1">
            <text:p>['Abdelali Ala', 'Driss El Ouadghiri', 'Mohamed Essaaidi']</text:p>
          </table:table-cell>
          <table:table-cell table:number-columns-repeated="16378"/>
        </table:table-row>
        <table:table-row table:style-name="ro1">
          <table:table-cell office:value-type="float" office:value="212" table:style-name="ce2">
            <text:p>212</text:p>
          </table:table-cell>
          <table:table-cell office:value-type="string" table:style-name="ce1">
            <text:p>Joint FEC/CRC coding scheme for energy constrained IOT devices</text:p>
          </table:table-cell>
          <table:table-cell office:value-type="string" table:style-name="ce1">
            <text:p>https://doi.org/10.1145/3102304.3102329</text:p>
          </table:table-cell>
          <table:table-cell office:value-type="string" table:style-name="ce1">
            <text:p>July 2017,<text:s/></text:p>
          </table:table-cell>
          <table:table-cell office:value-type="string" table:style-name="ce1">
            <text:p>Energy efficiency is of utmost importance in internet of things (IOT) as it tends</text:p>
            <text:p><text:s text:c="18"/>to rely on battery-powered devices constrained by their limited lifetime, which entails</text:p>
            <text:p><text:s text:c="18"/>the need of energy-aware protocols. As transmission energy is the most energy ...</text:p>
          </table:table-cell>
          <table:table-cell office:value-type="string" table:style-name="ce1">
            <text:p>['Imad Ez-zazi', 'Mounir Arioua', 'Ahmed El Oualkadi', 'Younes el Assari']</text:p>
          </table:table-cell>
          <table:table-cell table:number-columns-repeated="16378"/>
        </table:table-row>
        <table:table-row table:style-name="ro1">
          <table:table-cell office:value-type="float" office:value="213" table:style-name="ce2">
            <text:p>213</text:p>
          </table:table-cell>
          <table:table-cell office:value-type="string" table:style-name="ce1">
            <text:p>Zone Divisional Approach for Energy Balanced Clustering Protocol in Wireless Sensor</text:p>
            <text:p><text:s text:c="21"/>Network</text:p>
          </table:table-cell>
          <table:table-cell office:value-type="string" table:style-name="ce1">
            <text:p>https://doi.org/10.1145/3102304.3102330</text:p>
          </table:table-cell>
          <table:table-cell office:value-type="string" table:style-name="ce1">
            <text:p>July 2017,<text:s/></text:p>
          </table:table-cell>
          <table:table-cell office:value-type="string" table:style-name="ce1">
            <text:p>Cluster based routing protocols are key factors in wireless sensor network to extend</text:p>
            <text:p><text:s text:c="18"/>the metric of network lifetime. Recently applied clustering routing algorithms have</text:p>
            <text:p><text:s text:c="18"/>shown their limitation in prolonging the network lifespan due to the requirement of</text:p>
            <text:p><text:s text:c="18"/>...</text:p>
          </table:table-cell>
          <table:table-cell office:value-type="string" table:style-name="ce1">
            <text:p>['Younes El Assari', 'Mounir Arioua', 'Ahmed El Oualkadi', 'Imad Ez-zazi']</text:p>
          </table:table-cell>
          <table:table-cell table:number-columns-repeated="16378"/>
        </table:table-row>
        <table:table-row table:style-name="ro1">
          <table:table-cell office:value-type="float" office:value="214" table:style-name="ce2">
            <text:p>214</text:p>
          </table:table-cell>
          <table:table-cell office:value-type="string" table:style-name="ce1">
            <text:p>An Ontological Representation of PMBOK Framework Knowledge Areas</text:p>
          </table:table-cell>
          <table:table-cell office:value-type="string" table:style-name="ce1">
            <text:p>https://doi.org/10.1145/3286606.3286825</text:p>
          </table:table-cell>
          <table:table-cell office:value-type="string" table:style-name="ce1">
            <text:p>October 2018,<text:s/></text:p>
          </table:table-cell>
          <table:table-cell office:value-type="string" table:style-name="ce1">
            <text:p>Considering the problematic of IT Governance frameworks implementation, since it is</text:p>
            <text:p><text:s text:c="18"/>difficult to apply a common framework to all organizations, this paper intended to</text:p>
            <text:p><text:s text:c="18"/>address issues related to the adoption of IT project governance practices in ...</text:p>
          </table:table-cell>
          <table:table-cell office:value-type="string" table:style-name="ce1">
            <text:p>['Abir El Yamami', 'Khalifa Mansouri', 'Mohammed Qbadou', 'Elhossein Illoussamen', 'Majida Laaziri', 'Khaoula Benmoussa']</text:p>
          </table:table-cell>
          <table:table-cell table:number-columns-repeated="16378"/>
        </table:table-row>
        <table:table-row table:style-name="ro1">
          <table:table-cell office:value-type="float" office:value="215" table:style-name="ce2">
            <text:p>215</text:p>
          </table:table-cell>
          <table:table-cell office:value-type="string" table:style-name="ce1">
            <text:p>Evaluation of SAC-OCDMA System Performance in Terms of BER and Q-Factor Using FBGs</text:p>
            <text:p><text:s text:c="21"/>and M-Sequence Code</text:p>
          </table:table-cell>
          <table:table-cell office:value-type="string" table:style-name="ce1">
            <text:p>https://doi.org/10.1145/3416013.3426444</text:p>
          </table:table-cell>
          <table:table-cell office:value-type="string" table:style-name="ce1">
            <text:p>November 2020,<text:s/></text:p>
          </table:table-cell>
          <table:table-cell office:value-type="string" table:style-name="ce1">
            <text:p>In this paper, we investigate the performance of Spectral Amplitude Coding $-$ Optical</text:p>
            <text:p><text:s text:c="18"/>Code Division Multiple Access (SAC-OCDMA) system using the m-sequence code as a signature</text:p>
            <text:p><text:s text:c="18"/>sequence for the coding and the decoding processes. The first simulations ...</text:p>
          </table:table-cell>
          <table:table-cell office:value-type="string" table:style-name="ce1">
            <text:p>['Sokaina Boukricha', 'Kamal Ghoumid', 'El Miloud Ar-Reyouchi', 'Yusifli Elmar', 'Réda Yahiaoui', 'Omar Elmazria']</text:p>
          </table:table-cell>
          <table:table-cell table:number-columns-repeated="16378"/>
        </table:table-row>
        <table:table-row table:style-name="ro1">
          <table:table-cell office:value-type="float" office:value="216" table:style-name="ce2">
            <text:p>216</text:p>
          </table:table-cell>
          <table:table-cell office:value-type="string" table:style-name="ce1">
            <text:p>The relevant data mining algorithm for predicting the quality of production of olive</text:p>
            <text:p><text:s text:c="21"/>in granada region influenced by the climate change</text:p>
          </table:table-cell>
          <table:table-cell office:value-type="string" table:style-name="ce1">
            <text:p>https://doi.org/10.1145/3175628.3175649</text:p>
          </table:table-cell>
          <table:table-cell office:value-type="string" table:style-name="ce1">
            <text:p>October 2017,<text:s/></text:p>
          </table:table-cell>
          <table:table-cell office:value-type="string" table:style-name="ce1">
            <text:p>The field of agriculture is extremely climate change, intra- and inter-seasonal variations</text:p>
            <text:p><text:s text:c="18"/>cause temperatures to rise and variations in rainfall, which decreases seasonal crop</text:p>
            <text:p><text:s text:c="18"/>yields and increases the probability of short-term crop failures and a ...</text:p>
          </table:table-cell>
          <table:table-cell office:value-type="string" table:style-name="ce1">
            <text:p>['Maroi Tsouli Fathi', 'Mostafa Ezziyyani', 'Loubna Cherrat', 'Sandra Sendra', 'Jaime Lloret']</text:p>
          </table:table-cell>
          <table:table-cell table:number-columns-repeated="16378"/>
        </table:table-row>
        <table:table-row table:style-name="ro1">
          <table:table-cell office:value-type="float" office:value="217" table:style-name="ce2">
            <text:p>217</text:p>
          </table:table-cell>
          <table:table-cell office:value-type="string" table:style-name="ce1">
            <text:p>Alteration Agent for Cloud Data Security</text:p>
          </table:table-cell>
          <table:table-cell office:value-type="string" table:style-name="ce1">
            <text:p>https://doi.org/10.1145/3167020.3167037</text:p>
          </table:table-cell>
          <table:table-cell office:value-type="string" table:style-name="ce1">
            <text:p>November 2017,<text:s/></text:p>
          </table:table-cell>
          <table:table-cell office:value-type="string" table:style-name="ce1">
            <text:p>In the big data era, the cloud computing services have been adopted to face the emergence</text:p>
            <text:p><text:s text:c="18"/>of data that needs to be stored and processed properly. However, these services need</text:p>
            <text:p><text:s text:c="18"/>to provide safety mechanisms to insure its secure adoption. Thus, several ...</text:p>
          </table:table-cell>
          <table:table-cell office:value-type="string" table:style-name="ce1">
            <text:p>['Sara Rhazlane', 'Nouria Harbi', 'Nadia Kabachi', 'Hassan Badir']</text:p>
          </table:table-cell>
          <table:table-cell table:number-columns-repeated="16378"/>
        </table:table-row>
        <table:table-row table:style-name="ro1">
          <table:table-cell office:value-type="float" office:value="218" table:style-name="ce2">
            <text:p>218</text:p>
          </table:table-cell>
          <table:table-cell office:value-type="string" table:style-name="ce1">
            <text:p>Contribution to the two-dimensional modeling of micro-coplanar lines on a dielectric</text:p>
            <text:p><text:s text:c="21"/>substrate</text:p>
          </table:table-cell>
          <table:table-cell office:value-type="string" table:style-name="ce1">
            <text:p>https://doi.org/10.1145/3167486.3167535</text:p>
          </table:table-cell>
          <table:table-cell office:value-type="string" table:style-name="ce1">
            <text:p>November 2017,<text:s/></text:p>
          </table:table-cell>
          <table:table-cell office:value-type="string" table:style-name="ce1">
            <text:p>The original aspect of the theoretical approach resides in the determination of a</text:p>
            <text:p><text:s text:c="18"/>Green's function obtained by means of conformal mapping techniques, and takes into</text:p>
            <text:p><text:s text:c="18"/>account the exact form of the physical structure. This function is used to invert</text:p>
            <text:p><text:s text:c="18"/>the ...</text:p>
          </table:table-cell>
          <table:table-cell office:value-type="string" table:style-name="ce1">
            <text:p>['A. Acheghaf', 'M. Boussouis', 'N. Amar Touhami']</text:p>
          </table:table-cell>
          <table:table-cell table:number-columns-repeated="16378"/>
        </table:table-row>
        <table:table-row table:style-name="ro1">
          <table:table-cell office:value-type="float" office:value="219" table:style-name="ce2">
            <text:p>219</text:p>
          </table:table-cell>
          <table:table-cell office:value-type="string" table:style-name="ce1">
            <text:p>Calculation and polynomial synthesis of the normalized response of a pseudo-elliptic</text:p>
            <text:p><text:s text:c="21"/>lossy filter</text:p>
          </table:table-cell>
          <table:table-cell office:value-type="string" table:style-name="ce1">
            <text:p>https://doi.org/10.1145/3320326.3320350</text:p>
          </table:table-cell>
          <table:table-cell office:value-type="string" table:style-name="ce1">
            <text:p>March 2019,<text:s/></text:p>
          </table:table-cell>
          <table:table-cell office:value-type="string" table:style-name="ce1">
            <text:p>In this work a set of techniques and design method based on normalized low pass prototype,</text:p>
            <text:p><text:s text:c="18"/>lossy rational polynomial functions of the transmission coefficient S21 and reflection</text:p>
            <text:p><text:s text:c="18"/>coefficient S11, recursive technique of Cameron, and alternating poles ...</text:p>
          </table:table-cell>
          <table:table-cell office:value-type="string" table:style-name="ce1">
            <text:p>['Abdelmounaim K. Belbachir', 'Mohamed Charif', 'Otman Oulhaj']</text:p>
          </table:table-cell>
          <table:table-cell table:number-columns-repeated="16378"/>
        </table:table-row>
        <table:table-row table:style-name="ro1">
          <table:table-cell office:value-type="float" office:value="220" table:style-name="ce2">
            <text:p>220</text:p>
          </table:table-cell>
          <table:table-cell office:value-type="string" table:style-name="ce1">
            <text:p>A Seamless Handover Based MIH-Assisted PMIPV6 in Heterogeneous Network(LTE-WIFI)</text:p>
          </table:table-cell>
          <table:table-cell office:value-type="string" table:style-name="ce1">
            <text:p>https://doi.org/10.1145/3090354.3090423</text:p>
          </table:table-cell>
          <table:table-cell office:value-type="string" table:style-name="ce1">
            <text:p>March 2017,<text:s/></text:p>
          </table:table-cell>
          <table:table-cell office:value-type="string" table:style-name="ce1">
            <text:p>We consider the user equipment (UE) velocity as a vital trend in association problem</text:p>
            <text:p><text:s text:c="18"/>in heterogeneous networks (HetNets), since there is a considerable relation between</text:p>
            <text:p><text:s text:c="18"/>the velocity and the handover failure (HOF) as well as the probability of ...</text:p>
          </table:table-cell>
          <table:table-cell office:value-type="string" table:style-name="ce1">
            <text:p>['Asmae Ait Mansour', 'Nourddine Enneya', 'Mohamed Ouadou']</text:p>
          </table:table-cell>
          <table:table-cell table:number-columns-repeated="16378"/>
        </table:table-row>
        <table:table-row table:style-name="ro1">
          <table:table-cell office:value-type="float" office:value="221" table:style-name="ce2">
            <text:p>221</text:p>
          </table:table-cell>
          <table:table-cell office:value-type="string" table:style-name="ce1">
            <text:p>Codes over Z4 for PAPR and BER reduction in OFDM communication system</text:p>
          </table:table-cell>
          <table:table-cell office:value-type="string" table:style-name="ce1">
            <text:p>https://doi.org/10.1145/3286606.3286843</text:p>
          </table:table-cell>
          <table:table-cell office:value-type="string" table:style-name="ce1">
            <text:p>October 2018,<text:s/></text:p>
          </table:table-cell>
          <table:table-cell office:value-type="string" table:style-name="ce1">
            <text:p>The most known inconvenience of the Orthogonal Frequency Division Multiplexing (OFDM)</text:p>
            <text:p><text:s text:c="18"/>is the high value of its Peak-to-Average Power Ratio (PAPR). This factor has an impact</text:p>
            <text:p><text:s text:c="18"/>on the autonomy of terminals supported by systems using OFDM, hence the ...</text:p>
          </table:table-cell>
          <table:table-cell office:value-type="string" table:style-name="ce1">
            <text:p>['Reda Benkhouya', 'Idriss Chana', 'Youssef Hadi']</text:p>
          </table:table-cell>
          <table:table-cell table:number-columns-repeated="16378"/>
        </table:table-row>
        <table:table-row table:style-name="ro1">
          <table:table-cell office:value-type="float" office:value="222" table:style-name="ce2">
            <text:p>222</text:p>
          </table:table-cell>
          <table:table-cell office:value-type="string" table:style-name="ce1">
            <text:p>GPU and Data Stream Learning Approaches for Online Smartphone-based Human Activity</text:p>
            <text:p><text:s text:c="21"/>Recognition</text:p>
          </table:table-cell>
          <table:table-cell office:value-type="string" table:style-name="ce1">
            <text:p>https://doi.org/10.1145/3286606.3286801</text:p>
          </table:table-cell>
          <table:table-cell office:value-type="string" table:style-name="ce1">
            <text:p>October 2018,<text:s/></text:p>
          </table:table-cell>
          <table:table-cell office:value-type="string" table:style-name="ce1">
            <text:p>The availability of diverse embedded sensors in modern smartphones has created exciting</text:p>
            <text:p><text:s text:c="18"/>opportunities for developing context-aware services and applications, such as Human</text:p>
            <text:p><text:s text:c="18"/>activity recognition (HAR) in healthcare and smart buildings. However, ...</text:p>
          </table:table-cell>
          <table:table-cell office:value-type="string" table:style-name="ce1">
            <text:p>['Ilham Amezzane', 'Youssef Fakhri', 'Mohamed El Aroussi', 'Mohamed Bakhouya']</text:p>
          </table:table-cell>
          <table:table-cell table:number-columns-repeated="16378"/>
        </table:table-row>
        <table:table-row table:style-name="ro1">
          <table:table-cell office:value-type="float" office:value="223" table:style-name="ce2">
            <text:p>223</text:p>
          </table:table-cell>
          <table:table-cell office:value-type="string" table:style-name="ce1">
            <text:p>A study of the application of statistical methods for Big data</text:p>
          </table:table-cell>
          <table:table-cell office:value-type="string" table:style-name="ce1">
            <text:p>https://doi.org/10.1145/3230905.3230944</text:p>
          </table:table-cell>
          <table:table-cell office:value-type="string" table:style-name="ce1">
            <text:p>May 2018,<text:s/></text:p>
          </table:table-cell>
          <table:table-cell office:value-type="string" table:style-name="ce1">
            <text:p>The use of analysis and classification methods for big data is difficult. Several</text:p>
            <text:p><text:s text:c="18"/>proposals consist in dividing randomly the population into b sub-samples and aggregating</text:p>
            <text:p><text:s text:c="18"/>the parameters using an estimator based on the average parameters of these ...</text:p>
          </table:table-cell>
          <table:table-cell office:value-type="string" table:style-name="ce1">
            <text:p>['Samya Tajmouati', 'Abdallah Abarda', 'Mustapha El Moudden', 'Mohamed Dakkon', 'Mustapha Esghir']</text:p>
          </table:table-cell>
          <table:table-cell table:number-columns-repeated="16378"/>
        </table:table-row>
        <table:table-row table:style-name="ro1">
          <table:table-cell office:value-type="float" office:value="224" table:style-name="ce2">
            <text:p>224</text:p>
          </table:table-cell>
          <table:table-cell office:value-type="string" table:style-name="ce1">
            <text:p>Car Make and Model Recognition using Sparse Coding and Bag of Features</text:p>
          </table:table-cell>
          <table:table-cell office:value-type="string" table:style-name="ce1">
            <text:p>https://doi.org/10.1145/3090354.3090435</text:p>
          </table:table-cell>
          <table:table-cell office:value-type="string" table:style-name="ce1">
            <text:p>March 2017,<text:s/></text:p>
          </table:table-cell>
          <table:table-cell office:value-type="string" table:style-name="ce1">
            <text:p>In this paper we apply the bag of feature method to the car make and model recognition</text:p>
            <text:p><text:s text:c="18"/>problem. By using a sparse coding technique we learn a dictionary of codewords over</text:p>
            <text:p><text:s text:c="18"/>a dataset of Square Mapped Gradient feature vectors obtained from a densely ...</text:p>
          </table:table-cell>
          <table:table-cell office:value-type="string" table:style-name="ce1">
            <text:p>['Ilias Kamal', 'Khalid Housni', 'Moulay Youssef Hadi']</text:p>
          </table:table-cell>
          <table:table-cell table:number-columns-repeated="16378"/>
        </table:table-row>
        <table:table-row table:style-name="ro1">
          <table:table-cell office:value-type="float" office:value="225" table:style-name="ce2">
            <text:p>225</text:p>
          </table:table-cell>
          <table:table-cell office:value-type="string" table:style-name="ce1">
            <text:p>Opportunistic routing in wireless sensors networks</text:p>
          </table:table-cell>
          <table:table-cell office:value-type="string" table:style-name="ce1">
            <text:p>https://doi.org/10.1145/3167486.3167558</text:p>
          </table:table-cell>
          <table:table-cell office:value-type="string" table:style-name="ce1">
            <text:p>November 2017,<text:s/></text:p>
          </table:table-cell>
          <table:table-cell office:value-type="string" table:style-name="ce1">
            <text:p>Opportunistic routing (OR) is a new method of routing in wireless sensors networks</text:p>
            <text:p><text:s text:c="18"/>schemes (WSN) which selects the nearest node to the target for data transmission.It</text:p>
            <text:p><text:s text:c="18"/>uses the nature of the medium to spread information. Opportunistic routing has been</text:p>
            <text:p><text:s text:c="18"/>...</text:p>
          </table:table-cell>
          <table:table-cell office:value-type="string" table:style-name="ce1">
            <text:p>['Hanane Saidi', 'Driss Gretete', 'Addaim Adnane']</text:p>
          </table:table-cell>
          <table:table-cell table:number-columns-repeated="16378"/>
        </table:table-row>
        <table:table-row table:style-name="ro1">
          <table:table-cell office:value-type="float" office:value="226" table:style-name="ce2">
            <text:p>226</text:p>
          </table:table-cell>
          <table:table-cell office:value-type="string" table:style-name="ce1">
            <text:p>A Comparative Study on the Efficiency of POS Tagging Techniques on Amazigh Corpus</text:p>
          </table:table-cell>
          <table:table-cell office:value-type="string" table:style-name="ce1">
            <text:p>https://doi.org/10.1145/3320326.3320390</text:p>
          </table:table-cell>
          <table:table-cell office:value-type="string" table:style-name="ce1">
            <text:p>March 2019,<text:s/></text:p>
          </table:table-cell>
          <table:table-cell office:value-type="string" table:style-name="ce1">
            <text:p>Part-of-speech (POS) tagging is a fundamental task of Natural Language Processing</text:p>
            <text:p><text:s text:c="18"/>(NLP). It provides useful information for many other NLP tasks, including word sense</text:p>
            <text:p><text:s text:c="18"/>disambiguation, text chunking, named entity recognition, syntactic parsing, semantic</text:p>
            <text:p><text:s text:c="18"/>...</text:p>
          </table:table-cell>
          <table:table-cell office:value-type="string" table:style-name="ce1">
            <text:p>['Samir Amri', 'Lahbib Zenkouar', 'Reda Benkhouya']</text:p>
          </table:table-cell>
          <table:table-cell table:number-columns-repeated="16378"/>
        </table:table-row>
        <table:table-row table:style-name="ro1">
          <table:table-cell office:value-type="float" office:value="227" table:style-name="ce2">
            <text:p>227</text:p>
          </table:table-cell>
          <table:table-cell office:value-type="string" table:style-name="ce1">
            <text:p>Impact of Text Pre-processing and Ensemble Learning on Arabic Sentiment Analysis</text:p>
          </table:table-cell>
          <table:table-cell office:value-type="string" table:style-name="ce1">
            <text:p>https://doi.org/10.1145/3320326.3320399</text:p>
          </table:table-cell>
          <table:table-cell office:value-type="string" table:style-name="ce1">
            <text:p>March 2019,<text:s/></text:p>
          </table:table-cell>
          <table:table-cell office:value-type="string" table:style-name="ce1">
            <text:p>Nowadays, with the rapid growth and spread of web platforms such as social networks,</text:p>
            <text:p><text:s text:c="18"/>online review websites and blogs, people can openly express and share their opinions.</text:p>
            <text:p><text:s text:c="18"/>They can rate products or comment various subjects. Thus, a new field called web ...</text:p>
          </table:table-cell>
          <table:table-cell office:value-type="string" table:style-name="ce1">
            <text:p>['Ahmed Oussous', 'Ayoub Ait Lahcen', 'Samir Belfkih']</text:p>
          </table:table-cell>
          <table:table-cell table:number-columns-repeated="16378"/>
        </table:table-row>
        <table:table-row table:style-name="ro1">
          <table:table-cell office:value-type="float" office:value="228" table:style-name="ce2">
            <text:p>228</text:p>
          </table:table-cell>
          <table:table-cell office:value-type="string" table:style-name="ce1">
            <text:p>Particle Filter Object Tracking Based on Color Histogram and Gabor Filter Magnitude</text:p>
          </table:table-cell>
          <table:table-cell office:value-type="string" table:style-name="ce1">
            <text:p>https://doi.org/10.1145/3090354.3090434</text:p>
          </table:table-cell>
          <table:table-cell office:value-type="string" table:style-name="ce1">
            <text:p>March 2017,<text:s/></text:p>
          </table:table-cell>
          <table:table-cell office:value-type="string" table:style-name="ce1">
            <text:p>Object tracking is a main problem in computer vision, many tracking approaches has</text:p>
            <text:p><text:s text:c="18"/>been proposed and tested. Color histogram based particle filtering is the most common</text:p>
            <text:p><text:s text:c="18"/>method used for object tracking [1,2]. Particle filtering is used for its robustness</text:p>
            <text:p><text:s text:c="18"/>...</text:p>
          </table:table-cell>
          <table:table-cell office:value-type="string" table:style-name="ce1">
            <text:p>['Mohammed Lahraichi', 'Khalid Housni', 'Samir Mbarki']</text:p>
          </table:table-cell>
          <table:table-cell table:number-columns-repeated="16378"/>
        </table:table-row>
        <table:table-row table:style-name="ro1">
          <table:table-cell office:value-type="float" office:value="229" table:style-name="ce2">
            <text:p>229</text:p>
          </table:table-cell>
          <table:table-cell office:value-type="string" table:style-name="ce1">
            <text:p>Asymptotic ruin probabilities in a discrete-time risk model with heavy-tailed random</text:p>
            <text:p><text:s text:c="21"/>sums</text:p>
          </table:table-cell>
          <table:table-cell office:value-type="string" table:style-name="ce1">
            <text:p>https://doi.org/10.1145/3230905.3230945</text:p>
          </table:table-cell>
          <table:table-cell office:value-type="string" table:style-name="ce1">
            <text:p>May 2018,<text:s/></text:p>
          </table:table-cell>
          <table:table-cell office:value-type="string" table:style-name="ce1">
            <text:p>In this paper, we consider a discrete time insurance risk model with some large classes</text:p>
            <text:p><text:s text:c="18"/>of heavy-tailed claim distributions. we show that the probabilities of the maxima</text:p>
            <text:p><text:s text:c="18"/>of the partial sums asymptotically equal to the sum of the tail probabilities of ...</text:p>
          </table:table-cell>
          <table:table-cell office:value-type="string" table:style-name="ce1">
            <text:p>['Mohamed Dakkon', 'Abdallah Abarda', 'Samya Tajmouati', 'Mustapha El Moudden']</text:p>
          </table:table-cell>
          <table:table-cell table:number-columns-repeated="16378"/>
        </table:table-row>
        <table:table-row table:style-name="ro1">
          <table:table-cell office:value-type="float" office:value="230" table:style-name="ce2">
            <text:p>230</text:p>
          </table:table-cell>
          <table:table-cell office:value-type="string" table:style-name="ce1">
            <text:p>A Hybrid Statistical Approach for Named Entity Recognition for Amazighe Language</text:p>
          </table:table-cell>
          <table:table-cell office:value-type="string" table:style-name="ce1">
            <text:p>https://doi.org/10.1145/3372938.3373002</text:p>
          </table:table-cell>
          <table:table-cell office:value-type="string" table:style-name="ce1">
            <text:p>October 2019,<text:s/></text:p>
          </table:table-cell>
          <table:table-cell office:value-type="string" table:style-name="ce1">
            <text:p>Recognition of named entities (NEs) from computer readable natural language text is</text:p>
            <text:p><text:s text:c="18"/>significant task of information extraction (IE) and natural language processing (NLP).</text:p>
            <text:p><text:s text:c="18"/>Named entity (NE) extraction is important step for processing unstructured ...</text:p>
          </table:table-cell>
          <table:table-cell office:value-type="string" table:style-name="ce1">
            <text:p>['Samir Amri', 'Lahbib Zenkouar', 'Reda Benkhouya']</text:p>
          </table:table-cell>
          <table:table-cell table:number-columns-repeated="16378"/>
        </table:table-row>
        <table:table-row table:style-name="ro1">
          <table:table-cell office:value-type="float" office:value="231" table:style-name="ce2">
            <text:p>231</text:p>
          </table:table-cell>
          <table:table-cell office:value-type="string" table:style-name="ce1">
            <text:p>Watershed transform for text lines extraction on binary Arabic handwriten documents</text:p>
          </table:table-cell>
          <table:table-cell office:value-type="string" table:style-name="ce1">
            <text:p>https://doi.org/10.1145/3090354.3090444</text:p>
          </table:table-cell>
          <table:table-cell office:value-type="string" table:style-name="ce1">
            <text:p>March 2017,<text:s/></text:p>
          </table:table-cell>
          <table:table-cell office:value-type="string" table:style-name="ce1">
            <text:p>We propose an approach for automatic text line detection on binary handwritten documents.</text:p>
            <text:p><text:s text:c="18"/>Our algorithm is based on the Watershed transform to localize components of the same</text:p>
            <text:p><text:s text:c="18"/>lines. The analysis of the neighbouring regions of each connected component, ...</text:p>
          </table:table-cell>
          <table:table-cell office:value-type="string" table:style-name="ce1">
            <text:p>['A. Souhar', 'Y. Boulid', 'Elb. Ameur', 'Mly. M. Ouagague']</text:p>
          </table:table-cell>
          <table:table-cell table:number-columns-repeated="16378"/>
        </table:table-row>
        <table:table-row table:style-name="ro1">
          <table:table-cell office:value-type="float" office:value="232" table:style-name="ce2">
            <text:p>232</text:p>
          </table:table-cell>
          <table:table-cell office:value-type="string" table:style-name="ce1">
            <text:p>Fully anisotropic morlet transform for the study of the trabecular bone texture variations</text:p>
          </table:table-cell>
          <table:table-cell office:value-type="string" table:style-name="ce1">
            <text:p>https://doi.org/10.1145/3019612.3019647</text:p>
          </table:table-cell>
          <table:table-cell office:value-type="string" table:style-name="ce1">
            <text:p>April 2017,<text:s/></text:p>
          </table:table-cell>
          <table:table-cell office:value-type="string" table:style-name="ce1">
            <text:p>This paper presents a new method for the characterization of trabecular bone texture</text:p>
            <text:p><text:s text:c="18"/>variations for early detection of osteoporosis. It relies on the study of texture</text:p>
            <text:p><text:s text:c="18"/>variations in the complex-anisotropic domain associated with the Fully Anisotropic</text:p>
            <text:p><text:s text:c="18"/>...</text:p>
          </table:table-cell>
          <table:table-cell office:value-type="string" table:style-name="ce1">
            <text:p>['Hind Oulhaj', 'Mohammed El Hassouni', 'Aouatif Amine', 'Mohammed Rziza', 'Rachid Jennane']</text:p>
          </table:table-cell>
          <table:table-cell table:number-columns-repeated="16378"/>
        </table:table-row>
        <table:table-row table:style-name="ro1">
          <table:table-cell office:value-type="float" office:value="233" table:style-name="ce2">
            <text:p>233</text:p>
          </table:table-cell>
          <table:table-cell office:value-type="string" table:style-name="ce1">
            <text:p>Revision of the learning resources modeling concept by Recursive Entity Modeling Method</text:p>
            <text:p><text:s text:c="21"/>(REMM)</text:p>
          </table:table-cell>
          <table:table-cell office:value-type="string" table:style-name="ce1">
            <text:p>https://doi.org/10.1145/3090354.3090446</text:p>
          </table:table-cell>
          <table:table-cell office:value-type="string" table:style-name="ce1">
            <text:p>March 2017,<text:s/></text:p>
          </table:table-cell>
          <table:table-cell office:value-type="string" table:style-name="ce1">
            <text:p>In this article, we will review the educational resources modeling concept adopted</text:p>
            <text:p><text:s text:c="18"/>in the recursive entity modeling method (REMM) that we have developed in previous</text:p>
            <text:p><text:s text:c="18"/>work. Our main objective is to bringsome improvements to REMM in order to be able</text:p>
            <text:p><text:s text:c="18"/>to ...</text:p>
          </table:table-cell>
          <table:table-cell office:value-type="string" table:style-name="ce1">
            <text:p>['Rifai Amal', 'Tahri Joutey Majda', "Bakrim M'hamed", 'Sadiq Abdelalim']</text:p>
          </table:table-cell>
          <table:table-cell table:number-columns-repeated="16378"/>
        </table:table-row>
        <table:table-row table:style-name="ro1">
          <table:table-cell office:value-type="float" office:value="234" table:style-name="ce2">
            <text:p>234</text:p>
          </table:table-cell>
          <table:table-cell office:value-type="string" table:style-name="ce1">
            <text:p>Gamified Stress Management Calendar for Higher Education Students</text:p>
          </table:table-cell>
          <table:table-cell office:value-type="string" table:style-name="ce1">
            <text:p>https://doi.org/10.1145/3090354.3090449</text:p>
          </table:table-cell>
          <table:table-cell office:value-type="string" table:style-name="ce1">
            <text:p>March 2017,<text:s/></text:p>
          </table:table-cell>
          <table:table-cell office:value-type="string" table:style-name="ce1">
            <text:p>Stress is one of the most important problems that faces university students, and most</text:p>
            <text:p><text:s text:c="18"/>of time they become so vulnerable toward it, mainly because of the absence of a strategy</text:p>
            <text:p><text:s text:c="18"/>for stress management, and an absence of the necessary social support. Besides,...</text:p>
          </table:table-cell>
          <table:table-cell office:value-type="string" table:style-name="ce1">
            <text:p>['M. Berehil', 'K. Arrhioui', 'S. Mbarki']</text:p>
          </table:table-cell>
          <table:table-cell table:number-columns-repeated="16378"/>
        </table:table-row>
        <table:table-row table:style-name="ro1">
          <table:table-cell office:value-type="float" office:value="235" table:style-name="ce2">
            <text:p>235</text:p>
          </table:table-cell>
          <table:table-cell office:value-type="string" table:style-name="ce1">
            <text:p>Amazighe POS tagging using Long Short Term Memory Networks</text:p>
          </table:table-cell>
          <table:table-cell office:value-type="string" table:style-name="ce1">
            <text:p>https://doi.org/10.1145/3372938.3372981</text:p>
          </table:table-cell>
          <table:table-cell office:value-type="string" table:style-name="ce1">
            <text:p>October 2019,<text:s/></text:p>
          </table:table-cell>
          <table:table-cell office:value-type="string" table:style-name="ce1">
            <text:p>Morphosyntactic processing of natural languages is mainly restricted by the lack of</text:p>
            <text:p><text:s text:c="18"/>labelled data sets. Deep Learning methods proved their efficiency in domains such</text:p>
            <text:p><text:s text:c="18"/>as imaging or acoustic process. Part-of-speech tagging is an important preprocessing</text:p>
            <text:p><text:s text:c="18"/>...</text:p>
          </table:table-cell>
          <table:table-cell office:value-type="string" table:style-name="ce1">
            <text:p>['Samir Amri', 'Lahbib Zenkouar', 'Reda Benkhouya']</text:p>
          </table:table-cell>
          <table:table-cell table:number-columns-repeated="16378"/>
        </table:table-row>
        <table:table-row table:style-name="ro1">
          <table:table-cell office:value-type="float" office:value="236" table:style-name="ce2">
            <text:p>236</text:p>
          </table:table-cell>
          <table:table-cell office:value-type="string" table:style-name="ce1">
            <text:p>Towards the semantic annotation of Web of Things: A collective disambiguation approach</text:p>
          </table:table-cell>
          <table:table-cell office:value-type="string" table:style-name="ce1">
            <text:p>https://doi.org/10.1145/3090354.3090395</text:p>
          </table:table-cell>
          <table:table-cell office:value-type="string" table:style-name="ce1">
            <text:p>March 2017,<text:s/></text:p>
          </table:table-cell>
          <table:table-cell office:value-type="string" table:style-name="ce1">
            <text:p>Developing1 accurate entity linking systems is essential for the semantic annotation</text:p>
            <text:p><text:s text:c="18"/>of Web of Things data. The Entity linking (EL) task aims at linking a piece of data</text:p>
            <text:p><text:s text:c="18"/>called mention from a source document to the entity it represents in a knowledge ...</text:p>
          </table:table-cell>
          <table:table-cell office:value-type="string" table:style-name="ce1">
            <text:p>['I. Nadim', 'Y. El Ghayam', 'A. Sadiq']</text:p>
          </table:table-cell>
          <table:table-cell table:number-columns-repeated="16378"/>
        </table:table-row>
        <table:table-row table:style-name="ro1">
          <table:table-cell office:value-type="float" office:value="237" table:style-name="ce2">
            <text:p>237</text:p>
          </table:table-cell>
          <table:table-cell office:value-type="string" table:style-name="ce1">
            <text:p>A Customer Emotion Recognition through Facial Expression using POEM descriptor and</text:p>
            <text:p><text:s text:c="21"/>SVM classifier</text:p>
          </table:table-cell>
          <table:table-cell office:value-type="string" table:style-name="ce1">
            <text:p>https://doi.org/10.1145/3090354.3090436</text:p>
          </table:table-cell>
          <table:table-cell office:value-type="string" table:style-name="ce1">
            <text:p>March 2017,<text:s/></text:p>
          </table:table-cell>
          <table:table-cell office:value-type="string" table:style-name="ce1">
            <text:p>The main contribution of this paper is the modeling and implementation of an automatic</text:p>
            <text:p><text:s text:c="18"/>facial expression analysis system for measuring emotional customer that can predict</text:p>
            <text:p><text:s text:c="18"/>their behavior in the decision-making. The model is based on POEM algorithm to ...</text:p>
          </table:table-cell>
          <table:table-cell office:value-type="string" table:style-name="ce1">
            <text:p>['Moulay Smail Bouzakraoui', 'Abdelalim Sadiq', 'Nourddine Enneya']</text:p>
          </table:table-cell>
          <table:table-cell table:number-columns-repeated="16378"/>
        </table:table-row>
        <table:table-row table:style-name="ro1">
          <table:table-cell office:value-type="float" office:value="238" table:style-name="ce2">
            <text:p>238</text:p>
          </table:table-cell>
          <table:table-cell office:value-type="string" table:style-name="ce1">
            <text:p>Physicians Knowledge on Radiation Exposure during Pediatric Computed Tomography (CT): Case of the Regional Hospital Center of Agadir</text:p>
          </table:table-cell>
          <table:table-cell office:value-type="string" table:style-name="ce1">
            <text:p>https://doi.org/10.1145/3286606.3286781</text:p>
          </table:table-cell>
          <table:table-cell office:value-type="string" table:style-name="ce1">
            <text:p>October 2018,<text:s/></text:p>
          </table:table-cell>
          <table:table-cell office:value-type="string" table:style-name="ce1">
            <text:p>Purpose: The main objective of this study is to explore the physician's knowledge</text:p>
            <text:p><text:s text:c="18"/>on patient radiation exposure during pediatric Computed Tomography (CT).</text:p>
          </table:table-cell>
          <table:table-cell office:value-type="string" table:style-name="ce1">
            <text:p>['Mohamed El Fahssi', 'Slimane Semghouli', 'Mustapha Massaq', 'Oum Keltoum Hakam', 'Abdelmajid Choukri']</text:p>
          </table:table-cell>
          <table:table-cell table:number-columns-repeated="16378"/>
        </table:table-row>
        <table:table-row table:style-name="ro1">
          <table:table-cell office:value-type="float" office:value="239" table:style-name="ce2">
            <text:p>239</text:p>
          </table:table-cell>
          <table:table-cell office:value-type="string" table:style-name="ce1">
            <text:p>Association rules mining on MapReduce</text:p>
          </table:table-cell>
          <table:table-cell office:value-type="string" table:style-name="ce1">
            <text:p>https://doi.org/10.1145/3090354.3090414</text:p>
          </table:table-cell>
          <table:table-cell office:value-type="string" table:style-name="ce1">
            <text:p>March 2017,<text:s/></text:p>
          </table:table-cell>
          <table:table-cell office:value-type="string" table:style-name="ce1">
            <text:p>Many governments are considering adopting the smart city concept in their cities and</text:p>
            <text:p><text:s text:c="18"/>implementing big data applications that support smart city components to reach the</text:p>
            <text:p><text:s text:c="18"/>required level of sustainability and improve the living standards.</text:p>
          </table:table-cell>
          <table:table-cell office:value-type="string" table:style-name="ce1">
            <text:p>['Saida El Mendili', 'Younes El Bouzekri El Idrissi', 'Nabil Hmina']</text:p>
          </table:table-cell>
          <table:table-cell table:number-columns-repeated="16378"/>
        </table:table-row>
        <table:table-row table:style-name="ro1">
          <table:table-cell office:value-type="float" office:value="240" table:style-name="ce2">
            <text:p>240</text:p>
          </table:table-cell>
          <table:table-cell office:value-type="string" table:style-name="ce1">
            <text:p>Adaptation of quality for video streaming in a Bittorrent P2P IMS network</text:p>
          </table:table-cell>
          <table:table-cell office:value-type="string" table:style-name="ce1">
            <text:p>https://doi.org/10.1145/3386723.3387824</text:p>
          </table:table-cell>
          <table:table-cell office:value-type="string" table:style-name="ce1">
            <text:p>March 2020,<text:s/></text:p>
          </table:table-cell>
          <table:table-cell office:value-type="string" table:style-name="ce1">
            <text:p>The internet multimedia subsystem (IMS) has been upgraded to support Peer-to-Peer</text:p>
            <text:p><text:s text:c="18"/>(P2P) content distribution services. Bittorent can be used with IMS, it uses an scalable</text:p>
            <text:p><text:s text:c="18"/>process of content distribution. BitTorrent is a P2P file-sharing application ...</text:p>
          </table:table-cell>
          <table:table-cell office:value-type="string" table:style-name="ce1">
            <text:p>['Adnane Ghani', 'El Hassan Ibn El haj', 'Ahmed Hammouch', 'Abdelaali Chaoub']</text:p>
          </table:table-cell>
          <table:table-cell table:number-columns-repeated="16378"/>
        </table:table-row>
        <table:table-row table:style-name="ro1">
          <table:table-cell office:value-type="float" office:value="241" table:style-name="ce2">
            <text:p>241</text:p>
          </table:table-cell>
          <table:table-cell office:value-type="string" table:style-name="ce1">
            <text:p>Tracking maximum power point in photovoltaic systems by calculating the apex of P-V</text:p>
            <text:p><text:s text:c="21"/>characteristic</text:p>
          </table:table-cell>
          <table:table-cell office:value-type="string" table:style-name="ce1">
            <text:p>https://doi.org/10.1145/3289100.3289113</text:p>
          </table:table-cell>
          <table:table-cell office:value-type="string" table:style-name="ce1">
            <text:p>October 2018,<text:s/></text:p>
          </table:table-cell>
          <table:table-cell office:value-type="string" table:style-name="ce1">
            <text:p>Most of the proposed MPPT algorithms presented in the literature get confused during</text:p>
            <text:p><text:s text:c="18"/>rapidly changing irradiation conditions i.e. Perturb and Observe, Incremental Conductance.</text:p>
            <text:p><text:s text:c="18"/>In this article we present a new algorithm for the tracking of the maximum ...</text:p>
          </table:table-cell>
          <table:table-cell office:value-type="string" table:style-name="ce1">
            <text:p>['Anas El Filali', 'El Mehdi Laadissi', 'Malika Zazi']</text:p>
          </table:table-cell>
          <table:table-cell table:number-columns-repeated="16378"/>
        </table:table-row>
        <table:table-row table:style-name="ro1">
          <table:table-cell office:value-type="float" office:value="242" table:style-name="ce2">
            <text:p>242</text:p>
          </table:table-cell>
          <table:table-cell office:value-type="string" table:style-name="ce1">
            <text:p>A survey of major data privacy laws, languages and approaches in smart cities environments</text:p>
          </table:table-cell>
          <table:table-cell office:value-type="string" table:style-name="ce1">
            <text:p>https://doi.org/10.1145/3368756.3369013</text:p>
          </table:table-cell>
          <table:table-cell office:value-type="string" table:style-name="ce1">
            <text:p>October 2019,<text:s/></text:p>
          </table:table-cell>
          <table:table-cell office:value-type="string" table:style-name="ce1">
            <text:p>Nowadays, the adoption of smart cities worldwide is accelerating the digital transformation</text:p>
            <text:p><text:s text:c="18"/>of urban environments. Besides, a huge amount of data is being exchanged through the</text:p>
            <text:p><text:s text:c="18"/>smart devices, networks, cloud infrastructure, big data analysis and ...</text:p>
          </table:table-cell>
          <table:table-cell office:value-type="string" table:style-name="ce1">
            <text:p>['Driss El Majdoubi', 'Hanan El Bakkali']</text:p>
          </table:table-cell>
          <table:table-cell table:number-columns-repeated="16378"/>
        </table:table-row>
        <table:table-row table:style-name="ro1">
          <table:table-cell office:value-type="float" office:value="243" table:style-name="ce2">
            <text:p>243</text:p>
          </table:table-cell>
          <table:table-cell office:value-type="string" table:style-name="ce1">
            <text:p>Data Integration and NoSQL Systems: A State of the Art</text:p>
          </table:table-cell>
          <table:table-cell office:value-type="string" table:style-name="ce1">
            <text:p>https://doi.org/10.1145/3372938.3372954</text:p>
          </table:table-cell>
          <table:table-cell office:value-type="string" table:style-name="ce1">
            <text:p>October 2019,<text:s/></text:p>
          </table:table-cell>
          <table:table-cell office:value-type="string" table:style-name="ce1">
            <text:p>Data Integration is one of the older research problems in database area. It aims to</text:p>
            <text:p><text:s text:c="18"/>combine data stored in different data sources and provide a unified view of data to</text:p>
            <text:p><text:s text:c="18"/>the user.</text:p>
          </table:table-cell>
          <table:table-cell office:value-type="string" table:style-name="ce1">
            <text:p>['Souad Amghar', 'Safae Cherdal', 'Salma Mouline']</text:p>
          </table:table-cell>
          <table:table-cell table:number-columns-repeated="16378"/>
        </table:table-row>
        <table:table-row table:style-name="ro1">
          <table:table-cell office:value-type="float" office:value="244" table:style-name="ce2">
            <text:p>244</text:p>
          </table:table-cell>
          <table:table-cell office:value-type="string" table:style-name="ce1">
            <text:p>Deep reinforcement learning with external control: self-driving car application</text:p>
          </table:table-cell>
          <table:table-cell office:value-type="string" table:style-name="ce1">
            <text:p>https://doi.org/10.1145/3368756.3369038</text:p>
          </table:table-cell>
          <table:table-cell office:value-type="string" table:style-name="ce1">
            <text:p>October 2019,<text:s/></text:p>
          </table:table-cell>
          <table:table-cell office:value-type="string" table:style-name="ce1">
            <text:p>A Self-driving car using an end-to-end deep reinforcement learning[1] algorithms trained</text:p>
            <text:p><text:s text:c="18"/>on lane-keeping task performs well in circuits that don't need decision making but</text:p>
            <text:p><text:s text:c="18"/>cannot deal with situations like choosing to turn left or right in an upcoming ...</text:p>
          </table:table-cell>
          <table:table-cell office:value-type="string" table:style-name="ce1">
            <text:p>['Fenjiro Youssef', 'Benbrahim Houda']</text:p>
          </table:table-cell>
          <table:table-cell table:number-columns-repeated="16378"/>
        </table:table-row>
        <table:table-row table:style-name="ro1">
          <table:table-cell office:value-type="float" office:value="245" table:style-name="ce2">
            <text:p>245</text:p>
          </table:table-cell>
          <table:table-cell office:value-type="string" table:style-name="ce1">
            <text:p>Digital business models: definitions, drivers and new trends</text:p>
          </table:table-cell>
          <table:table-cell office:value-type="string" table:style-name="ce1">
            <text:p>https://doi.org/10.1145/3368756.3368964</text:p>
          </table:table-cell>
          <table:table-cell office:value-type="string" table:style-name="ce1">
            <text:p>October 2019,<text:s/></text:p>
          </table:table-cell>
          <table:table-cell office:value-type="string" table:style-name="ce1">
            <text:p>In this digital era, companies are struggling to sustain their ways of streaming value.</text:p>
            <text:p><text:s text:c="18"/>The risk of disruption, the bloody and fierce competition from rivals, the change</text:p>
            <text:p><text:s text:c="18"/>in customers behaviors are few of many facts that push companies to change their ...</text:p>
          </table:table-cell>
          <table:table-cell office:value-type="string" table:style-name="ce1">
            <text:p>['Wail El Hilali', 'Abdellah El Manouar']</text:p>
          </table:table-cell>
          <table:table-cell table:number-columns-repeated="16378"/>
        </table:table-row>
        <table:table-row table:style-name="ro1">
          <table:table-cell office:value-type="float" office:value="246" table:style-name="ce2">
            <text:p>246</text:p>
          </table:table-cell>
          <table:table-cell office:value-type="string" table:style-name="ce1">
            <text:p>An analysis approach for distributed generation placement and sizing in power distribution</text:p>
            <text:p><text:s text:c="21"/>system</text:p>
          </table:table-cell>
          <table:table-cell office:value-type="string" table:style-name="ce1">
            <text:p>https://doi.org/10.1145/3128128.3128147</text:p>
          </table:table-cell>
          <table:table-cell office:value-type="string" table:style-name="ce1">
            <text:p>July 2017,<text:s/></text:p>
          </table:table-cell>
          <table:table-cell office:value-type="string" table:style-name="ce1">
            <text:p>This paper proposes a new analytical approach which investigates the effect of distributed</text:p>
            <text:p><text:s text:c="18"/>generation (DG) in power distribution system. This approach for DG placement and sizing</text:p>
            <text:p><text:s text:c="18"/>in power distribution system mainly helps to minimize the power loss of ...</text:p>
          </table:table-cell>
          <table:table-cell office:value-type="string" table:style-name="ce1">
            <text:p>['Abderrahim Amar mancour', 'Tamou Nasser']</text:p>
          </table:table-cell>
          <table:table-cell table:number-columns-repeated="16378"/>
        </table:table-row>
        <table:table-row table:style-name="ro1">
          <table:table-cell office:value-type="float" office:value="247" table:style-name="ce2">
            <text:p>247</text:p>
          </table:table-cell>
          <table:table-cell office:value-type="string" table:style-name="ce1">
            <text:p>Query Expansion Using DBpedia and WordNet</text:p>
          </table:table-cell>
          <table:table-cell office:value-type="string" table:style-name="ce1">
            <text:p>https://doi.org/10.1145/3333165.3333184</text:p>
          </table:table-cell>
          <table:table-cell office:value-type="string" table:style-name="ce1">
            <text:p>March 2019,<text:s/></text:p>
          </table:table-cell>
          <table:table-cell office:value-type="string" table:style-name="ce1">
            <text:p>This paper presents a semantic approach based on DBpedia and WordNet to extract the</text:p>
            <text:p><text:s text:c="18"/>candidate terms for query expansion. We divided DBpedia features into: general features</text:p>
            <text:p><text:s text:c="18"/>and specific features that are available depending on the domain of the resource.</text:p>
            <text:p><text:s text:c="18"/>...</text:p>
          </table:table-cell>
          <table:table-cell office:value-type="string" table:style-name="ce1">
            <text:p>['Sarah Dahir', 'Hamid Khalifi', 'Abderrahim El Qadi']</text:p>
          </table:table-cell>
          <table:table-cell table:number-columns-repeated="16378"/>
        </table:table-row>
        <table:table-row table:style-name="ro1">
          <table:table-cell office:value-type="float" office:value="248" table:style-name="ce2">
            <text:p>248</text:p>
          </table:table-cell>
          <table:table-cell office:value-type="string" table:style-name="ce1">
            <text:p>Three-level binary tree structure for sentiment classification in Arabic text</text:p>
          </table:table-cell>
          <table:table-cell office:value-type="string" table:style-name="ce1">
            <text:p>https://doi.org/10.1145/3386723.3387844</text:p>
          </table:table-cell>
          <table:table-cell office:value-type="string" table:style-name="ce1">
            <text:p>March 2020,<text:s/></text:p>
          </table:table-cell>
          <table:table-cell office:value-type="string" table:style-name="ce1">
            <text:p>The advent of web 2.0 platforms allowed users to generate and share textual content.</text:p>
            <text:p><text:s text:c="18"/>This results in an explosive increase of online personal opinion. Sentiment Analysis,</text:p>
            <text:p><text:s text:c="18"/>which is a recent field of Natural Language Processing, aims to predict the ...</text:p>
          </table:table-cell>
          <table:table-cell office:value-type="string" table:style-name="ce1">
            <text:p>['Hajar Ait Addi', 'Redouane Ezzahir', 'Abdelhak Mahmoudi']</text:p>
          </table:table-cell>
          <table:table-cell table:number-columns-repeated="16378"/>
        </table:table-row>
        <table:table-row table:style-name="ro1">
          <table:table-cell office:value-type="float" office:value="249" table:style-name="ce2">
            <text:p>249</text:p>
          </table:table-cell>
          <table:table-cell office:value-type="string" table:style-name="ce1">
            <text:p>User Centric Community Structure for Intelligent Transport Network applications</text:p>
          </table:table-cell>
          <table:table-cell office:value-type="string" table:style-name="ce1">
            <text:p>https://doi.org/10.1145/3333165.3333181</text:p>
          </table:table-cell>
          <table:table-cell office:value-type="string" table:style-name="ce1">
            <text:p>March 2019,<text:s/></text:p>
          </table:table-cell>
          <table:table-cell office:value-type="string" table:style-name="ce1">
            <text:p>The urban traffic system is one of the most critical infrastructures. It can be abstracted</text:p>
            <text:p><text:s text:c="18"/>into a complex network composed of strongly connected groups. Understanding the composition</text:p>
            <text:p><text:s text:c="18"/>of such networks requires a decomposition of the network into modules, ...</text:p>
          </table:table-cell>
          <table:table-cell office:value-type="string" table:style-name="ce1">
            <text:p>['Wafaa Oubaalla', 'Laila Benhlima', 'Imane Zaoui']</text:p>
          </table:table-cell>
          <table:table-cell table:number-columns-repeated="16378"/>
        </table:table-row>
        <table:table-row table:style-name="ro1">
          <table:table-cell office:value-type="float" office:value="250" table:style-name="ce2">
            <text:p>250</text:p>
          </table:table-cell>
          <table:table-cell office:value-type="string" table:style-name="ce1">
            <text:p>Prediction Demand for Classified Ads Using Machine Learning: an Experiment Study</text:p>
          </table:table-cell>
          <table:table-cell office:value-type="string" table:style-name="ce1">
            <text:p>https://doi.org/10.1145/3320326.3320371</text:p>
          </table:table-cell>
          <table:table-cell office:value-type="string" table:style-name="ce1">
            <text:p>March 2019,<text:s/></text:p>
          </table:table-cell>
          <table:table-cell office:value-type="string" table:style-name="ce1">
            <text:p>Classified ads prediction is a very interesting activity for organizations in order</text:p>
            <text:p><text:s text:c="18"/>to increase the purchase quantity of a product and thereafter the possibility of sale.</text:p>
            <text:p><text:s text:c="18"/>Used goods predicting can be done by calculating the probability of sale for each</text:p>
            <text:p><text:s text:c="18"/>...</text:p>
          </table:table-cell>
          <table:table-cell office:value-type="string" table:style-name="ce1">
            <text:p>['Marouane Adnane', 'Mohammed El', 'Sanaa El Fkihi', 'Rachid Oulad Haj Thami']</text:p>
          </table:table-cell>
          <table:table-cell table:number-columns-repeated="16378"/>
        </table:table-row>
        <table:table-row table:style-name="ro1">
          <table:table-cell office:value-type="float" office:value="251" table:style-name="ce2">
            <text:p>251</text:p>
          </table:table-cell>
          <table:table-cell office:value-type="string" table:style-name="ce1">
            <text:p>A hybrid Heuristic for vehicle routing problem</text:p>
          </table:table-cell>
          <table:table-cell office:value-type="string" table:style-name="ce1">
            <text:p>https://doi.org/10.1145/3372938.3373014</text:p>
          </table:table-cell>
          <table:table-cell office:value-type="string" table:style-name="ce1">
            <text:p>October 2019,<text:s/></text:p>
          </table:table-cell>
          <table:table-cell office:value-type="string" table:style-name="ce1">
            <text:p>This paper aims to describe the school bus routing problem (SBRP) which extends under</text:p>
            <text:p><text:s text:c="18"/>the class of the vehicle routing problem. This problem has been studied by researches</text:p>
            <text:p><text:s text:c="18"/>for recent years. SBPR involves the use of a fleet of school buses to pick up ...</text:p>
          </table:table-cell>
          <table:table-cell office:value-type="string" table:style-name="ce1">
            <text:p>['Fadoua Oudouar', 'Zaoui El Miloud']</text:p>
          </table:table-cell>
          <table:table-cell table:number-columns-repeated="16378"/>
        </table:table-row>
        <table:table-row table:style-name="ro1">
          <table:table-cell office:value-type="float" office:value="252" table:style-name="ce2">
            <text:p>252</text:p>
          </table:table-cell>
          <table:table-cell office:value-type="string" table:style-name="ce1">
            <text:p>Hand Gesture Recognition Using Kinect's Geometric and HOG Features</text:p>
          </table:table-cell>
          <table:table-cell office:value-type="string" table:style-name="ce1">
            <text:p>https://doi.org/10.1145/3090354.3090403</text:p>
          </table:table-cell>
          <table:table-cell office:value-type="string" table:style-name="ce1">
            <text:p>March 2017,<text:s/></text:p>
          </table:table-cell>
          <table:table-cell office:value-type="string" table:style-name="ce1">
            <text:p>Hand gesture recognition plays an important role in human computer interaction (HCI).</text:p>
            <text:p><text:s text:c="18"/>Despite the recent progress, the accuracy of up-to-date methods is still not satisfactory.</text:p>
            <text:p><text:s text:c="18"/>In this work, we proposed a comparative study to recognize six hand gestures ...</text:p>
          </table:table-cell>
          <table:table-cell office:value-type="string" table:style-name="ce1">
            <text:p>['Marouane Hamda', 'Abdelhak Mahmoudi']</text:p>
          </table:table-cell>
          <table:table-cell table:number-columns-repeated="16378"/>
        </table:table-row>
        <table:table-row table:style-name="ro1">
          <table:table-cell office:value-type="float" office:value="253" table:style-name="ce2">
            <text:p>253</text:p>
          </table:table-cell>
          <table:table-cell office:value-type="string" table:style-name="ce1">
            <text:p>Information sharing in UAVs cooperative search based on calculating the minimum time</text:p>
          </table:table-cell>
          <table:table-cell office:value-type="string" table:style-name="ce1">
            <text:p>https://doi.org/10.1145/3128128.3128154</text:p>
          </table:table-cell>
          <table:table-cell office:value-type="string" table:style-name="ce1">
            <text:p>July 2017,<text:s/></text:p>
          </table:table-cell>
          <table:table-cell office:value-type="string" table:style-name="ce1">
            <text:p>This paper proposes an optimization strategy for sharing and merging information of</text:p>
            <text:p><text:s text:c="18"/>target's existence in Unmanned Aerial Vehicles (UAVs) cooperative search. That main</text:p>
            <text:p><text:s text:c="18"/>is to minimize the search time subject to both sensing and communication limitations.</text:p>
            <text:p><text:s text:c="18"/>...</text:p>
          </table:table-cell>
          <table:table-cell office:value-type="string" table:style-name="ce1">
            <text:p>['Hassan Saadaoui', 'Faissal El Bouanani']</text:p>
          </table:table-cell>
          <table:table-cell table:number-columns-repeated="16378"/>
        </table:table-row>
        <table:table-row table:style-name="ro1">
          <table:table-cell office:value-type="float" office:value="254" table:style-name="ce2">
            <text:p>254</text:p>
          </table:table-cell>
          <table:table-cell office:value-type="string" table:style-name="ce1">
            <text:p>Categorizing projects for portfolio selection using clustering techniques</text:p>
          </table:table-cell>
          <table:table-cell office:value-type="string" table:style-name="ce1">
            <text:p>https://doi.org/10.1145/3289402.3289531</text:p>
          </table:table-cell>
          <table:table-cell office:value-type="string" table:style-name="ce1">
            <text:p>October 2018,<text:s/></text:p>
          </table:table-cell>
          <table:table-cell office:value-type="string" table:style-name="ce1">
            <text:p>This work presents a project categorization process that will help practitioner's</text:p>
            <text:p><text:s text:c="18"/>and decision makers, in a given organization, to group project portfolio components,</text:p>
            <text:p><text:s text:c="18"/>falling within common strategic orientations. This is a crucial step before they can</text:p>
            <text:p><text:s text:c="18"/>...</text:p>
          </table:table-cell>
          <table:table-cell office:value-type="string" table:style-name="ce1">
            <text:p>['Ghizlane Elbok', 'Abdelaziz Berrado']</text:p>
          </table:table-cell>
          <table:table-cell table:number-columns-repeated="16378"/>
        </table:table-row>
        <table:table-row table:style-name="ro1">
          <table:table-cell office:value-type="float" office:value="255" table:style-name="ce2">
            <text:p>255</text:p>
          </table:table-cell>
          <table:table-cell office:value-type="string" table:style-name="ce1">
            <text:p>Modeling of piezoelectric sensors for fetal heart rate signal</text:p>
          </table:table-cell>
          <table:table-cell office:value-type="string" table:style-name="ce1">
            <text:p>https://doi.org/10.1145/3175628.3175640</text:p>
          </table:table-cell>
          <table:table-cell office:value-type="string" table:style-name="ce1">
            <text:p>October 2017,<text:s/></text:p>
          </table:table-cell>
          <table:table-cell office:value-type="string" table:style-name="ce1">
            <text:p>The monitoring1 of the fetal and maternal vital signals is very important in diagnosis for evaluation</text:p>
            <text:p><text:s text:c="18"/>of well-being of the fetus during pregnancy and labor. In this paper, we propose a</text:p>
            <text:p><text:s text:c="18"/>comparative study of the structures of sensors based on ...</text:p>
          </table:table-cell>
          <table:table-cell office:value-type="string" table:style-name="ce1">
            <text:p>['Mariame Nassit', 'Hassan Berbia']</text:p>
          </table:table-cell>
          <table:table-cell table:number-columns-repeated="16378"/>
        </table:table-row>
        <table:table-row table:style-name="ro1">
          <table:table-cell office:value-type="float" office:value="256" table:style-name="ce2">
            <text:p>256</text:p>
          </table:table-cell>
          <table:table-cell office:value-type="string" table:style-name="ce1">
            <text:p>Automatic Prediction of Learning Style Based On Prior Knowledge Using IRT and FSLM</text:p>
          </table:table-cell>
          <table:table-cell office:value-type="string" table:style-name="ce1">
            <text:p>https://doi.org/10.1145/3419604.3419767</text:p>
          </table:table-cell>
          <table:table-cell office:value-type="string" table:style-name="ce1">
            <text:p>September 2020,<text:s/></text:p>
          </table:table-cell>
          <table:table-cell office:value-type="string" table:style-name="ce1">
            <text:p>With the rapid progress of online learning technology, e-learning environments offer</text:p>
            <text:p><text:s text:c="18"/>an increasing number of learning resources and platforms. One standing problem of</text:p>
            <text:p><text:s text:c="18"/>e-learning is delivering the same learning for all learners within a particular course</text:p>
            <text:p><text:s text:c="18"/>...</text:p>
          </table:table-cell>
          <table:table-cell office:value-type="string" table:style-name="ce1">
            <text:p>['Samia Rami', 'Samir Bennani', 'Mohammed Khalidi Idrissi']</text:p>
          </table:table-cell>
          <table:table-cell table:number-columns-repeated="16378"/>
        </table:table-row>
        <table:table-row table:style-name="ro1">
          <table:table-cell office:value-type="float" office:value="257" table:style-name="ce2">
            <text:p>257</text:p>
          </table:table-cell>
          <table:table-cell office:value-type="string" table:style-name="ce1">
            <text:p>Fuzzy logic controller for an adaptive Huang cooling of simulated annealing</text:p>
          </table:table-cell>
          <table:table-cell office:value-type="string" table:style-name="ce1">
            <text:p>https://doi.org/10.1145/3090354.3090420</text:p>
          </table:table-cell>
          <table:table-cell office:value-type="string" table:style-name="ce1">
            <text:p>March 2017,<text:s/></text:p>
          </table:table-cell>
          <table:table-cell office:value-type="string" table:style-name="ce1">
            <text:p>The present paper explores a new approach to control the simulated annealing (SA)</text:p>
            <text:p><text:s text:c="18"/>with Huang cooling. The central idea is to control the cooling speed using a fuzzy</text:p>
            <text:p><text:s text:c="18"/>controller to maintain a balance between exploration and exploitation which is critical</text:p>
            <text:p><text:s text:c="18"/>...</text:p>
          </table:table-cell>
          <table:table-cell office:value-type="string" table:style-name="ce1">
            <text:p>['Abdellatif El Afia', 'Mohamed Lalaoui', 'Raddouane Chiheb']</text:p>
          </table:table-cell>
          <table:table-cell table:number-columns-repeated="16378"/>
        </table:table-row>
        <table:table-row table:style-name="ro1">
          <table:table-cell office:value-type="float" office:value="258" table:style-name="ce2">
            <text:p>258</text:p>
          </table:table-cell>
          <table:table-cell office:value-type="string" table:style-name="ce1">
            <text:p>Recidivism forecasting: A study on process of feature selection</text:p>
          </table:table-cell>
          <table:table-cell office:value-type="string" table:style-name="ce1">
            <text:p>https://doi.org/10.1145/3386723.3387848</text:p>
          </table:table-cell>
          <table:table-cell office:value-type="string" table:style-name="ce1">
            <text:p>March 2020,<text:s/></text:p>
          </table:table-cell>
          <table:table-cell office:value-type="string" table:style-name="ce1">
            <text:p>Across the world, there are several factors attributed to high crime rates. The prevention</text:p>
            <text:p><text:s text:c="18"/>of and the fight against crimes is a major concern of all countries. In the era of</text:p>
            <text:p><text:s text:c="18"/>globalization and new information and communication technologies, reducing ...</text:p>
          </table:table-cell>
          <table:table-cell office:value-type="string" table:style-name="ce1">
            <text:p>['Amal Azeroual', 'Youssef Taher', 'Benayad Nsiri']</text:p>
          </table:table-cell>
          <table:table-cell table:number-columns-repeated="16378"/>
        </table:table-row>
        <table:table-row table:style-name="ro1">
          <table:table-cell office:value-type="float" office:value="259" table:style-name="ce2">
            <text:p>259</text:p>
          </table:table-cell>
          <table:table-cell office:value-type="string" table:style-name="ce1">
            <text:p>Simulated Annealing with Adaptive Neighborhood using Fuzzy Logic Controller</text:p>
          </table:table-cell>
          <table:table-cell office:value-type="string" table:style-name="ce1">
            <text:p>https://doi.org/10.1145/3230905.3230963</text:p>
          </table:table-cell>
          <table:table-cell office:value-type="string" table:style-name="ce1">
            <text:p>May 2018,<text:s/></text:p>
          </table:table-cell>
          <table:table-cell office:value-type="string" table:style-name="ce1">
            <text:p>Simulated annealing (SA) is a local search algorithm. It mimics the annealing process</text:p>
            <text:p><text:s text:c="18"/>used in the metallurgy to approximate the global optimum of an optimization problem</text:p>
            <text:p><text:s text:c="18"/>and uses the temperature to control the search. Unfortunately, the effectiveness of</text:p>
            <text:p><text:s text:c="18"/>...</text:p>
          </table:table-cell>
          <table:table-cell office:value-type="string" table:style-name="ce1">
            <text:p>['Mohamed Lalaoui', 'Abdellatif El Afia', 'Raddouane Chiheb']</text:p>
          </table:table-cell>
          <table:table-cell table:number-columns-repeated="16378"/>
        </table:table-row>
        <table:table-row table:style-name="ro1">
          <table:table-cell office:value-type="float" office:value="260" table:style-name="ce2">
            <text:p>260</text:p>
          </table:table-cell>
          <table:table-cell office:value-type="string" table:style-name="ce1">
            <text:p>A New Responsive SCORM Design (RSCOD) Approach Based Semantic Learning Object (SLO)</text:p>
            <text:p><text:s text:c="21"/>Using SharePoint Learning Kit (SLK)</text:p>
          </table:table-cell>
          <table:table-cell office:value-type="string" table:style-name="ce1">
            <text:p>https://doi.org/10.1145/3090354.3090387</text:p>
          </table:table-cell>
          <table:table-cell office:value-type="string" table:style-name="ce1">
            <text:p>March 2017,<text:s/></text:p>
          </table:table-cell>
          <table:table-cell office:value-type="string" table:style-name="ce1">
            <text:p>The Shareable Content Object Reference Model (SCORM) is a common model for learning</text:p>
            <text:p><text:s text:c="18"/>objects (LOs) that makes the reuse of educational content between different systems.</text:p>
            <text:p><text:s text:c="18"/>There are several Learning Management Systems (LMS) deploying content for mobile ...</text:p>
          </table:table-cell>
          <table:table-cell office:value-type="string" table:style-name="ce1">
            <text:p>['Zouhair Rimale', 'El Habib Benlahmar', 'Abderrahim Tragha']</text:p>
          </table:table-cell>
          <table:table-cell table:number-columns-repeated="16378"/>
        </table:table-row>
        <table:table-row table:style-name="ro1">
          <table:table-cell office:value-type="float" office:value="261" table:style-name="ce2">
            <text:p>261</text:p>
          </table:table-cell>
          <table:table-cell office:value-type="string" table:style-name="ce1">
            <text:p>A new Framework to improve Change Mining in Configurable Process</text:p>
          </table:table-cell>
          <table:table-cell office:value-type="string" table:style-name="ce1">
            <text:p>https://doi.org/10.1145/3386723.3387853</text:p>
          </table:table-cell>
          <table:table-cell office:value-type="string" table:style-name="ce1">
            <text:p>March 2020,<text:s/></text:p>
          </table:table-cell>
          <table:table-cell office:value-type="string" table:style-name="ce1">
            <text:p>The configurable process model is an important approach to reduce the redundancy involved</text:p>
            <text:p><text:s text:c="18"/>in modeling, reengineering, and adapting a business process with its environment.</text:p>
            <text:p><text:s text:c="18"/>While process mining approaches aim to discover and, verify conformance and ...</text:p>
          </table:table-cell>
          <table:table-cell office:value-type="string" table:style-name="ce1">
            <text:p>['Asmae Hmami', 'Hanae Sbai', 'Mounia Fredj']</text:p>
          </table:table-cell>
          <table:table-cell table:number-columns-repeated="16378"/>
        </table:table-row>
        <table:table-row table:style-name="ro1">
          <table:table-cell office:value-type="float" office:value="262" table:style-name="ce2">
            <text:p>262</text:p>
          </table:table-cell>
          <table:table-cell office:value-type="string" table:style-name="ce1">
            <text:p>Survey of Plagiarism Detection Approaches and Big data Techniques related to Plagiarism</text:p>
            <text:p><text:s text:c="21"/>Candidate Retrieval</text:p>
          </table:table-cell>
          <table:table-cell office:value-type="string" table:style-name="ce1">
            <text:p>https://doi.org/10.1145/3090354.3090369</text:p>
          </table:table-cell>
          <table:table-cell office:value-type="string" table:style-name="ce1">
            <text:p>March 2017,<text:s/></text:p>
          </table:table-cell>
          <table:table-cell office:value-type="string" table:style-name="ce1">
            <text:p>The easy and fast access to the web and the massive existence of databases of information</text:p>
            <text:p><text:s text:c="18"/>systems today have led to an agile increase in the phenomenon of plagiarism as a serious</text:p>
            <text:p><text:s text:c="18"/>problem for publishers and researchers. Fact, a number of researchers have ...</text:p>
          </table:table-cell>
          <table:table-cell office:value-type="string" table:style-name="ce1">
            <text:p>['Oumaima Hourrane', 'El Habib Benlahmar']</text:p>
          </table:table-cell>
          <table:table-cell table:number-columns-repeated="16378"/>
        </table:table-row>
        <table:table-row table:style-name="ro1">
          <table:table-cell office:value-type="float" office:value="263" table:style-name="ce2">
            <text:p>263</text:p>
          </table:table-cell>
          <table:table-cell office:value-type="string" table:style-name="ce1">
            <text:p>Gas-Stations filling procurement problem with a multi-Size compartments vehicles and</text:p>
            <text:p><text:s text:c="21"/>full tankers under limited number of trucks</text:p>
          </table:table-cell>
          <table:table-cell office:value-type="string" table:style-name="ce1">
            <text:p>https://doi.org/10.1145/3289402.3289545</text:p>
          </table:table-cell>
          <table:table-cell office:value-type="string" table:style-name="ce1">
            <text:p>October 2018,<text:s/></text:p>
          </table:table-cell>
          <table:table-cell office:value-type="string" table:style-name="ce1">
            <text:p>The optimization of Petroleum transport has always been a major concern for oil distribution</text:p>
            <text:p><text:s text:c="18"/>companies.</text:p>
          </table:table-cell>
          <table:table-cell office:value-type="string" table:style-name="ce1">
            <text:p>['Omar El Yamani', 'Mohammed Saddoune']</text:p>
          </table:table-cell>
          <table:table-cell table:number-columns-repeated="16378"/>
        </table:table-row>
        <table:table-row table:style-name="ro1">
          <table:table-cell office:value-type="float" office:value="264" table:style-name="ce2">
            <text:p>264</text:p>
          </table:table-cell>
          <table:table-cell office:value-type="string" table:style-name="ce1">
            <text:p>A Frequency-Category Based Feature Selection in Big Data for Text Classification</text:p>
          </table:table-cell>
          <table:table-cell office:value-type="string" table:style-name="ce1">
            <text:p>https://doi.org/10.1145/3419604.3419620</text:p>
          </table:table-cell>
          <table:table-cell office:value-type="string" table:style-name="ce1">
            <text:p>September 2020,<text:s/></text:p>
          </table:table-cell>
          <table:table-cell office:value-type="string" table:style-name="ce1">
            <text:p>In big data era, text classification is considered as one of the most important machine</text:p>
            <text:p><text:s text:c="18"/>learning application domain. However, to build an efficient algorithm for classification,</text:p>
            <text:p><text:s text:c="18"/>feature selection is a fundamental step to reduce dimensionality, achieve ...</text:p>
          </table:table-cell>
          <table:table-cell office:value-type="string" table:style-name="ce1">
            <text:p>['Houda Amazal', 'Mohammed Ramdani', 'Mohamed Kissi']</text:p>
          </table:table-cell>
          <table:table-cell table:number-columns-repeated="16378"/>
        </table:table-row>
        <table:table-row table:style-name="ro1">
          <table:table-cell office:value-type="float" office:value="265" table:style-name="ce2">
            <text:p>265</text:p>
          </table:table-cell>
          <table:table-cell office:value-type="string" table:style-name="ce1">
            <text:p>Analysing Clustering Routing Protocols Performance for Vehicular Networks</text:p>
          </table:table-cell>
          <table:table-cell office:value-type="string" table:style-name="ce1">
            <text:p>https://doi.org/10.1145/3090354.3090469</text:p>
          </table:table-cell>
          <table:table-cell office:value-type="string" table:style-name="ce1">
            <text:p>March 2017,<text:s/></text:p>
          </table:table-cell>
          <table:table-cell office:value-type="string" table:style-name="ce1">
            <text:p>The intelligent transport system (ITS) organization has integrated wireless connectivity</text:p>
            <text:p><text:s text:c="18"/>information technology to transport infrastructure and vehicles to improve the transportation</text:p>
            <text:p><text:s text:c="18"/>system and its security and to solve the traffic problems. VANETs ...</text:p>
          </table:table-cell>
          <table:table-cell office:value-type="string" table:style-name="ce1">
            <text:p>['Bouchra Marzak', 'Hicham Toumi', 'Elhabib Benlahmar', 'Mohamed Talea']</text:p>
          </table:table-cell>
          <table:table-cell table:number-columns-repeated="16378"/>
        </table:table-row>
        <table:table-row table:style-name="ro1">
          <table:table-cell office:value-type="float" office:value="266" table:style-name="ce2">
            <text:p>266</text:p>
          </table:table-cell>
          <table:table-cell office:value-type="string" table:style-name="ce1">
            <text:p>Anonymous Secure E-voting over a Network for Multiple Elections</text:p>
          </table:table-cell>
          <table:table-cell office:value-type="string" table:style-name="ce1">
            <text:p>https://doi.org/10.1145/3320326.3320378</text:p>
          </table:table-cell>
          <table:table-cell office:value-type="string" table:style-name="ce1">
            <text:p>March 2019,<text:s/></text:p>
          </table:table-cell>
          <table:table-cell office:value-type="string" table:style-name="ce1">
            <text:p>In this work we present an anonymous secure e-voting scheme over a network for multiple</text:p>
            <text:p><text:s text:c="18"/>elections. We applied a variant of ElGamal signature to construct an electronic voting</text:p>
            <text:p><text:s text:c="18"/>for t elections. The method is based on the RSA blind signature that ensures ...</text:p>
          </table:table-cell>
          <table:table-cell office:value-type="string" table:style-name="ce1">
            <text:p>['Leila Zahhafi', 'Omar Khadir']</text:p>
          </table:table-cell>
          <table:table-cell table:number-columns-repeated="16378"/>
        </table:table-row>
        <table:table-row table:style-name="ro1">
          <table:table-cell office:value-type="float" office:value="267" table:style-name="ce2">
            <text:p>267</text:p>
          </table:table-cell>
          <table:table-cell office:value-type="string" table:style-name="ce1">
            <text:p>Towards an ontology of dependability Automatic search approach with Systematic Mapping</text:p>
          </table:table-cell>
          <table:table-cell office:value-type="string" table:style-name="ce1">
            <text:p>https://doi.org/10.1145/3090354.3090379</text:p>
          </table:table-cell>
          <table:table-cell office:value-type="string" table:style-name="ce1">
            <text:p>March 2017,<text:s/></text:p>
          </table:table-cell>
          <table:table-cell office:value-type="string" table:style-name="ce1">
            <text:p>While searching for existing ontologies of dependability, we conducted a study of</text:p>
            <text:p><text:s text:c="18"/>many scientific papers dealing with the subject. However, the research with traditional</text:p>
            <text:p><text:s text:c="18"/>methods requires executing a series of manual and repetitive steps. This makes the</text:p>
            <text:p><text:s text:c="18"/>...</text:p>
          </table:table-cell>
          <table:table-cell office:value-type="string" table:style-name="ce1">
            <text:p>['Zahir Nadia', 'Afifi Nadia', 'Hilal Imane']</text:p>
          </table:table-cell>
          <table:table-cell table:number-columns-repeated="16378"/>
        </table:table-row>
        <table:table-row table:style-name="ro1">
          <table:table-cell office:value-type="float" office:value="268" table:style-name="ce2">
            <text:p>268</text:p>
          </table:table-cell>
          <table:table-cell office:value-type="string" table:style-name="ce1">
            <text:p>Real-time Prediction of Accident using Big Data System</text:p>
          </table:table-cell>
          <table:table-cell office:value-type="string" table:style-name="ce1">
            <text:p>https://doi.org/10.1145/3386723.3387886</text:p>
          </table:table-cell>
          <table:table-cell office:value-type="string" table:style-name="ce1">
            <text:p>March 2020,<text:s/></text:p>
          </table:table-cell>
          <table:table-cell office:value-type="string" table:style-name="ce1">
            <text:p>In this paper, we propose a new prediction system in real time using Big Data to improve</text:p>
            <text:p><text:s text:c="18"/>the VANET network. Firstly, The Traffic density and average speed are calculated in</text:p>
            <text:p><text:s text:c="18"/>each section of road, and then the risk of vehicle accident is predicted in ...</text:p>
          </table:table-cell>
          <table:table-cell office:value-type="string" table:style-name="ce1">
            <text:p>['Mouad Tantaoui', 'My Driss Laanaoui', 'Mustapha Kabil']</text:p>
          </table:table-cell>
          <table:table-cell table:number-columns-repeated="16378"/>
        </table:table-row>
        <table:table-row table:style-name="ro1">
          <table:table-cell office:value-type="float" office:value="269" table:style-name="ce2">
            <text:p>269</text:p>
          </table:table-cell>
          <table:table-cell office:value-type="string" table:style-name="ce1">
            <text:p>What does mean search engine for IOT or IOT search engine</text:p>
          </table:table-cell>
          <table:table-cell office:value-type="string" table:style-name="ce1">
            <text:p>https://doi.org/10.1145/3372938.3372958</text:p>
          </table:table-cell>
          <table:table-cell office:value-type="string" table:style-name="ce1">
            <text:p>October 2019,<text:s/></text:p>
          </table:table-cell>
          <table:table-cell office:value-type="string" table:style-name="ce1">
            <text:p>One of the emerging and evolving area in computer science in the last years is internet</text:p>
            <text:p><text:s text:c="18"/>of things (IOT), which offer great opportunities to researchers and industrialists</text:p>
            <text:p><text:s text:c="18"/>around the world. It is a technological revolution specially an evolution of ...</text:p>
          </table:table-cell>
          <table:table-cell office:value-type="string" table:style-name="ce1">
            <text:p>['Fatima Zahra Fagroud', 'El Habib Ben Lahmar', 'Mohamed Amine', 'Hicham Toumi', 'Sanaa El Filali']</text:p>
          </table:table-cell>
          <table:table-cell table:number-columns-repeated="16378"/>
        </table:table-row>
        <table:table-row table:style-name="ro1">
          <table:table-cell office:value-type="float" office:value="270" table:style-name="ce2">
            <text:p>270</text:p>
          </table:table-cell>
          <table:table-cell office:value-type="string" table:style-name="ce1">
            <text:p>Compact PIFA Antenna with H-Tree Fractal for Mobile Handset Applications</text:p>
          </table:table-cell>
          <table:table-cell office:value-type="string" table:style-name="ce1">
            <text:p>https://doi.org/10.1145/3167486.3167491</text:p>
          </table:table-cell>
          <table:table-cell office:value-type="string" table:style-name="ce1">
            <text:p>November 2017,<text:s/></text:p>
          </table:table-cell>
          <table:table-cell office:value-type="string" table:style-name="ce1">
            <text:p>In this paper, a planar inverted-F antenna (PIFA) for mobile handset applications</text:p>
            <text:p><text:s text:c="18"/>is studied. The proposed structure covers the GSM (880-960 MHz), DCS (1710-1880 MHz),</text:p>
            <text:p><text:s text:c="18"/>PCS (1880-1990 MHz), UMTS (1920-2170 MHz) and some Global Navigation Satellite ...</text:p>
          </table:table-cell>
          <table:table-cell office:value-type="string" table:style-name="ce1">
            <text:p>['Mohamed Tarbouch', 'Abdelkebir El Amri', 'Hanae Terchoune', 'Ouadiaa Barrou']</text:p>
          </table:table-cell>
          <table:table-cell table:number-columns-repeated="16378"/>
        </table:table-row>
        <table:table-row table:style-name="ro1">
          <table:table-cell office:value-type="float" office:value="271" table:style-name="ce2">
            <text:p>271</text:p>
          </table:table-cell>
          <table:table-cell office:value-type="string" table:style-name="ce1">
            <text:p>A Smart Card Digital Identity Check Model for University Services Access</text:p>
          </table:table-cell>
          <table:table-cell office:value-type="string" table:style-name="ce1">
            <text:p>https://doi.org/10.1145/3320326.3320401</text:p>
          </table:table-cell>
          <table:table-cell office:value-type="string" table:style-name="ce1">
            <text:p>March 2019,<text:s/></text:p>
          </table:table-cell>
          <table:table-cell office:value-type="string" table:style-name="ce1">
            <text:p>The security of information systems is one of the major problems facing the institutions.</text:p>
            <text:p><text:s text:c="18"/>The application of a security policy is very essential for the management of the security</text:p>
            <text:p><text:s text:c="18"/>of information systems. The implementation of a strategy of successful ...</text:p>
          </table:table-cell>
          <table:table-cell office:value-type="string" table:style-name="ce1">
            <text:p>['Moukhliss Ghizlane', 'Filali Hilali Reda', 'Belhadaoui Hicham']</text:p>
          </table:table-cell>
          <table:table-cell table:number-columns-repeated="16378"/>
        </table:table-row>
        <table:table-row table:style-name="ro1">
          <table:table-cell office:value-type="float" office:value="272" table:style-name="ce2">
            <text:p>272</text:p>
          </table:table-cell>
          <table:table-cell office:value-type="string" table:style-name="ce1">
            <text:p>Generic Verification of Safety Properties For SystemC Programs Using Incomplete Interactions</text:p>
          </table:table-cell>
          <table:table-cell office:value-type="string" table:style-name="ce1">
            <text:p>https://doi.org/10.1145/3289100.3289127</text:p>
          </table:table-cell>
          <table:table-cell office:value-type="string" table:style-name="ce1">
            <text:p>October 2018,<text:s/></text:p>
          </table:table-cell>
          <table:table-cell office:value-type="string" table:style-name="ce1">
            <text:p>Formal verification plays an important role in the area of embedded systems design</text:p>
            <text:p><text:s text:c="18"/>and in the verification of critical systems. It can reveal common errors and check</text:p>
            <text:p><text:s text:c="18"/>complex properties defined by temporal logic formulas. To reduce the time-to-market</text:p>
            <text:p><text:s text:c="18"/>for ...</text:p>
          </table:table-cell>
          <table:table-cell office:value-type="string" table:style-name="ce1">
            <text:p>['Lamia Eljadiri', 'Ismail Assayad', 'Abdelouahed Zakari']</text:p>
          </table:table-cell>
          <table:table-cell table:number-columns-repeated="16378"/>
        </table:table-row>
        <table:table-row table:style-name="ro1">
          <table:table-cell office:value-type="float" office:value="273" table:style-name="ce2">
            <text:p>273</text:p>
          </table:table-cell>
          <table:table-cell office:value-type="string" table:style-name="ce1">
            <text:p>Effect of Single and Cooperative Black Hole Attack in MANET using OLSR protocol</text:p>
          </table:table-cell>
          <table:table-cell office:value-type="string" table:style-name="ce1">
            <text:p>https://doi.org/10.1145/3320326.3320408</text:p>
          </table:table-cell>
          <table:table-cell office:value-type="string" table:style-name="ce1">
            <text:p>March 2019,<text:s/></text:p>
          </table:table-cell>
          <table:table-cell office:value-type="string" table:style-name="ce1">
            <text:p>The Mobile Ad hoc Network, also known as MANET, is continuously self-configuring without</text:p>
            <text:p><text:s text:c="18"/>any infrastructure. The communication between nodes in MANET is insured directly without</text:p>
            <text:p><text:s text:c="18"/>any intervention of fixed equipment or specific administration, due to ...</text:p>
          </table:table-cell>
          <table:table-cell office:value-type="string" table:style-name="ce1">
            <text:p>['Abdellah Nabou', 'My Driss Laanaoui', 'Mohammed Ouzzif']</text:p>
          </table:table-cell>
          <table:table-cell table:number-columns-repeated="16378"/>
        </table:table-row>
        <table:table-row table:style-name="ro1">
          <table:table-cell office:value-type="float" office:value="274" table:style-name="ce2">
            <text:p>274</text:p>
          </table:table-cell>
          <table:table-cell office:value-type="string" table:style-name="ce1">
            <text:p>Semantico-automatic Evaluation of Scientific Papers: State of the Art</text:p>
          </table:table-cell>
          <table:table-cell office:value-type="string" table:style-name="ce1">
            <text:p>https://doi.org/10.1145/3090354.3090380</text:p>
          </table:table-cell>
          <table:table-cell office:value-type="string" table:style-name="ce1">
            <text:p>March 2017,<text:s/></text:p>
          </table:table-cell>
          <table:table-cell office:value-type="string" table:style-name="ce1">
            <text:p>Natural Language Processing (NLP) and Automatic Language Processing (ALP) are fields</text:p>
            <text:p><text:s text:c="18"/>that becomes more attractive for researchers in the study of potential and emerging</text:p>
            <text:p><text:s text:c="18"/>applications. This article presents a state of the art, which aims to classify ...</text:p>
          </table:table-cell>
          <table:table-cell office:value-type="string" table:style-name="ce1">
            <text:p>['Sara Mifrah', 'El Habib Ben Lahmar']</text:p>
          </table:table-cell>
          <table:table-cell table:number-columns-repeated="16378"/>
        </table:table-row>
        <table:table-row table:style-name="ro1">
          <table:table-cell office:value-type="float" office:value="275" table:style-name="ce2">
            <text:p>275</text:p>
          </table:table-cell>
          <table:table-cell office:value-type="string" table:style-name="ce1">
            <text:p>Multi-Label Classification: A Novel approach using decision trees for learning Label-relations and preventing</text:p>
            <text:p><text:s text:c="21"/>cyclical dependencies: Relations Recognition and Removing Cycles (3RC)</text:p>
          </table:table-cell>
          <table:table-cell office:value-type="string" table:style-name="ce1">
            <text:p>https://doi.org/10.1145/3419604.3419763</text:p>
          </table:table-cell>
          <table:table-cell office:value-type="string" table:style-name="ce1">
            <text:p>September 2020,<text:s/></text:p>
          </table:table-cell>
          <table:table-cell office:value-type="string" table:style-name="ce1">
            <text:p>Multi-Label Classification (MLC) is a field of machine learning, which consists of</text:p>
            <text:p><text:s text:c="18"/>classifying data by assigning to each instance a set of labels instead of one. These</text:p>
            <text:p><text:s text:c="18"/>labels or classes can have dependencies between them. Omit this information can ...</text:p>
          </table:table-cell>
          <table:table-cell office:value-type="string" table:style-name="ce1">
            <text:p>['Hamza Lotf', 'Mohammed Ramdani']</text:p>
          </table:table-cell>
          <table:table-cell table:number-columns-repeated="16378"/>
        </table:table-row>
        <table:table-row table:style-name="ro1">
          <table:table-cell office:value-type="float" office:value="276" table:style-name="ce2">
            <text:p>276</text:p>
          </table:table-cell>
          <table:table-cell office:value-type="string" table:style-name="ce1">
            <text:p>A Semi-Blind Information Hiding Technique Using DWT-SVD and QAM-16 for Medical Images</text:p>
          </table:table-cell>
          <table:table-cell office:value-type="string" table:style-name="ce1">
            <text:p>https://doi.org/10.1145/3090354.3090433</text:p>
          </table:table-cell>
          <table:table-cell office:value-type="string" table:style-name="ce1">
            <text:p>March 2017,<text:s/></text:p>
          </table:table-cell>
          <table:table-cell office:value-type="string" table:style-name="ce1">
            <text:p>In this paper, we propose a new image watermarking scheme for medical applications.</text:p>
            <text:p><text:s text:c="18"/>Textual data are inserted into the original medical images based singular value decomposition</text:p>
            <text:p><text:s text:c="18"/>(SVD) after discrete wavelet transform (DWT). Specifically, Quadrature ...</text:p>
          </table:table-cell>
          <table:table-cell office:value-type="string" table:style-name="ce1">
            <text:p>['Habib Ayad', 'Mohammed Khalil']</text:p>
          </table:table-cell>
          <table:table-cell table:number-columns-repeated="16378"/>
        </table:table-row>
        <table:table-row table:style-name="ro1">
          <table:table-cell office:value-type="float" office:value="277" table:style-name="ce2">
            <text:p>277</text:p>
          </table:table-cell>
          <table:table-cell office:value-type="string" table:style-name="ce1">
            <text:p>A platform for systematic verification of embedded components in IP-XACT, SystemC</text:p>
            <text:p><text:s text:c="21"/>and Promela</text:p>
          </table:table-cell>
          <table:table-cell office:value-type="string" table:style-name="ce1">
            <text:p>https://doi.org/10.1145/3289100.3289125</text:p>
          </table:table-cell>
          <table:table-cell office:value-type="string" table:style-name="ce1">
            <text:p>October 2018,<text:s/></text:p>
          </table:table-cell>
          <table:table-cell office:value-type="string" table:style-name="ce1">
            <text:p>Nowadays systematic verification is essential because embedded systems are involved</text:p>
            <text:p><text:s text:c="18"/>in processes decisions that affect the life of humans and they are subject to several</text:p>
            <text:p><text:s text:c="18"/>constraints in interaction with dangerous processes. To ensure the proper ...</text:p>
          </table:table-cell>
          <table:table-cell office:value-type="string" table:style-name="ce1">
            <text:p>['Lamia Eljadiri', 'Ismail Assayad']</text:p>
          </table:table-cell>
          <table:table-cell table:number-columns-repeated="16378"/>
        </table:table-row>
        <table:table-row table:style-name="ro1">
          <table:table-cell office:value-type="float" office:value="278" table:style-name="ce2">
            <text:p>278</text:p>
          </table:table-cell>
          <table:table-cell office:value-type="string" table:style-name="ce1">
            <text:p>Wimax technology for maritime intelligent transport systems communication</text:p>
          </table:table-cell>
          <table:table-cell office:value-type="string" table:style-name="ce1">
            <text:p>https://doi.org/10.1145/3231053.3231063</text:p>
          </table:table-cell>
          <table:table-cell office:value-type="string" table:style-name="ce1">
            <text:p>June 2018,<text:s/></text:p>
          </table:table-cell>
          <table:table-cell office:value-type="string" table:style-name="ce1">
            <text:p>Intelligent transport systems offer effective solutions for the management of road,</text:p>
            <text:p><text:s text:c="18"/>air and sea traffic. Despite their great success, these systems have several constraints</text:p>
            <text:p><text:s text:c="18"/>and the multiple challenges that are not limited only to the security of the ...</text:p>
          </table:table-cell>
          <table:table-cell office:value-type="string" table:style-name="ce1">
            <text:p>['Ayoub Bahnasse', 'Abdelmajid Badri', 'Mohamed Talea', 'Fatima Ezzahraa Louhab', 'Adel Al-Harbi', 'Azeddine Khiat', 'Said Broumi']</text:p>
          </table:table-cell>
          <table:table-cell table:number-columns-repeated="16378"/>
        </table:table-row>
        <table:table-row table:style-name="ro1">
          <table:table-cell office:value-type="float" office:value="279" table:style-name="ce2">
            <text:p>279</text:p>
          </table:table-cell>
          <table:table-cell office:value-type="string" table:style-name="ce1">
            <text:p>Ontology-based Approach for Extracting User Interests Centers</text:p>
          </table:table-cell>
          <table:table-cell office:value-type="string" table:style-name="ce1">
            <text:p>https://doi.org/10.1145/3286606.3286802</text:p>
          </table:table-cell>
          <table:table-cell office:value-type="string" table:style-name="ce1">
            <text:p>October 2018,<text:s/></text:p>
          </table:table-cell>
          <table:table-cell office:value-type="string" table:style-name="ce1">
            <text:p>Since the creation of the web, the number of its numeric data is increasing exponentially,</text:p>
            <text:p><text:s text:c="18"/>which lead to two major problems: cognitive overload and disorientation [1]. To respond</text:p>
            <text:p><text:s text:c="18"/>to these problems, researchers have proposed adaptive information systems, ...</text:p>
          </table:table-cell>
          <table:table-cell office:value-type="string" table:style-name="ce1">
            <text:p>['Ibtissam El Achkar', 'Amine Labriji', 'Fadoua Ghanimi', 'El Houssine Labriji']</text:p>
          </table:table-cell>
          <table:table-cell table:number-columns-repeated="16378"/>
        </table:table-row>
        <table:table-row table:style-name="ro1">
          <table:table-cell office:value-type="float" office:value="280" table:style-name="ce2">
            <text:p>280</text:p>
          </table:table-cell>
          <table:table-cell office:value-type="string" table:style-name="ce1">
            <text:p>NISS19: Proceedings of the 2nd International Conference on Networking, Information Systems</text:p>
            <text:p><text:s text:c="21"/>&amp; Security</text:p>
          </table:table-cell>
          <table:table-cell table:number-columns-repeated="2" table:style-name="ce1"/>
          <table:table-cell office:value-type="string" table:style-name="ce1">
            <text:p>The Second International Conference on Networking, Information Systems and Security</text:p>
            <text:p><text:s text:c="18"/>(NISS2019) is a conference series which is multidisciplinary international conference</text:p>
            <text:p><text:s text:c="18"/>organized by the Mediterranean Association of Sciences and Technologies (Medi-AST)</text:p>
            <text:p><text:s text:c="18"/>...</text:p>
          </table:table-cell>
          <table:table-cell office:value-type="string" table:style-name="ce1">
            <text:p>['Badr Abouelmajd', 'Mohamed Ben Ahmed', 'Boudhir Anouar Abdelhakim', 'Hassan El Ghazi']</text:p>
          </table:table-cell>
          <table:table-cell table:number-columns-repeated="16378"/>
        </table:table-row>
        <table:table-row table:style-name="ro1">
          <table:table-cell office:value-type="float" office:value="281" table:style-name="ce2">
            <text:p>281</text:p>
          </table:table-cell>
          <table:table-cell office:value-type="string" table:style-name="ce1">
            <text:p>Comparison between different 5G architectures for a better integration of these services</text:p>
            <text:p><text:s text:c="21"/>and proposal of an improved architecture</text:p>
          </table:table-cell>
          <table:table-cell office:value-type="string" table:style-name="ce1">
            <text:p>https://doi.org/10.1145/3368756.3368966</text:p>
          </table:table-cell>
          <table:table-cell office:value-type="string" table:style-name="ce1">
            <text:p>October 2019,<text:s/></text:p>
          </table:table-cell>
          <table:table-cell office:value-type="string" table:style-name="ce1">
            <text:p>The purpose of 5G wireless technology is to support three generic services, which</text:p>
            <text:p><text:s text:c="18"/>are: enhanced mobile broadband (eMBB), massive machine-based communications (mMTC),</text:p>
            <text:p><text:s text:c="18"/>and ultrareliable low latency communications (URLLC). The heterogeneity of services</text:p>
            <text:p><text:s text:c="18"/>can ...</text:p>
          </table:table-cell>
          <table:table-cell office:value-type="string" table:style-name="ce1">
            <text:p>['Hafida Amgoune', 'Tomader Mazri']</text:p>
          </table:table-cell>
          <table:table-cell table:number-columns-repeated="16378"/>
        </table:table-row>
        <table:table-row table:style-name="ro1">
          <table:table-cell office:value-type="float" office:value="282" table:style-name="ce2">
            <text:p>282</text:p>
          </table:table-cell>
          <table:table-cell office:value-type="string" table:style-name="ce1">
            <text:p>Intelligent Decision Making for Depression Prevention and Detection based on AHP</text:p>
          </table:table-cell>
          <table:table-cell office:value-type="string" table:style-name="ce1">
            <text:p>https://doi.org/10.1145/3320326.3320366</text:p>
          </table:table-cell>
          <table:table-cell office:value-type="string" table:style-name="ce1">
            <text:p>March 2019,<text:s/></text:p>
          </table:table-cell>
          <table:table-cell office:value-type="string" table:style-name="ce1">
            <text:p>Mental disorders are a broad set of problems, with different symptoms, reflecting</text:p>
            <text:p><text:s text:c="18"/>the existence of dysfunction in the psychological processes, specifically depression</text:p>
            <text:p><text:s text:c="18"/>is one of the most common psychological disorders and a leading cause of mental ...</text:p>
          </table:table-cell>
          <table:table-cell office:value-type="string" table:style-name="ce1">
            <text:p>['Chaymae Benfares', 'Younès El Bouzekri El Idrissi', 'Karim Hamid']</text:p>
          </table:table-cell>
          <table:table-cell table:number-columns-repeated="16378"/>
        </table:table-row>
        <table:table-row table:style-name="ro1">
          <table:table-cell office:value-type="float" office:value="283" table:style-name="ce2">
            <text:p>283</text:p>
          </table:table-cell>
          <table:table-cell office:value-type="string" table:style-name="ce1">
            <text:p>Modeling of Problem Based Learning Strategy by Recursive Entity Modeling Method</text:p>
          </table:table-cell>
          <table:table-cell office:value-type="string" table:style-name="ce1">
            <text:p>https://doi.org/10.1145/3090354.3090454</text:p>
          </table:table-cell>
          <table:table-cell office:value-type="string" table:style-name="ce1">
            <text:p>March 2017,<text:s/></text:p>
          </table:table-cell>
          <table:table-cell office:value-type="string" table:style-name="ce1">
            <text:p>In this work we will discuss a case study of the problem based learning scenario modeling</text:p>
            <text:p><text:s text:c="18"/>by using the method of the recursive entity. Our goal is to experiment the Conception</text:p>
            <text:p><text:s text:c="18"/>element, especially, relationships aggregating learning scenario entities ...</text:p>
          </table:table-cell>
          <table:table-cell office:value-type="string" table:style-name="ce1">
            <text:p>['Rifai Amal', 'Tahri Joutey Majda', "Bakrim M'hamed", 'Sadiq Abdelalim']</text:p>
          </table:table-cell>
          <table:table-cell table:number-columns-repeated="16378"/>
        </table:table-row>
        <table:table-row table:style-name="ro1">
          <table:table-cell office:value-type="float" office:value="284" table:style-name="ce2">
            <text:p>284</text:p>
          </table:table-cell>
          <table:table-cell office:value-type="string" table:style-name="ce1">
            <text:p>New Image Steganography Method Based on K-means Clustering</text:p>
          </table:table-cell>
          <table:table-cell office:value-type="string" table:style-name="ce1">
            <text:p>https://doi.org/10.1145/3090354.3090432</text:p>
          </table:table-cell>
          <table:table-cell office:value-type="string" table:style-name="ce1">
            <text:p>March 2017,<text:s/></text:p>
          </table:table-cell>
          <table:table-cell office:value-type="string" table:style-name="ce1">
            <text:p>In this paper, a new image steganography method based on k-means clustering for embedding</text:p>
            <text:p><text:s text:c="18"/>secret messages into a gray image is proposed. The proposed methodology is a combination</text:p>
            <text:p><text:s text:c="18"/>of two techniques, image clustering and Least Significant Bits ...</text:p>
          </table:table-cell>
          <table:table-cell office:value-type="string" table:style-name="ce1">
            <text:p>['Ismail Kich', 'El Bachir Ameur', 'Abdelghani Souhar']</text:p>
          </table:table-cell>
          <table:table-cell table:number-columns-repeated="16378"/>
        </table:table-row>
        <table:table-row table:style-name="ro1">
          <table:table-cell office:value-type="float" office:value="285" table:style-name="ce2">
            <text:p>285</text:p>
          </table:table-cell>
          <table:table-cell office:value-type="string" table:style-name="ce1">
            <text:p>A Skyline Algorithm for Solving the Vehicle Routing Problem</text:p>
          </table:table-cell>
          <table:table-cell office:value-type="string" table:style-name="ce1">
            <text:p>https://doi.org/10.1145/3372938.3372985</text:p>
          </table:table-cell>
          <table:table-cell office:value-type="string" table:style-name="ce1">
            <text:p>October 2019,<text:s/></text:p>
          </table:table-cell>
          <table:table-cell office:value-type="string" table:style-name="ce1">
            <text:p>In the last decades, many researches provided many solutions, methods and models for</text:p>
            <text:p><text:s text:c="18"/>solving vehicle routing problem (VRP). However, they offer no reliable solution for</text:p>
            <text:p><text:s text:c="18"/>dealing with important numbers of instances. For such a case, we already gave an ...</text:p>
          </table:table-cell>
          <table:table-cell office:value-type="string" table:style-name="ce1">
            <text:p>['Brahim Bouderar', 'Larbi Alaoui', 'Moulay Youssef Hadi']</text:p>
          </table:table-cell>
          <table:table-cell table:number-columns-repeated="16378"/>
        </table:table-row>
        <table:table-row table:style-name="ro1">
          <table:table-cell office:value-type="float" office:value="286" table:style-name="ce2">
            <text:p>286</text:p>
          </table:table-cell>
          <table:table-cell office:value-type="string" table:style-name="ce1">
            <text:p>Handwriting Recognition with Artificial Neural Networks a Decade Literature Review</text:p>
          </table:table-cell>
          <table:table-cell office:value-type="string" table:style-name="ce1">
            <text:p>https://doi.org/10.1145/3386723.3387884</text:p>
          </table:table-cell>
          <table:table-cell office:value-type="string" table:style-name="ce1">
            <text:p>March 2020,<text:s/></text:p>
          </table:table-cell>
          <table:table-cell office:value-type="string" table:style-name="ce1">
            <text:p>Deep Learning Artificial Neural Networks has pushed forward researches in the field</text:p>
            <text:p><text:s text:c="18"/>of pattern recognition, furthermore in human handwriting recognition. From online</text:p>
            <text:p><text:s text:c="18"/>to offline approach, signature verification, writing or writer identification, ...</text:p>
          </table:table-cell>
          <table:table-cell office:value-type="string" table:style-name="ce1">
            <text:p>['Ahmed Remaida', 'Aniss Moumen', 'Younes El Bouzekri El Idrissi', 'Zineb Sabri']</text:p>
          </table:table-cell>
          <table:table-cell table:number-columns-repeated="16378"/>
        </table:table-row>
        <table:table-row table:style-name="ro1">
          <table:table-cell office:value-type="float" office:value="287" table:style-name="ce2">
            <text:p>287</text:p>
          </table:table-cell>
          <table:table-cell office:value-type="string" table:style-name="ce1">
            <text:p>Comparative study about the routing protocols on the vehicular networks and the V2V</text:p>
            <text:p><text:s text:c="21"/>communications</text:p>
          </table:table-cell>
          <table:table-cell office:value-type="string" table:style-name="ce1">
            <text:p>https://doi.org/10.1145/3368756.3369014</text:p>
          </table:table-cell>
          <table:table-cell office:value-type="string" table:style-name="ce1">
            <text:p>October 2019,<text:s/></text:p>
          </table:table-cell>
          <table:table-cell office:value-type="string" table:style-name="ce1">
            <text:p>VANET refers to a network created in an ad-hoc manner where different moving vehicles</text:p>
            <text:p><text:s text:c="18"/>and other connecting devices come in contact over a wireless medium and exchange useful</text:p>
            <text:p><text:s text:c="18"/>information to one another. A small network is created at the same moment with ...</text:p>
          </table:table-cell>
          <table:table-cell office:value-type="string" table:style-name="ce1">
            <text:p>['Jellid Kawtar', 'Mazri Tomader']</text:p>
          </table:table-cell>
          <table:table-cell table:number-columns-repeated="16378"/>
        </table:table-row>
        <table:table-row table:style-name="ro1">
          <table:table-cell office:value-type="float" office:value="288" table:style-name="ce2">
            <text:p>288</text:p>
          </table:table-cell>
          <table:table-cell office:value-type="string" table:style-name="ce1">
            <text:p>Facial emotion recognition: A comparative analysis using 22 LBP variants</text:p>
          </table:table-cell>
          <table:table-cell office:value-type="string" table:style-name="ce1">
            <text:p>https://doi.org/10.1145/3177148.3180092</text:p>
          </table:table-cell>
          <table:table-cell office:value-type="string" table:style-name="ce1">
            <text:p>March 2018,<text:s/></text:p>
          </table:table-cell>
          <table:table-cell office:value-type="string" table:style-name="ce1">
            <text:p>Facial expression is a significant form of non-verbal communication for human being.</text:p>
            <text:p><text:s text:c="18"/>It includes much important information about the feeling, the mental and the emotional</text:p>
            <text:p><text:s text:c="18"/>state of a person which can be useful in several real-world applications and ...</text:p>
          </table:table-cell>
          <table:table-cell office:value-type="string" table:style-name="ce1">
            <text:p>['K. Slimani', 'M. Kas', 'Y. El Merabet', 'R. Messoussi', 'Y. Ruichek']</text:p>
          </table:table-cell>
          <table:table-cell table:number-columns-repeated="16378"/>
        </table:table-row>
        <table:table-row table:style-name="ro1">
          <table:table-cell office:value-type="float" office:value="289" table:style-name="ce2">
            <text:p>289</text:p>
          </table:table-cell>
          <table:table-cell office:value-type="string" table:style-name="ce1">
            <text:p>Security in a smart city: challenges and solutions</text:p>
          </table:table-cell>
          <table:table-cell office:value-type="string" table:style-name="ce1">
            <text:p>https://doi.org/10.1145/3368756.3369076</text:p>
          </table:table-cell>
          <table:table-cell office:value-type="string" table:style-name="ce1">
            <text:p>October 2019,<text:s/></text:p>
          </table:table-cell>
          <table:table-cell office:value-type="string" table:style-name="ce1">
            <text:p>In this paper we will discuss what concerns the smart city, the services in a smart</text:p>
            <text:p><text:s text:c="18"/>city, also the mechanism of data processing and data analysis especially the data</text:p>
            <text:p><text:s text:c="18"/>generated by the sensors because it considered a point of vulnerability in a smart</text:p>
            <text:p><text:s text:c="18"/>city ...</text:p>
          </table:table-cell>
          <table:table-cell office:value-type="string" table:style-name="ce1">
            <text:p>['Tibari siham', 'Mazri Tomader']</text:p>
          </table:table-cell>
          <table:table-cell table:number-columns-repeated="16378"/>
        </table:table-row>
        <table:table-row table:style-name="ro1">
          <table:table-cell office:value-type="float" office:value="290" table:style-name="ce2">
            <text:p>290</text:p>
          </table:table-cell>
          <table:table-cell office:value-type="string" table:style-name="ce1">
            <text:p>Study of smart city data: categories and quality challenges</text:p>
          </table:table-cell>
          <table:table-cell office:value-type="string" table:style-name="ce1">
            <text:p>https://doi.org/10.1145/3368756.3368965</text:p>
          </table:table-cell>
          <table:table-cell office:value-type="string" table:style-name="ce1">
            <text:p>October 2019,<text:s/></text:p>
          </table:table-cell>
          <table:table-cell office:value-type="string" table:style-name="ce1">
            <text:p>Lately, the world attention is directed to transforming daily life to a smarter one,</text:p>
            <text:p><text:s text:c="18"/>we cannot deny the smart city concept that became pervading. This concept will give</text:p>
            <text:p><text:s text:c="18"/>every device the chance to communicate with other devices, it will simply create the</text:p>
            <text:p><text:s text:c="18"/>...</text:p>
          </table:table-cell>
          <table:table-cell office:value-type="string" table:style-name="ce1">
            <text:p>['Oumaima El Rhazal', 'Mazri Tomader']</text:p>
          </table:table-cell>
          <table:table-cell table:number-columns-repeated="16378"/>
        </table:table-row>
        <table:table-row table:style-name="ro1">
          <table:table-cell office:value-type="float" office:value="291" table:style-name="ce2">
            <text:p>291</text:p>
          </table:table-cell>
          <table:table-cell office:value-type="string" table:style-name="ce1">
            <text:p>Security Testing Approach for IaaS Infrastructure</text:p>
          </table:table-cell>
          <table:table-cell office:value-type="string" table:style-name="ce1">
            <text:p>https://doi.org/10.1145/3320326.3320374</text:p>
          </table:table-cell>
          <table:table-cell office:value-type="string" table:style-name="ce1">
            <text:p>March 2019,<text:s/></text:p>
          </table:table-cell>
          <table:table-cell office:value-type="string" table:style-name="ce1">
            <text:p>Cloud computing represents a new computing model that poses many demanding security</text:p>
            <text:p><text:s text:c="18"/>issues at all levels. The variety of delivery models presents different security challenges</text:p>
            <text:p><text:s text:c="18"/>depending on the model and the quality of service (QoS) requirements of ...</text:p>
          </table:table-cell>
          <table:table-cell office:value-type="string" table:style-name="ce1">
            <text:p>['Fatima-zahra Moutai', 'Sara Hsaini', 'Salma Azzouzi', 'My El Hassan Charaf']</text:p>
          </table:table-cell>
          <table:table-cell table:number-columns-repeated="16378"/>
        </table:table-row>
        <table:table-row table:style-name="ro1">
          <table:table-cell office:value-type="float" office:value="292" table:style-name="ce2">
            <text:p>292</text:p>
          </table:table-cell>
          <table:table-cell office:value-type="string" table:style-name="ce1">
            <text:p>Big Data Analytic Architecture for Water Resources Management: A Systematic Review</text:p>
          </table:table-cell>
          <table:table-cell office:value-type="string" table:style-name="ce1">
            <text:p>https://doi.org/10.1145/3399205.3399225</text:p>
          </table:table-cell>
          <table:table-cell office:value-type="string" table:style-name="ce1">
            <text:p>March 2020,<text:s/></text:p>
          </table:table-cell>
          <table:table-cell office:value-type="string" table:style-name="ce1">
            <text:p>The management of hydraulic resources and especially water resources has become a</text:p>
            <text:p><text:s text:c="18"/>major priority for decision-makers and planners at the international level. The advent</text:p>
            <text:p><text:s text:c="18"/>of new technologies such as big data analytics and IoT has led to exponential ...</text:p>
          </table:table-cell>
          <table:table-cell office:value-type="string" table:style-name="ce1">
            <text:p>['Jamal Elhassan', 'Moumen Aniss', 'Chao Jamal']</text:p>
          </table:table-cell>
          <table:table-cell table:number-columns-repeated="16378"/>
        </table:table-row>
        <table:table-row table:style-name="ro1">
          <table:table-cell office:value-type="float" office:value="293" table:style-name="ce2">
            <text:p>293</text:p>
          </table:table-cell>
          <table:table-cell office:value-type="string" table:style-name="ce1">
            <text:p>Face Detection Using Rotated Asymmetric Haar Features</text:p>
          </table:table-cell>
          <table:table-cell office:value-type="string" table:style-name="ce1">
            <text:p>https://doi.org/10.1145/3090354.3090439</text:p>
          </table:table-cell>
          <table:table-cell office:value-type="string" table:style-name="ce1">
            <text:p>March 2017,<text:s/></text:p>
          </table:table-cell>
          <table:table-cell office:value-type="string" table:style-name="ce1">
            <text:p>We have obtained encouraging results in our previous work which consists in feeding</text:p>
            <text:p><text:s text:c="18"/>the group of Haar-like features created by Viola and Jones by others rotated by any</text:p>
            <text:p><text:s text:c="18"/>angle. This motivated us to re-feed this group of features by others which are ...</text:p>
          </table:table-cell>
          <table:table-cell office:value-type="string" table:style-name="ce1">
            <text:p>['M. Oualla', 'A. Sadiq']</text:p>
          </table:table-cell>
          <table:table-cell table:number-columns-repeated="16378"/>
        </table:table-row>
        <table:table-row table:style-name="ro1">
          <table:table-cell office:value-type="float" office:value="294" table:style-name="ce2">
            <text:p>294</text:p>
          </table:table-cell>
          <table:table-cell office:value-type="string" table:style-name="ce1">
            <text:p>CASANET Energy Management System: a Wireless Sensors based solution for Heaters Control</text:p>
          </table:table-cell>
          <table:table-cell office:value-type="string" table:style-name="ce1">
            <text:p>https://doi.org/10.1145/3289100.3289124</text:p>
          </table:table-cell>
          <table:table-cell office:value-type="string" table:style-name="ce1">
            <text:p>October 2018,<text:s/></text:p>
          </table:table-cell>
          <table:table-cell office:value-type="string" table:style-name="ce1">
            <text:p>Energy Efficient Buildings (EEB) rely on Energy Management System (EMS) to optimize</text:p>
            <text:p><text:s text:c="18"/>energy consumption, and on Information and Communication Technologies (ICT) to implement</text:p>
            <text:p><text:s text:c="18"/>relevant energy policies. Data acquisition constitutes a major ICT component for ...</text:p>
          </table:table-cell>
          <table:table-cell office:value-type="string" table:style-name="ce1">
            <text:p>['Najem Naji', 'Mohamed Riduan Abid', 'Nissrine Krami', 'Driss Ben Haddou']</text:p>
          </table:table-cell>
          <table:table-cell table:number-columns-repeated="16378"/>
        </table:table-row>
        <table:table-row table:style-name="ro1">
          <table:table-cell office:value-type="float" office:value="295" table:style-name="ce2">
            <text:p>295</text:p>
          </table:table-cell>
          <table:table-cell office:value-type="string" table:style-name="ce1">
            <text:p>Machine Learning and Deep Learning in Remote Sensing and Urban Application: A Systematic Review and Meta-Analysis</text:p>
          </table:table-cell>
          <table:table-cell office:value-type="string" table:style-name="ce1">
            <text:p>https://doi.org/10.1145/3399205.3399224</text:p>
          </table:table-cell>
          <table:table-cell office:value-type="string" table:style-name="ce1">
            <text:p>March 2020,<text:s/></text:p>
          </table:table-cell>
          <table:table-cell office:value-type="string" table:style-name="ce1">
            <text:p>Machine learning (ML) and the latest deep learning (DL) algorithms have been widely</text:p>
            <text:p><text:s text:c="18"/>used lately in remotely sensed data analysis. Urban management has also made such</text:p>
            <text:p><text:s text:c="18"/>developments in artificial intelligence (AI) techniques, but not with the same degree</text:p>
            <text:p><text:s text:c="18"/>...</text:p>
          </table:table-cell>
          <table:table-cell office:value-type="string" table:style-name="ce1">
            <text:p>['Rissouni Youssef', 'Moumen Aniss', 'Chao Jamal']</text:p>
          </table:table-cell>
          <table:table-cell table:number-columns-repeated="16378"/>
        </table:table-row>
        <table:table-row table:style-name="ro1">
          <table:table-cell office:value-type="float" office:value="296" table:style-name="ce2">
            <text:p>296</text:p>
          </table:table-cell>
          <table:table-cell office:value-type="string" table:style-name="ce1">
            <text:p>Recommendation Semantic of Services In Smart City</text:p>
          </table:table-cell>
          <table:table-cell office:value-type="string" table:style-name="ce1">
            <text:p>https://doi.org/10.1145/3090354.3090407</text:p>
          </table:table-cell>
          <table:table-cell office:value-type="string" table:style-name="ce1">
            <text:p>March 2017,<text:s/></text:p>
          </table:table-cell>
          <table:table-cell office:value-type="string" table:style-name="ce1">
            <text:p>The interactions in the world of the web and the possibilities offered by information</text:p>
            <text:p><text:s text:c="18"/>and communication technologies are becoming increasingly unlimited and at the same</text:p>
            <text:p><text:s text:c="18"/>time produce large volumes of data. The management and classification of these data</text:p>
            <text:p><text:s text:c="18"/>...</text:p>
          </table:table-cell>
          <table:table-cell office:value-type="string" table:style-name="ce1">
            <text:p>['Chaymae Benfares', 'Younès El Bouzekri El Idrissi', 'Abdellah Abouabdellah']</text:p>
          </table:table-cell>
          <table:table-cell table:number-columns-repeated="16378"/>
        </table:table-row>
        <table:table-row table:style-name="ro1">
          <table:table-cell office:value-type="float" office:value="297" table:style-name="ce2">
            <text:p>297</text:p>
          </table:table-cell>
          <table:table-cell office:value-type="string" table:style-name="ce1">
            <text:p>Detecting Malicious Users in Social Network via Collaborative Filtering</text:p>
          </table:table-cell>
          <table:table-cell office:value-type="string" table:style-name="ce1">
            <text:p>https://doi.org/10.1145/3090354.3090399</text:p>
          </table:table-cell>
          <table:table-cell office:value-type="string" table:style-name="ce1">
            <text:p>March 2017,<text:s/></text:p>
          </table:table-cell>
          <table:table-cell office:value-type="string" table:style-name="ce1">
            <text:p>As social networking sites have risen in popularity, cyber-criminals started to exploit</text:p>
            <text:p><text:s text:c="18"/>these sites to spread malwares and to carry out scams. Previous works has extensively</text:p>
            <text:p><text:s text:c="18"/>studied the use of fake accounts that attackers set up to distribute spam ...</text:p>
          </table:table-cell>
          <table:table-cell office:value-type="string" table:style-name="ce1">
            <text:p>['Fatna Elmendili', 'Younes El Bouzekri El Idrissi', 'Habiba Chaoui']</text:p>
          </table:table-cell>
          <table:table-cell table:number-columns-repeated="16378"/>
        </table:table-row>
        <table:table-row table:style-name="ro1">
          <table:table-cell office:value-type="float" office:value="298" table:style-name="ce2">
            <text:p>298</text:p>
          </table:table-cell>
          <table:table-cell office:value-type="string" table:style-name="ce1">
            <text:p>Groundwater Forecasting using a Numerical Flow Model Coupled with Machine Learning</text:p>
            <text:p><text:s text:c="21"/>Model for Synthetic Time Series</text:p>
          </table:table-cell>
          <table:table-cell office:value-type="string" table:style-name="ce1">
            <text:p>https://doi.org/10.1145/3399205.3399230</text:p>
          </table:table-cell>
          <table:table-cell office:value-type="string" table:style-name="ce1">
            <text:p>March 2020,<text:s/></text:p>
          </table:table-cell>
          <table:table-cell office:value-type="string" table:style-name="ce1">
            <text:p>In this work, the processes that characterize the phenomena of flow in porous media</text:p>
            <text:p><text:s text:c="18"/>are studied. The necessary different aspects for the resolution of the groundwater</text:p>
            <text:p><text:s text:c="18"/>equation by the finite difference method using MODFLOW have been discussed to ...</text:p>
          </table:table-cell>
          <table:table-cell office:value-type="string" table:style-name="ce1">
            <text:p>['Lhoussaine El Mezouary', 'Bouabid El Mansouri', 'Mohammed El Bouhaddioui']</text:p>
          </table:table-cell>
          <table:table-cell table:number-columns-repeated="16378"/>
        </table:table-row>
        <table:table-row table:style-name="ro1">
          <table:table-cell office:value-type="float" office:value="299" table:style-name="ce2">
            <text:p>299</text:p>
          </table:table-cell>
          <table:table-cell office:value-type="string" table:style-name="ce1">
            <text:p>A Survey of Intrusion Detection Algorithm in VANET</text:p>
          </table:table-cell>
          <table:table-cell office:value-type="string" table:style-name="ce1">
            <text:p>https://doi.org/10.1145/3386723.3387830</text:p>
          </table:table-cell>
          <table:table-cell office:value-type="string" table:style-name="ce1">
            <text:p>March 2020,<text:s/></text:p>
          </table:table-cell>
          <table:table-cell office:value-type="string" table:style-name="ce1">
            <text:p>Wireless communication technologies have known a huge evolution and they have greatly</text:p>
            <text:p><text:s text:c="18"/>affected our daily lives. This enhancement has not only influenced the development</text:p>
            <text:p><text:s text:c="18"/>of mobile communication, but also the development of vehicular communication. VANET</text:p>
            <text:p><text:s text:c="18"/>...</text:p>
          </table:table-cell>
          <table:table-cell office:value-type="string" table:style-name="ce1">
            <text:p>['Boughanja Manale', 'Mazri Tomader']</text:p>
          </table:table-cell>
          <table:table-cell table:number-columns-repeated="16378"/>
        </table:table-row>
        <table:table-row table:style-name="ro1">
          <table:table-cell office:value-type="float" office:value="300" table:style-name="ce2">
            <text:p>300</text:p>
          </table:table-cell>
          <table:table-cell office:value-type="string" table:style-name="ce1">
            <text:p>An Algorithm for Digital Image Watermarking using 2-Level DWT, DCT and QR Decomposition</text:p>
            <text:p><text:s text:c="21"/>based on Optimal Blocks Selection</text:p>
          </table:table-cell>
          <table:table-cell office:value-type="string" table:style-name="ce1">
            <text:p>https://doi.org/10.1145/3386723.3387863</text:p>
          </table:table-cell>
          <table:table-cell office:value-type="string" table:style-name="ce1">
            <text:p>March 2020,<text:s/></text:p>
          </table:table-cell>
          <table:table-cell office:value-type="string" table:style-name="ce1">
            <text:p>Digital image Watermarking is a way to achieve information security. In this paper,</text:p>
            <text:p><text:s text:c="18"/>we present an algorithm for digital image watermarking based on 2-level Discrete Wavelet</text:p>
            <text:p><text:s text:c="18"/>Transform (DWT), Discrete Cosine Transform (DCT) and QR decomposition. The ...</text:p>
          </table:table-cell>
          <table:table-cell office:value-type="string" table:style-name="ce1">
            <text:p>['Mourad Zairi', 'Tarik Boujiha', 'Ouelli Abdelhaq']</text:p>
          </table:table-cell>
          <table:table-cell table:number-columns-repeated="16378"/>
        </table:table-row>
        <table:table-row table:number-rows-repeated="104827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5in" fo:margin-bottom="0.5in" fo:margin-left="0.75in" fo:margin-right="0.75in" style:table-centering="none" style:print="objects charts drawings"/>
      <style:header-style>
        <style:header-footer-properties fo:min-height="0.5in" fo:margin-left="0.75in" fo:margin-right="0.75in" fo:margin-bottom="0in"/>
      </style:header-style>
      <style:footer-style>
        <style:header-footer-properties fo:min-height="0.5in" fo:margin-left="0.75in" fo:margin-right="0.75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openpyxl</meta:initial-creator>
    <dc:creator>aya abbadi</dc:creator>
    <meta:creation-date>2021-05-21T23:27:26Z</meta:creation-date>
    <dc:date>2021-05-21T23:30:23Z</dc:date>
  </office:meta>
</office:document-meta>
</file>